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9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86.51mm" svg:height="155.93mm" svg:x="31.31mm" svg:y="43.83mm">
            <draw:object draw:notify-on-update-of-ranges="Sheet2.F5:Sheet2.F23 Sheet2.J5:Sheet2.J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<text:s/>L* = 116(Y/Yn)^1/3 - 16 , Y/Yn &gt; 0.008856L* = 903.3(Y/Yn), Y/Yn &lt;= 0.008856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/Yn</text:p>
          </table:table-cell>
          <table:table-cell office:value-type="string" calcext:value-type="string">
            <text:p>L</text:p>
          </table:table-cell>
          <table:table-cell table:style-name="ce2"/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G5]*32767" office:value-type="float" office:value="0" calcext:value-type="float">
            <text:p>0</text:p>
          </table:table-cell>
          <table:table-cell table:formula="of:=IF([.H5]&lt;8;[.H5]/902.3;(([.H5]+16)/116)^3)" office:value-type="float" office:value="0" calcext:value-type="float">
            <text:p>0</text:p>
          </table:table-cell>
          <table:table-cell table:formula="of:=[.J5]/[.K5]*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6]*32767" office:value-type="float" office:value="0.221655768591378" calcext:value-type="float">
            <text:p>0.221655768591378</text:p>
          </table:table-cell>
          <table:table-cell table:formula="of:=IF([.H6]&lt;8;[.H6]/902.3;(([.H6]+16)/116)^3)" office:value-type="float" office:value="0.0000067646036741654" calcext:value-type="float">
            <text:p>6.7646036741654E-06</text:p>
          </table:table-cell>
          <table:table-cell table:formula="of:=[.J6]/[.K6]*100" office:value-type="float" office:value="0.00610370189519944" calcext:value-type="float">
            <text:p>0.006103701895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7]*32767" office:value-type="float" office:value="0.443311537182755" calcext:value-type="float">
            <text:p>0.443311537182755</text:p>
          </table:table-cell>
          <table:table-cell table:formula="of:=IF([.H7]&lt;8;[.H7]/902.3;(([.H7]+16)/116)^3)" office:value-type="float" office:value="0.0000135292073483308" calcext:value-type="float">
            <text:p>1.35292073483308E-05</text:p>
          </table:table-cell>
          <table:table-cell table:formula="of:=[.J7]/[.K7]*100" office:value-type="float" office:value="0.0122074037903989" calcext:value-type="float">
            <text:p>0.012207403790399</text:p>
          </table:table-cell>
          <table:table-cell office:value-type="float" office:value="2" calcext:value-type="float">
            <text:p>2</text:p>
          </table:table-cell>
          <table:table-cell table:formula="of:=[.J6]*2" office:value-type="float" office:value="4" calcext:value-type="float">
            <text:p>4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8]*32767" office:value-type="float" office:value="0.88662307436551" calcext:value-type="float">
            <text:p>0.88662307436551</text:p>
          </table:table-cell>
          <table:table-cell table:formula="of:=IF([.H8]&lt;8;[.H8]/902.3;(([.H8]+16)/116)^3)" office:value-type="float" office:value="0.0000270584146966616" calcext:value-type="float">
            <text:p>2.70584146966616E-05</text:p>
          </table:table-cell>
          <table:table-cell table:formula="of:=[.J8]/[.K8]*100" office:value-type="float" office:value="0.0244148075807978" calcext:value-type="float">
            <text:p>0.024414807580798</text:p>
          </table:table-cell>
          <table:table-cell table:formula="of:=[.I7]*2" office:value-type="float" office:value="4" calcext:value-type="float">
            <text:p>4</text:p>
          </table:table-cell>
          <table:table-cell table:formula="of:=[.J7]*2" office:value-type="float" office:value="8" calcext:value-type="float">
            <text:p>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9]*32767" office:value-type="float" office:value="1.77324614873102" calcext:value-type="float">
            <text:p>1.77324614873102</text:p>
          </table:table-cell>
          <table:table-cell table:formula="of:=IF([.H9]&lt;8;[.H9]/902.3;(([.H9]+16)/116)^3)" office:value-type="float" office:value="0.0000541168293933232" calcext:value-type="float">
            <text:p>5.41168293933232E-05</text:p>
          </table:table-cell>
          <table:table-cell table:formula="of:=[.J9]/[.K9]*100" office:value-type="float" office:value="0.0488296151615955" calcext:value-type="float">
            <text:p>0.048829615161596</text:p>
          </table:table-cell>
          <table:table-cell table:formula="of:=[.I8]*2" office:value-type="float" office:value="8" calcext:value-type="float">
            <text:p>8</text:p>
          </table:table-cell>
          <table:table-cell table:formula="of:=[.J8]*2" office:value-type="float" office:value="16" calcext:value-type="float">
            <text:p>16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0]*32767" office:value-type="float" office:value="3.54649229746204" calcext:value-type="float">
            <text:p>3.54649229746204</text:p>
          </table:table-cell>
          <table:table-cell table:formula="of:=IF([.H10]&lt;8;[.H10]/902.3;(([.H10]+16)/116)^3)" office:value-type="float" office:value="0.000108233658786646" calcext:value-type="float">
            <text:p>0.000108233658787</text:p>
          </table:table-cell>
          <table:table-cell table:formula="of:=[.J10]/[.K10]*100" office:value-type="float" office:value="0.097659230323191" calcext:value-type="float">
            <text:p>0.097659230323191</text:p>
          </table:table-cell>
          <table:table-cell table:formula="of:=[.I9]*2" office:value-type="float" office:value="16" calcext:value-type="float">
            <text:p>16</text:p>
          </table:table-cell>
          <table:table-cell table:formula="of:=[.J9]*2" office:value-type="float" office:value="32" calcext:value-type="float">
            <text:p>32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1]*32767" office:value-type="float" office:value="7.09298459492408" calcext:value-type="float">
            <text:p>7.09298459492408</text:p>
          </table:table-cell>
          <table:table-cell table:formula="of:=IF([.H11]&lt;8;[.H11]/902.3;(([.H11]+16)/116)^3)" office:value-type="float" office:value="0.000216467317573293" calcext:value-type="float">
            <text:p>0.000216467317573</text:p>
          </table:table-cell>
          <table:table-cell table:formula="of:=[.J11]/[.K11]*100" office:value-type="float" office:value="0.195318460646382" calcext:value-type="float">
            <text:p>0.195318460646382</text:p>
          </table:table-cell>
          <table:table-cell table:formula="of:=[.I10]*2" office:value-type="float" office:value="32" calcext:value-type="float">
            <text:p>32</text:p>
          </table:table-cell>
          <table:table-cell table:formula="of:=[.J10]*2" office:value-type="float" office:value="64" calcext:value-type="float">
            <text:p>64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2]*32767" office:value-type="float" office:value="14.1859691898482" calcext:value-type="float">
            <text:p>14.1859691898482</text:p>
          </table:table-cell>
          <table:table-cell table:formula="of:=IF([.H12]&lt;8;[.H12]/902.3;(([.H12]+16)/116)^3)" office:value-type="float" office:value="0.000432934635146586" calcext:value-type="float">
            <text:p>0.000432934635147</text:p>
          </table:table-cell>
          <table:table-cell table:formula="of:=[.J12]/[.K12]*100" office:value-type="float" office:value="0.390636921292764" calcext:value-type="float">
            <text:p>0.390636921292764</text:p>
          </table:table-cell>
          <table:table-cell table:formula="of:=[.I11]*2" office:value-type="float" office:value="64" calcext:value-type="float">
            <text:p>64</text:p>
          </table:table-cell>
          <table:table-cell table:formula="of:=[.J11]*2" office:value-type="float" office:value="128" calcext:value-type="float">
            <text:p>12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3]*32767" office:value-type="float" office:value="28.3719383796963" calcext:value-type="float">
            <text:p>28.3719383796963</text:p>
          </table:table-cell>
          <table:table-cell table:formula="of:=IF([.H13]&lt;8;[.H13]/902.3;(([.H13]+16)/116)^3)" office:value-type="float" office:value="0.000865869270293171" calcext:value-type="float">
            <text:p>0.000865869270293</text:p>
          </table:table-cell>
          <table:table-cell table:formula="of:=[.J13]/[.K13]*100" office:value-type="float" office:value="0.781273842585528" calcext:value-type="float">
            <text:p>0.781273842585528</text:p>
          </table:table-cell>
          <table:table-cell table:formula="of:=[.I12]*2" office:value-type="float" office:value="128" calcext:value-type="float">
            <text:p>128</text:p>
          </table:table-cell>
          <table:table-cell table:formula="of:=[.J12]*2" office:value-type="float" office:value="256" calcext:value-type="float">
            <text:p>256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4]*32767" office:value-type="float" office:value="56.7438767593927" calcext:value-type="float">
            <text:p>56.7438767593927</text:p>
          </table:table-cell>
          <table:table-cell table:formula="of:=IF([.H14]&lt;8;[.H14]/902.3;(([.H14]+16)/116)^3)" office:value-type="float" office:value="0.00173173854058634" calcext:value-type="float">
            <text:p>0.001731738540586</text:p>
          </table:table-cell>
          <table:table-cell table:formula="of:=[.J14]/[.K14]*100" office:value-type="float" office:value="1.56254768517106" calcext:value-type="float">
            <text:p>1.56254768517106</text:p>
          </table:table-cell>
          <table:table-cell table:formula="of:=[.I13]*2" office:value-type="float" office:value="256" calcext:value-type="float">
            <text:p>256</text:p>
          </table:table-cell>
          <table:table-cell table:formula="of:=[.J13]*2" office:value-type="float" office:value="512" calcext:value-type="float">
            <text:p>512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5]*32767" office:value-type="float" office:value="113.487753518785" calcext:value-type="float">
            <text:p>113.487753518785</text:p>
          </table:table-cell>
          <table:table-cell table:formula="of:=IF([.H15]&lt;8;[.H15]/902.3;(([.H15]+16)/116)^3)" office:value-type="float" office:value="0.00346347708117268" calcext:value-type="float">
            <text:p>0.003463477081173</text:p>
          </table:table-cell>
          <table:table-cell table:formula="of:=[.J15]/[.K15]*100" office:value-type="float" office:value="3.12509537034211" calcext:value-type="float">
            <text:p>3.12509537034211</text:p>
          </table:table-cell>
          <table:table-cell table:formula="of:=[.I14]*2" office:value-type="float" office:value="512" calcext:value-type="float">
            <text:p>512</text:p>
          </table:table-cell>
          <table:table-cell table:formula="of:=[.J14]*2" office:value-type="float" office:value="1024" calcext:value-type="float">
            <text:p>1024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6]*32767" office:value-type="float" office:value="226.975507037571" calcext:value-type="float">
            <text:p>226.975507037571</text:p>
          </table:table-cell>
          <table:table-cell table:formula="of:=IF([.H16]&lt;8;[.H16]/902.3;(([.H16]+16)/116)^3)" office:value-type="float" office:value="0.00692695416234537" calcext:value-type="float">
            <text:p>0.006926954162345</text:p>
          </table:table-cell>
          <table:table-cell table:formula="of:=[.J16]/[.K16]*100" office:value-type="float" office:value="6.25019074068423" calcext:value-type="float">
            <text:p>6.25019074068423</text:p>
          </table:table-cell>
          <table:table-cell table:formula="of:=[.I15]*2" office:value-type="float" office:value="1024" calcext:value-type="float">
            <text:p>1024</text:p>
          </table:table-cell>
          <table:table-cell table:formula="of:=[.J15]*2" office:value-type="float" office:value="2048" calcext:value-type="float">
            <text:p>204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7]*32767" office:value-type="float" office:value="485.975900161004" calcext:value-type="float">
            <text:p>485.975900161004</text:p>
          </table:table-cell>
          <table:table-cell table:formula="of:=IF([.H17]&lt;8;[.H17]/902.3;(([.H17]+16)/116)^3)" office:value-type="float" office:value="0.0148312601141699" calcext:value-type="float">
            <text:p>0.01483126011417</text:p>
          </table:table-cell>
          <table:table-cell table:formula="of:=[.J17]/[.K17]*100" office:value-type="float" office:value="12.5003814813685" calcext:value-type="float">
            <text:p>12.5003814813685</text:p>
          </table:table-cell>
          <table:table-cell table:formula="of:=[.I16]*2" office:value-type="float" office:value="2048" calcext:value-type="float">
            <text:p>2048</text:p>
          </table:table-cell>
          <table:table-cell table:formula="of:=[.J16]*2" office:value-type="float" office:value="4096" calcext:value-type="float">
            <text:p>4096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8]*32767" office:value-type="float" office:value="1446.90003968626" calcext:value-type="float">
            <text:p>1446.90003968626</text:p>
          </table:table-cell>
          <table:table-cell table:formula="of:=IF([.H18]&lt;8;[.H18]/902.3;(([.H18]+16)/116)^3)" office:value-type="float" office:value="0.0441572325719858" calcext:value-type="float">
            <text:p>0.044157232571986</text:p>
          </table:table-cell>
          <table:table-cell table:formula="of:=[.J18]/[.K18]*100" office:value-type="float" office:value="25.0007629627369" calcext:value-type="float">
            <text:p>25.0007629627369</text:p>
          </table:table-cell>
          <table:table-cell table:formula="of:=[.I17]*2" office:value-type="float" office:value="4096" calcext:value-type="float">
            <text:p>4096</text:p>
          </table:table-cell>
          <table:table-cell table:formula="of:=[.J17]*2" office:value-type="float" office:value="8192" calcext:value-type="float">
            <text:p>8192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19]*32767" office:value-type="float" office:value="6035.65826749942" calcext:value-type="float">
            <text:p>6035.65826749942</text:p>
          </table:table-cell>
          <table:table-cell table:formula="of:=IF([.H19]&lt;8;[.H19]/902.3;(([.H19]+16)/116)^3)" office:value-type="float" office:value="0.184199294030562" calcext:value-type="float">
            <text:p>0.184199294030562</text:p>
          </table:table-cell>
          <table:table-cell table:formula="of:=[.J19]/[.K19]*100" office:value-type="float" office:value="50.0015259254738" calcext:value-type="float">
            <text:p>50.0015259254738</text:p>
          </table:table-cell>
          <table:table-cell table:formula="of:=[.I18]*2" office:value-type="float" office:value="8192" calcext:value-type="float">
            <text:p>8192</text:p>
          </table:table-cell>
          <table:table-cell table:formula="of:=[.J18]*2" office:value-type="float" office:value="16384" calcext:value-type="float">
            <text:p>16384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20]*32767" office:value-type="float" office:value="10155.5474812703" calcext:value-type="float">
            <text:p>10155.5474812703</text:p>
          </table:table-cell>
          <table:table-cell table:formula="of:=IF([.H20]&lt;8;[.H20]/902.3;(([.H20]+16)/116)^3)" office:value-type="float" office:value="0.309932172041087" calcext:value-type="float">
            <text:p>0.309932172041087</text:p>
          </table:table-cell>
          <table:table-cell table:formula="of:=[.J20]/[.K20]*100" office:value-type="float" office:value="62.5019074068423" calcext:value-type="float">
            <text:p>62.5019074068423</text:p>
          </table:table-cell>
          <table:table-cell table:formula="of:=[.I19]*2" office:value-type="float" office:value="16384" calcext:value-type="float">
            <text:p>16384</text:p>
          </table:table-cell>
          <table:table-cell table:formula="of:=[.J19]+4096" office:value-type="float" office:value="20480" calcext:value-type="float">
            <text:p>20480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21]*32767" office:value-type="float" office:value="15820.480178606" calcext:value-type="float">
            <text:p>15820.480178606</text:p>
          </table:table-cell>
          <table:table-cell table:formula="of:=IF([.H21]&lt;8;[.H21]/902.3;(([.H21]+16)/116)^3)" office:value-type="float" office:value="0.482817474245613" calcext:value-type="float">
            <text:p>0.482817474245613</text:p>
          </table:table-cell>
          <table:table-cell table:formula="of:=[.J21]/[.K21]*100" office:value-type="float" office:value="75.0022888882107" calcext:value-type="float">
            <text:p>75.0022888882107</text:p>
          </table:table-cell>
          <table:table-cell table:formula="of:=[.I20]*2" office:value-type="float" office:value="32768" calcext:value-type="float">
            <text:p>32768</text:p>
          </table:table-cell>
          <table:table-cell table:formula="of:=[.J20]+4096" office:value-type="float" office:value="24576" calcext:value-type="float">
            <text:p>24576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22]*32767" office:value-type="float" office:value="23276.483922248" calcext:value-type="float">
            <text:p>23276.483922248</text:p>
          </table:table-cell>
          <table:table-cell table:formula="of:=IF([.H22]&lt;8;[.H22]/902.3;(([.H22]+16)/116)^3)" office:value-type="float" office:value="0.710363595149022" calcext:value-type="float">
            <text:p>0.710363595149022</text:p>
          </table:table-cell>
          <table:table-cell table:formula="of:=[.J22]/[.K22]*100" office:value-type="float" office:value="87.5026703695792" calcext:value-type="float">
            <text:p>87.5026703695792</text:p>
          </table:table-cell>
          <table:table-cell table:formula="of:=[.I21]*2" office:value-type="float" office:value="65536" calcext:value-type="float">
            <text:p>65536</text:p>
          </table:table-cell>
          <table:table-cell table:formula="of:=[.J21]+4096" office:value-type="float" office:value="28672" calcext:value-type="float">
            <text:p>28672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number-columns-repeated="5"/>
          <table:table-cell table:formula="of:=[.G23]*32767" office:value-type="float" office:value="32767" calcext:value-type="float">
            <text:p>32767</text:p>
          </table:table-cell>
          <table:table-cell table:formula="of:=IF([.H23]&lt;8;[.H23]/902.3;(([.H23]+16)/116)^3)" office:value-type="float" office:value="1" calcext:value-type="float">
            <text:p>1</text:p>
          </table:table-cell>
          <table:table-cell table:formula="of:=[.J23]/[.K23]*100" office:value-type="float" office:value="100" calcext:value-type="float">
            <text:p>100</text:p>
          </table:table-cell>
          <table:table-cell/>
          <table:table-cell table:number-columns-repeated="2" office:value-type="float" office:value="32767" calcext:value-type="float">
            <text:p>32767</text:p>
          </table:table-cell>
        </table:table-row>
        <table:table-row table:style-name="ro1">
          <table:table-cell table:number-columns-repeated="6"/>
          <table:table-cell table:formula="of:=IF([.H24]&lt;8;[.H24]/902.3;(([.H24]+16)/116)^3)" office:value-type="float" office:value="3.72636089778179" calcext:value-type="float">
            <text:p>3.72636089778179</text:p>
          </table:table-cell>
          <table:table-cell table:formula="of:=[.I24]/100" office:value-type="float" office:value="163.84" calcext:value-type="float">
            <text:p>163.84</text:p>
          </table:table-cell>
          <table:table-cell table:formula="of:=[.I19]*2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25]&lt;8;[.H25]/902.3;(([.H25]+16)/116)^3)" office:value-type="float" office:value="26.0069133907909" calcext:value-type="float">
            <text:p>26.0069133907909</text:p>
          </table:table-cell>
          <table:table-cell table:formula="of:=[.I25]/100" office:value-type="float" office:value="327.68" calcext:value-type="float">
            <text:p>327.68</text:p>
          </table:table-cell>
          <table:table-cell table:formula="of:=[.I24]*2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26]&lt;8;[.H26]/902.3;(([.H26]+16)/116)^3)" office:value-type="float" office:value="193.861879466317" calcext:value-type="float">
            <text:p>193.861879466317</text:p>
          </table:table-cell>
          <table:table-cell table:formula="of:=[.I26]/100" office:value-type="float" office:value="655.36" calcext:value-type="float">
            <text:p>655.36</text:p>
          </table:table-cell>
          <table:table-cell table:formula="of:=[.I25]*2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27]&lt;8;[.H27]/902.3;(([.H27]+16)/116)^3)" office:value-type="float" office:value="1496.11115329173" calcext:value-type="float">
            <text:p>1496.11115329173</text:p>
          </table:table-cell>
          <table:table-cell table:formula="of:=[.I27]/100" office:value-type="float" office:value="1310.72" calcext:value-type="float">
            <text:p>1310.72</text:p>
          </table:table-cell>
          <table:table-cell table:formula="of:=[.I26]*2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28]&lt;8;[.H28]/902.3;(([.H28]+16)/116)^3)" office:value-type="float" office:value="11753.6782461707" calcext:value-type="float">
            <text:p>11753.6782461707</text:p>
          </table:table-cell>
          <table:table-cell table:formula="of:=[.I28]/100" office:value-type="float" office:value="2621.44" calcext:value-type="float">
            <text:p>2621.44</text:p>
          </table:table-cell>
          <table:table-cell table:formula="of:=[.I27]*2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29]&lt;8;[.H29]/902.3;(([.H29]+16)/116)^3)" office:value-type="float" office:value="93176.3760410861" calcext:value-type="float">
            <text:p>93176.3760410861</text:p>
          </table:table-cell>
          <table:table-cell table:formula="of:=[.I29]/100" office:value-type="float" office:value="5242.88" calcext:value-type="float">
            <text:p>5242.88</text:p>
          </table:table-cell>
          <table:table-cell table:formula="of:=[.I28]*2" office:value-type="float" office:value="524288" calcext:value-type="float">
            <text:p>52428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0]&lt;8;[.H30]/902.3;(([.H30]+16)/116)^3)" office:value-type="float" office:value="742014.341493509" calcext:value-type="float">
            <text:p>742014.341493509</text:p>
          </table:table-cell>
          <table:table-cell table:formula="of:=[.I30]/100" office:value-type="float" office:value="10485.76" calcext:value-type="float">
            <text:p>10485.76</text:p>
          </table:table-cell>
          <table:table-cell table:formula="of:=[.I29]*2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1]&lt;8;[.H31]/902.3;(([.H31]+16)/116)^3)" office:value-type="float" office:value="5922559.07525642" calcext:value-type="float">
            <text:p>5922559.07525642</text:p>
          </table:table-cell>
          <table:table-cell table:formula="of:=[.I31]/100" office:value-type="float" office:value="20971.52" calcext:value-type="float">
            <text:p>20971.52</text:p>
          </table:table-cell>
          <table:table-cell table:formula="of:=[.I30]*2"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2]&lt;8;[.H32]/902.3;(([.H32]+16)/116)^3)" office:value-type="float" office:value="47326311.941476" calcext:value-type="float">
            <text:p>47326311.941476</text:p>
          </table:table-cell>
          <table:table-cell table:formula="of:=[.I32]/100" office:value-type="float" office:value="41943.04" calcext:value-type="float">
            <text:p>41943.04</text:p>
          </table:table-cell>
          <table:table-cell table:formula="of:=[.I31]*2"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3]&lt;8;[.H33]/902.3;(([.H33]+16)/116)^3)" office:value-type="float" office:value="378393976.766783" calcext:value-type="float">
            <text:p>378393976.766783</text:p>
          </table:table-cell>
          <table:table-cell table:formula="of:=[.I33]/100" office:value-type="float" office:value="83886.08" calcext:value-type="float">
            <text:p>83886.08</text:p>
          </table:table-cell>
          <table:table-cell table:formula="of:=[.I32]*2" office:value-type="float" office:value="8388608" calcext:value-type="float">
            <text:p>838860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4]&lt;8;[.H34]/902.3;(([.H34]+16)/116)^3)" office:value-type="float" office:value="3026285986.7736" calcext:value-type="float">
            <text:p>3026285986.7736</text:p>
          </table:table-cell>
          <table:table-cell table:formula="of:=[.I34]/100" office:value-type="float" office:value="167772.16" calcext:value-type="float">
            <text:p>167772.16</text:p>
          </table:table-cell>
          <table:table-cell table:formula="of:=[.I33]*2"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H35]&lt;8;[.H35]/902.3;(([.H35]+16)/116)^3)" office:value-type="float" office:value="24206825080.09" calcext:value-type="float">
            <text:p>24206825080.09</text:p>
          </table:table-cell>
          <table:table-cell table:formula="of:=[.I35]/100" office:value-type="float" office:value="335544.32" calcext:value-type="float">
            <text:p>335544.32</text:p>
          </table:table-cell>
          <table:table-cell table:formula="of:=[.I34]*2" office:value-type="float" office:value="33554432" calcext:value-type="float">
            <text:p>33554432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87.52mm" svg:height="341.86mm" svg:x="226.88mm" svg:y="261.1mm">
            <draw:object draw:notify-on-update-of-ranges="Sheet3.D1:Sheet3.D1 Sheet3.D2:Sheet3.D1002 Sheet3.F1:Sheet3.F1 Sheet3.F2:Sheet3.F1002 Sheet3.D1:Sheet3.D1 Sheet3.D2:Sheet3.D1002 Sheet3.E1:Sheet3.E1 Sheet3.E2:Sheet3.E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61.43mm" svg:y="88.38mm">
            <draw:object draw:notify-on-update-of-ranges="Sheet3.T1:Sheet3.T1 Sheet3.T2:Sheet3.T15 Sheet3.U1:Sheet3.U1 Sheet3.U2:Sheet3.U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lt</text:p>
          </table:table-cell>
          <table:table-cell table:number-columns-repeated="5"/>
          <table:table-cell office:value-type="string" calcext:value-type="string">
            <text:p>L = x</text:p>
          </table:table-cell>
          <table:table-cell office:value-type="string" calcext:value-type="string">
            <text:p>Y = 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string" calcext:value-type="string">
            <text:p>pw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2]/903.3" office:value-type="float" office:value="0" calcext:value-type="float">
            <text:p>0</text:p>
          </table:table-cell>
          <table:table-cell table:number-columns-repeated="2"/>
          <table:table-cell table:formula="of:=[.D2]/903.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L2]/903.3" office:value-type="float" office:value="0" calcext:value-type="float">
            <text:p>0</text:p>
          </table:table-cell>
          <table:table-cell table:formula="of:=1/903.3" office:value-type="float" office:value="0.00110705192073508" calcext:value-type="float">
            <text:p>0.0011070519207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2]*[.L2]+[.O2]" office:value-type="float" office:value="0" calcext:value-type="float">
            <text:p>0</text:p>
          </table:table-cell>
          <table:table-cell table:number-columns-repeated="2"/>
          <table:table-cell table:formula="of:=[.L2]*32767/100" office:value-type="float" office:value="0" calcext:value-type="float">
            <text:p>0</text:p>
          </table:table-cell>
          <table:table-cell table:formula="of:=[.T2]*[.X2]+[.Y2]" office:value-type="float" office:value="0" calcext:value-type="float">
            <text:p>0</text:p>
          </table:table-cell>
          <table:table-cell table:number-columns-repeated="2"/>
          <table:table-cell table:formula="of:=[.N2]*100" office:value-type="float" office:value="0.110705192073508" calcext:value-type="float">
            <text:p>0.110705192073508</text:p>
          </table:table-cell>
          <table:table-cell table:formula="of:=[.O2]*32767" office:value-type="float" office:value="0" calcext:value-type="float">
            <text:p>0</text:p>
          </table:table-cell>
          <table:table-cell table:formula="of:=1/9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]+0.1" office:value-type="float" office:value="0.1" calcext:value-type="float">
            <text:p>0.1</text:p>
          </table:table-cell>
          <table:table-cell table:formula="of:=[.D3]/903.3" office:value-type="float" office:value="0.000110705192073508" calcext:value-type="float">
            <text:p>0.000110705192074</text:p>
          </table:table-cell>
          <table:table-cell table:number-columns-repeated="2"/>
          <table:table-cell table:formula="of:=[.D3]/903.3" office:value-type="float" office:value="0.000110705192073508" calcext:value-type="float">
            <text:p>0.000110705192074</text:p>
          </table:table-cell>
          <table:table-cell table:number-columns-repeated="3"/>
          <table:table-cell table:formula="of:=[.L2]+0.1" office:value-type="float" office:value="0.1" calcext:value-type="float">
            <text:p>0.1</text:p>
          </table:table-cell>
          <table:table-cell table:formula="of:=[.L3]/903.3" office:value-type="float" office:value="0.000110705192073508" calcext:value-type="float">
            <text:p>0.000110705192074</text:p>
          </table:table-cell>
          <table:table-cell table:formula="of:=1/903.3" office:value-type="float" office:value="0.00110705192073508" calcext:value-type="float">
            <text:p>0.0011070519207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3]*[.L3]+[.O3]" office:value-type="float" office:value="0.000110705192073508" calcext:value-type="float">
            <text:p>0.000110705192074</text:p>
          </table:table-cell>
          <table:table-cell table:number-columns-repeated="2"/>
          <table:table-cell table:formula="of:=[.L3]*32767/100" office:value-type="float" office:value="32.767" calcext:value-type="float">
            <text:p>32.767</text:p>
          </table:table-cell>
          <table:table-cell table:formula="of:=[.T3]*[.X3]+[.Y3]" office:value-type="float" office:value="3.62747702867264" calcext:value-type="float">
            <text:p>3.62747702867264</text:p>
          </table:table-cell>
          <table:table-cell table:number-columns-repeated="2"/>
          <table:table-cell table:formula="of:=[.N3]*100" office:value-type="float" office:value="0.110705192073508" calcext:value-type="float">
            <text:p>0.110705192073508</text:p>
          </table:table-cell>
          <table:table-cell table:formula="of:=[.O3]*32767" office:value-type="float" office:value="0" calcext:value-type="float">
            <text:p>0</text:p>
          </table:table-cell>
          <table:table-cell table:formula="of:=1/9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]+0.1" office:value-type="float" office:value="0.2" calcext:value-type="float">
            <text:p>0.2</text:p>
          </table:table-cell>
          <table:table-cell table:formula="of:=[.D4]/903.3" office:value-type="float" office:value="0.000221410384147016" calcext:value-type="float">
            <text:p>0.000221410384147</text:p>
          </table:table-cell>
          <table:table-cell table:number-columns-repeated="2"/>
          <table:table-cell table:formula="of:=[.D4]/903.3" office:value-type="float" office:value="0.000221410384147016" calcext:value-type="float">
            <text:p>0.00022141038414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L4]/903.3" office:value-type="float" office:value="0.00885641536588066" calcext:value-type="float">
            <text:p>0.008856415365881</text:p>
          </table:table-cell>
          <table:table-cell table:formula="of:=1/903.3" office:value-type="float" office:value="0.00110705192073508" calcext:value-type="float">
            <text:p>0.0011070519207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4]*[.L4]+[.O4]" office:value-type="float" office:value="0.00885641536588066" calcext:value-type="float">
            <text:p>0.008856415365881</text:p>
          </table:table-cell>
          <table:table-cell table:number-columns-repeated="2"/>
          <table:table-cell table:formula="of:=[.L4]*32767/100" office:value-type="float" office:value="2621.36" calcext:value-type="float">
            <text:p>2621.36</text:p>
          </table:table-cell>
          <table:table-cell table:formula="of:=[.T4]*[.X4]+[.Y4]" office:value-type="float" office:value="290.198162293812" calcext:value-type="float">
            <text:p>290.198162293812</text:p>
          </table:table-cell>
          <table:table-cell table:number-columns-repeated="2"/>
          <table:table-cell table:formula="of:=[.N4]*100" office:value-type="float" office:value="0.110705192073508" calcext:value-type="float">
            <text:p>0.110705192073508</text:p>
          </table:table-cell>
          <table:table-cell table:formula="of:=[.O4]*32767" office:value-type="float" office:value="0" calcext:value-type="float">
            <text:p>0</text:p>
          </table:table-cell>
          <table:table-cell table:formula="of:=1/9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4]+0.1" office:value-type="float" office:value="0.3" calcext:value-type="float">
            <text:p>0.3</text:p>
          </table:table-cell>
          <table:table-cell table:formula="of:=[.D5]/903.3" office:value-type="float" office:value="0.000332115576220525" calcext:value-type="float">
            <text:p>0.000332115576221</text:p>
          </table:table-cell>
          <table:table-cell table:number-columns-repeated="2"/>
          <table:table-cell table:formula="of:=[.D5]/903.3" office:value-type="float" office:value="0.000332115576220525" calcext:value-type="float">
            <text:p>0.0003321155762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([.L5]+16)/116)^3" office:value-type="float" office:value="0.00885645167903563" calcext:value-type="float">
            <text:p>0.008856451679036</text:p>
          </table:table-cell>
          <table:table-cell table:formula="of:=1/903.3" office:value-type="float" office:value="0.00110705192073508" calcext:value-type="float">
            <text:p>0.0011070519207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5]*[.L5]+[.O5]" office:value-type="float" office:value="0.00885641536588066" calcext:value-type="float">
            <text:p>0.008856415365881</text:p>
          </table:table-cell>
          <table:table-cell table:number-columns-repeated="2"/>
          <table:table-cell table:formula="of:=[.L5]*32767/100" office:value-type="float" office:value="2621.36" calcext:value-type="float">
            <text:p>2621.36</text:p>
          </table:table-cell>
          <table:table-cell table:formula="of:=[.T5]*[.X5]+[.Y5]" office:value-type="float" office:value="290.198162293812" calcext:value-type="float">
            <text:p>290.198162293812</text:p>
          </table:table-cell>
          <table:table-cell table:number-columns-repeated="2"/>
          <table:table-cell table:formula="of:=[.N5]*100" office:value-type="float" office:value="0.110705192073508" calcext:value-type="float">
            <text:p>0.110705192073508</text:p>
          </table:table-cell>
          <table:table-cell table:formula="of:=[.O5]*32767" office:value-type="float" office:value="0" calcext:value-type="float">
            <text:p>0</text:p>
          </table:table-cell>
          <table:table-cell table:formula="of:=1/9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]+0.1" office:value-type="float" office:value="0.4" calcext:value-type="float">
            <text:p>0.4</text:p>
          </table:table-cell>
          <table:table-cell table:formula="of:=[.D6]/903.3" office:value-type="float" office:value="0.000442820768294033" calcext:value-type="float">
            <text:p>0.000442820768294</text:p>
          </table:table-cell>
          <table:table-cell table:number-columns-repeated="2"/>
          <table:table-cell table:formula="of:=[.D6]/903.3" office:value-type="float" office:value="0.000442820768294033" calcext:value-type="float">
            <text:p>0.00044282076829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([.L6]+16)/116)^3" office:value-type="float" office:value="0.020993070646603" calcext:value-type="float">
            <text:p>0.020993070646603</text:p>
          </table:table-cell>
          <table:table-cell table:formula="of:=([.M6]-[.M5])/([.L6]-[.L5])" office:value-type="float" office:value="0.00151707737094592" calcext:value-type="float">
            <text:p>0.001517077370946</text:p>
          </table:table-cell>
          <table:table-cell table:formula="of:=[.M6]-[.N6]*[.L6]" office:value-type="float" office:value="-0.00328016728853171" calcext:value-type="float">
            <text:p>-0.003280167288532</text:p>
          </table:table-cell>
          <table:table-cell/>
          <table:table-cell table:formula="of:=[.N6]*[.L6]+[.O6]" office:value-type="float" office:value="0.020993070646603" calcext:value-type="float">
            <text:p>0.020993070646603</text:p>
          </table:table-cell>
          <table:table-cell table:number-columns-repeated="2"/>
          <table:table-cell table:formula="of:=[.L6]*32767/100" office:value-type="float" office:value="5242.72" calcext:value-type="float">
            <text:p>5242.72</text:p>
          </table:table-cell>
          <table:table-cell table:formula="of:=[.T6]*[.X6]+[.Y6]" office:value-type="float" office:value="687.87994587724" calcext:value-type="float">
            <text:p>687.87994587724</text:p>
          </table:table-cell>
          <table:table-cell table:number-columns-repeated="2"/>
          <table:table-cell table:formula="of:=[.N6]*100" office:value-type="float" office:value="0.151707737094592" calcext:value-type="float">
            <text:p>0.151707737094592</text:p>
          </table:table-cell>
          <table:table-cell table:formula="of:=[.O6]*32767" office:value-type="float" office:value="-107.481241543319" calcext:value-type="float">
            <text:p>-107.481241543319</text:p>
          </table:table-cell>
          <table:table-cell table:formula="of:=[.AA6]/[.AB6]" office:value-type="float" office:value="0.15" calcext:value-type="float">
            <text:p>0.15</text:p>
          </table:table-cell>
          <table:table-cell table:formula="of:=15/5" office:value-type="float" office:value="3" calcext:value-type="float">
            <text:p>3</text:p>
          </table:table-cell>
          <table:table-cell table:formula="of:=100/5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[.D6]+0.1" office:value-type="float" office:value="0.5" calcext:value-type="float">
            <text:p>0.5</text:p>
          </table:table-cell>
          <table:table-cell table:formula="of:=[.D7]/903.3" office:value-type="float" office:value="0.000553525960367541" calcext:value-type="float">
            <text:p>0.000553525960368</text:p>
          </table:table-cell>
          <table:table-cell table:number-columns-repeated="2"/>
          <table:table-cell table:formula="of:=[.D7]/903.3" office:value-type="float" office:value="0.000553525960367541" calcext:value-type="float">
            <text:p>0.00055352596036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([.L7]+16)/116)^3" office:value-type="float" office:value="0.0410020911066464" calcext:value-type="float">
            <text:p>0.041002091106647</text:p>
          </table:table-cell>
          <table:table-cell table:formula="of:=([.M7]-[.M6])/([.L7]-[.L6])" office:value-type="float" office:value="0.00250112755750543" calcext:value-type="float">
            <text:p>0.002501127557505</text:p>
          </table:table-cell>
          <table:table-cell table:formula="of:=[.M7]-[.N7]*[.L7]" office:value-type="float" office:value="-0.019024970273484" calcext:value-type="float">
            <text:p>-0.019024970273484</text:p>
          </table:table-cell>
          <table:table-cell/>
          <table:table-cell table:formula="of:=[.N7]*[.L7]+[.O7]" office:value-type="float" office:value="0.0410020911066464" calcext:value-type="float">
            <text:p>0.041002091106647</text:p>
          </table:table-cell>
          <table:table-cell table:number-columns-repeated="2"/>
          <table:table-cell table:formula="of:=[.L7]*32767/100" office:value-type="float" office:value="7864.08" calcext:value-type="float">
            <text:p>7864.08</text:p>
          </table:table-cell>
          <table:table-cell table:formula="of:=[.T7]*[.X7]+[.Y7]" office:value-type="float" office:value="1343.51551929148" calcext:value-type="float">
            <text:p>1343.51551929148</text:p>
          </table:table-cell>
          <table:table-cell table:number-columns-repeated="2"/>
          <table:table-cell table:formula="of:=[.N7]*100" office:value-type="float" office:value="0.250112755750543" calcext:value-type="float">
            <text:p>0.250112755750543</text:p>
          </table:table-cell>
          <table:table-cell table:formula="of:=[.O7]*32767" office:value-type="float" office:value="-623.391200951249" calcext:value-type="float">
            <text:p>-623.391200951249</text:p>
          </table:table-cell>
          <table:table-cell table:formula="of:=[.AA7]/[.AB7]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]+0.1" office:value-type="float" office:value="0.6" calcext:value-type="float">
            <text:p>0.6</text:p>
          </table:table-cell>
          <table:table-cell table:formula="of:=[.D8]/903.3" office:value-type="float" office:value="0.00066423115244105" calcext:value-type="float">
            <text:p>0.000664231152441</text:p>
          </table:table-cell>
          <table:table-cell table:number-columns-repeated="2"/>
          <table:table-cell table:formula="of:=[.D8]/903.3" office:value-type="float" office:value="0.00066423115244105" calcext:value-type="float">
            <text:p>0.00066423115244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([.L8]+16)/116)^3" office:value-type="float" office:value="0.070851613432285" calcext:value-type="float">
            <text:p>0.070851613432285</text:p>
          </table:table-cell>
          <table:table-cell table:formula="of:=([.M8]-[.M7])/([.L8]-[.L7])" office:value-type="float" office:value="0.00373119029070483" calcext:value-type="float">
            <text:p>0.003731190290705</text:p>
          </table:table-cell>
          <table:table-cell table:formula="of:=[.M8]-[.N8]*[.L8]" office:value-type="float" office:value="-0.0485464758702694" calcext:value-type="float">
            <text:p>-0.048546475870269</text:p>
          </table:table-cell>
          <table:table-cell/>
          <table:table-cell table:formula="of:=[.N8]*[.L8]+[.O8]" office:value-type="float" office:value="0.070851613432285" calcext:value-type="float">
            <text:p>0.070851613432285</text:p>
          </table:table-cell>
          <table:table-cell table:number-columns-repeated="2"/>
          <table:table-cell table:formula="of:=[.L8]*32767/100" office:value-type="float" office:value="10485.44" calcext:value-type="float">
            <text:p>10485.44</text:p>
          </table:table-cell>
          <table:table-cell table:formula="of:=[.T8]*[.X8]+[.Y8]" office:value-type="float" office:value="2321.59481733568" calcext:value-type="float">
            <text:p>2321.59481733568</text:p>
          </table:table-cell>
          <table:table-cell table:number-columns-repeated="2"/>
          <table:table-cell table:formula="of:=[.N8]*100" office:value-type="float" office:value="0.373119029070483" calcext:value-type="float">
            <text:p>0.373119029070483</text:p>
          </table:table-cell>
          <table:table-cell table:formula="of:=[.O8]*32767" office:value-type="float" office:value="-1590.72237484112" calcext:value-type="float">
            <text:p>-1590.72237484112</text:p>
          </table:table-cell>
          <table:table-cell table:formula="of:=[.AA8]/[.AB8]" office:value-type="float" office:value="0.375" calcext:value-type="float">
            <text:p>0.3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formula="of:=[.D8]+0.1" office:value-type="float" office:value="0.7" calcext:value-type="float">
            <text:p>0.7</text:p>
          </table:table-cell>
          <table:table-cell table:formula="of:=[.D9]/903.3" office:value-type="float" office:value="0.000774936344514558" calcext:value-type="float">
            <text:p>0.000774936344515</text:p>
          </table:table-cell>
          <table:table-cell table:number-columns-repeated="2"/>
          <table:table-cell table:formula="of:=[.D9]/903.3" office:value-type="float" office:value="0.000774936344514558" calcext:value-type="float">
            <text:p>0.00077493634451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(([.L9]+16)/116)^3" office:value-type="float" office:value="0.112509737996638" calcext:value-type="float">
            <text:p>0.112509737996638</text:p>
          </table:table-cell>
          <table:table-cell table:formula="of:=([.M9]-[.M8])/([.L9]-[.L8])" office:value-type="float" office:value="0.0052072655705441" calcext:value-type="float">
            <text:p>0.005207265570544</text:p>
          </table:table-cell>
          <table:table-cell table:formula="of:=[.M9]-[.N9]*[.L9]" office:value-type="float" office:value="-0.0957808848251261" calcext:value-type="float">
            <text:p>-0.095780884825126</text:p>
          </table:table-cell>
          <table:table-cell/>
          <table:table-cell table:formula="of:=[.N9]*[.L9]+[.O9]" office:value-type="float" office:value="0.112509737996638" calcext:value-type="float">
            <text:p>0.112509737996638</text:p>
          </table:table-cell>
          <table:table-cell table:number-columns-repeated="2"/>
          <table:table-cell table:formula="of:=[.L9]*32767/100" office:value-type="float" office:value="13106.8" calcext:value-type="float">
            <text:p>13106.8</text:p>
          </table:table-cell>
          <table:table-cell table:formula="of:=[.T9]*[.X9]+[.Y9]" office:value-type="float" office:value="3686.60658493583" calcext:value-type="float">
            <text:p>3686.60658493583</text:p>
          </table:table-cell>
          <table:table-cell table:number-columns-repeated="2"/>
          <table:table-cell table:formula="of:=[.N9]*100" office:value-type="float" office:value="0.52072655705441" calcext:value-type="float">
            <text:p>0.52072655705441</text:p>
          </table:table-cell>
          <table:table-cell table:formula="of:=[.O9]*32767" office:value-type="float" office:value="-3138.45225306491" calcext:value-type="float">
            <text:p>-3138.45225306491</text:p>
          </table:table-cell>
          <table:table-cell table:formula="of:=[.AA9]/[.AB9]"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formula="of:=[.D9]+0.1" office:value-type="float" office:value="0.8" calcext:value-type="float">
            <text:p>0.8</text:p>
          </table:table-cell>
          <table:table-cell table:formula="of:=[.D10]/903.3" office:value-type="float" office:value="0.000885641536588066" calcext:value-type="float">
            <text:p>0.000885641536588</text:p>
          </table:table-cell>
          <table:table-cell table:number-columns-repeated="2"/>
          <table:table-cell table:formula="of:=[.D10]/903.3" office:value-type="float" office:value="0.000885641536588066" calcext:value-type="float">
            <text:p>0.00088564153658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(([.L10]+16)/116)^3" office:value-type="float" office:value="0.184186518512444" calcext:value-type="float">
            <text:p>0.184186518512444</text:p>
          </table:table-cell>
          <table:table-cell table:formula="of:=([.M10]-[.M9])/([.L10]-[.L9])" office:value-type="float" office:value="0.00716767805158063" calcext:value-type="float">
            <text:p>0.007167678051581</text:p>
          </table:table-cell>
          <table:table-cell table:formula="of:=[.M10]-[.N10]*[.L10]" office:value-type="float" office:value="-0.174197384066587" calcext:value-type="float">
            <text:p>-0.174197384066587</text:p>
          </table:table-cell>
          <table:table-cell/>
          <table:table-cell table:formula="of:=[.N10]*[.L10]+[.O10]" office:value-type="float" office:value="0.184186518512444" calcext:value-type="float">
            <text:p>0.184186518512444</text:p>
          </table:table-cell>
          <table:table-cell table:number-columns-repeated="2"/>
          <table:table-cell table:formula="of:=[.L10]*32767/100" office:value-type="float" office:value="16383.5" calcext:value-type="float">
            <text:p>16383.5</text:p>
          </table:table-cell>
          <table:table-cell table:formula="of:=[.T10]*[.X10]+[.Y10]" office:value-type="float" office:value="6035.23965209726" calcext:value-type="float">
            <text:p>6035.23965209726</text:p>
          </table:table-cell>
          <table:table-cell table:number-columns-repeated="2"/>
          <table:table-cell table:formula="of:=[.N10]*100" office:value-type="float" office:value="0.716767805158063" calcext:value-type="float">
            <text:p>0.716767805158063</text:p>
          </table:table-cell>
          <table:table-cell table:formula="of:=[.O10]*32767" office:value-type="float" office:value="-5707.92568370987" calcext:value-type="float">
            <text:p>-5707.92568370987</text:p>
          </table:table-cell>
          <table:table-cell table:formula="of:=[.AA10]/[.AB10]" office:value-type="float" office:value="0.72" calcext:value-type="float">
            <text:p>0.7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formula="of:=[.D10]+0.1" office:value-type="float" office:value="0.9" calcext:value-type="float">
            <text:p>0.9</text:p>
          </table:table-cell>
          <table:table-cell table:formula="of:=[.D11]/903.3" office:value-type="float" office:value="0.000996346728661574" calcext:value-type="float">
            <text:p>0.000996346728662</text:p>
          </table:table-cell>
          <table:table-cell table:number-columns-repeated="2"/>
          <table:table-cell table:formula="of:=[.D11]/903.3" office:value-type="float" office:value="0.000996346728661574" calcext:value-type="float">
            <text:p>0.00099634672866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(([.L11]+16)/116)^3" office:value-type="float" office:value="0.281233342900488" calcext:value-type="float">
            <text:p>0.281233342900488</text:p>
          </table:table-cell>
          <table:table-cell table:formula="of:=([.M11]-[.M10])/([.L11]-[.L10])" office:value-type="float" office:value="0.00970468243880437" calcext:value-type="float">
            <text:p>0.009704682438804</text:p>
          </table:table-cell>
          <table:table-cell table:formula="of:=[.M11]-[.N11]*[.L11]" office:value-type="float" office:value="-0.301047603427775" calcext:value-type="float">
            <text:p>-0.301047603427775</text:p>
          </table:table-cell>
          <table:table-cell/>
          <table:table-cell table:formula="of:=[.N11]*[.L11]+[.O11]" office:value-type="float" office:value="0.281233342900488" calcext:value-type="float">
            <text:p>0.281233342900488</text:p>
          </table:table-cell>
          <table:table-cell table:number-columns-repeated="2"/>
          <table:table-cell table:formula="of:=[.L11]*32767/100" office:value-type="float" office:value="19660.2" calcext:value-type="float">
            <text:p>19660.2</text:p>
          </table:table-cell>
          <table:table-cell table:formula="of:=[.T11]*[.X11]+[.Y11]" office:value-type="float" office:value="9215.17294682029" calcext:value-type="float">
            <text:p>9215.17294682029</text:p>
          </table:table-cell>
          <table:table-cell table:number-columns-repeated="2"/>
          <table:table-cell table:formula="of:=[.N11]*100" office:value-type="float" office:value="0.970468243880437" calcext:value-type="float">
            <text:p>0.970468243880437</text:p>
          </table:table-cell>
          <table:table-cell table:formula="of:=[.O11]*32767" office:value-type="float" office:value="-9864.42682151789" calcext:value-type="float">
            <text:p>-9864.42682151789</text:p>
          </table:table-cell>
          <table:table-cell table:formula="of:=[.AA11]/[.AB1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11]+0.1" office:value-type="float" office:value="1" calcext:value-type="float">
            <text:p>1</text:p>
          </table:table-cell>
          <table:table-cell table:formula="of:=[.D12]/903.3" office:value-type="float" office:value="0.00110705192073508" calcext:value-type="float">
            <text:p>0.001107051920735</text:p>
          </table:table-cell>
          <table:table-cell table:number-columns-repeated="2"/>
          <table:table-cell table:formula="of:=[.D12]/903.3" office:value-type="float" office:value="0.00110705192073508" calcext:value-type="float">
            <text:p>0.00110705192073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([.L12]+16)/116)^3" office:value-type="float" office:value="0.407494157202017" calcext:value-type="float">
            <text:p>0.407494157202017</text:p>
          </table:table-cell>
          <table:table-cell table:formula="of:=([.M12]-[.M11])/([.L12]-[.L11])" office:value-type="float" office:value="0.0126260814301529" calcext:value-type="float">
            <text:p>0.012626081430153</text:p>
          </table:table-cell>
          <table:table-cell table:formula="of:=[.M12]-[.N12]*[.L12]" office:value-type="float" office:value="-0.476331542908689" calcext:value-type="float">
            <text:p>-0.476331542908689</text:p>
          </table:table-cell>
          <table:table-cell/>
          <table:table-cell table:formula="of:=[.N12]*[.L12]+[.O12]" office:value-type="float" office:value="0.407494157202017" calcext:value-type="float">
            <text:p>0.407494157202017</text:p>
          </table:table-cell>
          <table:table-cell table:number-columns-repeated="2"/>
          <table:table-cell table:formula="of:=[.L12]*32767/100" office:value-type="float" office:value="22936.9" calcext:value-type="float">
            <text:p>22936.9</text:p>
          </table:table-cell>
          <table:table-cell table:formula="of:=[.T12]*[.X12]+[.Y12]" office:value-type="float" office:value="13352.3610490385" calcext:value-type="float">
            <text:p>13352.3610490385</text:p>
          </table:table-cell>
          <table:table-cell table:number-columns-repeated="2"/>
          <table:table-cell table:formula="of:=[.N12]*100" office:value-type="float" office:value="1.26260814301529" calcext:value-type="float">
            <text:p>1.26260814301529</text:p>
          </table:table-cell>
          <table:table-cell table:formula="of:=[.O12]*32767" office:value-type="float" office:value="-15607.955666489" calcext:value-type="float">
            <text:p>-15607.955666489</text:p>
          </table:table-cell>
          <table:table-cell table:formula="of:=[.AA12]/[.AB12]"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12]+0.1" office:value-type="float" office:value="1.1" calcext:value-type="float">
            <text:p>1.1</text:p>
          </table:table-cell>
          <table:table-cell table:formula="of:=[.D13]/903.3" office:value-type="float" office:value="0.00121775711280859" calcext:value-type="float">
            <text:p>0.001217757112809</text:p>
          </table:table-cell>
          <table:table-cell table:number-columns-repeated="2"/>
          <table:table-cell table:formula="of:=[.D13]/903.3" office:value-type="float" office:value="0.00121775711280859" calcext:value-type="float">
            <text:p>0.00121775711280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(([.L13]+16)/116)^3" office:value-type="float" office:value="0.56681290745828" calcext:value-type="float">
            <text:p>0.56681290745828</text:p>
          </table:table-cell>
          <table:table-cell table:formula="of:=([.M13]-[.M12])/([.L13]-[.L12])" office:value-type="float" office:value="0.0159318750256263" calcext:value-type="float">
            <text:p>0.015931875025626</text:p>
          </table:table-cell>
          <table:table-cell table:formula="of:=[.M13]-[.N13]*[.L13]" office:value-type="float" office:value="-0.707737094591824" calcext:value-type="float">
            <text:p>-0.707737094591824</text:p>
          </table:table-cell>
          <table:table-cell/>
          <table:table-cell table:formula="of:=[.N13]*[.L13]+[.O13]" office:value-type="float" office:value="0.56681290745828" calcext:value-type="float">
            <text:p>0.56681290745828</text:p>
          </table:table-cell>
          <table:table-cell table:number-columns-repeated="2"/>
          <table:table-cell table:formula="of:=[.L13]*32767/100" office:value-type="float" office:value="26213.6" calcext:value-type="float">
            <text:p>26213.6</text:p>
          </table:table-cell>
          <table:table-cell table:formula="of:=[.T13]*[.X13]+[.Y13]" office:value-type="float" office:value="18572.7585386855" calcext:value-type="float">
            <text:p>18572.7585386855</text:p>
          </table:table-cell>
          <table:table-cell table:number-columns-repeated="2"/>
          <table:table-cell table:formula="of:=[.N13]*100" office:value-type="float" office:value="1.59318750256263" calcext:value-type="float">
            <text:p>1.59318750256263</text:p>
          </table:table-cell>
          <table:table-cell table:formula="of:=[.O13]*32767" office:value-type="float" office:value="-23190.4213784903" calcext:value-type="float">
            <text:p>-23190.4213784903</text:p>
          </table:table-cell>
          <table:table-cell table:formula="of:=[.AA13]/[.AB13]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13]+0.1" office:value-type="float" office:value="1.2" calcext:value-type="float">
            <text:p>1.2</text:p>
          </table:table-cell>
          <table:table-cell table:formula="of:=[.D14]/903.3" office:value-type="float" office:value="0.0013284623048821" calcext:value-type="float">
            <text:p>0.001328462304882</text:p>
          </table:table-cell>
          <table:table-cell table:number-columns-repeated="2"/>
          <table:table-cell table:formula="of:=[.D14]/903.3" office:value-type="float" office:value="0.0013284623048821" calcext:value-type="float">
            <text:p>0.00132846230488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(([.L14]+16)/116)^3" office:value-type="float" office:value="0.763033539710525" calcext:value-type="float">
            <text:p>0.763033539710525</text:p>
          </table:table-cell>
          <table:table-cell table:formula="of:=([.M14]-[.M13])/([.L14]-[.L13])" office:value-type="float" office:value="0.0196220632252245" calcext:value-type="float">
            <text:p>0.019622063225225</text:p>
          </table:table-cell>
          <table:table-cell table:formula="of:=[.M14]-[.N14]*[.L14]" office:value-type="float" office:value="-1.00295215055968" calcext:value-type="float">
            <text:p>-1.00295215055968</text:p>
          </table:table-cell>
          <table:table-cell/>
          <table:table-cell table:formula="of:=[.N14]*[.L14]+[.O14]" office:value-type="float" office:value="0.763033539710525" calcext:value-type="float">
            <text:p>0.763033539710525</text:p>
          </table:table-cell>
          <table:table-cell table:number-columns-repeated="2"/>
          <table:table-cell table:formula="of:=[.L14]*32767/100" office:value-type="float" office:value="29490.3" calcext:value-type="float">
            <text:p>29490.3</text:p>
          </table:table-cell>
          <table:table-cell table:formula="of:=[.T14]*[.X14]+[.Y14]" office:value-type="float" office:value="25002.3199956948" calcext:value-type="float">
            <text:p>25002.3199956948</text:p>
          </table:table-cell>
          <table:table-cell table:number-columns-repeated="2"/>
          <table:table-cell table:formula="of:=[.N14]*100" office:value-type="float" office:value="1.96220632252245" calcext:value-type="float">
            <text:p>1.96220632252245</text:p>
          </table:table-cell>
          <table:table-cell table:formula="of:=[.O14]*32767" office:value-type="float" office:value="-32863.733117389" calcext:value-type="float">
            <text:p>-32863.733117389</text:p>
          </table:table-cell>
          <table:table-cell table:formula="of:=[.AA14]/[.AB14]" office:value-type="float" office:value="1.96" calcext:value-type="float">
            <text:p>1.9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formula="of:=[.D14]+0.1" office:value-type="float" office:value="1.3" calcext:value-type="float">
            <text:p>1.3</text:p>
          </table:table-cell>
          <table:table-cell table:formula="of:=[.D15]/903.3" office:value-type="float" office:value="0.00143916749695561" calcext:value-type="float">
            <text:p>0.001439167496956</text:p>
          </table:table-cell>
          <table:table-cell table:number-columns-repeated="2"/>
          <table:table-cell table:formula="of:=[.D15]/903.3" office:value-type="float" office:value="0.00143916749695561" calcext:value-type="float">
            <text:p>0.00143916749695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(([.L15]+16)/116)^3" office:value-type="float" office:value="1" calcext:value-type="float">
            <text:p>1</text:p>
          </table:table-cell>
          <table:table-cell table:formula="of:=([.M15]-[.M14])/([.L15]-[.L14])" office:value-type="float" office:value="0.0236966460289475" calcext:value-type="float">
            <text:p>0.023696646028948</text:p>
          </table:table-cell>
          <table:table-cell table:formula="of:=[.M15]-[.N15]*[.L15]" office:value-type="float" office:value="-1.36966460289475" calcext:value-type="float">
            <text:p>-1.36966460289475</text:p>
          </table:table-cell>
          <table:table-cell/>
          <table:table-cell table:formula="of:=[.N15]*[.L15]+[.O15]" office:value-type="float" office:value="1" calcext:value-type="float">
            <text:p>1</text:p>
          </table:table-cell>
          <table:table-cell table:number-columns-repeated="2"/>
          <table:table-cell table:formula="of:=[.L15]*32767/100" office:value-type="float" office:value="32767" calcext:value-type="float">
            <text:p>32767</text:p>
          </table:table-cell>
          <table:table-cell table:formula="of:=[.T15]*[.X15]+[.Y15]" office:value-type="float" office:value="32767" calcext:value-type="float">
            <text:p>32767</text:p>
          </table:table-cell>
          <table:table-cell table:number-columns-repeated="2"/>
          <table:table-cell table:formula="of:=[.N15]*100" office:value-type="float" office:value="2.36966460289475" calcext:value-type="float">
            <text:p>2.36966460289475</text:p>
          </table:table-cell>
          <table:table-cell table:formula="of:=[.O15]*32767" office:value-type="float" office:value="-44879.8000430522" calcext:value-type="float">
            <text:p>-44879.8000430522</text:p>
          </table:table-cell>
          <table:table-cell table:formula="of:=[.AA15]/[.AB15]" office:value-type="float" office:value="2.36" calcext:value-type="float">
            <text:p>2.3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formula="of:=[.D15]+0.1" office:value-type="float" office:value="1.4" calcext:value-type="float">
            <text:p>1.4</text:p>
          </table:table-cell>
          <table:table-cell table:formula="of:=[.D16]/903.3" office:value-type="float" office:value="0.00154987268902912" calcext:value-type="float">
            <text:p>0.001549872689029</text:p>
          </table:table-cell>
          <table:table-cell table:number-columns-repeated="2"/>
          <table:table-cell table:formula="of:=[.D16]/903.3" office:value-type="float" office:value="0.00154987268902912" calcext:value-type="float">
            <text:p>0.00154987268902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6]+0.1" office:value-type="float" office:value="1.5" calcext:value-type="float">
            <text:p>1.5</text:p>
          </table:table-cell>
          <table:table-cell table:formula="of:=[.D17]/903.3" office:value-type="float" office:value="0.00166057788110262" calcext:value-type="float">
            <text:p>0.001660577881103</text:p>
          </table:table-cell>
          <table:table-cell table:number-columns-repeated="2"/>
          <table:table-cell table:formula="of:=[.D17]/903.3" office:value-type="float" office:value="0.00166057788110262" calcext:value-type="float">
            <text:p>0.00166057788110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7]+0.1" office:value-type="float" office:value="1.6" calcext:value-type="float">
            <text:p>1.6</text:p>
          </table:table-cell>
          <table:table-cell table:formula="of:=[.D18]/903.3" office:value-type="float" office:value="0.00177128307317613" calcext:value-type="float">
            <text:p>0.001771283073176</text:p>
          </table:table-cell>
          <table:table-cell table:number-columns-repeated="2"/>
          <table:table-cell table:formula="of:=[.D18]/903.3" office:value-type="float" office:value="0.00177128307317613" calcext:value-type="float">
            <text:p>0.00177128307317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8]+0.1" office:value-type="float" office:value="1.7" calcext:value-type="float">
            <text:p>1.7</text:p>
          </table:table-cell>
          <table:table-cell table:formula="of:=[.D19]/903.3" office:value-type="float" office:value="0.00188198826524964" calcext:value-type="float">
            <text:p>0.00188198826525</text:p>
          </table:table-cell>
          <table:table-cell table:number-columns-repeated="2"/>
          <table:table-cell table:formula="of:=[.D19]/903.3" office:value-type="float" office:value="0.00188198826524964" calcext:value-type="float">
            <text:p>0.0018819882652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9]+0.1" office:value-type="float" office:value="1.8" calcext:value-type="float">
            <text:p>1.8</text:p>
          </table:table-cell>
          <table:table-cell table:formula="of:=[.D20]/903.3" office:value-type="float" office:value="0.00199269345732315" calcext:value-type="float">
            <text:p>0.001992693457323</text:p>
          </table:table-cell>
          <table:table-cell table:number-columns-repeated="2"/>
          <table:table-cell table:formula="of:=[.D20]/903.3" office:value-type="float" office:value="0.00199269345732315" calcext:value-type="float">
            <text:p>0.0019926934573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0]+0.1" office:value-type="float" office:value="1.9" calcext:value-type="float">
            <text:p>1.9</text:p>
          </table:table-cell>
          <table:table-cell table:formula="of:=[.D21]/903.3" office:value-type="float" office:value="0.00210339864939666" calcext:value-type="float">
            <text:p>0.002103398649397</text:p>
          </table:table-cell>
          <table:table-cell table:number-columns-repeated="2"/>
          <table:table-cell table:formula="of:=[.D21]/903.3" office:value-type="float" office:value="0.00210339864939666" calcext:value-type="float">
            <text:p>0.00210339864939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1]+0.1" office:value-type="float" office:value="2" calcext:value-type="float">
            <text:p>2</text:p>
          </table:table-cell>
          <table:table-cell table:formula="of:=[.D22]/903.3" office:value-type="float" office:value="0.00221410384147017" calcext:value-type="float">
            <text:p>0.00221410384147</text:p>
          </table:table-cell>
          <table:table-cell table:number-columns-repeated="2"/>
          <table:table-cell table:formula="of:=[.D22]/903.3" office:value-type="float" office:value="0.00221410384147017" calcext:value-type="float">
            <text:p>0.0022141038414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2]+0.1" office:value-type="float" office:value="2.1" calcext:value-type="float">
            <text:p>2.1</text:p>
          </table:table-cell>
          <table:table-cell table:formula="of:=[.D23]/903.3" office:value-type="float" office:value="0.00232480903354367" calcext:value-type="float">
            <text:p>0.002324809033544</text:p>
          </table:table-cell>
          <table:table-cell table:number-columns-repeated="2"/>
          <table:table-cell table:formula="of:=[.D23]/903.3" office:value-type="float" office:value="0.00232480903354367" calcext:value-type="float">
            <text:p>0.00232480903354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3]+0.1" office:value-type="float" office:value="2.2" calcext:value-type="float">
            <text:p>2.2</text:p>
          </table:table-cell>
          <table:table-cell table:formula="of:=[.D24]/903.3" office:value-type="float" office:value="0.00243551422561718" calcext:value-type="float">
            <text:p>0.002435514225617</text:p>
          </table:table-cell>
          <table:table-cell table:number-columns-repeated="2"/>
          <table:table-cell table:formula="of:=[.D24]/903.3" office:value-type="float" office:value="0.00243551422561718" calcext:value-type="float">
            <text:p>0.0024355142256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4]+0.1" office:value-type="float" office:value="2.3" calcext:value-type="float">
            <text:p>2.3</text:p>
          </table:table-cell>
          <table:table-cell table:formula="of:=[.D25]/903.3" office:value-type="float" office:value="0.00254621941769069" calcext:value-type="float">
            <text:p>0.002546219417691</text:p>
          </table:table-cell>
          <table:table-cell table:number-columns-repeated="2"/>
          <table:table-cell table:formula="of:=[.D25]/903.3" office:value-type="float" office:value="0.00254621941769069" calcext:value-type="float">
            <text:p>0.00254621941769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5]+0.1" office:value-type="float" office:value="2.4" calcext:value-type="float">
            <text:p>2.4</text:p>
          </table:table-cell>
          <table:table-cell table:formula="of:=[.D26]/903.3" office:value-type="float" office:value="0.0026569246097642" calcext:value-type="float">
            <text:p>0.002656924609764</text:p>
          </table:table-cell>
          <table:table-cell table:number-columns-repeated="2"/>
          <table:table-cell table:formula="of:=[.D26]/903.3" office:value-type="float" office:value="0.0026569246097642" calcext:value-type="float">
            <text:p>0.00265692460976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6]+0.1" office:value-type="float" office:value="2.5" calcext:value-type="float">
            <text:p>2.5</text:p>
          </table:table-cell>
          <table:table-cell table:formula="of:=[.D27]/903.3" office:value-type="float" office:value="0.00276762980183771" calcext:value-type="float">
            <text:p>0.002767629801838</text:p>
          </table:table-cell>
          <table:table-cell table:number-columns-repeated="2"/>
          <table:table-cell table:formula="of:=[.D27]/903.3" office:value-type="float" office:value="0.00276762980183771" calcext:value-type="float">
            <text:p>0.00276762980183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7]+0.1" office:value-type="float" office:value="2.6" calcext:value-type="float">
            <text:p>2.6</text:p>
          </table:table-cell>
          <table:table-cell table:formula="of:=[.D28]/903.3" office:value-type="float" office:value="0.00287833499391122" calcext:value-type="float">
            <text:p>0.002878334993911</text:p>
          </table:table-cell>
          <table:table-cell table:number-columns-repeated="2"/>
          <table:table-cell table:formula="of:=[.D28]/903.3" office:value-type="float" office:value="0.00287833499391122" calcext:value-type="float">
            <text:p>0.0028783349939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8]+0.1" office:value-type="float" office:value="2.7" calcext:value-type="float">
            <text:p>2.7</text:p>
          </table:table-cell>
          <table:table-cell table:formula="of:=[.D29]/903.3" office:value-type="float" office:value="0.00298904018598472" calcext:value-type="float">
            <text:p>0.002989040185985</text:p>
          </table:table-cell>
          <table:table-cell table:number-columns-repeated="2"/>
          <table:table-cell table:formula="of:=[.D29]/903.3" office:value-type="float" office:value="0.00298904018598472" calcext:value-type="float">
            <text:p>0.00298904018598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29]+0.1" office:value-type="float" office:value="2.8" calcext:value-type="float">
            <text:p>2.8</text:p>
          </table:table-cell>
          <table:table-cell table:formula="of:=[.D30]/903.3" office:value-type="float" office:value="0.00309974537805823" calcext:value-type="float">
            <text:p>0.003099745378058</text:p>
          </table:table-cell>
          <table:table-cell table:number-columns-repeated="2"/>
          <table:table-cell table:formula="of:=[.D30]/903.3" office:value-type="float" office:value="0.00309974537805823" calcext:value-type="float">
            <text:p>0.00309974537805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0]+0.1" office:value-type="float" office:value="2.9" calcext:value-type="float">
            <text:p>2.9</text:p>
          </table:table-cell>
          <table:table-cell table:formula="of:=[.D31]/903.3" office:value-type="float" office:value="0.00321045057013174" calcext:value-type="float">
            <text:p>0.003210450570132</text:p>
          </table:table-cell>
          <table:table-cell table:number-columns-repeated="2"/>
          <table:table-cell table:formula="of:=[.D31]/903.3" office:value-type="float" office:value="0.00321045057013174" calcext:value-type="float">
            <text:p>0.0032104505701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1]+0.1" office:value-type="float" office:value="3" calcext:value-type="float">
            <text:p>3</text:p>
          </table:table-cell>
          <table:table-cell table:formula="of:=[.D32]/903.3" office:value-type="float" office:value="0.00332115576220525" calcext:value-type="float">
            <text:p>0.003321155762205</text:p>
          </table:table-cell>
          <table:table-cell table:number-columns-repeated="2"/>
          <table:table-cell table:formula="of:=[.D32]/903.3" office:value-type="float" office:value="0.00332115576220525" calcext:value-type="float">
            <text:p>0.00332115576220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2]+0.1" office:value-type="float" office:value="3.1" calcext:value-type="float">
            <text:p>3.1</text:p>
          </table:table-cell>
          <table:table-cell table:formula="of:=[.D33]/903.3" office:value-type="float" office:value="0.00343186095427876" calcext:value-type="float">
            <text:p>0.003431860954279</text:p>
          </table:table-cell>
          <table:table-cell table:number-columns-repeated="2"/>
          <table:table-cell table:formula="of:=[.D33]/903.3" office:value-type="float" office:value="0.00343186095427876" calcext:value-type="float">
            <text:p>0.00343186095427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3]+0.1" office:value-type="float" office:value="3.2" calcext:value-type="float">
            <text:p>3.2</text:p>
          </table:table-cell>
          <table:table-cell table:formula="of:=[.D34]/903.3" office:value-type="float" office:value="0.00354256614635227" calcext:value-type="float">
            <text:p>0.003542566146352</text:p>
          </table:table-cell>
          <table:table-cell table:number-columns-repeated="2"/>
          <table:table-cell table:formula="of:=[.D34]/903.3" office:value-type="float" office:value="0.00354256614635227" calcext:value-type="float">
            <text:p>0.00354256614635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4]+0.1" office:value-type="float" office:value="3.3" calcext:value-type="float">
            <text:p>3.3</text:p>
          </table:table-cell>
          <table:table-cell table:formula="of:=[.D35]/903.3" office:value-type="float" office:value="0.00365327133842577" calcext:value-type="float">
            <text:p>0.003653271338426</text:p>
          </table:table-cell>
          <table:table-cell table:number-columns-repeated="2"/>
          <table:table-cell table:formula="of:=[.D35]/903.3" office:value-type="float" office:value="0.00365327133842577" calcext:value-type="float">
            <text:p>0.00365327133842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5]+0.1" office:value-type="float" office:value="3.4" calcext:value-type="float">
            <text:p>3.4</text:p>
          </table:table-cell>
          <table:table-cell table:formula="of:=[.D36]/903.3" office:value-type="float" office:value="0.00376397653049928" calcext:value-type="float">
            <text:p>0.003763976530499</text:p>
          </table:table-cell>
          <table:table-cell table:number-columns-repeated="2"/>
          <table:table-cell table:formula="of:=[.D36]/903.3" office:value-type="float" office:value="0.00376397653049928" calcext:value-type="float">
            <text:p>0.00376397653049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6]+0.1" office:value-type="float" office:value="3.5" calcext:value-type="float">
            <text:p>3.5</text:p>
          </table:table-cell>
          <table:table-cell table:formula="of:=[.D37]/903.3" office:value-type="float" office:value="0.00387468172257279" calcext:value-type="float">
            <text:p>0.003874681722573</text:p>
          </table:table-cell>
          <table:table-cell table:number-columns-repeated="2"/>
          <table:table-cell table:formula="of:=[.D37]/903.3" office:value-type="float" office:value="0.00387468172257279" calcext:value-type="float">
            <text:p>0.00387468172257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7]+0.1" office:value-type="float" office:value="3.6" calcext:value-type="float">
            <text:p>3.6</text:p>
          </table:table-cell>
          <table:table-cell table:formula="of:=[.D38]/903.3" office:value-type="float" office:value="0.0039853869146463" calcext:value-type="float">
            <text:p>0.003985386914646</text:p>
          </table:table-cell>
          <table:table-cell table:number-columns-repeated="2"/>
          <table:table-cell table:formula="of:=[.D38]/903.3" office:value-type="float" office:value="0.0039853869146463" calcext:value-type="float">
            <text:p>0.00398538691464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8]+0.1" office:value-type="float" office:value="3.7" calcext:value-type="float">
            <text:p>3.7</text:p>
          </table:table-cell>
          <table:table-cell table:formula="of:=[.D39]/903.3" office:value-type="float" office:value="0.00409609210671981" calcext:value-type="float">
            <text:p>0.00409609210672</text:p>
          </table:table-cell>
          <table:table-cell table:number-columns-repeated="2"/>
          <table:table-cell table:formula="of:=[.D39]/903.3" office:value-type="float" office:value="0.00409609210671981" calcext:value-type="float">
            <text:p>0.0040960921067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9]+0.1" office:value-type="float" office:value="3.8" calcext:value-type="float">
            <text:p>3.8</text:p>
          </table:table-cell>
          <table:table-cell table:formula="of:=[.D40]/903.3" office:value-type="float" office:value="0.00420679729879332" calcext:value-type="float">
            <text:p>0.004206797298793</text:p>
          </table:table-cell>
          <table:table-cell table:number-columns-repeated="2"/>
          <table:table-cell table:formula="of:=[.D40]/903.3" office:value-type="float" office:value="0.00420679729879332" calcext:value-type="float">
            <text:p>0.00420679729879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0]+0.1" office:value-type="float" office:value="3.9" calcext:value-type="float">
            <text:p>3.9</text:p>
          </table:table-cell>
          <table:table-cell table:formula="of:=[.D41]/903.3" office:value-type="float" office:value="0.00431750249086683" calcext:value-type="float">
            <text:p>0.004317502490867</text:p>
          </table:table-cell>
          <table:table-cell table:number-columns-repeated="2"/>
          <table:table-cell table:formula="of:=[.D41]/903.3" office:value-type="float" office:value="0.00431750249086683" calcext:value-type="float">
            <text:p>0.00431750249086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1]+0.1" office:value-type="float" office:value="4" calcext:value-type="float">
            <text:p>4</text:p>
          </table:table-cell>
          <table:table-cell table:formula="of:=[.D42]/903.3" office:value-type="float" office:value="0.00442820768294033" calcext:value-type="float">
            <text:p>0.00442820768294</text:p>
          </table:table-cell>
          <table:table-cell table:number-columns-repeated="2"/>
          <table:table-cell table:formula="of:=[.D42]/903.3" office:value-type="float" office:value="0.00442820768294033" calcext:value-type="float">
            <text:p>0.0044282076829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2]+0.1" office:value-type="float" office:value="4.1" calcext:value-type="float">
            <text:p>4.1</text:p>
          </table:table-cell>
          <table:table-cell table:formula="of:=[.D43]/903.3" office:value-type="float" office:value="0.00453891287501384" calcext:value-type="float">
            <text:p>0.004538912875014</text:p>
          </table:table-cell>
          <table:table-cell table:number-columns-repeated="2"/>
          <table:table-cell table:formula="of:=[.D43]/903.3" office:value-type="float" office:value="0.00453891287501384" calcext:value-type="float">
            <text:p>0.00453891287501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3]+0.1" office:value-type="float" office:value="4.2" calcext:value-type="float">
            <text:p>4.2</text:p>
          </table:table-cell>
          <table:table-cell table:formula="of:=[.D44]/903.3" office:value-type="float" office:value="0.00464961806708735" calcext:value-type="float">
            <text:p>0.004649618067087</text:p>
          </table:table-cell>
          <table:table-cell table:number-columns-repeated="2"/>
          <table:table-cell table:formula="of:=[.D44]/903.3" office:value-type="float" office:value="0.00464961806708735" calcext:value-type="float">
            <text:p>0.00464961806708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4]+0.1" office:value-type="float" office:value="4.3" calcext:value-type="float">
            <text:p>4.3</text:p>
          </table:table-cell>
          <table:table-cell table:formula="of:=[.D45]/903.3" office:value-type="float" office:value="0.00476032325916086" calcext:value-type="float">
            <text:p>0.004760323259161</text:p>
          </table:table-cell>
          <table:table-cell table:number-columns-repeated="2"/>
          <table:table-cell table:formula="of:=[.D45]/903.3" office:value-type="float" office:value="0.00476032325916086" calcext:value-type="float">
            <text:p>0.00476032325916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5]+0.1" office:value-type="float" office:value="4.4" calcext:value-type="float">
            <text:p>4.4</text:p>
          </table:table-cell>
          <table:table-cell table:formula="of:=[.D46]/903.3" office:value-type="float" office:value="0.00487102845123436" calcext:value-type="float">
            <text:p>0.004871028451234</text:p>
          </table:table-cell>
          <table:table-cell table:number-columns-repeated="2"/>
          <table:table-cell table:formula="of:=[.D46]/903.3" office:value-type="float" office:value="0.00487102845123436" calcext:value-type="float">
            <text:p>0.00487102845123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6]+0.1" office:value-type="float" office:value="4.5" calcext:value-type="float">
            <text:p>4.5</text:p>
          </table:table-cell>
          <table:table-cell table:formula="of:=[.D47]/903.3" office:value-type="float" office:value="0.00498173364330787" calcext:value-type="float">
            <text:p>0.004981733643308</text:p>
          </table:table-cell>
          <table:table-cell table:number-columns-repeated="2"/>
          <table:table-cell table:formula="of:=[.D47]/903.3" office:value-type="float" office:value="0.00498173364330787" calcext:value-type="float">
            <text:p>0.00498173364330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7]+0.1" office:value-type="float" office:value="4.6" calcext:value-type="float">
            <text:p>4.6</text:p>
          </table:table-cell>
          <table:table-cell table:formula="of:=[.D48]/903.3" office:value-type="float" office:value="0.00509243883538138" calcext:value-type="float">
            <text:p>0.005092438835381</text:p>
          </table:table-cell>
          <table:table-cell table:number-columns-repeated="2"/>
          <table:table-cell table:formula="of:=[.D48]/903.3" office:value-type="float" office:value="0.00509243883538138" calcext:value-type="float">
            <text:p>0.00509243883538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8]+0.1" office:value-type="float" office:value="4.7" calcext:value-type="float">
            <text:p>4.7</text:p>
          </table:table-cell>
          <table:table-cell table:formula="of:=[.D49]/903.3" office:value-type="float" office:value="0.00520314402745489" calcext:value-type="float">
            <text:p>0.005203144027455</text:p>
          </table:table-cell>
          <table:table-cell table:number-columns-repeated="2"/>
          <table:table-cell table:formula="of:=[.D49]/903.3" office:value-type="float" office:value="0.00520314402745489" calcext:value-type="float">
            <text:p>0.00520314402745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49]+0.1" office:value-type="float" office:value="4.8" calcext:value-type="float">
            <text:p>4.8</text:p>
          </table:table-cell>
          <table:table-cell table:formula="of:=[.D50]/903.3" office:value-type="float" office:value="0.0053138492195284" calcext:value-type="float">
            <text:p>0.005313849219528</text:p>
          </table:table-cell>
          <table:table-cell table:number-columns-repeated="2"/>
          <table:table-cell table:formula="of:=[.D50]/903.3" office:value-type="float" office:value="0.0053138492195284" calcext:value-type="float">
            <text:p>0.0053138492195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0]+0.1" office:value-type="float" office:value="4.9" calcext:value-type="float">
            <text:p>4.9</text:p>
          </table:table-cell>
          <table:table-cell table:formula="of:=[.D51]/903.3" office:value-type="float" office:value="0.0054245544116019" calcext:value-type="float">
            <text:p>0.005424554411602</text:p>
          </table:table-cell>
          <table:table-cell table:number-columns-repeated="2"/>
          <table:table-cell table:formula="of:=[.D51]/903.3" office:value-type="float" office:value="0.0054245544116019" calcext:value-type="float">
            <text:p>0.00542455441160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1]+0.1" office:value-type="float" office:value="5" calcext:value-type="float">
            <text:p>5</text:p>
          </table:table-cell>
          <table:table-cell table:formula="of:=[.D52]/903.3" office:value-type="float" office:value="0.00553525960367541" calcext:value-type="float">
            <text:p>0.005535259603675</text:p>
          </table:table-cell>
          <table:table-cell table:number-columns-repeated="2"/>
          <table:table-cell table:formula="of:=[.D52]/903.3" office:value-type="float" office:value="0.00553525960367541" calcext:value-type="float">
            <text:p>0.00553525960367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2]+0.1" office:value-type="float" office:value="5.1" calcext:value-type="float">
            <text:p>5.1</text:p>
          </table:table-cell>
          <table:table-cell table:formula="of:=[.D53]/903.3" office:value-type="float" office:value="0.00564596479574892" calcext:value-type="float">
            <text:p>0.005645964795749</text:p>
          </table:table-cell>
          <table:table-cell table:number-columns-repeated="2"/>
          <table:table-cell table:formula="of:=[.D53]/903.3" office:value-type="float" office:value="0.00564596479574892" calcext:value-type="float">
            <text:p>0.00564596479574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3]+0.1" office:value-type="float" office:value="5.2" calcext:value-type="float">
            <text:p>5.2</text:p>
          </table:table-cell>
          <table:table-cell table:formula="of:=[.D54]/903.3" office:value-type="float" office:value="0.00575666998782243" calcext:value-type="float">
            <text:p>0.005756669987822</text:p>
          </table:table-cell>
          <table:table-cell table:number-columns-repeated="2"/>
          <table:table-cell table:formula="of:=[.D54]/903.3" office:value-type="float" office:value="0.00575666998782243" calcext:value-type="float">
            <text:p>0.0057566699878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4]+0.1" office:value-type="float" office:value="5.3" calcext:value-type="float">
            <text:p>5.3</text:p>
          </table:table-cell>
          <table:table-cell table:formula="of:=[.D55]/903.3" office:value-type="float" office:value="0.00586737517989593" calcext:value-type="float">
            <text:p>0.005867375179896</text:p>
          </table:table-cell>
          <table:table-cell table:number-columns-repeated="2"/>
          <table:table-cell table:formula="of:=[.D55]/903.3" office:value-type="float" office:value="0.00586737517989593" calcext:value-type="float">
            <text:p>0.00586737517989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5]+0.1" office:value-type="float" office:value="5.4" calcext:value-type="float">
            <text:p>5.4</text:p>
          </table:table-cell>
          <table:table-cell table:formula="of:=[.D56]/903.3" office:value-type="float" office:value="0.00597808037196944" calcext:value-type="float">
            <text:p>0.005978080371969</text:p>
          </table:table-cell>
          <table:table-cell table:number-columns-repeated="2"/>
          <table:table-cell table:formula="of:=[.D56]/903.3" office:value-type="float" office:value="0.00597808037196944" calcext:value-type="float">
            <text:p>0.00597808037196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6]+0.1" office:value-type="float" office:value="5.5" calcext:value-type="float">
            <text:p>5.5</text:p>
          </table:table-cell>
          <table:table-cell table:formula="of:=[.D57]/903.3" office:value-type="float" office:value="0.00608878556404295" calcext:value-type="float">
            <text:p>0.006088785564043</text:p>
          </table:table-cell>
          <table:table-cell table:number-columns-repeated="2"/>
          <table:table-cell table:formula="of:=[.D57]/903.3" office:value-type="float" office:value="0.00608878556404295" calcext:value-type="float">
            <text:p>0.00608878556404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7]+0.1" office:value-type="float" office:value="5.6" calcext:value-type="float">
            <text:p>5.6</text:p>
          </table:table-cell>
          <table:table-cell table:formula="of:=[.D58]/903.3" office:value-type="float" office:value="0.00619949075611646" calcext:value-type="float">
            <text:p>0.006199490756116</text:p>
          </table:table-cell>
          <table:table-cell table:number-columns-repeated="2"/>
          <table:table-cell table:formula="of:=[.D58]/903.3" office:value-type="float" office:value="0.00619949075611646" calcext:value-type="float">
            <text:p>0.00619949075611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8]+0.1" office:value-type="float" office:value="5.7" calcext:value-type="float">
            <text:p>5.7</text:p>
          </table:table-cell>
          <table:table-cell table:formula="of:=[.D59]/903.3" office:value-type="float" office:value="0.00631019594818997" calcext:value-type="float">
            <text:p>0.00631019594819</text:p>
          </table:table-cell>
          <table:table-cell table:number-columns-repeated="2"/>
          <table:table-cell table:formula="of:=[.D59]/903.3" office:value-type="float" office:value="0.00631019594818997" calcext:value-type="float">
            <text:p>0.0063101959481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59]+0.1" office:value-type="float" office:value="5.8" calcext:value-type="float">
            <text:p>5.8</text:p>
          </table:table-cell>
          <table:table-cell table:formula="of:=[.D60]/903.3" office:value-type="float" office:value="0.00642090114026347" calcext:value-type="float">
            <text:p>0.006420901140263</text:p>
          </table:table-cell>
          <table:table-cell table:number-columns-repeated="2"/>
          <table:table-cell table:formula="of:=[.D60]/903.3" office:value-type="float" office:value="0.00642090114026347" calcext:value-type="float">
            <text:p>0.00642090114026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0]+0.1" office:value-type="float" office:value="5.9" calcext:value-type="float">
            <text:p>5.9</text:p>
          </table:table-cell>
          <table:table-cell table:formula="of:=[.D61]/903.3" office:value-type="float" office:value="0.00653160633233698" calcext:value-type="float">
            <text:p>0.006531606332337</text:p>
          </table:table-cell>
          <table:table-cell table:number-columns-repeated="2"/>
          <table:table-cell table:formula="of:=[.D61]/903.3" office:value-type="float" office:value="0.00653160633233698" calcext:value-type="float">
            <text:p>0.00653160633233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1]+0.1" office:value-type="float" office:value="6" calcext:value-type="float">
            <text:p>6</text:p>
          </table:table-cell>
          <table:table-cell table:formula="of:=[.D62]/903.3" office:value-type="float" office:value="0.00664231152441049" calcext:value-type="float">
            <text:p>0.00664231152441</text:p>
          </table:table-cell>
          <table:table-cell table:number-columns-repeated="2"/>
          <table:table-cell table:formula="of:=[.D62]/903.3" office:value-type="float" office:value="0.00664231152441049" calcext:value-type="float">
            <text:p>0.0066423115244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2]+0.1" office:value-type="float" office:value="6.09999999999999" calcext:value-type="float">
            <text:p>6.09999999999999</text:p>
          </table:table-cell>
          <table:table-cell table:formula="of:=[.D63]/903.3" office:value-type="float" office:value="0.006753016716484" calcext:value-type="float">
            <text:p>0.006753016716484</text:p>
          </table:table-cell>
          <table:table-cell table:number-columns-repeated="2"/>
          <table:table-cell table:formula="of:=[.D63]/903.3" office:value-type="float" office:value="0.006753016716484" calcext:value-type="float">
            <text:p>0.00675301671648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3]+0.1" office:value-type="float" office:value="6.19999999999999" calcext:value-type="float">
            <text:p>6.19999999999999</text:p>
          </table:table-cell>
          <table:table-cell table:formula="of:=[.D64]/903.3" office:value-type="float" office:value="0.00686372190855751" calcext:value-type="float">
            <text:p>0.006863721908558</text:p>
          </table:table-cell>
          <table:table-cell table:number-columns-repeated="2"/>
          <table:table-cell table:formula="of:=[.D64]/903.3" office:value-type="float" office:value="0.00686372190855751" calcext:value-type="float">
            <text:p>0.00686372190855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4]+0.1" office:value-type="float" office:value="6.29999999999999" calcext:value-type="float">
            <text:p>6.29999999999999</text:p>
          </table:table-cell>
          <table:table-cell table:formula="of:=[.D65]/903.3" office:value-type="float" office:value="0.00697442710063101" calcext:value-type="float">
            <text:p>0.006974427100631</text:p>
          </table:table-cell>
          <table:table-cell table:number-columns-repeated="2"/>
          <table:table-cell table:formula="of:=[.D65]/903.3" office:value-type="float" office:value="0.00697442710063101" calcext:value-type="float">
            <text:p>0.0069744271006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5]+0.1" office:value-type="float" office:value="6.39999999999999" calcext:value-type="float">
            <text:p>6.39999999999999</text:p>
          </table:table-cell>
          <table:table-cell table:formula="of:=[.D66]/903.3" office:value-type="float" office:value="0.00708513229270452" calcext:value-type="float">
            <text:p>0.007085132292705</text:p>
          </table:table-cell>
          <table:table-cell table:number-columns-repeated="2"/>
          <table:table-cell table:formula="of:=[.D66]/903.3" office:value-type="float" office:value="0.00708513229270452" calcext:value-type="float">
            <text:p>0.00708513229270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6]+0.1" office:value-type="float" office:value="6.49999999999999" calcext:value-type="float">
            <text:p>6.49999999999999</text:p>
          </table:table-cell>
          <table:table-cell table:formula="of:=[.D67]/903.3" office:value-type="float" office:value="0.00719583748477803" calcext:value-type="float">
            <text:p>0.007195837484778</text:p>
          </table:table-cell>
          <table:table-cell table:number-columns-repeated="2"/>
          <table:table-cell table:formula="of:=[.D67]/903.3" office:value-type="float" office:value="0.00719583748477803" calcext:value-type="float">
            <text:p>0.00719583748477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7]+0.1" office:value-type="float" office:value="6.59999999999999" calcext:value-type="float">
            <text:p>6.59999999999999</text:p>
          </table:table-cell>
          <table:table-cell table:formula="of:=[.D68]/903.3" office:value-type="float" office:value="0.00730654267685154" calcext:value-type="float">
            <text:p>0.007306542676852</text:p>
          </table:table-cell>
          <table:table-cell table:number-columns-repeated="2"/>
          <table:table-cell table:formula="of:=[.D68]/903.3" office:value-type="float" office:value="0.00730654267685154" calcext:value-type="float">
            <text:p>0.00730654267685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8]+0.1" office:value-type="float" office:value="6.69999999999999" calcext:value-type="float">
            <text:p>6.69999999999999</text:p>
          </table:table-cell>
          <table:table-cell table:formula="of:=[.D69]/903.3" office:value-type="float" office:value="0.00741724786892504" calcext:value-type="float">
            <text:p>0.007417247868925</text:p>
          </table:table-cell>
          <table:table-cell table:number-columns-repeated="2"/>
          <table:table-cell table:formula="of:=[.D69]/903.3" office:value-type="float" office:value="0.00741724786892504" calcext:value-type="float">
            <text:p>0.00741724786892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69]+0.1" office:value-type="float" office:value="6.79999999999999" calcext:value-type="float">
            <text:p>6.79999999999999</text:p>
          </table:table-cell>
          <table:table-cell table:formula="of:=[.D70]/903.3" office:value-type="float" office:value="0.00752795306099855" calcext:value-type="float">
            <text:p>0.007527953060999</text:p>
          </table:table-cell>
          <table:table-cell table:number-columns-repeated="2"/>
          <table:table-cell table:formula="of:=[.D70]/903.3" office:value-type="float" office:value="0.00752795306099855" calcext:value-type="float">
            <text:p>0.00752795306099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0]+0.1" office:value-type="float" office:value="6.89999999999999" calcext:value-type="float">
            <text:p>6.89999999999999</text:p>
          </table:table-cell>
          <table:table-cell table:formula="of:=[.D71]/903.3" office:value-type="float" office:value="0.00763865825307206" calcext:value-type="float">
            <text:p>0.007638658253072</text:p>
          </table:table-cell>
          <table:table-cell table:number-columns-repeated="2"/>
          <table:table-cell table:formula="of:=[.D71]/903.3" office:value-type="float" office:value="0.00763865825307206" calcext:value-type="float">
            <text:p>0.00763865825307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1]+0.1" office:value-type="float" office:value="6.99999999999999" calcext:value-type="float">
            <text:p>6.99999999999999</text:p>
          </table:table-cell>
          <table:table-cell table:formula="of:=[.D72]/903.3" office:value-type="float" office:value="0.00774936344514557" calcext:value-type="float">
            <text:p>0.007749363445146</text:p>
          </table:table-cell>
          <table:table-cell table:number-columns-repeated="2"/>
          <table:table-cell table:formula="of:=[.D72]/903.3" office:value-type="float" office:value="0.00774936344514557" calcext:value-type="float">
            <text:p>0.00774936344514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2]+0.1" office:value-type="float" office:value="7.09999999999999" calcext:value-type="float">
            <text:p>7.09999999999999</text:p>
          </table:table-cell>
          <table:table-cell table:formula="of:=[.D73]/903.3" office:value-type="float" office:value="0.00786006863721908" calcext:value-type="float">
            <text:p>0.007860068637219</text:p>
          </table:table-cell>
          <table:table-cell table:number-columns-repeated="2"/>
          <table:table-cell table:formula="of:=[.D73]/903.3" office:value-type="float" office:value="0.00786006863721908" calcext:value-type="float">
            <text:p>0.00786006863721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3]+0.1" office:value-type="float" office:value="7.19999999999999" calcext:value-type="float">
            <text:p>7.19999999999999</text:p>
          </table:table-cell>
          <table:table-cell table:formula="of:=[.D74]/903.3" office:value-type="float" office:value="0.00797077382929258" calcext:value-type="float">
            <text:p>0.007970773829293</text:p>
          </table:table-cell>
          <table:table-cell table:number-columns-repeated="2"/>
          <table:table-cell table:formula="of:=[.D74]/903.3" office:value-type="float" office:value="0.00797077382929258" calcext:value-type="float">
            <text:p>0.00797077382929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4]+0.1" office:value-type="float" office:value="7.29999999999999" calcext:value-type="float">
            <text:p>7.29999999999999</text:p>
          </table:table-cell>
          <table:table-cell table:formula="of:=[.D75]/903.3" office:value-type="float" office:value="0.00808147902136609" calcext:value-type="float">
            <text:p>0.008081479021366</text:p>
          </table:table-cell>
          <table:table-cell table:number-columns-repeated="2"/>
          <table:table-cell table:formula="of:=[.D75]/903.3" office:value-type="float" office:value="0.00808147902136609" calcext:value-type="float">
            <text:p>0.00808147902136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5]+0.1" office:value-type="float" office:value="7.39999999999999" calcext:value-type="float">
            <text:p>7.39999999999999</text:p>
          </table:table-cell>
          <table:table-cell table:formula="of:=[.D76]/903.3" office:value-type="float" office:value="0.0081921842134396" calcext:value-type="float">
            <text:p>0.00819218421344</text:p>
          </table:table-cell>
          <table:table-cell table:number-columns-repeated="2"/>
          <table:table-cell table:formula="of:=[.D76]/903.3" office:value-type="float" office:value="0.0081921842134396" calcext:value-type="float">
            <text:p>0.0081921842134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6]+0.1" office:value-type="float" office:value="7.49999999999999" calcext:value-type="float">
            <text:p>7.49999999999999</text:p>
          </table:table-cell>
          <table:table-cell table:formula="of:=[.D77]/903.3" office:value-type="float" office:value="0.00830288940551311" calcext:value-type="float">
            <text:p>0.008302889405513</text:p>
          </table:table-cell>
          <table:table-cell table:number-columns-repeated="2"/>
          <table:table-cell table:formula="of:=[.D77]/903.3" office:value-type="float" office:value="0.00830288940551311" calcext:value-type="float">
            <text:p>0.0083028894055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7]+0.1" office:value-type="float" office:value="7.59999999999999" calcext:value-type="float">
            <text:p>7.59999999999999</text:p>
          </table:table-cell>
          <table:table-cell table:formula="of:=[.D78]/903.3" office:value-type="float" office:value="0.00841359459758661" calcext:value-type="float">
            <text:p>0.008413594597587</text:p>
          </table:table-cell>
          <table:table-cell table:number-columns-repeated="2"/>
          <table:table-cell table:formula="of:=[.D78]/903.3" office:value-type="float" office:value="0.00841359459758661" calcext:value-type="float">
            <text:p>0.00841359459758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8]+0.1" office:value-type="float" office:value="7.69999999999999" calcext:value-type="float">
            <text:p>7.69999999999999</text:p>
          </table:table-cell>
          <table:table-cell table:formula="of:=[.D79]/903.3" office:value-type="float" office:value="0.00852429978966012" calcext:value-type="float">
            <text:p>0.00852429978966</text:p>
          </table:table-cell>
          <table:table-cell table:number-columns-repeated="2"/>
          <table:table-cell table:formula="of:=[.D79]/903.3" office:value-type="float" office:value="0.00852429978966012" calcext:value-type="float">
            <text:p>0.00852429978966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79]+0.1" office:value-type="float" office:value="7.79999999999999" calcext:value-type="float">
            <text:p>7.79999999999999</text:p>
          </table:table-cell>
          <table:table-cell table:formula="of:=[.D80]/903.3" office:value-type="float" office:value="0.00863500498173363" calcext:value-type="float">
            <text:p>0.008635004981734</text:p>
          </table:table-cell>
          <table:table-cell table:number-columns-repeated="2"/>
          <table:table-cell table:formula="of:=[.D80]/903.3" office:value-type="float" office:value="0.00863500498173363" calcext:value-type="float">
            <text:p>0.00863500498173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80]+0.1" office:value-type="float" office:value="7.89999999999999" calcext:value-type="float">
            <text:p>7.89999999999999</text:p>
          </table:table-cell>
          <table:table-cell table:formula="of:=[.D81]/903.3" office:value-type="float" office:value="0.00874571017380714" calcext:value-type="float">
            <text:p>0.008745710173807</text:p>
          </table:table-cell>
          <table:table-cell/>
          <table:table-cell office:value-type="string" calcext:value-type="string">
            <text:p>m</text:p>
          </table:table-cell>
          <table:table-cell table:formula="of:=[.D81]/903.3" office:value-type="float" office:value="0.00874571017380714" calcext:value-type="float">
            <text:p>0.00874571017380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81]+0.1" office:value-type="float" office:value="7.99999999999999" calcext:value-type="float">
            <text:p>7.99999999999999</text:p>
          </table:table-cell>
          <table:table-cell table:formula="of:=[.D82]/903.3" office:value-type="float" office:value="0.00885641536588065" calcext:value-type="float">
            <text:p>0.008856415365881</text:p>
          </table:table-cell>
          <table:table-cell/>
          <table:table-cell table:style-name="ce2" office:value-type="float" office:value="0.0013522" calcext:value-type="float">
            <text:p>0.0013522</text:p>
          </table:table-cell>
          <table:table-cell table:style-name="ce2" office:value-type="float" office:value="-0.0021653867" calcext:value-type="float">
            <text:p>-0.0021653867</text:p>
          </table:table-cell>
          <table:table-cell table:formula="of:=[.G82]*[.D82]+[.H82]" office:value-type="float" office:value="0.00865221329999998" calcext:value-type="float">
            <text:p>0.0086522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2]+0.1" office:value-type="float" office:value="8.09999999999999" calcext:value-type="float">
            <text:p>8.09999999999999</text:p>
          </table:table-cell>
          <table:table-cell table:formula="of:=(([.D83]+16)/116)^3" office:value-type="float" office:value="0.00896761923920618" calcext:value-type="float">
            <text:p>0.008967619239206</text:p>
          </table:table-cell>
          <table:table-cell/>
          <table:table-cell table:formula="of:=[.G82]" office:value-type="float" office:value="0.0013522" calcext:value-type="float">
            <text:p>0.0013522</text:p>
          </table:table-cell>
          <table:table-cell table:formula="of:=[.H82]" office:value-type="float" office:value="-0.0021653867" calcext:value-type="float">
            <text:p>-0.0021653867</text:p>
          </table:table-cell>
          <table:table-cell table:formula="of:=[.G83]*[.D83]+[.H83]" office:value-type="float" office:value="0.00878743329999998" calcext:value-type="float">
            <text:p>0.0087874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3]+0.1" office:value-type="float" office:value="8.19999999999999" calcext:value-type="float">
            <text:p>8.19999999999999</text:p>
          </table:table-cell>
          <table:table-cell table:formula="of:=(([.D84]+16)/116)^3" office:value-type="float" office:value="0.0090797131903727" calcext:value-type="float">
            <text:p>0.009079713190373</text:p>
          </table:table-cell>
          <table:table-cell/>
          <table:table-cell table:formula="of:=[.G83]" office:value-type="float" office:value="0.0013522" calcext:value-type="float">
            <text:p>0.0013522</text:p>
          </table:table-cell>
          <table:table-cell table:formula="of:=[.H83]" office:value-type="float" office:value="-0.0021653867" calcext:value-type="float">
            <text:p>-0.0021653867</text:p>
          </table:table-cell>
          <table:table-cell table:formula="of:=[.G84]*[.D84]+[.H84]" office:value-type="float" office:value="0.00892265329999998" calcext:value-type="float">
            <text:p>0.0089226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4]+0.1" office:value-type="float" office:value="8.29999999999999" calcext:value-type="float">
            <text:p>8.29999999999999</text:p>
          </table:table-cell>
          <table:table-cell table:formula="of:=(([.D85]+16)/116)^3" office:value-type="float" office:value="0.00919273737648119" calcext:value-type="float">
            <text:p>0.009192737376481</text:p>
          </table:table-cell>
          <table:table-cell/>
          <table:table-cell table:formula="of:=[.G84]" office:value-type="float" office:value="0.0013522" calcext:value-type="float">
            <text:p>0.0013522</text:p>
          </table:table-cell>
          <table:table-cell table:formula="of:=[.H84]" office:value-type="float" office:value="-0.0021653867" calcext:value-type="float">
            <text:p>-0.0021653867</text:p>
          </table:table-cell>
          <table:table-cell table:formula="of:=[.G85]*[.D85]+[.H85]" office:value-type="float" office:value="0.00905787329999998" calcext:value-type="float">
            <text:p>0.0090578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5]+0.1" office:value-type="float" office:value="8.39999999999999" calcext:value-type="float">
            <text:p>8.39999999999999</text:p>
          </table:table-cell>
          <table:table-cell table:formula="of:=(([.D86]+16)/116)^3" office:value-type="float" office:value="0.0093066956414777" calcext:value-type="float">
            <text:p>0.009306695641478</text:p>
          </table:table-cell>
          <table:table-cell/>
          <table:table-cell table:formula="of:=[.G85]" office:value-type="float" office:value="0.0013522" calcext:value-type="float">
            <text:p>0.0013522</text:p>
          </table:table-cell>
          <table:table-cell table:formula="of:=[.H85]" office:value-type="float" office:value="-0.0021653867" calcext:value-type="float">
            <text:p>-0.0021653867</text:p>
          </table:table-cell>
          <table:table-cell table:formula="of:=[.G86]*[.D86]+[.H86]" office:value-type="float" office:value="0.00919309329999998" calcext:value-type="float">
            <text:p>0.0091930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6]+0.1" office:value-type="float" office:value="8.49999999999999" calcext:value-type="float">
            <text:p>8.49999999999999</text:p>
          </table:table-cell>
          <table:table-cell table:formula="of:=(([.D87]+16)/116)^3" office:value-type="float" office:value="0.00942159182930828" calcext:value-type="float">
            <text:p>0.009421591829308</text:p>
          </table:table-cell>
          <table:table-cell/>
          <table:table-cell table:formula="of:=[.G86]" office:value-type="float" office:value="0.0013522" calcext:value-type="float">
            <text:p>0.0013522</text:p>
          </table:table-cell>
          <table:table-cell table:formula="of:=[.H86]" office:value-type="float" office:value="-0.0021653867" calcext:value-type="float">
            <text:p>-0.0021653867</text:p>
          </table:table-cell>
          <table:table-cell table:formula="of:=[.G87]*[.D87]+[.H87]" office:value-type="float" office:value="0.00932831329999998" calcext:value-type="float">
            <text:p>0.0093283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7]+0.1" office:value-type="float" office:value="8.59999999999999" calcext:value-type="float">
            <text:p>8.59999999999999</text:p>
          </table:table-cell>
          <table:table-cell table:formula="of:=(([.D88]+16)/116)^3" office:value-type="float" office:value="0.00953742978391897" calcext:value-type="float">
            <text:p>0.009537429783919</text:p>
          </table:table-cell>
          <table:table-cell/>
          <table:table-cell table:formula="of:=[.G87]" office:value-type="float" office:value="0.0013522" calcext:value-type="float">
            <text:p>0.0013522</text:p>
          </table:table-cell>
          <table:table-cell table:formula="of:=[.H87]" office:value-type="float" office:value="-0.0021653867" calcext:value-type="float">
            <text:p>-0.0021653867</text:p>
          </table:table-cell>
          <table:table-cell table:formula="of:=[.G88]*[.D88]+[.H88]" office:value-type="float" office:value="0.00946353329999998" calcext:value-type="float">
            <text:p>0.0094635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8]+0.1" office:value-type="float" office:value="8.69999999999999" calcext:value-type="float">
            <text:p>8.69999999999999</text:p>
          </table:table-cell>
          <table:table-cell table:formula="of:=(([.D89]+16)/116)^3" office:value-type="float" office:value="0.00965421334925579" calcext:value-type="float">
            <text:p>0.009654213349256</text:p>
          </table:table-cell>
          <table:table-cell/>
          <table:table-cell table:formula="of:=[.G88]" office:value-type="float" office:value="0.0013522" calcext:value-type="float">
            <text:p>0.0013522</text:p>
          </table:table-cell>
          <table:table-cell table:formula="of:=[.H88]" office:value-type="float" office:value="-0.0021653867" calcext:value-type="float">
            <text:p>-0.0021653867</text:p>
          </table:table-cell>
          <table:table-cell table:formula="of:=[.G89]*[.D89]+[.H89]" office:value-type="float" office:value="0.00959875329999998" calcext:value-type="float">
            <text:p>0.0095987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89]+0.1" office:value-type="float" office:value="8.79999999999999" calcext:value-type="float">
            <text:p>8.79999999999999</text:p>
          </table:table-cell>
          <table:table-cell table:formula="of:=(([.D90]+16)/116)^3" office:value-type="float" office:value="0.00977194636926481" calcext:value-type="float">
            <text:p>0.009771946369265</text:p>
          </table:table-cell>
          <table:table-cell/>
          <table:table-cell table:formula="of:=[.G89]" office:value-type="float" office:value="0.0013522" calcext:value-type="float">
            <text:p>0.0013522</text:p>
          </table:table-cell>
          <table:table-cell table:formula="of:=[.H89]" office:value-type="float" office:value="-0.0021653867" calcext:value-type="float">
            <text:p>-0.0021653867</text:p>
          </table:table-cell>
          <table:table-cell table:formula="of:=[.G90]*[.D90]+[.H90]" office:value-type="float" office:value="0.00973397329999998" calcext:value-type="float">
            <text:p>0.0097339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0]+0.1" office:value-type="float" office:value="8.89999999999998" calcext:value-type="float">
            <text:p>8.89999999999998</text:p>
          </table:table-cell>
          <table:table-cell table:formula="of:=(([.D91]+16)/116)^3" office:value-type="float" office:value="0.00989063268789206" calcext:value-type="float">
            <text:p>0.009890632687892</text:p>
          </table:table-cell>
          <table:table-cell/>
          <table:table-cell table:formula="of:=[.G90]" office:value-type="float" office:value="0.0013522" calcext:value-type="float">
            <text:p>0.0013522</text:p>
          </table:table-cell>
          <table:table-cell table:formula="of:=[.H90]" office:value-type="float" office:value="-0.0021653867" calcext:value-type="float">
            <text:p>-0.0021653867</text:p>
          </table:table-cell>
          <table:table-cell table:formula="of:=[.G91]*[.D91]+[.H91]" office:value-type="float" office:value="0.00986919329999998" calcext:value-type="float">
            <text:p>0.0098691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1]+0.1" office:value-type="float" office:value="8.99999999999998" calcext:value-type="float">
            <text:p>8.99999999999998</text:p>
          </table:table-cell>
          <table:table-cell table:formula="of:=(([.D92]+16)/116)^3" office:value-type="float" office:value="0.0100102761490836" calcext:value-type="float">
            <text:p>0.010010276149084</text:p>
          </table:table-cell>
          <table:table-cell/>
          <table:table-cell table:formula="of:=[.G91]" office:value-type="float" office:value="0.0013522" calcext:value-type="float">
            <text:p>0.0013522</text:p>
          </table:table-cell>
          <table:table-cell table:formula="of:=[.H91]" office:value-type="float" office:value="-0.0021653867" calcext:value-type="float">
            <text:p>-0.0021653867</text:p>
          </table:table-cell>
          <table:table-cell table:formula="of:=[.G92]*[.D92]+[.H92]" office:value-type="float" office:value="0.0100044133" calcext:value-type="float">
            <text:p>0.0100044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2]+0.1" office:value-type="float" office:value="9.09999999999998" calcext:value-type="float">
            <text:p>9.09999999999998</text:p>
          </table:table-cell>
          <table:table-cell table:formula="of:=(([.D93]+16)/116)^3" office:value-type="float" office:value="0.0101308805967854" calcext:value-type="float">
            <text:p>0.010130880596786</text:p>
          </table:table-cell>
          <table:table-cell/>
          <table:table-cell table:formula="of:=[.G92]" office:value-type="float" office:value="0.0013522" calcext:value-type="float">
            <text:p>0.0013522</text:p>
          </table:table-cell>
          <table:table-cell table:formula="of:=[.H92]" office:value-type="float" office:value="-0.0021653867" calcext:value-type="float">
            <text:p>-0.0021653867</text:p>
          </table:table-cell>
          <table:table-cell table:formula="of:=[.G93]*[.D93]+[.H93]" office:value-type="float" office:value="0.0101396333" calcext:value-type="float">
            <text:p>0.0101396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3]+0.1" office:value-type="float" office:value="9.19999999999998" calcext:value-type="float">
            <text:p>9.19999999999998</text:p>
          </table:table-cell>
          <table:table-cell table:formula="of:=(([.D94]+16)/116)^3" office:value-type="float" office:value="0.0102524498749436" calcext:value-type="float">
            <text:p>0.010252449874944</text:p>
          </table:table-cell>
          <table:table-cell/>
          <table:table-cell table:formula="of:=[.G93]" office:value-type="float" office:value="0.0013522" calcext:value-type="float">
            <text:p>0.0013522</text:p>
          </table:table-cell>
          <table:table-cell table:formula="of:=[.H93]" office:value-type="float" office:value="-0.0021653867" calcext:value-type="float">
            <text:p>-0.0021653867</text:p>
          </table:table-cell>
          <table:table-cell table:formula="of:=[.G94]*[.D94]+[.H94]" office:value-type="float" office:value="0.0102748533" calcext:value-type="float">
            <text:p>0.0102748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4]+0.1" office:value-type="float" office:value="9.29999999999998" calcext:value-type="float">
            <text:p>9.29999999999998</text:p>
          </table:table-cell>
          <table:table-cell table:formula="of:=(([.D95]+16)/116)^3" office:value-type="float" office:value="0.0103749878275042" calcext:value-type="float">
            <text:p>0.010374987827504</text:p>
          </table:table-cell>
          <table:table-cell/>
          <table:table-cell table:formula="of:=[.G94]" office:value-type="float" office:value="0.0013522" calcext:value-type="float">
            <text:p>0.0013522</text:p>
          </table:table-cell>
          <table:table-cell table:formula="of:=[.H94]" office:value-type="float" office:value="-0.0021653867" calcext:value-type="float">
            <text:p>-0.0021653867</text:p>
          </table:table-cell>
          <table:table-cell table:formula="of:=[.G95]*[.D95]+[.H95]" office:value-type="float" office:value="0.0104100733" calcext:value-type="float">
            <text:p>0.0104100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5]+0.1" office:value-type="float" office:value="9.39999999999998" calcext:value-type="float">
            <text:p>9.39999999999998</text:p>
          </table:table-cell>
          <table:table-cell table:formula="of:=(([.D96]+16)/116)^3" office:value-type="float" office:value="0.0104984982984132" calcext:value-type="float">
            <text:p>0.010498498298413</text:p>
          </table:table-cell>
          <table:table-cell/>
          <table:table-cell table:formula="of:=[.G95]" office:value-type="float" office:value="0.0013522" calcext:value-type="float">
            <text:p>0.0013522</text:p>
          </table:table-cell>
          <table:table-cell table:formula="of:=[.H95]" office:value-type="float" office:value="-0.0021653867" calcext:value-type="float">
            <text:p>-0.0021653867</text:p>
          </table:table-cell>
          <table:table-cell table:formula="of:=[.G96]*[.D96]+[.H96]" office:value-type="float" office:value="0.0105452933" calcext:value-type="float">
            <text:p>0.0105452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6]+0.1" office:value-type="float" office:value="9.49999999999998" calcext:value-type="float">
            <text:p>9.49999999999998</text:p>
          </table:table-cell>
          <table:table-cell table:formula="of:=(([.D97]+16)/116)^3" office:value-type="float" office:value="0.0106229851316167" calcext:value-type="float">
            <text:p>0.010622985131617</text:p>
          </table:table-cell>
          <table:table-cell/>
          <table:table-cell table:formula="of:=[.G96]" office:value-type="float" office:value="0.0013522" calcext:value-type="float">
            <text:p>0.0013522</text:p>
          </table:table-cell>
          <table:table-cell table:formula="of:=[.H96]" office:value-type="float" office:value="-0.0021653867" calcext:value-type="float">
            <text:p>-0.0021653867</text:p>
          </table:table-cell>
          <table:table-cell table:formula="of:=[.G97]*[.D97]+[.H97]" office:value-type="float" office:value="0.0106805133" calcext:value-type="float">
            <text:p>0.0106805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7]+0.1" office:value-type="float" office:value="9.59999999999998" calcext:value-type="float">
            <text:p>9.59999999999998</text:p>
          </table:table-cell>
          <table:table-cell table:formula="of:=(([.D98]+16)/116)^3" office:value-type="float" office:value="0.0107484521710607" calcext:value-type="float">
            <text:p>0.010748452171061</text:p>
          </table:table-cell>
          <table:table-cell/>
          <table:table-cell table:formula="of:=[.G97]" office:value-type="float" office:value="0.0013522" calcext:value-type="float">
            <text:p>0.0013522</text:p>
          </table:table-cell>
          <table:table-cell table:formula="of:=[.H97]" office:value-type="float" office:value="-0.0021653867" calcext:value-type="float">
            <text:p>-0.0021653867</text:p>
          </table:table-cell>
          <table:table-cell table:formula="of:=[.G98]*[.D98]+[.H98]" office:value-type="float" office:value="0.0108157333" calcext:value-type="float">
            <text:p>0.0108157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8]+0.1" office:value-type="float" office:value="9.69999999999998" calcext:value-type="float">
            <text:p>9.69999999999998</text:p>
          </table:table-cell>
          <table:table-cell table:formula="of:=(([.D99]+16)/116)^3" office:value-type="float" office:value="0.0108749032606913" calcext:value-type="float">
            <text:p>0.010874903260691</text:p>
          </table:table-cell>
          <table:table-cell/>
          <table:table-cell table:formula="of:=[.G98]" office:value-type="float" office:value="0.0013522" calcext:value-type="float">
            <text:p>0.0013522</text:p>
          </table:table-cell>
          <table:table-cell table:formula="of:=[.H98]" office:value-type="float" office:value="-0.0021653867" calcext:value-type="float">
            <text:p>-0.0021653867</text:p>
          </table:table-cell>
          <table:table-cell table:formula="of:=[.G99]*[.D99]+[.H99]" office:value-type="float" office:value="0.0109509533" calcext:value-type="float">
            <text:p>0.0109509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99]+0.1" office:value-type="float" office:value="9.79999999999998" calcext:value-type="float">
            <text:p>9.79999999999998</text:p>
          </table:table-cell>
          <table:table-cell table:formula="of:=(([.D100]+16)/116)^3" office:value-type="float" office:value="0.0110023422444544" calcext:value-type="float">
            <text:p>0.011002342244455</text:p>
          </table:table-cell>
          <table:table-cell/>
          <table:table-cell table:formula="of:=[.G99]" office:value-type="float" office:value="0.0013522" calcext:value-type="float">
            <text:p>0.0013522</text:p>
          </table:table-cell>
          <table:table-cell table:formula="of:=[.H99]" office:value-type="float" office:value="-0.0021653867" calcext:value-type="float">
            <text:p>-0.0021653867</text:p>
          </table:table-cell>
          <table:table-cell table:formula="of:=[.G100]*[.D100]+[.H100]" office:value-type="float" office:value="0.0110861733" calcext:value-type="float">
            <text:p>0.0110861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0]+0.1" office:value-type="float" office:value="9.89999999999998" calcext:value-type="float">
            <text:p>9.89999999999998</text:p>
          </table:table-cell>
          <table:table-cell table:formula="of:=(([.D101]+16)/116)^3" office:value-type="float" office:value="0.0111307729662963" calcext:value-type="float">
            <text:p>0.011130772966296</text:p>
          </table:table-cell>
          <table:table-cell/>
          <table:table-cell table:formula="of:=[.G100]" office:value-type="float" office:value="0.0013522" calcext:value-type="float">
            <text:p>0.0013522</text:p>
          </table:table-cell>
          <table:table-cell table:formula="of:=[.H100]" office:value-type="float" office:value="-0.0021653867" calcext:value-type="float">
            <text:p>-0.0021653867</text:p>
          </table:table-cell>
          <table:table-cell table:formula="of:=[.G101]*[.D101]+[.H101]" office:value-type="float" office:value="0.0112213933" calcext:value-type="float">
            <text:p>0.0112213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1]+0.1" office:value-type="float" office:value="9.99999999999998" calcext:value-type="float">
            <text:p>9.99999999999998</text:p>
          </table:table-cell>
          <table:table-cell table:formula="of:=(([.D102]+16)/116)^3" office:value-type="float" office:value="0.0112601992701628" calcext:value-type="float">
            <text:p>0.011260199270163</text:p>
          </table:table-cell>
          <table:table-cell/>
          <table:table-cell table:formula="of:=[.G101]" office:value-type="float" office:value="0.0013522" calcext:value-type="float">
            <text:p>0.0013522</text:p>
          </table:table-cell>
          <table:table-cell table:formula="of:=[.H101]" office:value-type="float" office:value="-0.0021653867" calcext:value-type="float">
            <text:p>-0.0021653867</text:p>
          </table:table-cell>
          <table:table-cell table:formula="of:=[.G102]*[.D102]+[.H102]" office:value-type="float" office:value="0.0113566133" calcext:value-type="float">
            <text:p>0.0113566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2]+0.1" office:value-type="float" office:value="10.1" calcext:value-type="float">
            <text:p>10.1</text:p>
          </table:table-cell>
          <table:table-cell table:formula="of:=(([.D103]+16)/116)^3" office:value-type="float" office:value="0.011390625" calcext:value-type="float">
            <text:p>0.011390625</text:p>
          </table:table-cell>
          <table:table-cell/>
          <table:table-cell table:formula="of:=[.G102]" office:value-type="float" office:value="0.0013522" calcext:value-type="float">
            <text:p>0.0013522</text:p>
          </table:table-cell>
          <table:table-cell table:formula="of:=[.H102]" office:value-type="float" office:value="-0.0021653867" calcext:value-type="float">
            <text:p>-0.0021653867</text:p>
          </table:table-cell>
          <table:table-cell table:formula="of:=[.G103]*[.D103]+[.H103]" office:value-type="float" office:value="0.0114918333" calcext:value-type="float">
            <text:p>0.0114918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3]+0.1" office:value-type="float" office:value="10.2" calcext:value-type="float">
            <text:p>10.2</text:p>
          </table:table-cell>
          <table:table-cell table:formula="of:=(([.D104]+16)/116)^3" office:value-type="float" office:value="0.011522053999754" calcext:value-type="float">
            <text:p>0.011522053999754</text:p>
          </table:table-cell>
          <table:table-cell/>
          <table:table-cell table:formula="of:=[.G103]" office:value-type="float" office:value="0.0013522" calcext:value-type="float">
            <text:p>0.0013522</text:p>
          </table:table-cell>
          <table:table-cell table:formula="of:=[.H103]" office:value-type="float" office:value="-0.0021653867" calcext:value-type="float">
            <text:p>-0.0021653867</text:p>
          </table:table-cell>
          <table:table-cell table:formula="of:=[.G104]*[.D104]+[.H104]" office:value-type="float" office:value="0.0116270533" calcext:value-type="float">
            <text:p>0.0116270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4]+0.1" office:value-type="float" office:value="10.3" calcext:value-type="float">
            <text:p>10.3</text:p>
          </table:table-cell>
          <table:table-cell table:formula="of:=(([.D105]+16)/116)^3" office:value-type="float" office:value="0.0116544901133708" calcext:value-type="float">
            <text:p>0.011654490113371</text:p>
          </table:table-cell>
          <table:table-cell/>
          <table:table-cell table:formula="of:=[.G104]" office:value-type="float" office:value="0.0013522" calcext:value-type="float">
            <text:p>0.0013522</text:p>
          </table:table-cell>
          <table:table-cell table:formula="of:=[.H104]" office:value-type="float" office:value="-0.0021653867" calcext:value-type="float">
            <text:p>-0.0021653867</text:p>
          </table:table-cell>
          <table:table-cell table:formula="of:=[.G105]*[.D105]+[.H105]" office:value-type="float" office:value="0.0117622733" calcext:value-type="float">
            <text:p>0.0117622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5]+0.1" office:value-type="float" office:value="10.4" calcext:value-type="float">
            <text:p>10.4</text:p>
          </table:table-cell>
          <table:table-cell table:formula="of:=(([.D106]+16)/116)^3" office:value-type="float" office:value="0.0117879371847964" calcext:value-type="float">
            <text:p>0.011787937184796</text:p>
          </table:table-cell>
          <table:table-cell/>
          <table:table-cell table:formula="of:=[.G105]" office:value-type="float" office:value="0.0013522" calcext:value-type="float">
            <text:p>0.0013522</text:p>
          </table:table-cell>
          <table:table-cell table:formula="of:=[.H105]" office:value-type="float" office:value="-0.0021653867" calcext:value-type="float">
            <text:p>-0.0021653867</text:p>
          </table:table-cell>
          <table:table-cell table:formula="of:=[.G106]*[.D106]+[.H106]" office:value-type="float" office:value="0.0118974933" calcext:value-type="float">
            <text:p>0.0118974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6]+0.1" office:value-type="float" office:value="10.5" calcext:value-type="float">
            <text:p>10.5</text:p>
          </table:table-cell>
          <table:table-cell table:formula="of:=(([.D107]+16)/116)^3" office:value-type="float" office:value="0.0119223990579769" calcext:value-type="float">
            <text:p>0.011922399057977</text:p>
          </table:table-cell>
          <table:table-cell/>
          <table:table-cell table:formula="of:=[.G106]" office:value-type="float" office:value="0.0013522" calcext:value-type="float">
            <text:p>0.0013522</text:p>
          </table:table-cell>
          <table:table-cell table:formula="of:=[.H106]" office:value-type="float" office:value="-0.0021653867" calcext:value-type="float">
            <text:p>-0.0021653867</text:p>
          </table:table-cell>
          <table:table-cell table:formula="of:=[.G107]*[.D107]+[.H107]" office:value-type="float" office:value="0.0120327133" calcext:value-type="float">
            <text:p>0.0120327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7]+0.1" office:value-type="float" office:value="10.6" calcext:value-type="float">
            <text:p>10.6</text:p>
          </table:table-cell>
          <table:table-cell table:formula="of:=(([.D108]+16)/116)^3" office:value-type="float" office:value="0.0120578795768584" calcext:value-type="float">
            <text:p>0.012057879576858</text:p>
          </table:table-cell>
          <table:table-cell/>
          <table:table-cell table:formula="of:=[.G107]" office:value-type="float" office:value="0.0013522" calcext:value-type="float">
            <text:p>0.0013522</text:p>
          </table:table-cell>
          <table:table-cell table:formula="of:=[.H107]" office:value-type="float" office:value="-0.0021653867" calcext:value-type="float">
            <text:p>-0.0021653867</text:p>
          </table:table-cell>
          <table:table-cell table:formula="of:=[.G108]*[.D108]+[.H108]" office:value-type="float" office:value="0.0121679333" calcext:value-type="float">
            <text:p>0.0121679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8]+0.1" office:value-type="float" office:value="10.7" calcext:value-type="float">
            <text:p>10.7</text:p>
          </table:table-cell>
          <table:table-cell table:formula="of:=(([.D109]+16)/116)^3" office:value-type="float" office:value="0.0121943825853868" calcext:value-type="float">
            <text:p>0.012194382585387</text:p>
          </table:table-cell>
          <table:table-cell/>
          <table:table-cell table:formula="of:=[.G108]" office:value-type="float" office:value="0.0013522" calcext:value-type="float">
            <text:p>0.0013522</text:p>
          </table:table-cell>
          <table:table-cell table:formula="of:=[.H108]" office:value-type="float" office:value="-0.0021653867" calcext:value-type="float">
            <text:p>-0.0021653867</text:p>
          </table:table-cell>
          <table:table-cell table:formula="of:=[.G109]*[.D109]+[.H109]" office:value-type="float" office:value="0.0123031533" calcext:value-type="float">
            <text:p>0.0123031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09]+0.1" office:value-type="float" office:value="10.8" calcext:value-type="float">
            <text:p>10.8</text:p>
          </table:table-cell>
          <table:table-cell table:formula="of:=(([.D110]+16)/116)^3" office:value-type="float" office:value="0.0123319119275083" calcext:value-type="float">
            <text:p>0.012331911927508</text:p>
          </table:table-cell>
          <table:table-cell/>
          <table:table-cell table:formula="of:=[.G109]" office:value-type="float" office:value="0.0013522" calcext:value-type="float">
            <text:p>0.0013522</text:p>
          </table:table-cell>
          <table:table-cell table:formula="of:=[.H109]" office:value-type="float" office:value="-0.0021653867" calcext:value-type="float">
            <text:p>-0.0021653867</text:p>
          </table:table-cell>
          <table:table-cell table:formula="of:=[.G110]*[.D110]+[.H110]" office:value-type="float" office:value="0.0124383733" calcext:value-type="float">
            <text:p>0.0124383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0]+0.1" office:value-type="float" office:value="10.9" calcext:value-type="float">
            <text:p>10.9</text:p>
          </table:table-cell>
          <table:table-cell table:formula="of:=(([.D111]+16)/116)^3" office:value-type="float" office:value="0.0124704714471688" calcext:value-type="float">
            <text:p>0.012470471447169</text:p>
          </table:table-cell>
          <table:table-cell/>
          <table:table-cell table:formula="of:=[.G110]" office:value-type="float" office:value="0.0013522" calcext:value-type="float">
            <text:p>0.0013522</text:p>
          </table:table-cell>
          <table:table-cell table:formula="of:=[.H110]" office:value-type="float" office:value="-0.0021653867" calcext:value-type="float">
            <text:p>-0.0021653867</text:p>
          </table:table-cell>
          <table:table-cell table:formula="of:=[.G111]*[.D111]+[.H111]" office:value-type="float" office:value="0.0125735933" calcext:value-type="float">
            <text:p>0.0125735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1]+0.1" office:value-type="float" office:value="11" calcext:value-type="float">
            <text:p>11</text:p>
          </table:table-cell>
          <table:table-cell table:formula="of:=(([.D112]+16)/116)^3" office:value-type="float" office:value="0.0126100649883144" calcext:value-type="float">
            <text:p>0.012610064988314</text:p>
          </table:table-cell>
          <table:table-cell/>
          <table:table-cell table:formula="of:=[.G111]" office:value-type="float" office:value="0.0013522" calcext:value-type="float">
            <text:p>0.0013522</text:p>
          </table:table-cell>
          <table:table-cell table:formula="of:=[.H111]" office:value-type="float" office:value="-0.0021653867" calcext:value-type="float">
            <text:p>-0.0021653867</text:p>
          </table:table-cell>
          <table:table-cell table:formula="of:=[.G112]*[.D112]+[.H112]" office:value-type="float" office:value="0.0127088133" calcext:value-type="float">
            <text:p>0.0127088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2]+0.1" office:value-type="float" office:value="11.1" calcext:value-type="float">
            <text:p>11.1</text:p>
          </table:table-cell>
          <table:table-cell table:formula="of:=(([.D113]+16)/116)^3" office:value-type="float" office:value="0.0127506963948911" calcext:value-type="float">
            <text:p>0.012750696394891</text:p>
          </table:table-cell>
          <table:table-cell/>
          <table:table-cell table:formula="of:=[.G112]" office:value-type="float" office:value="0.0013522" calcext:value-type="float">
            <text:p>0.0013522</text:p>
          </table:table-cell>
          <table:table-cell table:formula="of:=[.H112]" office:value-type="float" office:value="-0.0021653867" calcext:value-type="float">
            <text:p>-0.0021653867</text:p>
          </table:table-cell>
          <table:table-cell table:formula="of:=[.G113]*[.D113]+[.H113]" office:value-type="float" office:value="0.0128440333" calcext:value-type="float">
            <text:p>0.0128440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3]+0.1" office:value-type="float" office:value="11.2" calcext:value-type="float">
            <text:p>11.2</text:p>
          </table:table-cell>
          <table:table-cell table:formula="of:=(([.D114]+16)/116)^3" office:value-type="float" office:value="0.012892369510845" calcext:value-type="float">
            <text:p>0.012892369510845</text:p>
          </table:table-cell>
          <table:table-cell/>
          <table:table-cell table:formula="of:=[.G113]" office:value-type="float" office:value="0.0013522" calcext:value-type="float">
            <text:p>0.0013522</text:p>
          </table:table-cell>
          <table:table-cell table:formula="of:=[.H113]" office:value-type="float" office:value="-0.0021653867" calcext:value-type="float">
            <text:p>-0.0021653867</text:p>
          </table:table-cell>
          <table:table-cell table:formula="of:=[.G114]*[.D114]+[.H114]" office:value-type="float" office:value="0.0129792533" calcext:value-type="float">
            <text:p>0.0129792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4]+0.1" office:value-type="float" office:value="11.3" calcext:value-type="float">
            <text:p>11.3</text:p>
          </table:table-cell>
          <table:table-cell table:formula="of:=(([.D115]+16)/116)^3" office:value-type="float" office:value="0.0130350881801222" calcext:value-type="float">
            <text:p>0.013035088180122</text:p>
          </table:table-cell>
          <table:table-cell/>
          <table:table-cell table:formula="of:=[.G114]" office:value-type="float" office:value="0.0013522" calcext:value-type="float">
            <text:p>0.0013522</text:p>
          </table:table-cell>
          <table:table-cell table:formula="of:=[.H114]" office:value-type="float" office:value="-0.0021653867" calcext:value-type="float">
            <text:p>-0.0021653867</text:p>
          </table:table-cell>
          <table:table-cell table:formula="of:=[.G115]*[.D115]+[.H115]" office:value-type="float" office:value="0.0131144733" calcext:value-type="float">
            <text:p>0.0131144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5]+0.1" office:value-type="float" office:value="11.4" calcext:value-type="float">
            <text:p>11.4</text:p>
          </table:table-cell>
          <table:table-cell table:formula="of:=(([.D116]+16)/116)^3" office:value-type="float" office:value="0.0131788562466685" calcext:value-type="float">
            <text:p>0.013178856246669</text:p>
          </table:table-cell>
          <table:table-cell/>
          <table:table-cell table:formula="of:=[.G115]" office:value-type="float" office:value="0.0013522" calcext:value-type="float">
            <text:p>0.0013522</text:p>
          </table:table-cell>
          <table:table-cell table:formula="of:=[.H115]" office:value-type="float" office:value="-0.0021653867" calcext:value-type="float">
            <text:p>-0.0021653867</text:p>
          </table:table-cell>
          <table:table-cell table:formula="of:=[.G116]*[.D116]+[.H116]" office:value-type="float" office:value="0.0132496933" calcext:value-type="float">
            <text:p>0.0132496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6]+0.1" office:value-type="float" office:value="11.5" calcext:value-type="float">
            <text:p>11.5</text:p>
          </table:table-cell>
          <table:table-cell table:formula="of:=(([.D117]+16)/116)^3" office:value-type="float" office:value="0.0133236775544302" calcext:value-type="float">
            <text:p>0.01332367755443</text:p>
          </table:table-cell>
          <table:table-cell/>
          <table:table-cell table:formula="of:=[.G116]" office:value-type="float" office:value="0.0013522" calcext:value-type="float">
            <text:p>0.0013522</text:p>
          </table:table-cell>
          <table:table-cell table:formula="of:=[.H116]" office:value-type="float" office:value="-0.0021653867" calcext:value-type="float">
            <text:p>-0.0021653867</text:p>
          </table:table-cell>
          <table:table-cell table:formula="of:=[.G117]*[.D117]+[.H117]" office:value-type="float" office:value="0.0133849133" calcext:value-type="float">
            <text:p>0.0133849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7]+0.1" office:value-type="float" office:value="11.6" calcext:value-type="float">
            <text:p>11.6</text:p>
          </table:table-cell>
          <table:table-cell table:formula="of:=(([.D118]+16)/116)^3" office:value-type="float" office:value="0.0134695559473533" calcext:value-type="float">
            <text:p>0.013469555947353</text:p>
          </table:table-cell>
          <table:table-cell/>
          <table:table-cell table:formula="of:=[.G117]" office:value-type="float" office:value="0.0013522" calcext:value-type="float">
            <text:p>0.0013522</text:p>
          </table:table-cell>
          <table:table-cell table:formula="of:=[.H117]" office:value-type="float" office:value="-0.0021653867" calcext:value-type="float">
            <text:p>-0.0021653867</text:p>
          </table:table-cell>
          <table:table-cell table:formula="of:=[.G118]*[.D118]+[.H118]" office:value-type="float" office:value="0.0135201333" calcext:value-type="float">
            <text:p>0.0135201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8]+0.1" office:value-type="float" office:value="11.7" calcext:value-type="float">
            <text:p>11.7</text:p>
          </table:table-cell>
          <table:table-cell table:formula="of:=(([.D119]+16)/116)^3" office:value-type="float" office:value="0.0136164952693837" calcext:value-type="float">
            <text:p>0.013616495269384</text:p>
          </table:table-cell>
          <table:table-cell/>
          <table:table-cell table:formula="of:=[.G118]" office:value-type="float" office:value="0.0013522" calcext:value-type="float">
            <text:p>0.0013522</text:p>
          </table:table-cell>
          <table:table-cell table:formula="of:=[.H118]" office:value-type="float" office:value="-0.0021653867" calcext:value-type="float">
            <text:p>-0.0021653867</text:p>
          </table:table-cell>
          <table:table-cell table:formula="of:=[.G119]*[.D119]+[.H119]" office:value-type="float" office:value="0.0136553533" calcext:value-type="float">
            <text:p>0.0136553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19]+0.1" office:value-type="float" office:value="11.8" calcext:value-type="float">
            <text:p>11.8</text:p>
          </table:table-cell>
          <table:table-cell table:formula="of:=(([.D120]+16)/116)^3" office:value-type="float" office:value="0.0137644993644676" calcext:value-type="float">
            <text:p>0.013764499364468</text:p>
          </table:table-cell>
          <table:table-cell/>
          <table:table-cell table:formula="of:=[.G119]" office:value-type="float" office:value="0.0013522" calcext:value-type="float">
            <text:p>0.0013522</text:p>
          </table:table-cell>
          <table:table-cell table:formula="of:=[.H119]" office:value-type="float" office:value="-0.0021653867" calcext:value-type="float">
            <text:p>-0.0021653867</text:p>
          </table:table-cell>
          <table:table-cell table:formula="of:=[.G120]*[.D120]+[.H120]" office:value-type="float" office:value="0.0137905733" calcext:value-type="float">
            <text:p>0.0137905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0]+0.1" office:value-type="float" office:value="11.9" calcext:value-type="float">
            <text:p>11.9</text:p>
          </table:table-cell>
          <table:table-cell table:formula="of:=(([.D121]+16)/116)^3" office:value-type="float" office:value="0.0139135720765509" calcext:value-type="float">
            <text:p>0.013913572076551</text:p>
          </table:table-cell>
          <table:table-cell/>
          <table:table-cell table:formula="of:=[.G120]" office:value-type="float" office:value="0.0013522" calcext:value-type="float">
            <text:p>0.0013522</text:p>
          </table:table-cell>
          <table:table-cell table:formula="of:=[.H120]" office:value-type="float" office:value="-0.0021653867" calcext:value-type="float">
            <text:p>-0.0021653867</text:p>
          </table:table-cell>
          <table:table-cell table:formula="of:=[.G121]*[.D121]+[.H121]" office:value-type="float" office:value="0.0139257933" calcext:value-type="float">
            <text:p>0.0139257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1]+0.1" office:value-type="float" office:value="12" calcext:value-type="float">
            <text:p>12</text:p>
          </table:table-cell>
          <table:table-cell table:formula="of:=(([.D122]+16)/116)^3" office:value-type="float" office:value="0.0140637172495797" calcext:value-type="float">
            <text:p>0.01406371724958</text:p>
          </table:table-cell>
          <table:table-cell/>
          <table:table-cell table:formula="of:=[.G121]" office:value-type="float" office:value="0.0013522" calcext:value-type="float">
            <text:p>0.0013522</text:p>
          </table:table-cell>
          <table:table-cell table:formula="of:=[.H121]" office:value-type="float" office:value="-0.0021653867" calcext:value-type="float">
            <text:p>-0.0021653867</text:p>
          </table:table-cell>
          <table:table-cell table:formula="of:=[.G122]*[.D122]+[.H122]" office:value-type="float" office:value="0.0140610133" calcext:value-type="float">
            <text:p>0.0140610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2]+0.1" office:value-type="float" office:value="12.1" calcext:value-type="float">
            <text:p>12.1</text:p>
          </table:table-cell>
          <table:table-cell table:formula="of:=(([.D123]+16)/116)^3" office:value-type="float" office:value="0.0142149387275001" calcext:value-type="float">
            <text:p>0.0142149387275</text:p>
          </table:table-cell>
          <table:table-cell/>
          <table:table-cell table:formula="of:=[.G122]" office:value-type="float" office:value="0.0013522" calcext:value-type="float">
            <text:p>0.0013522</text:p>
          </table:table-cell>
          <table:table-cell table:formula="of:=[.H122]" office:value-type="float" office:value="-0.0021653867" calcext:value-type="float">
            <text:p>-0.0021653867</text:p>
          </table:table-cell>
          <table:table-cell table:formula="of:=[.G123]*[.D123]+[.H123]" office:value-type="float" office:value="0.0141962333" calcext:value-type="float">
            <text:p>0.0141962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3]+0.1" office:value-type="float" office:value="12.2" calcext:value-type="float">
            <text:p>12.2</text:p>
          </table:table-cell>
          <table:table-cell table:formula="of:=(([.D124]+16)/116)^3" office:value-type="float" office:value="0.014367240354258" calcext:value-type="float">
            <text:p>0.014367240354258</text:p>
          </table:table-cell>
          <table:table-cell/>
          <table:table-cell table:formula="of:=[.G123]" office:value-type="float" office:value="0.0013522" calcext:value-type="float">
            <text:p>0.0013522</text:p>
          </table:table-cell>
          <table:table-cell table:formula="of:=[.H123]" office:value-type="float" office:value="-0.0021653867" calcext:value-type="float">
            <text:p>-0.0021653867</text:p>
          </table:table-cell>
          <table:table-cell table:formula="of:=[.G124]*[.D124]+[.H124]" office:value-type="float" office:value="0.0143314533" calcext:value-type="float">
            <text:p>0.0143314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4]+0.1" office:value-type="float" office:value="12.3" calcext:value-type="float">
            <text:p>12.3</text:p>
          </table:table-cell>
          <table:table-cell table:formula="of:=(([.D125]+16)/116)^3" office:value-type="float" office:value="0.0145206259737996" calcext:value-type="float">
            <text:p>0.0145206259738</text:p>
          </table:table-cell>
          <table:table-cell/>
          <table:table-cell table:formula="of:=[.G124]" office:value-type="float" office:value="0.0013522" calcext:value-type="float">
            <text:p>0.0013522</text:p>
          </table:table-cell>
          <table:table-cell table:formula="of:=[.H124]" office:value-type="float" office:value="-0.0021653867" calcext:value-type="float">
            <text:p>-0.0021653867</text:p>
          </table:table-cell>
          <table:table-cell table:formula="of:=[.G125]*[.D125]+[.H125]" office:value-type="float" office:value="0.0144666733" calcext:value-type="float">
            <text:p>0.0144666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5]+0.1" office:value-type="float" office:value="12.4" calcext:value-type="float">
            <text:p>12.4</text:p>
          </table:table-cell>
          <table:table-cell table:formula="of:=(([.D126]+16)/116)^3" office:value-type="float" office:value="0.0146750994300709" calcext:value-type="float">
            <text:p>0.014675099430071</text:p>
          </table:table-cell>
          <table:table-cell/>
          <table:table-cell table:formula="of:=[.G125]" office:value-type="float" office:value="0.0013522" calcext:value-type="float">
            <text:p>0.0013522</text:p>
          </table:table-cell>
          <table:table-cell table:formula="of:=[.H125]" office:value-type="float" office:value="-0.0021653867" calcext:value-type="float">
            <text:p>-0.0021653867</text:p>
          </table:table-cell>
          <table:table-cell table:formula="of:=[.G126]*[.D126]+[.H126]" office:value-type="float" office:value="0.0146018933" calcext:value-type="float">
            <text:p>0.0146018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6]+0.1" office:value-type="float" office:value="12.5" calcext:value-type="float">
            <text:p>12.5</text:p>
          </table:table-cell>
          <table:table-cell table:formula="of:=(([.D127]+16)/116)^3" office:value-type="float" office:value="0.0148306645670179" calcext:value-type="float">
            <text:p>0.014830664567018</text:p>
          </table:table-cell>
          <table:table-cell/>
          <table:table-cell table:formula="of:=[.G126]" office:value-type="float" office:value="0.0013522" calcext:value-type="float">
            <text:p>0.0013522</text:p>
          </table:table-cell>
          <table:table-cell table:formula="of:=[.H126]" office:value-type="float" office:value="-0.0021653867" calcext:value-type="float">
            <text:p>-0.0021653867</text:p>
          </table:table-cell>
          <table:table-cell table:formula="of:=[.G127]*[.D127]+[.H127]" office:value-type="float" office:value="0.0147371133" calcext:value-type="float">
            <text:p>0.0147371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7]+0.1" office:value-type="float" office:value="12.6" calcext:value-type="float">
            <text:p>12.6</text:p>
          </table:table-cell>
          <table:table-cell table:formula="of:=(([.D128]+16)/116)^3" office:value-type="float" office:value="0.0149873252285866" calcext:value-type="float">
            <text:p>0.014987325228587</text:p>
          </table:table-cell>
          <table:table-cell/>
          <table:table-cell table:formula="of:=[.G127]" office:value-type="float" office:value="0.0013522" calcext:value-type="float">
            <text:p>0.0013522</text:p>
          </table:table-cell>
          <table:table-cell table:formula="of:=[.H127]" office:value-type="float" office:value="-0.0021653867" calcext:value-type="float">
            <text:p>-0.0021653867</text:p>
          </table:table-cell>
          <table:table-cell table:formula="of:=[.G128]*[.D128]+[.H128]" office:value-type="float" office:value="0.0148723333" calcext:value-type="float">
            <text:p>0.0148723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8]+0.1" office:value-type="float" office:value="12.7" calcext:value-type="float">
            <text:p>12.7</text:p>
          </table:table-cell>
          <table:table-cell table:formula="of:=(([.D129]+16)/116)^3" office:value-type="float" office:value="0.0151450852587231" calcext:value-type="float">
            <text:p>0.015145085258723</text:p>
          </table:table-cell>
          <table:table-cell/>
          <table:table-cell table:formula="of:=[.G128]" office:value-type="float" office:value="0.0013522" calcext:value-type="float">
            <text:p>0.0013522</text:p>
          </table:table-cell>
          <table:table-cell table:formula="of:=[.H128]" office:value-type="float" office:value="-0.0021653867" calcext:value-type="float">
            <text:p>-0.0021653867</text:p>
          </table:table-cell>
          <table:table-cell table:formula="of:=[.G129]*[.D129]+[.H129]" office:value-type="float" office:value="0.0150075533" calcext:value-type="float">
            <text:p>0.0150075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29]+0.1" office:value-type="float" office:value="12.8" calcext:value-type="float">
            <text:p>12.8</text:p>
          </table:table-cell>
          <table:table-cell table:formula="of:=(([.D130]+16)/116)^3" office:value-type="float" office:value="0.0153039485013735" calcext:value-type="float">
            <text:p>0.015303948501374</text:p>
          </table:table-cell>
          <table:table-cell/>
          <table:table-cell table:formula="of:=[.G129]" office:value-type="float" office:value="0.0013522" calcext:value-type="float">
            <text:p>0.0013522</text:p>
          </table:table-cell>
          <table:table-cell table:formula="of:=[.H129]" office:value-type="float" office:value="-0.0021653867" calcext:value-type="float">
            <text:p>-0.0021653867</text:p>
          </table:table-cell>
          <table:table-cell table:formula="of:=[.G130]*[.D130]+[.H130]" office:value-type="float" office:value="0.0151427733" calcext:value-type="float">
            <text:p>0.0151427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0]+0.1" office:value-type="float" office:value="12.9" calcext:value-type="float">
            <text:p>12.9</text:p>
          </table:table-cell>
          <table:table-cell table:formula="of:=(([.D131]+16)/116)^3" office:value-type="float" office:value="0.0154639188004838" calcext:value-type="float">
            <text:p>0.015463918800484</text:p>
          </table:table-cell>
          <table:table-cell/>
          <table:table-cell table:formula="of:=[.G130]" office:value-type="float" office:value="0.0013522" calcext:value-type="float">
            <text:p>0.0013522</text:p>
          </table:table-cell>
          <table:table-cell table:formula="of:=[.H130]" office:value-type="float" office:value="-0.0021653867" calcext:value-type="float">
            <text:p>-0.0021653867</text:p>
          </table:table-cell>
          <table:table-cell table:formula="of:=[.G131]*[.D131]+[.H131]" office:value-type="float" office:value="0.0152779933" calcext:value-type="float">
            <text:p>0.0152779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1]+0.1" office:value-type="float" office:value="13" calcext:value-type="float">
            <text:p>13</text:p>
          </table:table-cell>
          <table:table-cell table:formula="of:=(([.D132]+16)/116)^3" office:value-type="float" office:value="0.015625" calcext:value-type="float">
            <text:p>0.015625</text:p>
          </table:table-cell>
          <table:table-cell/>
          <table:table-cell table:formula="of:=[.G131]" office:value-type="float" office:value="0.0013522" calcext:value-type="float">
            <text:p>0.0013522</text:p>
          </table:table-cell>
          <table:table-cell table:formula="of:=[.H131]" office:value-type="float" office:value="-0.0021653867" calcext:value-type="float">
            <text:p>-0.0021653867</text:p>
          </table:table-cell>
          <table:table-cell table:formula="of:=[.G132]*[.D132]+[.H132]" office:value-type="float" office:value="0.0154132133" calcext:value-type="float">
            <text:p>0.0154132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2]+0.1" office:value-type="float" office:value="13.1" calcext:value-type="float">
            <text:p>13.1</text:p>
          </table:table-cell>
          <table:table-cell table:formula="of:=(([.D133]+16)/116)^3" office:value-type="float" office:value="0.0157871959438681" calcext:value-type="float">
            <text:p>0.015787195943868</text:p>
          </table:table-cell>
          <table:table-cell/>
          <table:table-cell table:formula="of:=[.G132]" office:value-type="float" office:value="0.0013522" calcext:value-type="float">
            <text:p>0.0013522</text:p>
          </table:table-cell>
          <table:table-cell table:formula="of:=[.H132]" office:value-type="float" office:value="-0.0021653867" calcext:value-type="float">
            <text:p>-0.0021653867</text:p>
          </table:table-cell>
          <table:table-cell table:formula="of:=[.G133]*[.D133]+[.H133]" office:value-type="float" office:value="0.0155484333" calcext:value-type="float">
            <text:p>0.0155484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3]+0.1" office:value-type="float" office:value="13.2" calcext:value-type="float">
            <text:p>13.2</text:p>
          </table:table-cell>
          <table:table-cell table:formula="of:=(([.D134]+16)/116)^3" office:value-type="float" office:value="0.0159505104760342" calcext:value-type="float">
            <text:p>0.015950510476034</text:p>
          </table:table-cell>
          <table:table-cell/>
          <table:table-cell table:formula="of:=[.G133]" office:value-type="float" office:value="0.0013522" calcext:value-type="float">
            <text:p>0.0013522</text:p>
          </table:table-cell>
          <table:table-cell table:formula="of:=[.H133]" office:value-type="float" office:value="-0.0021653867" calcext:value-type="float">
            <text:p>-0.0021653867</text:p>
          </table:table-cell>
          <table:table-cell table:formula="of:=[.G134]*[.D134]+[.H134]" office:value-type="float" office:value="0.0156836533" calcext:value-type="float">
            <text:p>0.0156836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4]+0.1" office:value-type="float" office:value="13.3" calcext:value-type="float">
            <text:p>13.3</text:p>
          </table:table-cell>
          <table:table-cell table:formula="of:=(([.D135]+16)/116)^3" office:value-type="float" office:value="0.0161149474404444" calcext:value-type="float">
            <text:p>0.016114947440445</text:p>
          </table:table-cell>
          <table:table-cell/>
          <table:table-cell table:formula="of:=[.G134]" office:value-type="float" office:value="0.0013522" calcext:value-type="float">
            <text:p>0.0013522</text:p>
          </table:table-cell>
          <table:table-cell table:formula="of:=[.H134]" office:value-type="float" office:value="-0.0021653867" calcext:value-type="float">
            <text:p>-0.0021653867</text:p>
          </table:table-cell>
          <table:table-cell table:formula="of:=[.G135]*[.D135]+[.H135]" office:value-type="float" office:value="0.0158188733" calcext:value-type="float">
            <text:p>0.0158188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5]+0.1" office:value-type="float" office:value="13.4" calcext:value-type="float">
            <text:p>13.4</text:p>
          </table:table-cell>
          <table:table-cell table:formula="of:=(([.D136]+16)/116)^3" office:value-type="float" office:value="0.0162805106810447" calcext:value-type="float">
            <text:p>0.016280510681045</text:p>
          </table:table-cell>
          <table:table-cell/>
          <table:table-cell table:formula="of:=[.G135]" office:value-type="float" office:value="0.0013522" calcext:value-type="float">
            <text:p>0.0013522</text:p>
          </table:table-cell>
          <table:table-cell table:formula="of:=[.H135]" office:value-type="float" office:value="-0.0021653867" calcext:value-type="float">
            <text:p>-0.0021653867</text:p>
          </table:table-cell>
          <table:table-cell table:formula="of:=[.G136]*[.D136]+[.H136]" office:value-type="float" office:value="0.0159540933" calcext:value-type="float">
            <text:p>0.0159540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6]+0.1" office:value-type="float" office:value="13.5" calcext:value-type="float">
            <text:p>13.5</text:p>
          </table:table-cell>
          <table:table-cell table:formula="of:=(([.D137]+16)/116)^3" office:value-type="float" office:value="0.0164472040417811" calcext:value-type="float">
            <text:p>0.016447204041781</text:p>
          </table:table-cell>
          <table:table-cell/>
          <table:table-cell table:formula="of:=[.G136]" office:value-type="float" office:value="0.0013522" calcext:value-type="float">
            <text:p>0.0013522</text:p>
          </table:table-cell>
          <table:table-cell table:formula="of:=[.H136]" office:value-type="float" office:value="-0.0021653867" calcext:value-type="float">
            <text:p>-0.0021653867</text:p>
          </table:table-cell>
          <table:table-cell table:formula="of:=[.G137]*[.D137]+[.H137]" office:value-type="float" office:value="0.0160893133" calcext:value-type="float">
            <text:p>0.0160893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7]+0.1" office:value-type="float" office:value="13.6" calcext:value-type="float">
            <text:p>13.6</text:p>
          </table:table-cell>
          <table:table-cell table:formula="of:=(([.D138]+16)/116)^3" office:value-type="float" office:value="0.0166150313665996" calcext:value-type="float">
            <text:p>0.0166150313666</text:p>
          </table:table-cell>
          <table:table-cell/>
          <table:table-cell table:formula="of:=[.G137]" office:value-type="float" office:value="0.0013522" calcext:value-type="float">
            <text:p>0.0013522</text:p>
          </table:table-cell>
          <table:table-cell table:formula="of:=[.H137]" office:value-type="float" office:value="-0.0021653867" calcext:value-type="float">
            <text:p>-0.0021653867</text:p>
          </table:table-cell>
          <table:table-cell table:formula="of:=[.G138]*[.D138]+[.H138]" office:value-type="float" office:value="0.0162245333" calcext:value-type="float">
            <text:p>0.0162245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8]+0.1" office:value-type="float" office:value="13.7" calcext:value-type="float">
            <text:p>13.7</text:p>
          </table:table-cell>
          <table:table-cell table:formula="of:=(([.D139]+16)/116)^3" office:value-type="float" office:value="0.0167839964994464" calcext:value-type="float">
            <text:p>0.016783996499447</text:p>
          </table:table-cell>
          <table:table-cell/>
          <table:table-cell table:formula="of:=[.G138]" office:value-type="float" office:value="0.0013522" calcext:value-type="float">
            <text:p>0.0013522</text:p>
          </table:table-cell>
          <table:table-cell table:formula="of:=[.H138]" office:value-type="float" office:value="-0.0021653867" calcext:value-type="float">
            <text:p>-0.0021653867</text:p>
          </table:table-cell>
          <table:table-cell table:formula="of:=[.G139]*[.D139]+[.H139]" office:value-type="float" office:value="0.0163597533" calcext:value-type="float">
            <text:p>0.0163597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39]+0.1" office:value-type="float" office:value="13.8" calcext:value-type="float">
            <text:p>13.8</text:p>
          </table:table-cell>
          <table:table-cell table:formula="of:=(([.D140]+16)/116)^3" office:value-type="float" office:value="0.0169541032842674" calcext:value-type="float">
            <text:p>0.016954103284268</text:p>
          </table:table-cell>
          <table:table-cell/>
          <table:table-cell table:formula="of:=[.G139]" office:value-type="float" office:value="0.0013522" calcext:value-type="float">
            <text:p>0.0013522</text:p>
          </table:table-cell>
          <table:table-cell table:formula="of:=[.H139]" office:value-type="float" office:value="-0.0021653867" calcext:value-type="float">
            <text:p>-0.0021653867</text:p>
          </table:table-cell>
          <table:table-cell table:formula="of:=[.G140]*[.D140]+[.H140]" office:value-type="float" office:value="0.0164949733" calcext:value-type="float">
            <text:p>0.0164949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0]+0.1" office:value-type="float" office:value="13.9" calcext:value-type="float">
            <text:p>13.9</text:p>
          </table:table-cell>
          <table:table-cell table:formula="of:=(([.D141]+16)/116)^3" office:value-type="float" office:value="0.0171253555650088" calcext:value-type="float">
            <text:p>0.017125355565009</text:p>
          </table:table-cell>
          <table:table-cell/>
          <table:table-cell table:formula="of:=[.G140]" office:value-type="float" office:value="0.0013522" calcext:value-type="float">
            <text:p>0.0013522</text:p>
          </table:table-cell>
          <table:table-cell table:formula="of:=[.H140]" office:value-type="float" office:value="-0.0021653867" calcext:value-type="float">
            <text:p>-0.0021653867</text:p>
          </table:table-cell>
          <table:table-cell table:formula="of:=[.G141]*[.D141]+[.H141]" office:value-type="float" office:value="0.0166301933" calcext:value-type="float">
            <text:p>0.0166301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1]+0.1" office:value-type="float" office:value="14" calcext:value-type="float">
            <text:p>14</text:p>
          </table:table-cell>
          <table:table-cell table:formula="of:=(([.D142]+16)/116)^3" office:value-type="float" office:value="0.0172977571856164" calcext:value-type="float">
            <text:p>0.017297757185616</text:p>
          </table:table-cell>
          <table:table-cell/>
          <table:table-cell table:formula="of:=[.G141]" office:value-type="float" office:value="0.0013522" calcext:value-type="float">
            <text:p>0.0013522</text:p>
          </table:table-cell>
          <table:table-cell table:formula="of:=[.H141]" office:value-type="float" office:value="-0.0021653867" calcext:value-type="float">
            <text:p>-0.0021653867</text:p>
          </table:table-cell>
          <table:table-cell table:formula="of:=[.G142]*[.D142]+[.H142]" office:value-type="float" office:value="0.0167654133" calcext:value-type="float">
            <text:p>0.0167654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2]+0.1" office:value-type="float" office:value="14.1" calcext:value-type="float">
            <text:p>14.1</text:p>
          </table:table-cell>
          <table:table-cell table:formula="of:=(([.D143]+16)/116)^3" office:value-type="float" office:value="0.0174713119900364" calcext:value-type="float">
            <text:p>0.017471311990037</text:p>
          </table:table-cell>
          <table:table-cell/>
          <table:table-cell table:formula="of:=[.G142]" office:value-type="float" office:value="0.0013522" calcext:value-type="float">
            <text:p>0.0013522</text:p>
          </table:table-cell>
          <table:table-cell table:formula="of:=[.H142]" office:value-type="float" office:value="-0.0021653867" calcext:value-type="float">
            <text:p>-0.0021653867</text:p>
          </table:table-cell>
          <table:table-cell table:formula="of:=[.G143]*[.D143]+[.H143]" office:value-type="float" office:value="0.0169006333" calcext:value-type="float">
            <text:p>0.0169006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3]+0.1" office:value-type="float" office:value="14.2" calcext:value-type="float">
            <text:p>14.2</text:p>
          </table:table-cell>
          <table:table-cell table:formula="of:=(([.D144]+16)/116)^3" office:value-type="float" office:value="0.0176460238222149" calcext:value-type="float">
            <text:p>0.017646023822215</text:p>
          </table:table-cell>
          <table:table-cell/>
          <table:table-cell table:formula="of:=[.G143]" office:value-type="float" office:value="0.0013522" calcext:value-type="float">
            <text:p>0.0013522</text:p>
          </table:table-cell>
          <table:table-cell table:formula="of:=[.H143]" office:value-type="float" office:value="-0.0021653867" calcext:value-type="float">
            <text:p>-0.0021653867</text:p>
          </table:table-cell>
          <table:table-cell table:formula="of:=[.G144]*[.D144]+[.H144]" office:value-type="float" office:value="0.0170358533" calcext:value-type="float">
            <text:p>0.0170358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4]+0.1" office:value-type="float" office:value="14.3" calcext:value-type="float">
            <text:p>14.3</text:p>
          </table:table-cell>
          <table:table-cell table:formula="of:=(([.D145]+16)/116)^3" office:value-type="float" office:value="0.0178218965260978" calcext:value-type="float">
            <text:p>0.017821896526098</text:p>
          </table:table-cell>
          <table:table-cell/>
          <table:table-cell table:formula="of:=[.G144]" office:value-type="float" office:value="0.0013522" calcext:value-type="float">
            <text:p>0.0013522</text:p>
          </table:table-cell>
          <table:table-cell table:formula="of:=[.H144]" office:value-type="float" office:value="-0.0021653867" calcext:value-type="float">
            <text:p>-0.0021653867</text:p>
          </table:table-cell>
          <table:table-cell table:formula="of:=[.G145]*[.D145]+[.H145]" office:value-type="float" office:value="0.0171710733" calcext:value-type="float">
            <text:p>0.0171710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5]+0.1" office:value-type="float" office:value="14.4" calcext:value-type="float">
            <text:p>14.4</text:p>
          </table:table-cell>
          <table:table-cell table:formula="of:=(([.D146]+16)/116)^3" office:value-type="float" office:value="0.0179989339456312" calcext:value-type="float">
            <text:p>0.017998933945631</text:p>
          </table:table-cell>
          <table:table-cell/>
          <table:table-cell table:formula="of:=[.G145]" office:value-type="float" office:value="0.0013522" calcext:value-type="float">
            <text:p>0.0013522</text:p>
          </table:table-cell>
          <table:table-cell table:formula="of:=[.H145]" office:value-type="float" office:value="-0.0021653867" calcext:value-type="float">
            <text:p>-0.0021653867</text:p>
          </table:table-cell>
          <table:table-cell table:formula="of:=[.G146]*[.D146]+[.H146]" office:value-type="float" office:value="0.0173062933" calcext:value-type="float">
            <text:p>0.0173062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6]+0.1" office:value-type="float" office:value="14.5" calcext:value-type="float">
            <text:p>14.5</text:p>
          </table:table-cell>
          <table:table-cell table:formula="of:=(([.D147]+16)/116)^3" office:value-type="float" office:value="0.0181771399247611" calcext:value-type="float">
            <text:p>0.018177139924761</text:p>
          </table:table-cell>
          <table:table-cell/>
          <table:table-cell table:formula="of:=[.G146]" office:value-type="float" office:value="0.0013522" calcext:value-type="float">
            <text:p>0.0013522</text:p>
          </table:table-cell>
          <table:table-cell table:formula="of:=[.H146]" office:value-type="float" office:value="-0.0021653867" calcext:value-type="float">
            <text:p>-0.0021653867</text:p>
          </table:table-cell>
          <table:table-cell table:formula="of:=[.G147]*[.D147]+[.H147]" office:value-type="float" office:value="0.0174415133" calcext:value-type="float">
            <text:p>0.0174415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7]+0.1" office:value-type="float" office:value="14.6" calcext:value-type="float">
            <text:p>14.6</text:p>
          </table:table-cell>
          <table:table-cell table:formula="of:=(([.D148]+16)/116)^3" office:value-type="float" office:value="0.0183565183074336" calcext:value-type="float">
            <text:p>0.018356518307434</text:p>
          </table:table-cell>
          <table:table-cell/>
          <table:table-cell table:formula="of:=[.G147]" office:value-type="float" office:value="0.0013522" calcext:value-type="float">
            <text:p>0.0013522</text:p>
          </table:table-cell>
          <table:table-cell table:formula="of:=[.H147]" office:value-type="float" office:value="-0.0021653867" calcext:value-type="float">
            <text:p>-0.0021653867</text:p>
          </table:table-cell>
          <table:table-cell table:formula="of:=[.G148]*[.D148]+[.H148]" office:value-type="float" office:value="0.0175767333" calcext:value-type="float">
            <text:p>0.0175767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8]+0.1" office:value-type="float" office:value="14.7" calcext:value-type="float">
            <text:p>14.7</text:p>
          </table:table-cell>
          <table:table-cell table:formula="of:=(([.D149]+16)/116)^3" office:value-type="float" office:value="0.0185370729375947" calcext:value-type="float">
            <text:p>0.018537072937595</text:p>
          </table:table-cell>
          <table:table-cell/>
          <table:table-cell table:formula="of:=[.G148]" office:value-type="float" office:value="0.0013522" calcext:value-type="float">
            <text:p>0.0013522</text:p>
          </table:table-cell>
          <table:table-cell table:formula="of:=[.H148]" office:value-type="float" office:value="-0.0021653867" calcext:value-type="float">
            <text:p>-0.0021653867</text:p>
          </table:table-cell>
          <table:table-cell table:formula="of:=[.G149]*[.D149]+[.H149]" office:value-type="float" office:value="0.0177119533" calcext:value-type="float">
            <text:p>0.0177119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49]+0.1" office:value-type="float" office:value="14.8" calcext:value-type="float">
            <text:p>14.8</text:p>
          </table:table-cell>
          <table:table-cell table:formula="of:=(([.D150]+16)/116)^3" office:value-type="float" office:value="0.0187188076591905" calcext:value-type="float">
            <text:p>0.018718807659191</text:p>
          </table:table-cell>
          <table:table-cell/>
          <table:table-cell table:formula="of:=[.G149]" office:value-type="float" office:value="0.0013522" calcext:value-type="float">
            <text:p>0.0013522</text:p>
          </table:table-cell>
          <table:table-cell table:formula="of:=[.H149]" office:value-type="float" office:value="-0.0021653867" calcext:value-type="float">
            <text:p>-0.0021653867</text:p>
          </table:table-cell>
          <table:table-cell table:formula="of:=[.G150]*[.D150]+[.H150]" office:value-type="float" office:value="0.0178471733" calcext:value-type="float">
            <text:p>0.01784717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0]+0.1" office:value-type="float" office:value="14.9" calcext:value-type="float">
            <text:p>14.9</text:p>
          </table:table-cell>
          <table:table-cell table:formula="of:=(([.D151]+16)/116)^3" office:value-type="float" office:value="0.0189017263161671" calcext:value-type="float">
            <text:p>0.018901726316167</text:p>
          </table:table-cell>
          <table:table-cell/>
          <table:table-cell table:formula="of:=[.G150]" office:value-type="float" office:value="0.0013522" calcext:value-type="float">
            <text:p>0.0013522</text:p>
          </table:table-cell>
          <table:table-cell table:formula="of:=[.H150]" office:value-type="float" office:value="-0.0021653867" calcext:value-type="float">
            <text:p>-0.0021653867</text:p>
          </table:table-cell>
          <table:table-cell table:formula="of:=[.G151]*[.D151]+[.H151]" office:value-type="float" office:value="0.0179823933" calcext:value-type="float">
            <text:p>0.01798239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1]+0.1" office:value-type="float" office:value="15" calcext:value-type="float">
            <text:p>15</text:p>
          </table:table-cell>
          <table:table-cell table:formula="of:=(([.D152]+16)/116)^3" office:value-type="float" office:value="0.0190858327524703" calcext:value-type="float">
            <text:p>0.01908583275247</text:p>
          </table:table-cell>
          <table:table-cell/>
          <table:table-cell table:formula="of:=[.G151]" office:value-type="float" office:value="0.0013522" calcext:value-type="float">
            <text:p>0.0013522</text:p>
          </table:table-cell>
          <table:table-cell table:formula="of:=[.H151]" office:value-type="float" office:value="-0.0021653867" calcext:value-type="float">
            <text:p>-0.0021653867</text:p>
          </table:table-cell>
          <table:table-cell table:formula="of:=[.G152]*[.D152]+[.H152]" office:value-type="float" office:value="0.0181176132999999" calcext:value-type="float">
            <text:p>0.0181176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2]+0.1" office:value-type="float" office:value="15.1" calcext:value-type="float">
            <text:p>15.1</text:p>
          </table:table-cell>
          <table:table-cell table:formula="of:=(([.D153]+16)/116)^3" office:value-type="float" office:value="0.0192711308120463" calcext:value-type="float">
            <text:p>0.019271130812046</text:p>
          </table:table-cell>
          <table:table-cell/>
          <table:table-cell table:style-name="ce2" office:value-type="float" office:value="0.002035926" calcext:value-type="float">
            <text:p>0.002035926</text:p>
          </table:table-cell>
          <table:table-cell table:style-name="ce2" office:value-type="float" office:value="-0.0113213545" calcext:value-type="float">
            <text:p>-0.0113213545</text:p>
          </table:table-cell>
          <table:table-cell table:formula="of:=[.G153]*[.D153]+[.H153]" office:value-type="float" office:value="0.0194211280999999" calcext:value-type="float">
            <text:p>0.019421128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3]+0.1" office:value-type="float" office:value="15.2" calcext:value-type="float">
            <text:p>15.2</text:p>
          </table:table-cell>
          <table:table-cell table:formula="of:=(([.D154]+16)/116)^3" office:value-type="float" office:value="0.0194576243388412" calcext:value-type="float">
            <text:p>0.019457624338841</text:p>
          </table:table-cell>
          <table:table-cell/>
          <table:table-cell table:formula="of:=[.G153]" office:value-type="float" office:value="0.002035926" calcext:value-type="float">
            <text:p>0.002035926</text:p>
          </table:table-cell>
          <table:table-cell table:formula="of:=[.H153]" office:value-type="float" office:value="-0.0113213545" calcext:value-type="float">
            <text:p>-0.0113213545</text:p>
          </table:table-cell>
          <table:table-cell table:formula="of:=[.G154]*[.D154]+[.H154]" office:value-type="float" office:value="0.0196247206999999" calcext:value-type="float">
            <text:p>0.019624720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4]+0.1" office:value-type="float" office:value="15.3" calcext:value-type="float">
            <text:p>15.3</text:p>
          </table:table-cell>
          <table:table-cell table:formula="of:=(([.D155]+16)/116)^3" office:value-type="float" office:value="0.0196453171768009" calcext:value-type="float">
            <text:p>0.019645317176801</text:p>
          </table:table-cell>
          <table:table-cell/>
          <table:table-cell table:formula="of:=[.G154]" office:value-type="float" office:value="0.002035926" calcext:value-type="float">
            <text:p>0.002035926</text:p>
          </table:table-cell>
          <table:table-cell table:formula="of:=[.H154]" office:value-type="float" office:value="-0.0113213545" calcext:value-type="float">
            <text:p>-0.0113213545</text:p>
          </table:table-cell>
          <table:table-cell table:formula="of:=[.G155]*[.D155]+[.H155]" office:value-type="float" office:value="0.0198283132999999" calcext:value-type="float">
            <text:p>0.01982831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5]+0.1" office:value-type="float" office:value="15.4" calcext:value-type="float">
            <text:p>15.4</text:p>
          </table:table-cell>
          <table:table-cell table:formula="of:=(([.D156]+16)/116)^3" office:value-type="float" office:value="0.0198342131698716" calcext:value-type="float">
            <text:p>0.019834213169872</text:p>
          </table:table-cell>
          <table:table-cell/>
          <table:table-cell table:formula="of:=[.G155]" office:value-type="float" office:value="0.002035926" calcext:value-type="float">
            <text:p>0.002035926</text:p>
          </table:table-cell>
          <table:table-cell table:formula="of:=[.H155]" office:value-type="float" office:value="-0.0113213545" calcext:value-type="float">
            <text:p>-0.0113213545</text:p>
          </table:table-cell>
          <table:table-cell table:formula="of:=[.G156]*[.D156]+[.H156]" office:value-type="float" office:value="0.0200319058999999" calcext:value-type="float">
            <text:p>0.020031905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6]+0.1" office:value-type="float" office:value="15.5" calcext:value-type="float">
            <text:p>15.5</text:p>
          </table:table-cell>
          <table:table-cell table:formula="of:=(([.D157]+16)/116)^3" office:value-type="float" office:value="0.0200243161619992" calcext:value-type="float">
            <text:p>0.020024316161999</text:p>
          </table:table-cell>
          <table:table-cell/>
          <table:table-cell table:formula="of:=[.G156]" office:value-type="float" office:value="0.002035926" calcext:value-type="float">
            <text:p>0.002035926</text:p>
          </table:table-cell>
          <table:table-cell table:formula="of:=[.H156]" office:value-type="float" office:value="-0.0113213545" calcext:value-type="float">
            <text:p>-0.0113213545</text:p>
          </table:table-cell>
          <table:table-cell table:formula="of:=[.G157]*[.D157]+[.H157]" office:value-type="float" office:value="0.0202354984999999" calcext:value-type="float">
            <text:p>0.020235498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7]+0.1" office:value-type="float" office:value="15.6" calcext:value-type="float">
            <text:p>15.6</text:p>
          </table:table-cell>
          <table:table-cell table:formula="of:=(([.D158]+16)/116)^3" office:value-type="float" office:value="0.0202156299971298" calcext:value-type="float">
            <text:p>0.02021562999713</text:p>
          </table:table-cell>
          <table:table-cell/>
          <table:table-cell table:formula="of:=[.G157]" office:value-type="float" office:value="0.002035926" calcext:value-type="float">
            <text:p>0.002035926</text:p>
          </table:table-cell>
          <table:table-cell table:formula="of:=[.H157]" office:value-type="float" office:value="-0.0113213545" calcext:value-type="float">
            <text:p>-0.0113213545</text:p>
          </table:table-cell>
          <table:table-cell table:formula="of:=[.G158]*[.D158]+[.H158]" office:value-type="float" office:value="0.0204390910999999" calcext:value-type="float">
            <text:p>0.02043909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8]+0.1" office:value-type="float" office:value="15.7" calcext:value-type="float">
            <text:p>15.7</text:p>
          </table:table-cell>
          <table:table-cell table:formula="of:=(([.D159]+16)/116)^3" office:value-type="float" office:value="0.0204081585192094" calcext:value-type="float">
            <text:p>0.020408158519209</text:p>
          </table:table-cell>
          <table:table-cell/>
          <table:table-cell table:formula="of:=[.G158]" office:value-type="float" office:value="0.002035926" calcext:value-type="float">
            <text:p>0.002035926</text:p>
          </table:table-cell>
          <table:table-cell table:formula="of:=[.H158]" office:value-type="float" office:value="-0.0113213545" calcext:value-type="float">
            <text:p>-0.0113213545</text:p>
          </table:table-cell>
          <table:table-cell table:formula="of:=[.G159]*[.D159]+[.H159]" office:value-type="float" office:value="0.0206426836999999" calcext:value-type="float">
            <text:p>0.020642683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59]+0.1" office:value-type="float" office:value="15.8" calcext:value-type="float">
            <text:p>15.8</text:p>
          </table:table-cell>
          <table:table-cell table:formula="of:=(([.D160]+16)/116)^3" office:value-type="float" office:value="0.0206019055721841" calcext:value-type="float">
            <text:p>0.020601905572184</text:p>
          </table:table-cell>
          <table:table-cell/>
          <table:table-cell table:formula="of:=[.G159]" office:value-type="float" office:value="0.002035926" calcext:value-type="float">
            <text:p>0.002035926</text:p>
          </table:table-cell>
          <table:table-cell table:formula="of:=[.H159]" office:value-type="float" office:value="-0.0113213545" calcext:value-type="float">
            <text:p>-0.0113213545</text:p>
          </table:table-cell>
          <table:table-cell table:formula="of:=[.G160]*[.D160]+[.H160]" office:value-type="float" office:value="0.0208462762999999" calcext:value-type="float">
            <text:p>0.020846276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0]+0.1" office:value-type="float" office:value="15.9" calcext:value-type="float">
            <text:p>15.9</text:p>
          </table:table-cell>
          <table:table-cell table:formula="of:=(([.D161]+16)/116)^3" office:value-type="float" office:value="0.0207968749999999" calcext:value-type="float">
            <text:p>0.020796875</text:p>
          </table:table-cell>
          <table:table-cell/>
          <table:table-cell table:formula="of:=[.G160]" office:value-type="float" office:value="0.002035926" calcext:value-type="float">
            <text:p>0.002035926</text:p>
          </table:table-cell>
          <table:table-cell table:formula="of:=[.H160]" office:value-type="float" office:value="-0.0113213545" calcext:value-type="float">
            <text:p>-0.0113213545</text:p>
          </table:table-cell>
          <table:table-cell table:formula="of:=[.G161]*[.D161]+[.H161]" office:value-type="float" office:value="0.0210498688999999" calcext:value-type="float">
            <text:p>0.021049868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1]+0.1" office:value-type="float" office:value="16" calcext:value-type="float">
            <text:p>16</text:p>
          </table:table-cell>
          <table:table-cell table:formula="of:=(([.D162]+16)/116)^3" office:value-type="float" office:value="0.0209930706466029" calcext:value-type="float">
            <text:p>0.020993070646603</text:p>
          </table:table-cell>
          <table:table-cell/>
          <table:table-cell table:formula="of:=[.G161]" office:value-type="float" office:value="0.002035926" calcext:value-type="float">
            <text:p>0.002035926</text:p>
          </table:table-cell>
          <table:table-cell table:formula="of:=[.H161]" office:value-type="float" office:value="-0.0113213545" calcext:value-type="float">
            <text:p>-0.0113213545</text:p>
          </table:table-cell>
          <table:table-cell table:formula="of:=[.G162]*[.D162]+[.H162]" office:value-type="float" office:value="0.0212534614999999" calcext:value-type="float">
            <text:p>0.021253461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2]+0.1" office:value-type="float" office:value="16.1" calcext:value-type="float">
            <text:p>16.1</text:p>
          </table:table-cell>
          <table:table-cell table:formula="of:=(([.D163]+16)/116)^3" office:value-type="float" office:value="0.0211904963559391" calcext:value-type="float">
            <text:p>0.021190496355939</text:p>
          </table:table-cell>
          <table:table-cell/>
          <table:table-cell table:formula="of:=[.G162]" office:value-type="float" office:value="0.002035926" calcext:value-type="float">
            <text:p>0.002035926</text:p>
          </table:table-cell>
          <table:table-cell table:formula="of:=[.H162]" office:value-type="float" office:value="-0.0113213545" calcext:value-type="float">
            <text:p>-0.0113213545</text:p>
          </table:table-cell>
          <table:table-cell table:formula="of:=[.G163]*[.D163]+[.H163]" office:value-type="float" office:value="0.0214570540999999" calcext:value-type="float">
            <text:p>0.021457054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3]+0.1" office:value-type="float" office:value="16.2" calcext:value-type="float">
            <text:p>16.2</text:p>
          </table:table-cell>
          <table:table-cell table:formula="of:=(([.D164]+16)/116)^3" office:value-type="float" office:value="0.0213891559719545" calcext:value-type="float">
            <text:p>0.021389155971955</text:p>
          </table:table-cell>
          <table:table-cell/>
          <table:table-cell table:formula="of:=[.G163]" office:value-type="float" office:value="0.002035926" calcext:value-type="float">
            <text:p>0.002035926</text:p>
          </table:table-cell>
          <table:table-cell table:formula="of:=[.H163]" office:value-type="float" office:value="-0.0113213545" calcext:value-type="float">
            <text:p>-0.0113213545</text:p>
          </table:table-cell>
          <table:table-cell table:formula="of:=[.G164]*[.D164]+[.H164]" office:value-type="float" office:value="0.0216606466999999" calcext:value-type="float">
            <text:p>0.021660646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4]+0.1" office:value-type="float" office:value="16.3" calcext:value-type="float">
            <text:p>16.3</text:p>
          </table:table-cell>
          <table:table-cell table:formula="of:=(([.D165]+16)/116)^3" office:value-type="float" office:value="0.0215890533385952" calcext:value-type="float">
            <text:p>0.021589053338595</text:p>
          </table:table-cell>
          <table:table-cell/>
          <table:table-cell table:formula="of:=[.G164]" office:value-type="float" office:value="0.002035926" calcext:value-type="float">
            <text:p>0.002035926</text:p>
          </table:table-cell>
          <table:table-cell table:formula="of:=[.H164]" office:value-type="float" office:value="-0.0113213545" calcext:value-type="float">
            <text:p>-0.0113213545</text:p>
          </table:table-cell>
          <table:table-cell table:formula="of:=[.G165]*[.D165]+[.H165]" office:value-type="float" office:value="0.0218642392999999" calcext:value-type="float">
            <text:p>0.021864239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5]+0.1" office:value-type="float" office:value="16.4" calcext:value-type="float">
            <text:p>16.4</text:p>
          </table:table-cell>
          <table:table-cell table:formula="of:=(([.D166]+16)/116)^3" office:value-type="float" office:value="0.0217901922998072" calcext:value-type="float">
            <text:p>0.021790192299807</text:p>
          </table:table-cell>
          <table:table-cell/>
          <table:table-cell table:formula="of:=[.G165]" office:value-type="float" office:value="0.002035926" calcext:value-type="float">
            <text:p>0.002035926</text:p>
          </table:table-cell>
          <table:table-cell table:formula="of:=[.H165]" office:value-type="float" office:value="-0.0113213545" calcext:value-type="float">
            <text:p>-0.0113213545</text:p>
          </table:table-cell>
          <table:table-cell table:formula="of:=[.G166]*[.D166]+[.H166]" office:value-type="float" office:value="0.0220678318999999" calcext:value-type="float">
            <text:p>0.022067831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6]+0.1" office:value-type="float" office:value="16.5" calcext:value-type="float">
            <text:p>16.5</text:p>
          </table:table-cell>
          <table:table-cell table:formula="of:=(([.D167]+16)/116)^3" office:value-type="float" office:value="0.0219925766995366" calcext:value-type="float">
            <text:p>0.021992576699537</text:p>
          </table:table-cell>
          <table:table-cell/>
          <table:table-cell table:formula="of:=[.G166]" office:value-type="float" office:value="0.002035926" calcext:value-type="float">
            <text:p>0.002035926</text:p>
          </table:table-cell>
          <table:table-cell table:formula="of:=[.H166]" office:value-type="float" office:value="-0.0113213545" calcext:value-type="float">
            <text:p>-0.0113213545</text:p>
          </table:table-cell>
          <table:table-cell table:formula="of:=[.G167]*[.D167]+[.H167]" office:value-type="float" office:value="0.0222714244999999" calcext:value-type="float">
            <text:p>0.022271424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7]+0.1" office:value-type="float" office:value="16.6" calcext:value-type="float">
            <text:p>16.6</text:p>
          </table:table-cell>
          <table:table-cell table:formula="of:=(([.D168]+16)/116)^3" office:value-type="float" office:value="0.0221962103817294" calcext:value-type="float">
            <text:p>0.022196210381729</text:p>
          </table:table-cell>
          <table:table-cell/>
          <table:table-cell table:formula="of:=[.G167]" office:value-type="float" office:value="0.002035926" calcext:value-type="float">
            <text:p>0.002035926</text:p>
          </table:table-cell>
          <table:table-cell table:formula="of:=[.H167]" office:value-type="float" office:value="-0.0113213545" calcext:value-type="float">
            <text:p>-0.0113213545</text:p>
          </table:table-cell>
          <table:table-cell table:formula="of:=[.G168]*[.D168]+[.H168]" office:value-type="float" office:value="0.0224750170999999" calcext:value-type="float">
            <text:p>0.022475017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8]+0.1" office:value-type="float" office:value="16.7" calcext:value-type="float">
            <text:p>16.7</text:p>
          </table:table-cell>
          <table:table-cell table:formula="of:=(([.D169]+16)/116)^3" office:value-type="float" office:value="0.0224010971903316" calcext:value-type="float">
            <text:p>0.022401097190332</text:p>
          </table:table-cell>
          <table:table-cell/>
          <table:table-cell table:formula="of:=[.G168]" office:value-type="float" office:value="0.002035926" calcext:value-type="float">
            <text:p>0.002035926</text:p>
          </table:table-cell>
          <table:table-cell table:formula="of:=[.H168]" office:value-type="float" office:value="-0.0113213545" calcext:value-type="float">
            <text:p>-0.0113213545</text:p>
          </table:table-cell>
          <table:table-cell table:formula="of:=[.G169]*[.D169]+[.H169]" office:value-type="float" office:value="0.0226786096999999" calcext:value-type="float">
            <text:p>0.022678609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69]+0.1" office:value-type="float" office:value="16.8" calcext:value-type="float">
            <text:p>16.8</text:p>
          </table:table-cell>
          <table:table-cell table:formula="of:=(([.D170]+16)/116)^3" office:value-type="float" office:value="0.0226072409692894" calcext:value-type="float">
            <text:p>0.022607240969289</text:p>
          </table:table-cell>
          <table:table-cell/>
          <table:table-cell table:formula="of:=[.G169]" office:value-type="float" office:value="0.002035926" calcext:value-type="float">
            <text:p>0.002035926</text:p>
          </table:table-cell>
          <table:table-cell table:formula="of:=[.H169]" office:value-type="float" office:value="-0.0113213545" calcext:value-type="float">
            <text:p>-0.0113213545</text:p>
          </table:table-cell>
          <table:table-cell table:formula="of:=[.G170]*[.D170]+[.H170]" office:value-type="float" office:value="0.0228822022999999" calcext:value-type="float">
            <text:p>0.022882202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0]+0.1" office:value-type="float" office:value="16.9" calcext:value-type="float">
            <text:p>16.9</text:p>
          </table:table-cell>
          <table:table-cell table:formula="of:=(([.D171]+16)/116)^3" office:value-type="float" office:value="0.0228146455625486" calcext:value-type="float">
            <text:p>0.022814645562549</text:p>
          </table:table-cell>
          <table:table-cell/>
          <table:table-cell table:formula="of:=[.G170]" office:value-type="float" office:value="0.002035926" calcext:value-type="float">
            <text:p>0.002035926</text:p>
          </table:table-cell>
          <table:table-cell table:formula="of:=[.H170]" office:value-type="float" office:value="-0.0113213545" calcext:value-type="float">
            <text:p>-0.0113213545</text:p>
          </table:table-cell>
          <table:table-cell table:formula="of:=[.G171]*[.D171]+[.H171]" office:value-type="float" office:value="0.0230857948999999" calcext:value-type="float">
            <text:p>0.023085794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1]+0.1" office:value-type="float" office:value="17" calcext:value-type="float">
            <text:p>17</text:p>
          </table:table-cell>
          <table:table-cell table:formula="of:=(([.D172]+16)/116)^3" office:value-type="float" office:value="0.0230233148140554" calcext:value-type="float">
            <text:p>0.023023314814056</text:p>
          </table:table-cell>
          <table:table-cell/>
          <table:table-cell table:formula="of:=[.G171]" office:value-type="float" office:value="0.002035926" calcext:value-type="float">
            <text:p>0.002035926</text:p>
          </table:table-cell>
          <table:table-cell table:formula="of:=[.H171]" office:value-type="float" office:value="-0.0113213545" calcext:value-type="float">
            <text:p>-0.0113213545</text:p>
          </table:table-cell>
          <table:table-cell table:formula="of:=[.G172]*[.D172]+[.H172]" office:value-type="float" office:value="0.0232893874999999" calcext:value-type="float">
            <text:p>0.023289387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2]+0.1" office:value-type="float" office:value="17.1" calcext:value-type="float">
            <text:p>17.1</text:p>
          </table:table-cell>
          <table:table-cell table:formula="of:=(([.D173]+16)/116)^3" office:value-type="float" office:value="0.0232332525677559" calcext:value-type="float">
            <text:p>0.023233252567756</text:p>
          </table:table-cell>
          <table:table-cell/>
          <table:table-cell table:formula="of:=[.G172]" office:value-type="float" office:value="0.002035926" calcext:value-type="float">
            <text:p>0.002035926</text:p>
          </table:table-cell>
          <table:table-cell table:formula="of:=[.H172]" office:value-type="float" office:value="-0.0113213545" calcext:value-type="float">
            <text:p>-0.0113213545</text:p>
          </table:table-cell>
          <table:table-cell table:formula="of:=[.G173]*[.D173]+[.H173]" office:value-type="float" office:value="0.0234929800999999" calcext:value-type="float">
            <text:p>0.02349298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3]+0.1" office:value-type="float" office:value="17.2" calcext:value-type="float">
            <text:p>17.2</text:p>
          </table:table-cell>
          <table:table-cell table:formula="of:=(([.D174]+16)/116)^3" office:value-type="float" office:value="0.023444462667596" calcext:value-type="float">
            <text:p>0.023444462667596</text:p>
          </table:table-cell>
          <table:table-cell/>
          <table:table-cell table:formula="of:=[.G173]" office:value-type="float" office:value="0.002035926" calcext:value-type="float">
            <text:p>0.002035926</text:p>
          </table:table-cell>
          <table:table-cell table:formula="of:=[.H173]" office:value-type="float" office:value="-0.0113213545" calcext:value-type="float">
            <text:p>-0.0113213545</text:p>
          </table:table-cell>
          <table:table-cell table:formula="of:=[.G174]*[.D174]+[.H174]" office:value-type="float" office:value="0.0236965726999999" calcext:value-type="float">
            <text:p>0.023696572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4]+0.1" office:value-type="float" office:value="17.3" calcext:value-type="float">
            <text:p>17.3</text:p>
          </table:table-cell>
          <table:table-cell table:formula="of:=(([.D175]+16)/116)^3" office:value-type="float" office:value="0.0236569489575218" calcext:value-type="float">
            <text:p>0.023656948957522</text:p>
          </table:table-cell>
          <table:table-cell/>
          <table:table-cell table:formula="of:=[.G174]" office:value-type="float" office:value="0.002035926" calcext:value-type="float">
            <text:p>0.002035926</text:p>
          </table:table-cell>
          <table:table-cell table:formula="of:=[.H174]" office:value-type="float" office:value="-0.0113213545" calcext:value-type="float">
            <text:p>-0.0113213545</text:p>
          </table:table-cell>
          <table:table-cell table:formula="of:=[.G175]*[.D175]+[.H175]" office:value-type="float" office:value="0.0239001652999999" calcext:value-type="float">
            <text:p>0.023900165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5]+0.1" office:value-type="float" office:value="17.4" calcext:value-type="float">
            <text:p>17.4</text:p>
          </table:table-cell>
          <table:table-cell table:formula="of:=(([.D176]+16)/116)^3" office:value-type="float" office:value="0.0238707152814793" calcext:value-type="float">
            <text:p>0.023870715281479</text:p>
          </table:table-cell>
          <table:table-cell/>
          <table:table-cell table:formula="of:=[.G175]" office:value-type="float" office:value="0.002035926" calcext:value-type="float">
            <text:p>0.002035926</text:p>
          </table:table-cell>
          <table:table-cell table:formula="of:=[.H175]" office:value-type="float" office:value="-0.0113213545" calcext:value-type="float">
            <text:p>-0.0113213545</text:p>
          </table:table-cell>
          <table:table-cell table:formula="of:=[.G176]*[.D176]+[.H176]" office:value-type="float" office:value="0.0241037579" calcext:value-type="float">
            <text:p>0.024103757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6]+0.1" office:value-type="float" office:value="17.5" calcext:value-type="float">
            <text:p>17.5</text:p>
          </table:table-cell>
          <table:table-cell table:formula="of:=(([.D177]+16)/116)^3" office:value-type="float" office:value="0.0240857654834146" calcext:value-type="float">
            <text:p>0.024085765483415</text:p>
          </table:table-cell>
          <table:table-cell/>
          <table:table-cell table:formula="of:=[.G176]" office:value-type="float" office:value="0.002035926" calcext:value-type="float">
            <text:p>0.002035926</text:p>
          </table:table-cell>
          <table:table-cell table:formula="of:=[.H176]" office:value-type="float" office:value="-0.0113213545" calcext:value-type="float">
            <text:p>-0.0113213545</text:p>
          </table:table-cell>
          <table:table-cell table:formula="of:=[.G177]*[.D177]+[.H177]" office:value-type="float" office:value="0.0243073505" calcext:value-type="float">
            <text:p>0.024307350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7]+0.1" office:value-type="float" office:value="17.6" calcext:value-type="float">
            <text:p>17.6</text:p>
          </table:table-cell>
          <table:table-cell table:formula="of:=(([.D178]+16)/116)^3" office:value-type="float" office:value="0.0243021034072737" calcext:value-type="float">
            <text:p>0.024302103407274</text:p>
          </table:table-cell>
          <table:table-cell/>
          <table:table-cell table:formula="of:=[.G177]" office:value-type="float" office:value="0.002035926" calcext:value-type="float">
            <text:p>0.002035926</text:p>
          </table:table-cell>
          <table:table-cell table:formula="of:=[.H177]" office:value-type="float" office:value="-0.0113213545" calcext:value-type="float">
            <text:p>-0.0113213545</text:p>
          </table:table-cell>
          <table:table-cell table:formula="of:=[.G178]*[.D178]+[.H178]" office:value-type="float" office:value="0.0245109431" calcext:value-type="float">
            <text:p>0.024510943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8]+0.1" office:value-type="float" office:value="17.7" calcext:value-type="float">
            <text:p>17.7</text:p>
          </table:table-cell>
          <table:table-cell table:formula="of:=(([.D179]+16)/116)^3" office:value-type="float" office:value="0.0245197328970027" calcext:value-type="float">
            <text:p>0.024519732897003</text:p>
          </table:table-cell>
          <table:table-cell/>
          <table:table-cell table:formula="of:=[.G178]" office:value-type="float" office:value="0.002035926" calcext:value-type="float">
            <text:p>0.002035926</text:p>
          </table:table-cell>
          <table:table-cell table:formula="of:=[.H178]" office:value-type="float" office:value="-0.0113213545" calcext:value-type="float">
            <text:p>-0.0113213545</text:p>
          </table:table-cell>
          <table:table-cell table:formula="of:=[.G179]*[.D179]+[.H179]" office:value-type="float" office:value="0.0247145357" calcext:value-type="float">
            <text:p>0.024714535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79]+0.1" office:value-type="float" office:value="17.8" calcext:value-type="float">
            <text:p>17.8</text:p>
          </table:table-cell>
          <table:table-cell table:formula="of:=(([.D180]+16)/116)^3" office:value-type="float" office:value="0.0247386577965476" calcext:value-type="float">
            <text:p>0.024738657796548</text:p>
          </table:table-cell>
          <table:table-cell/>
          <table:table-cell table:formula="of:=[.G179]" office:value-type="float" office:value="0.002035926" calcext:value-type="float">
            <text:p>0.002035926</text:p>
          </table:table-cell>
          <table:table-cell table:formula="of:=[.H179]" office:value-type="float" office:value="-0.0113213545" calcext:value-type="float">
            <text:p>-0.0113213545</text:p>
          </table:table-cell>
          <table:table-cell table:formula="of:=[.G180]*[.D180]+[.H180]" office:value-type="float" office:value="0.0249181283" calcext:value-type="float">
            <text:p>0.024918128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0]+0.1" office:value-type="float" office:value="17.9" calcext:value-type="float">
            <text:p>17.9</text:p>
          </table:table-cell>
          <table:table-cell table:formula="of:=(([.D181]+16)/116)^3" office:value-type="float" office:value="0.0249588819498544" calcext:value-type="float">
            <text:p>0.024958881949855</text:p>
          </table:table-cell>
          <table:table-cell/>
          <table:table-cell table:formula="of:=[.G180]" office:value-type="float" office:value="0.002035926" calcext:value-type="float">
            <text:p>0.002035926</text:p>
          </table:table-cell>
          <table:table-cell table:formula="of:=[.H180]" office:value-type="float" office:value="-0.0113213545" calcext:value-type="float">
            <text:p>-0.0113213545</text:p>
          </table:table-cell>
          <table:table-cell table:formula="of:=[.G181]*[.D181]+[.H181]" office:value-type="float" office:value="0.0251217209" calcext:value-type="float">
            <text:p>0.025121720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1]+0.1" office:value-type="float" office:value="18" calcext:value-type="float">
            <text:p>18</text:p>
          </table:table-cell>
          <table:table-cell table:formula="of:=(([.D182]+16)/116)^3" office:value-type="float" office:value="0.0251804092008692" calcext:value-type="float">
            <text:p>0.025180409200869</text:p>
          </table:table-cell>
          <table:table-cell/>
          <table:table-cell table:formula="of:=[.G181]" office:value-type="float" office:value="0.002035926" calcext:value-type="float">
            <text:p>0.002035926</text:p>
          </table:table-cell>
          <table:table-cell table:formula="of:=[.H181]" office:value-type="float" office:value="-0.0113213545" calcext:value-type="float">
            <text:p>-0.0113213545</text:p>
          </table:table-cell>
          <table:table-cell table:formula="of:=[.G182]*[.D182]+[.H182]" office:value-type="float" office:value="0.0253253135" calcext:value-type="float">
            <text:p>0.025325313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2]+0.1" office:value-type="float" office:value="18.1" calcext:value-type="float">
            <text:p>18.1</text:p>
          </table:table-cell>
          <table:table-cell table:formula="of:=(([.D183]+16)/116)^3" office:value-type="float" office:value="0.025403243393538" calcext:value-type="float">
            <text:p>0.025403243393538</text:p>
          </table:table-cell>
          <table:table-cell/>
          <table:table-cell table:formula="of:=[.G182]" office:value-type="float" office:value="0.002035926" calcext:value-type="float">
            <text:p>0.002035926</text:p>
          </table:table-cell>
          <table:table-cell table:formula="of:=[.H182]" office:value-type="float" office:value="-0.0113213545" calcext:value-type="float">
            <text:p>-0.0113213545</text:p>
          </table:table-cell>
          <table:table-cell table:formula="of:=[.G183]*[.D183]+[.H183]" office:value-type="float" office:value="0.0255289061" calcext:value-type="float">
            <text:p>0.025528906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3]+0.1" office:value-type="float" office:value="18.2" calcext:value-type="float">
            <text:p>18.2</text:p>
          </table:table-cell>
          <table:table-cell table:formula="of:=(([.D184]+16)/116)^3" office:value-type="float" office:value="0.0256273883718069" calcext:value-type="float">
            <text:p>0.025627388371807</text:p>
          </table:table-cell>
          <table:table-cell/>
          <table:table-cell table:formula="of:=[.G183]" office:value-type="float" office:value="0.002035926" calcext:value-type="float">
            <text:p>0.002035926</text:p>
          </table:table-cell>
          <table:table-cell table:formula="of:=[.H183]" office:value-type="float" office:value="-0.0113213545" calcext:value-type="float">
            <text:p>-0.0113213545</text:p>
          </table:table-cell>
          <table:table-cell table:formula="of:=[.G184]*[.D184]+[.H184]" office:value-type="float" office:value="0.0257324987" calcext:value-type="float">
            <text:p>0.025732498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4]+0.1" office:value-type="float" office:value="18.3" calcext:value-type="float">
            <text:p>18.3</text:p>
          </table:table-cell>
          <table:table-cell table:formula="of:=(([.D185]+16)/116)^3" office:value-type="float" office:value="0.0258528479796219" calcext:value-type="float">
            <text:p>0.025852847979622</text:p>
          </table:table-cell>
          <table:table-cell/>
          <table:table-cell table:formula="of:=[.G184]" office:value-type="float" office:value="0.002035926" calcext:value-type="float">
            <text:p>0.002035926</text:p>
          </table:table-cell>
          <table:table-cell table:formula="of:=[.H184]" office:value-type="float" office:value="-0.0113213545" calcext:value-type="float">
            <text:p>-0.0113213545</text:p>
          </table:table-cell>
          <table:table-cell table:formula="of:=[.G185]*[.D185]+[.H185]" office:value-type="float" office:value="0.0259360913" calcext:value-type="float">
            <text:p>0.025936091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5]+0.1" office:value-type="float" office:value="18.4" calcext:value-type="float">
            <text:p>18.4</text:p>
          </table:table-cell>
          <table:table-cell table:formula="of:=(([.D186]+16)/116)^3" office:value-type="float" office:value="0.0260796260609291" calcext:value-type="float">
            <text:p>0.026079626060929</text:p>
          </table:table-cell>
          <table:table-cell/>
          <table:table-cell table:formula="of:=[.G185]" office:value-type="float" office:value="0.002035926" calcext:value-type="float">
            <text:p>0.002035926</text:p>
          </table:table-cell>
          <table:table-cell table:formula="of:=[.H185]" office:value-type="float" office:value="-0.0113213545" calcext:value-type="float">
            <text:p>-0.0113213545</text:p>
          </table:table-cell>
          <table:table-cell table:formula="of:=[.G186]*[.D186]+[.H186]" office:value-type="float" office:value="0.0261396839" calcext:value-type="float">
            <text:p>0.026139683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6]+0.1" office:value-type="float" office:value="18.5" calcext:value-type="float">
            <text:p>18.5</text:p>
          </table:table-cell>
          <table:table-cell table:formula="of:=(([.D187]+16)/116)^3" office:value-type="float" office:value="0.0263077264596744" calcext:value-type="float">
            <text:p>0.026307726459675</text:p>
          </table:table-cell>
          <table:table-cell/>
          <table:table-cell table:formula="of:=[.G186]" office:value-type="float" office:value="0.002035926" calcext:value-type="float">
            <text:p>0.002035926</text:p>
          </table:table-cell>
          <table:table-cell table:formula="of:=[.H186]" office:value-type="float" office:value="-0.0113213545" calcext:value-type="float">
            <text:p>-0.0113213545</text:p>
          </table:table-cell>
          <table:table-cell table:formula="of:=[.G187]*[.D187]+[.H187]" office:value-type="float" office:value="0.0263432765" calcext:value-type="float">
            <text:p>0.026343276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7]+0.1" office:value-type="float" office:value="18.6" calcext:value-type="float">
            <text:p>18.6</text:p>
          </table:table-cell>
          <table:table-cell table:formula="of:=(([.D188]+16)/116)^3" office:value-type="float" office:value="0.026537153019804" calcext:value-type="float">
            <text:p>0.026537153019804</text:p>
          </table:table-cell>
          <table:table-cell/>
          <table:table-cell table:formula="of:=[.G187]" office:value-type="float" office:value="0.002035926" calcext:value-type="float">
            <text:p>0.002035926</text:p>
          </table:table-cell>
          <table:table-cell table:formula="of:=[.H187]" office:value-type="float" office:value="-0.0113213545" calcext:value-type="float">
            <text:p>-0.0113213545</text:p>
          </table:table-cell>
          <table:table-cell table:formula="of:=[.G188]*[.D188]+[.H188]" office:value-type="float" office:value="0.0265468691" calcext:value-type="float">
            <text:p>0.026546869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8]+0.1" office:value-type="float" office:value="18.7" calcext:value-type="float">
            <text:p>18.7</text:p>
          </table:table-cell>
          <table:table-cell table:formula="of:=(([.D189]+16)/116)^3" office:value-type="float" office:value="0.0267679095852638" calcext:value-type="float">
            <text:p>0.026767909585264</text:p>
          </table:table-cell>
          <table:table-cell/>
          <table:table-cell table:formula="of:=[.G188]" office:value-type="float" office:value="0.002035926" calcext:value-type="float">
            <text:p>0.002035926</text:p>
          </table:table-cell>
          <table:table-cell table:formula="of:=[.H188]" office:value-type="float" office:value="-0.0113213545" calcext:value-type="float">
            <text:p>-0.0113213545</text:p>
          </table:table-cell>
          <table:table-cell table:formula="of:=[.G189]*[.D189]+[.H189]" office:value-type="float" office:value="0.0267504617" calcext:value-type="float">
            <text:p>0.026750461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89]+0.1" office:value-type="float" office:value="18.8" calcext:value-type="float">
            <text:p>18.8</text:p>
          </table:table-cell>
          <table:table-cell table:formula="of:=(([.D190]+16)/116)^3" office:value-type="float" office:value="0.027" calcext:value-type="float">
            <text:p>0.027</text:p>
          </table:table-cell>
          <table:table-cell/>
          <table:table-cell table:formula="of:=[.G189]" office:value-type="float" office:value="0.002035926" calcext:value-type="float">
            <text:p>0.002035926</text:p>
          </table:table-cell>
          <table:table-cell table:formula="of:=[.H189]" office:value-type="float" office:value="-0.0113213545" calcext:value-type="float">
            <text:p>-0.0113213545</text:p>
          </table:table-cell>
          <table:table-cell table:formula="of:=[.G190]*[.D190]+[.H190]" office:value-type="float" office:value="0.0269540543" calcext:value-type="float">
            <text:p>0.026954054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0]+0.1" office:value-type="float" office:value="18.9" calcext:value-type="float">
            <text:p>18.9</text:p>
          </table:table-cell>
          <table:table-cell table:formula="of:=(([.D191]+16)/116)^3" office:value-type="float" office:value="0.0272334281079585" calcext:value-type="float">
            <text:p>0.027233428107959</text:p>
          </table:table-cell>
          <table:table-cell/>
          <table:table-cell table:formula="of:=[.G190]" office:value-type="float" office:value="0.002035926" calcext:value-type="float">
            <text:p>0.002035926</text:p>
          </table:table-cell>
          <table:table-cell table:formula="of:=[.H190]" office:value-type="float" office:value="-0.0113213545" calcext:value-type="float">
            <text:p>-0.0113213545</text:p>
          </table:table-cell>
          <table:table-cell table:formula="of:=[.G191]*[.D191]+[.H191]" office:value-type="float" office:value="0.0271576469" calcext:value-type="float">
            <text:p>0.027157646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1]+0.1" office:value-type="float" office:value="19" calcext:value-type="float">
            <text:p>19</text:p>
          </table:table-cell>
          <table:table-cell table:formula="of:=(([.D192]+16)/116)^3" office:value-type="float" office:value="0.0274681977530854" calcext:value-type="float">
            <text:p>0.027468197753085</text:p>
          </table:table-cell>
          <table:table-cell/>
          <table:table-cell table:formula="of:=[.G191]" office:value-type="float" office:value="0.002035926" calcext:value-type="float">
            <text:p>0.002035926</text:p>
          </table:table-cell>
          <table:table-cell table:formula="of:=[.H191]" office:value-type="float" office:value="-0.0113213545" calcext:value-type="float">
            <text:p>-0.0113213545</text:p>
          </table:table-cell>
          <table:table-cell table:formula="of:=[.G192]*[.D192]+[.H192]" office:value-type="float" office:value="0.0273612395" calcext:value-type="float">
            <text:p>0.027361239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2]+0.1" office:value-type="float" office:value="19.1" calcext:value-type="float">
            <text:p>19.1</text:p>
          </table:table-cell>
          <table:table-cell table:formula="of:=(([.D193]+16)/116)^3" office:value-type="float" office:value="0.0277043127793267" calcext:value-type="float">
            <text:p>0.027704312779327</text:p>
          </table:table-cell>
          <table:table-cell/>
          <table:table-cell table:formula="of:=[.G192]" office:value-type="float" office:value="0.002035926" calcext:value-type="float">
            <text:p>0.002035926</text:p>
          </table:table-cell>
          <table:table-cell table:formula="of:=[.H192]" office:value-type="float" office:value="-0.0113213545" calcext:value-type="float">
            <text:p>-0.0113213545</text:p>
          </table:table-cell>
          <table:table-cell table:formula="of:=[.G193]*[.D193]+[.H193]" office:value-type="float" office:value="0.0275648321" calcext:value-type="float">
            <text:p>0.027564832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3]+0.1" office:value-type="float" office:value="19.2" calcext:value-type="float">
            <text:p>19.2</text:p>
          </table:table-cell>
          <table:table-cell table:formula="of:=(([.D194]+16)/116)^3" office:value-type="float" office:value="0.0279417770306286" calcext:value-type="float">
            <text:p>0.027941777030629</text:p>
          </table:table-cell>
          <table:table-cell/>
          <table:table-cell table:formula="of:=[.G193]" office:value-type="float" office:value="0.002035926" calcext:value-type="float">
            <text:p>0.002035926</text:p>
          </table:table-cell>
          <table:table-cell table:formula="of:=[.H193]" office:value-type="float" office:value="-0.0113213545" calcext:value-type="float">
            <text:p>-0.0113213545</text:p>
          </table:table-cell>
          <table:table-cell table:formula="of:=[.G194]*[.D194]+[.H194]" office:value-type="float" office:value="0.0277684247" calcext:value-type="float">
            <text:p>0.02776842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4]+0.1" office:value-type="float" office:value="19.3" calcext:value-type="float">
            <text:p>19.3</text:p>
          </table:table-cell>
          <table:table-cell table:formula="of:=(([.D195]+16)/116)^3" office:value-type="float" office:value="0.0281805943509369" calcext:value-type="float">
            <text:p>0.028180594350937</text:p>
          </table:table-cell>
          <table:table-cell/>
          <table:table-cell table:formula="of:=[.G194]" office:value-type="float" office:value="0.002035926" calcext:value-type="float">
            <text:p>0.002035926</text:p>
          </table:table-cell>
          <table:table-cell table:formula="of:=[.H194]" office:value-type="float" office:value="-0.0113213545" calcext:value-type="float">
            <text:p>-0.0113213545</text:p>
          </table:table-cell>
          <table:table-cell table:formula="of:=[.G195]*[.D195]+[.H195]" office:value-type="float" office:value="0.0279720173" calcext:value-type="float">
            <text:p>0.027972017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5]+0.1" office:value-type="float" office:value="19.4" calcext:value-type="float">
            <text:p>19.4</text:p>
          </table:table-cell>
          <table:table-cell table:formula="of:=(([.D196]+16)/116)^3" office:value-type="float" office:value="0.0284207685841978" calcext:value-type="float">
            <text:p>0.028420768584198</text:p>
          </table:table-cell>
          <table:table-cell/>
          <table:table-cell table:formula="of:=[.G195]" office:value-type="float" office:value="0.002035926" calcext:value-type="float">
            <text:p>0.002035926</text:p>
          </table:table-cell>
          <table:table-cell table:formula="of:=[.H195]" office:value-type="float" office:value="-0.0113213545" calcext:value-type="float">
            <text:p>-0.0113213545</text:p>
          </table:table-cell>
          <table:table-cell table:formula="of:=[.G196]*[.D196]+[.H196]" office:value-type="float" office:value="0.0281756099" calcext:value-type="float">
            <text:p>0.028175609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6]+0.1" office:value-type="float" office:value="19.5" calcext:value-type="float">
            <text:p>19.5</text:p>
          </table:table-cell>
          <table:table-cell table:formula="of:=(([.D197]+16)/116)^3" office:value-type="float" office:value="0.0286623035743573" calcext:value-type="float">
            <text:p>0.028662303574357</text:p>
          </table:table-cell>
          <table:table-cell/>
          <table:table-cell table:formula="of:=[.G196]" office:value-type="float" office:value="0.002035926" calcext:value-type="float">
            <text:p>0.002035926</text:p>
          </table:table-cell>
          <table:table-cell table:formula="of:=[.H196]" office:value-type="float" office:value="-0.0113213545" calcext:value-type="float">
            <text:p>-0.0113213545</text:p>
          </table:table-cell>
          <table:table-cell table:formula="of:=[.G197]*[.D197]+[.H197]" office:value-type="float" office:value="0.0283792025" calcext:value-type="float">
            <text:p>0.028379202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7]+0.1" office:value-type="float" office:value="19.6" calcext:value-type="float">
            <text:p>19.6</text:p>
          </table:table-cell>
          <table:table-cell table:formula="of:=(([.D198]+16)/116)^3" office:value-type="float" office:value="0.0289052031653614" calcext:value-type="float">
            <text:p>0.028905203165362</text:p>
          </table:table-cell>
          <table:table-cell/>
          <table:table-cell table:formula="of:=[.G197]" office:value-type="float" office:value="0.002035926" calcext:value-type="float">
            <text:p>0.002035926</text:p>
          </table:table-cell>
          <table:table-cell table:formula="of:=[.H197]" office:value-type="float" office:value="-0.0113213545" calcext:value-type="float">
            <text:p>-0.0113213545</text:p>
          </table:table-cell>
          <table:table-cell table:formula="of:=[.G198]*[.D198]+[.H198]" office:value-type="float" office:value="0.0285827951" calcext:value-type="float">
            <text:p>0.028582795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8]+0.1" office:value-type="float" office:value="19.7" calcext:value-type="float">
            <text:p>19.7</text:p>
          </table:table-cell>
          <table:table-cell table:formula="of:=(([.D199]+16)/116)^3" office:value-type="float" office:value="0.0291494712011563" calcext:value-type="float">
            <text:p>0.029149471201156</text:p>
          </table:table-cell>
          <table:table-cell/>
          <table:table-cell table:formula="of:=[.G198]" office:value-type="float" office:value="0.002035926" calcext:value-type="float">
            <text:p>0.002035926</text:p>
          </table:table-cell>
          <table:table-cell table:formula="of:=[.H198]" office:value-type="float" office:value="-0.0113213545" calcext:value-type="float">
            <text:p>-0.0113213545</text:p>
          </table:table-cell>
          <table:table-cell table:formula="of:=[.G199]*[.D199]+[.H199]" office:value-type="float" office:value="0.0287863877" calcext:value-type="float">
            <text:p>0.028786387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199]+0.1" office:value-type="float" office:value="19.8" calcext:value-type="float">
            <text:p>19.8</text:p>
          </table:table-cell>
          <table:table-cell table:formula="of:=(([.D200]+16)/116)^3" office:value-type="float" office:value="0.0293951115256878" calcext:value-type="float">
            <text:p>0.029395111525688</text:p>
          </table:table-cell>
          <table:table-cell/>
          <table:table-cell table:formula="of:=[.G199]" office:value-type="float" office:value="0.002035926" calcext:value-type="float">
            <text:p>0.002035926</text:p>
          </table:table-cell>
          <table:table-cell table:formula="of:=[.H199]" office:value-type="float" office:value="-0.0113213545" calcext:value-type="float">
            <text:p>-0.0113213545</text:p>
          </table:table-cell>
          <table:table-cell table:formula="of:=[.G200]*[.D200]+[.H200]" office:value-type="float" office:value="0.0289899803" calcext:value-type="float">
            <text:p>0.028989980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0]+0.1" office:value-type="float" office:value="19.9" calcext:value-type="float">
            <text:p>19.9</text:p>
          </table:table-cell>
          <table:table-cell table:formula="of:=(([.D201]+16)/116)^3" office:value-type="float" office:value="0.0296421279829021" calcext:value-type="float">
            <text:p>0.029642127982902</text:p>
          </table:table-cell>
          <table:table-cell/>
          <table:table-cell table:formula="of:=[.G200]" office:value-type="float" office:value="0.002035926" calcext:value-type="float">
            <text:p>0.002035926</text:p>
          </table:table-cell>
          <table:table-cell table:formula="of:=[.H200]" office:value-type="float" office:value="-0.0113213545" calcext:value-type="float">
            <text:p>-0.0113213545</text:p>
          </table:table-cell>
          <table:table-cell table:formula="of:=[.G201]*[.D201]+[.H201]" office:value-type="float" office:value="0.0291935729" calcext:value-type="float">
            <text:p>0.029193572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1]+0.1" office:value-type="float" office:value="20" calcext:value-type="float">
            <text:p>20</text:p>
          </table:table-cell>
          <table:table-cell table:formula="of:=(([.D202]+16)/116)^3" office:value-type="float" office:value="0.0298905244167453" calcext:value-type="float">
            <text:p>0.029890524416745</text:p>
          </table:table-cell>
          <table:table-cell table:formula="of:=[.E202]" office:value-type="float" office:value="0.0298905244167453" calcext:value-type="float">
            <text:p>0.029890524416745</text:p>
          </table:table-cell>
          <table:table-cell table:formula="of:=[.G201]" office:value-type="float" office:value="0.002035926" calcext:value-type="float">
            <text:p>0.002035926</text:p>
          </table:table-cell>
          <table:table-cell table:formula="of:=[.H201]" office:value-type="float" office:value="-0.0113213545" calcext:value-type="float">
            <text:p>-0.0113213545</text:p>
          </table:table-cell>
          <table:table-cell table:formula="of:=[.G202]*[.D202]+[.H202]" office:value-type="float" office:value="0.0293971655" calcext:value-type="float">
            <text:p>0.029397165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2]+0.1" office:value-type="float" office:value="20.1" calcext:value-type="float">
            <text:p>20.1</text:p>
          </table:table-cell>
          <table:table-cell table:formula="of:=(([.D203]+16)/116)^3" office:value-type="float" office:value="0.0301403046711633" calcext:value-type="float">
            <text:p>0.030140304671163</text:p>
          </table:table-cell>
          <table:table-cell table:formula="of:=[.E203]" office:value-type="float" office:value="0.0301403046711633" calcext:value-type="float">
            <text:p>0.030140304671163</text:p>
          </table:table-cell>
          <table:table-cell office:value-type="float" office:value="0.003240637" calcext:value-type="float">
            <text:p>0.003240637</text:p>
          </table:table-cell>
          <table:table-cell office:value-type="float" office:value="-0.03619136" calcext:value-type="float">
            <text:p>-0.03619136</text:p>
          </table:table-cell>
          <table:table-cell table:formula="of:=[.G203]*[.D203]+[.H203]" office:value-type="float" office:value="0.0289454437" calcext:value-type="float">
            <text:p>0.028945443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3]+0.1" office:value-type="float" office:value="20.2" calcext:value-type="float">
            <text:p>20.2</text:p>
          </table:table-cell>
          <table:table-cell table:formula="of:=(([.D204]+16)/116)^3" office:value-type="float" office:value="0.0303914725901021" calcext:value-type="float">
            <text:p>0.030391472590102</text:p>
          </table:table-cell>
          <table:table-cell table:formula="of:=[.E204]" office:value-type="float" office:value="0.0303914725901021" calcext:value-type="float">
            <text:p>0.030391472590102</text:p>
          </table:table-cell>
          <table:table-cell table:formula="of:=[.G203]" office:value-type="float" office:value="0.003240637" calcext:value-type="float">
            <text:p>0.003240637</text:p>
          </table:table-cell>
          <table:table-cell table:formula="of:=[.H203]" office:value-type="float" office:value="-0.03619136" calcext:value-type="float">
            <text:p>-0.03619136</text:p>
          </table:table-cell>
          <table:table-cell table:formula="of:=[.G204]*[.D204]+[.H204]" office:value-type="float" office:value="0.0292695074000001" calcext:value-type="float">
            <text:p>0.029269507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4]+0.1" office:value-type="float" office:value="20.3" calcext:value-type="float">
            <text:p>20.3</text:p>
          </table:table-cell>
          <table:table-cell table:formula="of:=(([.D205]+16)/116)^3" office:value-type="float" office:value="0.0306440320175079" calcext:value-type="float">
            <text:p>0.030644032017508</text:p>
          </table:table-cell>
          <table:table-cell table:formula="of:=[.E205]" office:value-type="float" office:value="0.0306440320175079" calcext:value-type="float">
            <text:p>0.030644032017508</text:p>
          </table:table-cell>
          <table:table-cell table:formula="of:=[.G204]" office:value-type="float" office:value="0.003240637" calcext:value-type="float">
            <text:p>0.003240637</text:p>
          </table:table-cell>
          <table:table-cell table:formula="of:=[.H204]" office:value-type="float" office:value="-0.03619136" calcext:value-type="float">
            <text:p>-0.03619136</text:p>
          </table:table-cell>
          <table:table-cell table:formula="of:=[.G205]*[.D205]+[.H205]" office:value-type="float" office:value="0.0295935711000001" calcext:value-type="float">
            <text:p>0.02959357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5]+0.1" office:value-type="float" office:value="20.4" calcext:value-type="float">
            <text:p>20.4</text:p>
          </table:table-cell>
          <table:table-cell table:formula="of:=(([.D206]+16)/116)^3" office:value-type="float" office:value="0.0308979867973267" calcext:value-type="float">
            <text:p>0.030897986797327</text:p>
          </table:table-cell>
          <table:table-cell table:formula="of:=[.E206]" office:value-type="float" office:value="0.0308979867973267" calcext:value-type="float">
            <text:p>0.030897986797327</text:p>
          </table:table-cell>
          <table:table-cell table:formula="of:=[.G205]" office:value-type="float" office:value="0.003240637" calcext:value-type="float">
            <text:p>0.003240637</text:p>
          </table:table-cell>
          <table:table-cell table:formula="of:=[.H205]" office:value-type="float" office:value="-0.03619136" calcext:value-type="float">
            <text:p>-0.03619136</text:p>
          </table:table-cell>
          <table:table-cell table:formula="of:=[.G206]*[.D206]+[.H206]" office:value-type="float" office:value="0.0299176348000001" calcext:value-type="float">
            <text:p>0.029917634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6]+0.1" office:value-type="float" office:value="20.5" calcext:value-type="float">
            <text:p>20.5</text:p>
          </table:table-cell>
          <table:table-cell table:formula="of:=(([.D207]+16)/116)^3" office:value-type="float" office:value="0.0311533407735045" calcext:value-type="float">
            <text:p>0.031153340773505</text:p>
          </table:table-cell>
          <table:table-cell table:formula="of:=[.E207]" office:value-type="float" office:value="0.0311533407735045" calcext:value-type="float">
            <text:p>0.031153340773505</text:p>
          </table:table-cell>
          <table:table-cell table:formula="of:=[.G206]" office:value-type="float" office:value="0.003240637" calcext:value-type="float">
            <text:p>0.003240637</text:p>
          </table:table-cell>
          <table:table-cell table:formula="of:=[.H206]" office:value-type="float" office:value="-0.03619136" calcext:value-type="float">
            <text:p>-0.03619136</text:p>
          </table:table-cell>
          <table:table-cell table:formula="of:=[.G207]*[.D207]+[.H207]" office:value-type="float" office:value="0.0302416985000001" calcext:value-type="float">
            <text:p>0.030241698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7]+0.1" office:value-type="float" office:value="20.6" calcext:value-type="float">
            <text:p>20.6</text:p>
          </table:table-cell>
          <table:table-cell table:formula="of:=(([.D208]+16)/116)^3" office:value-type="float" office:value="0.0314100977899873" calcext:value-type="float">
            <text:p>0.031410097789987</text:p>
          </table:table-cell>
          <table:table-cell table:formula="of:=[.E208]" office:value-type="float" office:value="0.0314100977899873" calcext:value-type="float">
            <text:p>0.031410097789987</text:p>
          </table:table-cell>
          <table:table-cell table:formula="of:=[.G207]" office:value-type="float" office:value="0.003240637" calcext:value-type="float">
            <text:p>0.003240637</text:p>
          </table:table-cell>
          <table:table-cell table:formula="of:=[.H207]" office:value-type="float" office:value="-0.03619136" calcext:value-type="float">
            <text:p>-0.03619136</text:p>
          </table:table-cell>
          <table:table-cell table:formula="of:=[.G208]*[.D208]+[.H208]" office:value-type="float" office:value="0.0305657622000001" calcext:value-type="float">
            <text:p>0.030565762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8]+0.1" office:value-type="float" office:value="20.7" calcext:value-type="float">
            <text:p>20.7</text:p>
          </table:table-cell>
          <table:table-cell table:formula="of:=(([.D209]+16)/116)^3" office:value-type="float" office:value="0.0316682616907213" calcext:value-type="float">
            <text:p>0.031668261690721</text:p>
          </table:table-cell>
          <table:table-cell table:formula="of:=[.E209]" office:value-type="float" office:value="0.0316682616907213" calcext:value-type="float">
            <text:p>0.031668261690721</text:p>
          </table:table-cell>
          <table:table-cell table:formula="of:=[.G208]" office:value-type="float" office:value="0.003240637" calcext:value-type="float">
            <text:p>0.003240637</text:p>
          </table:table-cell>
          <table:table-cell table:formula="of:=[.H208]" office:value-type="float" office:value="-0.03619136" calcext:value-type="float">
            <text:p>-0.03619136</text:p>
          </table:table-cell>
          <table:table-cell table:formula="of:=[.G209]*[.D209]+[.H209]" office:value-type="float" office:value="0.0308898259000001" calcext:value-type="float">
            <text:p>0.030889825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09]+0.1" office:value-type="float" office:value="20.8" calcext:value-type="float">
            <text:p>20.8</text:p>
          </table:table-cell>
          <table:table-cell table:formula="of:=(([.D210]+16)/116)^3" office:value-type="float" office:value="0.0319278363196524" calcext:value-type="float">
            <text:p>0.031927836319652</text:p>
          </table:table-cell>
          <table:table-cell table:formula="of:=[.E210]" office:value-type="float" office:value="0.0319278363196524" calcext:value-type="float">
            <text:p>0.031927836319652</text:p>
          </table:table-cell>
          <table:table-cell table:formula="of:=[.G209]" office:value-type="float" office:value="0.003240637" calcext:value-type="float">
            <text:p>0.003240637</text:p>
          </table:table-cell>
          <table:table-cell table:formula="of:=[.H209]" office:value-type="float" office:value="-0.03619136" calcext:value-type="float">
            <text:p>-0.03619136</text:p>
          </table:table-cell>
          <table:table-cell table:formula="of:=[.G210]*[.D210]+[.H210]" office:value-type="float" office:value="0.0312138896000001" calcext:value-type="float">
            <text:p>0.031213889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0]+0.1" office:value-type="float" office:value="20.9" calcext:value-type="float">
            <text:p>20.9</text:p>
          </table:table-cell>
          <table:table-cell table:formula="of:=(([.D211]+16)/116)^3" office:value-type="float" office:value="0.0321888255207266" calcext:value-type="float">
            <text:p>0.032188825520727</text:p>
          </table:table-cell>
          <table:table-cell table:formula="of:=[.E211]" office:value-type="float" office:value="0.0321888255207266" calcext:value-type="float">
            <text:p>0.032188825520727</text:p>
          </table:table-cell>
          <table:table-cell table:formula="of:=[.G210]" office:value-type="float" office:value="0.003240637" calcext:value-type="float">
            <text:p>0.003240637</text:p>
          </table:table-cell>
          <table:table-cell table:formula="of:=[.H210]" office:value-type="float" office:value="-0.03619136" calcext:value-type="float">
            <text:p>-0.03619136</text:p>
          </table:table-cell>
          <table:table-cell table:formula="of:=[.G211]*[.D211]+[.H211]" office:value-type="float" office:value="0.0315379533000001" calcext:value-type="float">
            <text:p>0.03153795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1]+0.1" office:value-type="float" office:value="21" calcext:value-type="float">
            <text:p>21</text:p>
          </table:table-cell>
          <table:table-cell table:formula="of:=(([.D212]+16)/116)^3" office:value-type="float" office:value="0.0324512331378901" calcext:value-type="float">
            <text:p>0.03245123313789</text:p>
          </table:table-cell>
          <table:table-cell table:formula="of:=[.E212]" office:value-type="float" office:value="0.0324512331378901" calcext:value-type="float">
            <text:p>0.03245123313789</text:p>
          </table:table-cell>
          <table:table-cell table:formula="of:=[.G211]" office:value-type="float" office:value="0.003240637" calcext:value-type="float">
            <text:p>0.003240637</text:p>
          </table:table-cell>
          <table:table-cell table:formula="of:=[.H211]" office:value-type="float" office:value="-0.03619136" calcext:value-type="float">
            <text:p>-0.03619136</text:p>
          </table:table-cell>
          <table:table-cell table:formula="of:=[.G212]*[.D212]+[.H212]" office:value-type="float" office:value="0.0318620170000001" calcext:value-type="float">
            <text:p>0.03186201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2]+0.1" office:value-type="float" office:value="21.1" calcext:value-type="float">
            <text:p>21.1</text:p>
          </table:table-cell>
          <table:table-cell table:formula="of:=(([.D213]+16)/116)^3" office:value-type="float" office:value="0.0327150630150889" calcext:value-type="float">
            <text:p>0.032715063015089</text:p>
          </table:table-cell>
          <table:table-cell table:formula="of:=[.E213]" office:value-type="float" office:value="0.0327150630150889" calcext:value-type="float">
            <text:p>0.032715063015089</text:p>
          </table:table-cell>
          <table:table-cell table:formula="of:=[.G212]" office:value-type="float" office:value="0.003240637" calcext:value-type="float">
            <text:p>0.003240637</text:p>
          </table:table-cell>
          <table:table-cell table:formula="of:=[.H212]" office:value-type="float" office:value="-0.03619136" calcext:value-type="float">
            <text:p>-0.03619136</text:p>
          </table:table-cell>
          <table:table-cell table:formula="of:=[.G213]*[.D213]+[.H213]" office:value-type="float" office:value="0.0321860807000001" calcext:value-type="float">
            <text:p>0.032186080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3]+0.1" office:value-type="float" office:value="21.2" calcext:value-type="float">
            <text:p>21.2</text:p>
          </table:table-cell>
          <table:table-cell table:formula="of:=(([.D214]+16)/116)^3" office:value-type="float" office:value="0.0329803189962689" calcext:value-type="float">
            <text:p>0.032980318996269</text:p>
          </table:table-cell>
          <table:table-cell table:formula="of:=[.E214]" office:value-type="float" office:value="0.0329803189962689" calcext:value-type="float">
            <text:p>0.032980318996269</text:p>
          </table:table-cell>
          <table:table-cell table:formula="of:=[.G213]" office:value-type="float" office:value="0.003240637" calcext:value-type="float">
            <text:p>0.003240637</text:p>
          </table:table-cell>
          <table:table-cell table:formula="of:=[.H213]" office:value-type="float" office:value="-0.03619136" calcext:value-type="float">
            <text:p>-0.03619136</text:p>
          </table:table-cell>
          <table:table-cell table:formula="of:=[.G214]*[.D214]+[.H214]" office:value-type="float" office:value="0.0325101444000001" calcext:value-type="float">
            <text:p>0.032510144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4]+0.1" office:value-type="float" office:value="21.3" calcext:value-type="float">
            <text:p>21.3</text:p>
          </table:table-cell>
          <table:table-cell table:formula="of:=(([.D215]+16)/116)^3" office:value-type="float" office:value="0.0332470049253763" calcext:value-type="float">
            <text:p>0.033247004925376</text:p>
          </table:table-cell>
          <table:table-cell table:formula="of:=[.E215]" office:value-type="float" office:value="0.0332470049253763" calcext:value-type="float">
            <text:p>0.033247004925376</text:p>
          </table:table-cell>
          <table:table-cell table:formula="of:=[.G214]" office:value-type="float" office:value="0.003240637" calcext:value-type="float">
            <text:p>0.003240637</text:p>
          </table:table-cell>
          <table:table-cell table:formula="of:=[.H214]" office:value-type="float" office:value="-0.03619136" calcext:value-type="float">
            <text:p>-0.03619136</text:p>
          </table:table-cell>
          <table:table-cell table:formula="of:=[.G215]*[.D215]+[.H215]" office:value-type="float" office:value="0.0328342081000001" calcext:value-type="float">
            <text:p>0.032834208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5]+0.1" office:value-type="float" office:value="21.4" calcext:value-type="float">
            <text:p>21.4</text:p>
          </table:table-cell>
          <table:table-cell table:formula="of:=(([.D216]+16)/116)^3" office:value-type="float" office:value="0.0335151246463571" calcext:value-type="float">
            <text:p>0.033515124646357</text:p>
          </table:table-cell>
          <table:table-cell table:formula="of:=[.E216]" office:value-type="float" office:value="0.0335151246463571" calcext:value-type="float">
            <text:p>0.033515124646357</text:p>
          </table:table-cell>
          <table:table-cell table:formula="of:=[.G215]" office:value-type="float" office:value="0.003240637" calcext:value-type="float">
            <text:p>0.003240637</text:p>
          </table:table-cell>
          <table:table-cell table:formula="of:=[.H215]" office:value-type="float" office:value="-0.03619136" calcext:value-type="float">
            <text:p>-0.03619136</text:p>
          </table:table-cell>
          <table:table-cell table:formula="of:=[.G216]*[.D216]+[.H216]" office:value-type="float" office:value="0.0331582718000001" calcext:value-type="float">
            <text:p>0.033158271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6]+0.1" office:value-type="float" office:value="21.5" calcext:value-type="float">
            <text:p>21.5</text:p>
          </table:table-cell>
          <table:table-cell table:formula="of:=(([.D217]+16)/116)^3" office:value-type="float" office:value="0.0337846820031572" calcext:value-type="float">
            <text:p>0.033784682003157</text:p>
          </table:table-cell>
          <table:table-cell table:formula="of:=[.E217]" office:value-type="float" office:value="0.0337846820031572" calcext:value-type="float">
            <text:p>0.033784682003157</text:p>
          </table:table-cell>
          <table:table-cell table:formula="of:=[.G216]" office:value-type="float" office:value="0.003240637" calcext:value-type="float">
            <text:p>0.003240637</text:p>
          </table:table-cell>
          <table:table-cell table:formula="of:=[.H216]" office:value-type="float" office:value="-0.03619136" calcext:value-type="float">
            <text:p>-0.03619136</text:p>
          </table:table-cell>
          <table:table-cell table:formula="of:=[.G217]*[.D217]+[.H217]" office:value-type="float" office:value="0.0334823355000001" calcext:value-type="float">
            <text:p>0.033482335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7]+0.1" office:value-type="float" office:value="21.6" calcext:value-type="float">
            <text:p>21.6</text:p>
          </table:table-cell>
          <table:table-cell table:formula="of:=(([.D218]+16)/116)^3" office:value-type="float" office:value="0.0340556808397229" calcext:value-type="float">
            <text:p>0.034055680839723</text:p>
          </table:table-cell>
          <table:table-cell table:formula="of:=[.E218]" office:value-type="float" office:value="0.0340556808397229" calcext:value-type="float">
            <text:p>0.034055680839723</text:p>
          </table:table-cell>
          <table:table-cell table:formula="of:=[.G217]" office:value-type="float" office:value="0.003240637" calcext:value-type="float">
            <text:p>0.003240637</text:p>
          </table:table-cell>
          <table:table-cell table:formula="of:=[.H217]" office:value-type="float" office:value="-0.03619136" calcext:value-type="float">
            <text:p>-0.03619136</text:p>
          </table:table-cell>
          <table:table-cell table:formula="of:=[.G218]*[.D218]+[.H218]" office:value-type="float" office:value="0.0338063992000001" calcext:value-type="float">
            <text:p>0.033806399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8]+0.1" office:value-type="float" office:value="21.7" calcext:value-type="float">
            <text:p>21.7</text:p>
          </table:table-cell>
          <table:table-cell table:formula="of:=(([.D219]+16)/116)^3" office:value-type="float" office:value="0.0343281250000001" calcext:value-type="float">
            <text:p>0.034328125</text:p>
          </table:table-cell>
          <table:table-cell table:formula="of:=[.E219]" office:value-type="float" office:value="0.0343281250000001" calcext:value-type="float">
            <text:p>0.034328125</text:p>
          </table:table-cell>
          <table:table-cell table:formula="of:=[.G218]" office:value-type="float" office:value="0.003240637" calcext:value-type="float">
            <text:p>0.003240637</text:p>
          </table:table-cell>
          <table:table-cell table:formula="of:=[.H218]" office:value-type="float" office:value="-0.03619136" calcext:value-type="float">
            <text:p>-0.03619136</text:p>
          </table:table-cell>
          <table:table-cell table:formula="of:=[.G219]*[.D219]+[.H219]" office:value-type="float" office:value="0.0341304629000001" calcext:value-type="float">
            <text:p>0.034130462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19]+0.1" office:value-type="float" office:value="21.8" calcext:value-type="float">
            <text:p>21.8</text:p>
          </table:table-cell>
          <table:table-cell table:formula="of:=(([.D220]+16)/116)^3" office:value-type="float" office:value="0.0346020183279348" calcext:value-type="float">
            <text:p>0.034602018327935</text:p>
          </table:table-cell>
          <table:table-cell table:formula="of:=[.E220]" office:value-type="float" office:value="0.0346020183279348" calcext:value-type="float">
            <text:p>0.034602018327935</text:p>
          </table:table-cell>
          <table:table-cell table:formula="of:=[.G219]" office:value-type="float" office:value="0.003240637" calcext:value-type="float">
            <text:p>0.003240637</text:p>
          </table:table-cell>
          <table:table-cell table:formula="of:=[.H219]" office:value-type="float" office:value="-0.03619136" calcext:value-type="float">
            <text:p>-0.03619136</text:p>
          </table:table-cell>
          <table:table-cell table:formula="of:=[.G220]*[.D220]+[.H220]" office:value-type="float" office:value="0.0344545266000001" calcext:value-type="float">
            <text:p>0.034454526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0]+0.1" office:value-type="float" office:value="21.9" calcext:value-type="float">
            <text:p>21.9</text:p>
          </table:table-cell>
          <table:table-cell table:formula="of:=(([.D221]+16)/116)^3" office:value-type="float" office:value="0.0348773646674732" calcext:value-type="float">
            <text:p>0.034877364667473</text:p>
          </table:table-cell>
          <table:table-cell table:formula="of:=[.E221]" office:value-type="float" office:value="0.0348773646674732" calcext:value-type="float">
            <text:p>0.034877364667473</text:p>
          </table:table-cell>
          <table:table-cell table:formula="of:=[.G220]" office:value-type="float" office:value="0.003240637" calcext:value-type="float">
            <text:p>0.003240637</text:p>
          </table:table-cell>
          <table:table-cell table:formula="of:=[.H220]" office:value-type="float" office:value="-0.03619136" calcext:value-type="float">
            <text:p>-0.03619136</text:p>
          </table:table-cell>
          <table:table-cell table:formula="of:=[.G221]*[.D221]+[.H221]" office:value-type="float" office:value="0.0347785903000001" calcext:value-type="float">
            <text:p>0.034778590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1]+0.1" office:value-type="float" office:value="22" calcext:value-type="float">
            <text:p>22</text:p>
          </table:table-cell>
          <table:table-cell table:formula="of:=(([.D222]+16)/116)^3" office:value-type="float" office:value="0.0351541678625611" calcext:value-type="float">
            <text:p>0.035154167862561</text:p>
          </table:table-cell>
          <table:table-cell table:formula="of:=[.E222]" office:value-type="float" office:value="0.0351541678625611" calcext:value-type="float">
            <text:p>0.035154167862561</text:p>
          </table:table-cell>
          <table:table-cell table:formula="of:=[.G221]" office:value-type="float" office:value="0.003240637" calcext:value-type="float">
            <text:p>0.003240637</text:p>
          </table:table-cell>
          <table:table-cell table:formula="of:=[.H221]" office:value-type="float" office:value="-0.03619136" calcext:value-type="float">
            <text:p>-0.03619136</text:p>
          </table:table-cell>
          <table:table-cell table:formula="of:=[.G222]*[.D222]+[.H222]" office:value-type="float" office:value="0.0351026540000001" calcext:value-type="float">
            <text:p>0.03510265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2]+0.1" office:value-type="float" office:value="22.1" calcext:value-type="float">
            <text:p>22.1</text:p>
          </table:table-cell>
          <table:table-cell table:formula="of:=(([.D223]+16)/116)^3" office:value-type="float" office:value="0.0354324317571447" calcext:value-type="float">
            <text:p>0.035432431757145</text:p>
          </table:table-cell>
          <table:table-cell table:formula="of:=[.E223]" office:value-type="float" office:value="0.0354324317571447" calcext:value-type="float">
            <text:p>0.035432431757145</text:p>
          </table:table-cell>
          <table:table-cell table:formula="of:=[.G222]" office:value-type="float" office:value="0.003240637" calcext:value-type="float">
            <text:p>0.003240637</text:p>
          </table:table-cell>
          <table:table-cell table:formula="of:=[.H222]" office:value-type="float" office:value="-0.03619136" calcext:value-type="float">
            <text:p>-0.03619136</text:p>
          </table:table-cell>
          <table:table-cell table:formula="of:=[.G223]*[.D223]+[.H223]" office:value-type="float" office:value="0.0354267177000001" calcext:value-type="float">
            <text:p>0.035426717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3]+0.1" office:value-type="float" office:value="22.2" calcext:value-type="float">
            <text:p>22.2</text:p>
          </table:table-cell>
          <table:table-cell table:formula="of:=(([.D224]+16)/116)^3" office:value-type="float" office:value="0.0357121601951701" calcext:value-type="float">
            <text:p>0.03571216019517</text:p>
          </table:table-cell>
          <table:table-cell table:formula="of:=[.E224]" office:value-type="float" office:value="0.0357121601951701" calcext:value-type="float">
            <text:p>0.03571216019517</text:p>
          </table:table-cell>
          <table:table-cell table:formula="of:=[.G223]" office:value-type="float" office:value="0.003240637" calcext:value-type="float">
            <text:p>0.003240637</text:p>
          </table:table-cell>
          <table:table-cell table:formula="of:=[.H223]" office:value-type="float" office:value="-0.03619136" calcext:value-type="float">
            <text:p>-0.03619136</text:p>
          </table:table-cell>
          <table:table-cell table:formula="of:=[.G224]*[.D224]+[.H224]" office:value-type="float" office:value="0.0357507814000001" calcext:value-type="float">
            <text:p>0.035750781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4]+0.1" office:value-type="float" office:value="22.3" calcext:value-type="float">
            <text:p>22.3</text:p>
          </table:table-cell>
          <table:table-cell table:formula="of:=(([.D225]+16)/116)^3" office:value-type="float" office:value="0.0359933570205832" calcext:value-type="float">
            <text:p>0.035993357020583</text:p>
          </table:table-cell>
          <table:table-cell table:formula="of:=[.E225]" office:value-type="float" office:value="0.0359933570205832" calcext:value-type="float">
            <text:p>0.035993357020583</text:p>
          </table:table-cell>
          <table:table-cell table:formula="of:=[.G224]" office:value-type="float" office:value="0.003240637" calcext:value-type="float">
            <text:p>0.003240637</text:p>
          </table:table-cell>
          <table:table-cell table:formula="of:=[.H224]" office:value-type="float" office:value="-0.03619136" calcext:value-type="float">
            <text:p>-0.03619136</text:p>
          </table:table-cell>
          <table:table-cell table:formula="of:=[.G225]*[.D225]+[.H225]" office:value-type="float" office:value="0.0360748451000002" calcext:value-type="float">
            <text:p>0.036074845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5]+0.1" office:value-type="float" office:value="22.4" calcext:value-type="float">
            <text:p>22.4</text:p>
          </table:table-cell>
          <table:table-cell table:formula="of:=(([.D226]+16)/116)^3" office:value-type="float" office:value="0.0362760260773301" calcext:value-type="float">
            <text:p>0.03627602607733</text:p>
          </table:table-cell>
          <table:table-cell table:formula="of:=[.E226]" office:value-type="float" office:value="0.0362760260773301" calcext:value-type="float">
            <text:p>0.03627602607733</text:p>
          </table:table-cell>
          <table:table-cell table:formula="of:=[.G225]" office:value-type="float" office:value="0.003240637" calcext:value-type="float">
            <text:p>0.003240637</text:p>
          </table:table-cell>
          <table:table-cell table:formula="of:=[.H225]" office:value-type="float" office:value="-0.03619136" calcext:value-type="float">
            <text:p>-0.03619136</text:p>
          </table:table-cell>
          <table:table-cell table:formula="of:=[.G226]*[.D226]+[.H226]" office:value-type="float" office:value="0.0363989088000002" calcext:value-type="float">
            <text:p>0.036398908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6]+0.1" office:value-type="float" office:value="22.5" calcext:value-type="float">
            <text:p>22.5</text:p>
          </table:table-cell>
          <table:table-cell table:formula="of:=(([.D227]+16)/116)^3" office:value-type="float" office:value="0.0365601712093568" calcext:value-type="float">
            <text:p>0.036560171209357</text:p>
          </table:table-cell>
          <table:table-cell table:formula="of:=[.E227]" office:value-type="float" office:value="0.0365601712093568" calcext:value-type="float">
            <text:p>0.036560171209357</text:p>
          </table:table-cell>
          <table:table-cell table:formula="of:=[.G226]" office:value-type="float" office:value="0.003240637" calcext:value-type="float">
            <text:p>0.003240637</text:p>
          </table:table-cell>
          <table:table-cell table:formula="of:=[.H226]" office:value-type="float" office:value="-0.03619136" calcext:value-type="float">
            <text:p>-0.03619136</text:p>
          </table:table-cell>
          <table:table-cell table:formula="of:=[.G227]*[.D227]+[.H227]" office:value-type="float" office:value="0.0367229725000002" calcext:value-type="float">
            <text:p>0.036722972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7]+0.1" office:value-type="float" office:value="22.6000000000001" calcext:value-type="float">
            <text:p>22.6000000000001</text:p>
          </table:table-cell>
          <table:table-cell table:formula="of:=(([.D228]+16)/116)^3" office:value-type="float" office:value="0.0368457962606094" calcext:value-type="float">
            <text:p>0.03684579626061</text:p>
          </table:table-cell>
          <table:table-cell table:formula="of:=[.E228]" office:value-type="float" office:value="0.0368457962606094" calcext:value-type="float">
            <text:p>0.03684579626061</text:p>
          </table:table-cell>
          <table:table-cell table:formula="of:=[.G227]" office:value-type="float" office:value="0.003240637" calcext:value-type="float">
            <text:p>0.003240637</text:p>
          </table:table-cell>
          <table:table-cell table:formula="of:=[.H227]" office:value-type="float" office:value="-0.03619136" calcext:value-type="float">
            <text:p>-0.03619136</text:p>
          </table:table-cell>
          <table:table-cell table:formula="of:=[.G228]*[.D228]+[.H228]" office:value-type="float" office:value="0.0370470362000002" calcext:value-type="float">
            <text:p>0.037047036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8]+0.1" office:value-type="float" office:value="22.7000000000001" calcext:value-type="float">
            <text:p>22.7000000000001</text:p>
          </table:table-cell>
          <table:table-cell table:formula="of:=(([.D229]+16)/116)^3" office:value-type="float" office:value="0.037132905075034" calcext:value-type="float">
            <text:p>0.037132905075034</text:p>
          </table:table-cell>
          <table:table-cell table:formula="of:=[.E229]" office:value-type="float" office:value="0.037132905075034" calcext:value-type="float">
            <text:p>0.037132905075034</text:p>
          </table:table-cell>
          <table:table-cell table:formula="of:=[.G228]" office:value-type="float" office:value="0.003240637" calcext:value-type="float">
            <text:p>0.003240637</text:p>
          </table:table-cell>
          <table:table-cell table:formula="of:=[.H228]" office:value-type="float" office:value="-0.03619136" calcext:value-type="float">
            <text:p>-0.03619136</text:p>
          </table:table-cell>
          <table:table-cell table:formula="of:=[.G229]*[.D229]+[.H229]" office:value-type="float" office:value="0.0373710999000002" calcext:value-type="float">
            <text:p>0.037371099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29]+0.1" office:value-type="float" office:value="22.8000000000001" calcext:value-type="float">
            <text:p>22.8000000000001</text:p>
          </table:table-cell>
          <table:table-cell table:formula="of:=(([.D230]+16)/116)^3" office:value-type="float" office:value="0.0374215014965765" calcext:value-type="float">
            <text:p>0.037421501496577</text:p>
          </table:table-cell>
          <table:table-cell table:formula="of:=[.E230]" office:value-type="float" office:value="0.0374215014965765" calcext:value-type="float">
            <text:p>0.037421501496577</text:p>
          </table:table-cell>
          <table:table-cell table:formula="of:=[.G229]" office:value-type="float" office:value="0.003240637" calcext:value-type="float">
            <text:p>0.003240637</text:p>
          </table:table-cell>
          <table:table-cell table:formula="of:=[.H229]" office:value-type="float" office:value="-0.03619136" calcext:value-type="float">
            <text:p>-0.03619136</text:p>
          </table:table-cell>
          <table:table-cell table:formula="of:=[.G230]*[.D230]+[.H230]" office:value-type="float" office:value="0.0376951636000002" calcext:value-type="float">
            <text:p>0.037695163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0]+0.1" office:value-type="float" office:value="22.9000000000001" calcext:value-type="float">
            <text:p>22.9000000000001</text:p>
          </table:table-cell>
          <table:table-cell table:formula="of:=(([.D231]+16)/116)^3" office:value-type="float" office:value="0.037711589369183" calcext:value-type="float">
            <text:p>0.037711589369183</text:p>
          </table:table-cell>
          <table:table-cell table:formula="of:=[.E231]" office:value-type="float" office:value="0.037711589369183" calcext:value-type="float">
            <text:p>0.037711589369183</text:p>
          </table:table-cell>
          <table:table-cell table:formula="of:=[.G230]" office:value-type="float" office:value="0.003240637" calcext:value-type="float">
            <text:p>0.003240637</text:p>
          </table:table-cell>
          <table:table-cell table:formula="of:=[.H230]" office:value-type="float" office:value="-0.03619136" calcext:value-type="float">
            <text:p>-0.03619136</text:p>
          </table:table-cell>
          <table:table-cell table:formula="of:=[.G231]*[.D231]+[.H231]" office:value-type="float" office:value="0.0380192273000002" calcext:value-type="float">
            <text:p>0.038019227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1]+0.1" office:value-type="float" office:value="23.0000000000001" calcext:value-type="float">
            <text:p>23.0000000000001</text:p>
          </table:table-cell>
          <table:table-cell table:formula="of:=(([.D232]+16)/116)^3" office:value-type="float" office:value="0.0380031725367995" calcext:value-type="float">
            <text:p>0.0380031725368</text:p>
          </table:table-cell>
          <table:table-cell table:formula="of:=[.E232]" office:value-type="float" office:value="0.0380031725367995" calcext:value-type="float">
            <text:p>0.0380031725368</text:p>
          </table:table-cell>
          <table:table-cell table:formula="of:=[.G231]" office:value-type="float" office:value="0.003240637" calcext:value-type="float">
            <text:p>0.003240637</text:p>
          </table:table-cell>
          <table:table-cell table:formula="of:=[.H231]" office:value-type="float" office:value="-0.03619136" calcext:value-type="float">
            <text:p>-0.03619136</text:p>
          </table:table-cell>
          <table:table-cell table:formula="of:=[.G232]*[.D232]+[.H232]" office:value-type="float" office:value="0.0383432910000002" calcext:value-type="float">
            <text:p>0.03834329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2]+0.1" office:value-type="float" office:value="23.1000000000001" calcext:value-type="float">
            <text:p>23.1000000000001</text:p>
          </table:table-cell>
          <table:table-cell table:formula="of:=(([.D233]+16)/116)^3" office:value-type="float" office:value="0.0382962548433722" calcext:value-type="float">
            <text:p>0.038296254843372</text:p>
          </table:table-cell>
          <table:table-cell table:formula="of:=[.E233]" office:value-type="float" office:value="0.0382962548433722" calcext:value-type="float">
            <text:p>0.038296254843372</text:p>
          </table:table-cell>
          <table:table-cell table:formula="of:=[.G232]" office:value-type="float" office:value="0.003240637" calcext:value-type="float">
            <text:p>0.003240637</text:p>
          </table:table-cell>
          <table:table-cell table:formula="of:=[.H232]" office:value-type="float" office:value="-0.03619136" calcext:value-type="float">
            <text:p>-0.03619136</text:p>
          </table:table-cell>
          <table:table-cell table:formula="of:=[.G233]*[.D233]+[.H233]" office:value-type="float" office:value="0.0386673547000002" calcext:value-type="float">
            <text:p>0.038667354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3]+0.1" office:value-type="float" office:value="23.2000000000001" calcext:value-type="float">
            <text:p>23.2000000000001</text:p>
          </table:table-cell>
          <table:table-cell table:formula="of:=(([.D234]+16)/116)^3" office:value-type="float" office:value="0.0385908401328469" calcext:value-type="float">
            <text:p>0.038590840132847</text:p>
          </table:table-cell>
          <table:table-cell table:formula="of:=[.E234]" office:value-type="float" office:value="0.0385908401328469" calcext:value-type="float">
            <text:p>0.038590840132847</text:p>
          </table:table-cell>
          <table:table-cell table:formula="of:=[.G233]" office:value-type="float" office:value="0.003240637" calcext:value-type="float">
            <text:p>0.003240637</text:p>
          </table:table-cell>
          <table:table-cell table:formula="of:=[.H233]" office:value-type="float" office:value="-0.03619136" calcext:value-type="float">
            <text:p>-0.03619136</text:p>
          </table:table-cell>
          <table:table-cell table:formula="of:=[.G234]*[.D234]+[.H234]" office:value-type="float" office:value="0.0389914184000002" calcext:value-type="float">
            <text:p>0.038991418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4]+0.1" office:value-type="float" office:value="23.3000000000001" calcext:value-type="float">
            <text:p>23.3000000000001</text:p>
          </table:table-cell>
          <table:table-cell table:formula="of:=(([.D235]+16)/116)^3" office:value-type="float" office:value="0.0388869322491699" calcext:value-type="float">
            <text:p>0.03888693224917</text:p>
          </table:table-cell>
          <table:table-cell table:formula="of:=[.E235]" office:value-type="float" office:value="0.0388869322491699" calcext:value-type="float">
            <text:p>0.03888693224917</text:p>
          </table:table-cell>
          <table:table-cell table:formula="of:=[.G234]" office:value-type="float" office:value="0.003240637" calcext:value-type="float">
            <text:p>0.003240637</text:p>
          </table:table-cell>
          <table:table-cell table:formula="of:=[.H234]" office:value-type="float" office:value="-0.03619136" calcext:value-type="float">
            <text:p>-0.03619136</text:p>
          </table:table-cell>
          <table:table-cell table:formula="of:=[.G235]*[.D235]+[.H235]" office:value-type="float" office:value="0.0393154821000002" calcext:value-type="float">
            <text:p>0.039315482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5]+0.1" office:value-type="float" office:value="23.4000000000001" calcext:value-type="float">
            <text:p>23.4000000000001</text:p>
          </table:table-cell>
          <table:table-cell table:formula="of:=(([.D236]+16)/116)^3" office:value-type="float" office:value="0.039184535036287" calcext:value-type="float">
            <text:p>0.039184535036287</text:p>
          </table:table-cell>
          <table:table-cell table:formula="of:=[.E236]" office:value-type="float" office:value="0.039184535036287" calcext:value-type="float">
            <text:p>0.039184535036287</text:p>
          </table:table-cell>
          <table:table-cell table:formula="of:=[.G235]" office:value-type="float" office:value="0.003240637" calcext:value-type="float">
            <text:p>0.003240637</text:p>
          </table:table-cell>
          <table:table-cell table:formula="of:=[.H235]" office:value-type="float" office:value="-0.03619136" calcext:value-type="float">
            <text:p>-0.03619136</text:p>
          </table:table-cell>
          <table:table-cell table:formula="of:=[.G236]*[.D236]+[.H236]" office:value-type="float" office:value="0.0396395458000002" calcext:value-type="float">
            <text:p>0.039639545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6]+0.1" office:value-type="float" office:value="23.5000000000001" calcext:value-type="float">
            <text:p>23.5000000000001</text:p>
          </table:table-cell>
          <table:table-cell table:formula="of:=(([.D237]+16)/116)^3" office:value-type="float" office:value="0.0394836523381444" calcext:value-type="float">
            <text:p>0.039483652338145</text:p>
          </table:table-cell>
          <table:table-cell table:formula="of:=[.E237]" office:value-type="float" office:value="0.0394836523381444" calcext:value-type="float">
            <text:p>0.039483652338145</text:p>
          </table:table-cell>
          <table:table-cell table:formula="of:=[.G236]" office:value-type="float" office:value="0.003240637" calcext:value-type="float">
            <text:p>0.003240637</text:p>
          </table:table-cell>
          <table:table-cell table:formula="of:=[.H236]" office:value-type="float" office:value="-0.03619136" calcext:value-type="float">
            <text:p>-0.03619136</text:p>
          </table:table-cell>
          <table:table-cell table:formula="of:=[.G237]*[.D237]+[.H237]" office:value-type="float" office:value="0.0399636095000002" calcext:value-type="float">
            <text:p>0.039963609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7]+0.1" office:value-type="float" office:value="23.6000000000001" calcext:value-type="float">
            <text:p>23.6000000000001</text:p>
          </table:table-cell>
          <table:table-cell table:formula="of:=(([.D238]+16)/116)^3" office:value-type="float" office:value="0.0397842879986881" calcext:value-type="float">
            <text:p>0.039784287998688</text:p>
          </table:table-cell>
          <table:table-cell table:formula="of:=[.E238]" office:value-type="float" office:value="0.0397842879986881" calcext:value-type="float">
            <text:p>0.039784287998688</text:p>
          </table:table-cell>
          <table:table-cell table:formula="of:=[.G237]" office:value-type="float" office:value="0.003240637" calcext:value-type="float">
            <text:p>0.003240637</text:p>
          </table:table-cell>
          <table:table-cell table:formula="of:=[.H237]" office:value-type="float" office:value="-0.03619136" calcext:value-type="float">
            <text:p>-0.03619136</text:p>
          </table:table-cell>
          <table:table-cell table:formula="of:=[.G238]*[.D238]+[.H238]" office:value-type="float" office:value="0.0402876732000002" calcext:value-type="float">
            <text:p>0.040287673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8]+0.1" office:value-type="float" office:value="23.7000000000001" calcext:value-type="float">
            <text:p>23.7000000000001</text:p>
          </table:table-cell>
          <table:table-cell table:formula="of:=(([.D239]+16)/116)^3" office:value-type="float" office:value="0.0400864458618642" calcext:value-type="float">
            <text:p>0.040086445861864</text:p>
          </table:table-cell>
          <table:table-cell table:formula="of:=[.E239]" office:value-type="float" office:value="0.0400864458618642" calcext:value-type="float">
            <text:p>0.040086445861864</text:p>
          </table:table-cell>
          <table:table-cell table:formula="of:=[.G238]" office:value-type="float" office:value="0.003240637" calcext:value-type="float">
            <text:p>0.003240637</text:p>
          </table:table-cell>
          <table:table-cell table:formula="of:=[.H238]" office:value-type="float" office:value="-0.03619136" calcext:value-type="float">
            <text:p>-0.03619136</text:p>
          </table:table-cell>
          <table:table-cell table:formula="of:=[.G239]*[.D239]+[.H239]" office:value-type="float" office:value="0.0406117369000002" calcext:value-type="float">
            <text:p>0.040611736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39]+0.1" office:value-type="float" office:value="23.8000000000001" calcext:value-type="float">
            <text:p>23.8000000000001</text:p>
          </table:table-cell>
          <table:table-cell table:formula="of:=(([.D240]+16)/116)^3" office:value-type="float" office:value="0.0403901297716186" calcext:value-type="float">
            <text:p>0.040390129771619</text:p>
          </table:table-cell>
          <table:table-cell table:formula="of:=[.E240]" office:value-type="float" office:value="0.0403901297716186" calcext:value-type="float">
            <text:p>0.040390129771619</text:p>
          </table:table-cell>
          <table:table-cell table:formula="of:=[.G239]" office:value-type="float" office:value="0.003240637" calcext:value-type="float">
            <text:p>0.003240637</text:p>
          </table:table-cell>
          <table:table-cell table:formula="of:=[.H239]" office:value-type="float" office:value="-0.03619136" calcext:value-type="float">
            <text:p>-0.03619136</text:p>
          </table:table-cell>
          <table:table-cell table:formula="of:=[.G240]*[.D240]+[.H240]" office:value-type="float" office:value="0.0409358006000002" calcext:value-type="float">
            <text:p>0.040935800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0]+0.1" office:value-type="float" office:value="23.9000000000001" calcext:value-type="float">
            <text:p>23.9000000000001</text:p>
          </table:table-cell>
          <table:table-cell table:formula="of:=(([.D241]+16)/116)^3" office:value-type="float" office:value="0.0406953435718974" calcext:value-type="float">
            <text:p>0.040695343571897</text:p>
          </table:table-cell>
          <table:table-cell table:formula="of:=[.E241]" office:value-type="float" office:value="0.0406953435718974" calcext:value-type="float">
            <text:p>0.040695343571897</text:p>
          </table:table-cell>
          <table:table-cell table:formula="of:=[.G240]" office:value-type="float" office:value="0.003240637" calcext:value-type="float">
            <text:p>0.003240637</text:p>
          </table:table-cell>
          <table:table-cell table:formula="of:=[.H240]" office:value-type="float" office:value="-0.03619136" calcext:value-type="float">
            <text:p>-0.03619136</text:p>
          </table:table-cell>
          <table:table-cell table:formula="of:=[.G241]*[.D241]+[.H241]" office:value-type="float" office:value="0.0412598643000002" calcext:value-type="float">
            <text:p>0.041259864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1]+0.1" office:value-type="float" office:value="24.0000000000001" calcext:value-type="float">
            <text:p>24.0000000000001</text:p>
          </table:table-cell>
          <table:table-cell table:formula="of:=(([.D242]+16)/116)^3" office:value-type="float" office:value="0.0410020911066467" calcext:value-type="float">
            <text:p>0.041002091106647</text:p>
          </table:table-cell>
          <table:table-cell table:formula="of:=[.E242]" office:value-type="float" office:value="0.0410020911066467" calcext:value-type="float">
            <text:p>0.041002091106647</text:p>
          </table:table-cell>
          <table:table-cell table:formula="of:=[.G241]" office:value-type="float" office:value="0.003240637" calcext:value-type="float">
            <text:p>0.003240637</text:p>
          </table:table-cell>
          <table:table-cell table:formula="of:=[.H241]" office:value-type="float" office:value="-0.03619136" calcext:value-type="float">
            <text:p>-0.03619136</text:p>
          </table:table-cell>
          <table:table-cell table:formula="of:=[.G242]*[.D242]+[.H242]" office:value-type="float" office:value="0.0415839280000002" calcext:value-type="float">
            <text:p>0.04158392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2]+0.1" office:value-type="float" office:value="24.1000000000001" calcext:value-type="float">
            <text:p>24.1000000000001</text:p>
          </table:table-cell>
          <table:table-cell table:formula="of:=(([.D243]+16)/116)^3" office:value-type="float" office:value="0.0413103762198124" calcext:value-type="float">
            <text:p>0.041310376219813</text:p>
          </table:table-cell>
          <table:table-cell table:formula="of:=[.E243]" office:value-type="float" office:value="0.0413103762198124" calcext:value-type="float">
            <text:p>0.041310376219813</text:p>
          </table:table-cell>
          <table:table-cell table:formula="of:=[.G242]" office:value-type="float" office:value="0.003240637" calcext:value-type="float">
            <text:p>0.003240637</text:p>
          </table:table-cell>
          <table:table-cell table:formula="of:=[.H242]" office:value-type="float" office:value="-0.03619136" calcext:value-type="float">
            <text:p>-0.03619136</text:p>
          </table:table-cell>
          <table:table-cell table:formula="of:=[.G243]*[.D243]+[.H243]" office:value-type="float" office:value="0.0419079917000002" calcext:value-type="float">
            <text:p>0.041907991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3]+0.1" office:value-type="float" office:value="24.2000000000001" calcext:value-type="float">
            <text:p>24.2000000000001</text:p>
          </table:table-cell>
          <table:table-cell table:formula="of:=(([.D244]+16)/116)^3" office:value-type="float" office:value="0.0416202027553408" calcext:value-type="float">
            <text:p>0.041620202755341</text:p>
          </table:table-cell>
          <table:table-cell table:formula="of:=[.E244]" office:value-type="float" office:value="0.0416202027553408" calcext:value-type="float">
            <text:p>0.041620202755341</text:p>
          </table:table-cell>
          <table:table-cell table:formula="of:=[.G243]" office:value-type="float" office:value="0.003240637" calcext:value-type="float">
            <text:p>0.003240637</text:p>
          </table:table-cell>
          <table:table-cell table:formula="of:=[.H243]" office:value-type="float" office:value="-0.03619136" calcext:value-type="float">
            <text:p>-0.03619136</text:p>
          </table:table-cell>
          <table:table-cell table:formula="of:=[.G244]*[.D244]+[.H244]" office:value-type="float" office:value="0.0422320554000002" calcext:value-type="float">
            <text:p>0.042232055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4]+0.1" office:value-type="float" office:value="24.3000000000001" calcext:value-type="float">
            <text:p>24.3000000000001</text:p>
          </table:table-cell>
          <table:table-cell table:formula="of:=(([.D245]+16)/116)^3" office:value-type="float" office:value="0.0419315745571777" calcext:value-type="float">
            <text:p>0.041931574557178</text:p>
          </table:table-cell>
          <table:table-cell table:formula="of:=[.E245]" office:value-type="float" office:value="0.0419315745571777" calcext:value-type="float">
            <text:p>0.041931574557178</text:p>
          </table:table-cell>
          <table:table-cell table:formula="of:=[.G244]" office:value-type="float" office:value="0.003240637" calcext:value-type="float">
            <text:p>0.003240637</text:p>
          </table:table-cell>
          <table:table-cell table:formula="of:=[.H244]" office:value-type="float" office:value="-0.03619136" calcext:value-type="float">
            <text:p>-0.03619136</text:p>
          </table:table-cell>
          <table:table-cell table:formula="of:=[.G245]*[.D245]+[.H245]" office:value-type="float" office:value="0.0425561191000003" calcext:value-type="float">
            <text:p>0.042556119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5]+0.1" office:value-type="float" office:value="24.4000000000001" calcext:value-type="float">
            <text:p>24.4000000000001</text:p>
          </table:table-cell>
          <table:table-cell table:formula="of:=(([.D246]+16)/116)^3" office:value-type="float" office:value="0.0422444954692692" calcext:value-type="float">
            <text:p>0.042244495469269</text:p>
          </table:table-cell>
          <table:table-cell table:formula="of:=[.E246]" office:value-type="float" office:value="0.0422444954692692" calcext:value-type="float">
            <text:p>0.042244495469269</text:p>
          </table:table-cell>
          <table:table-cell table:formula="of:=[.G245]" office:value-type="float" office:value="0.003240637" calcext:value-type="float">
            <text:p>0.003240637</text:p>
          </table:table-cell>
          <table:table-cell table:formula="of:=[.H245]" office:value-type="float" office:value="-0.03619136" calcext:value-type="float">
            <text:p>-0.03619136</text:p>
          </table:table-cell>
          <table:table-cell table:formula="of:=[.G246]*[.D246]+[.H246]" office:value-type="float" office:value="0.0428801828000003" calcext:value-type="float">
            <text:p>0.042880182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6]+0.1" office:value-type="float" office:value="24.5000000000001" calcext:value-type="float">
            <text:p>24.5000000000001</text:p>
          </table:table-cell>
          <table:table-cell table:formula="of:=(([.D247]+16)/116)^3" office:value-type="float" office:value="0.0425589693355614" calcext:value-type="float">
            <text:p>0.042558969335561</text:p>
          </table:table-cell>
          <table:table-cell table:formula="of:=[.E247]" office:value-type="float" office:value="0.0425589693355614" calcext:value-type="float">
            <text:p>0.042558969335561</text:p>
          </table:table-cell>
          <table:table-cell table:formula="of:=[.G246]" office:value-type="float" office:value="0.003240637" calcext:value-type="float">
            <text:p>0.003240637</text:p>
          </table:table-cell>
          <table:table-cell table:formula="of:=[.H246]" office:value-type="float" office:value="-0.03619136" calcext:value-type="float">
            <text:p>-0.03619136</text:p>
          </table:table-cell>
          <table:table-cell table:formula="of:=[.G247]*[.D247]+[.H247]" office:value-type="float" office:value="0.0432042465000003" calcext:value-type="float">
            <text:p>0.043204246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7]+0.1" office:value-type="float" office:value="24.6000000000001" calcext:value-type="float">
            <text:p>24.6000000000001</text:p>
          </table:table-cell>
          <table:table-cell table:formula="of:=(([.D248]+16)/116)^3" office:value-type="float" office:value="0.0428750000000003" calcext:value-type="float">
            <text:p>0.042875</text:p>
          </table:table-cell>
          <table:table-cell table:formula="of:=[.E248]" office:value-type="float" office:value="0.0428750000000003" calcext:value-type="float">
            <text:p>0.042875</text:p>
          </table:table-cell>
          <table:table-cell table:formula="of:=[.G247]" office:value-type="float" office:value="0.003240637" calcext:value-type="float">
            <text:p>0.003240637</text:p>
          </table:table-cell>
          <table:table-cell table:formula="of:=[.H247]" office:value-type="float" office:value="-0.03619136" calcext:value-type="float">
            <text:p>-0.03619136</text:p>
          </table:table-cell>
          <table:table-cell table:formula="of:=[.G248]*[.D248]+[.H248]" office:value-type="float" office:value="0.0435283102000003" calcext:value-type="float">
            <text:p>0.043528310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8]+0.1" office:value-type="float" office:value="24.7000000000001" calcext:value-type="float">
            <text:p>24.7000000000001</text:p>
          </table:table-cell>
          <table:table-cell table:formula="of:=(([.D249]+16)/116)^3" office:value-type="float" office:value="0.0431925913065319" calcext:value-type="float">
            <text:p>0.043192591306532</text:p>
          </table:table-cell>
          <table:table-cell table:formula="of:=[.E249]" office:value-type="float" office:value="0.0431925913065319" calcext:value-type="float">
            <text:p>0.043192591306532</text:p>
          </table:table-cell>
          <table:table-cell table:formula="of:=[.G248]" office:value-type="float" office:value="0.003240637" calcext:value-type="float">
            <text:p>0.003240637</text:p>
          </table:table-cell>
          <table:table-cell table:formula="of:=[.H248]" office:value-type="float" office:value="-0.03619136" calcext:value-type="float">
            <text:p>-0.03619136</text:p>
          </table:table-cell>
          <table:table-cell table:formula="of:=[.G249]*[.D249]+[.H249]" office:value-type="float" office:value="0.0438523739000003" calcext:value-type="float">
            <text:p>0.043852373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49]+0.1" office:value-type="float" office:value="24.8000000000001" calcext:value-type="float">
            <text:p>24.8000000000001</text:p>
          </table:table-cell>
          <table:table-cell table:formula="of:=(([.D250]+16)/116)^3" office:value-type="float" office:value="0.0435117470991023" calcext:value-type="float">
            <text:p>0.043511747099102</text:p>
          </table:table-cell>
          <table:table-cell table:formula="of:=[.E250]" office:value-type="float" office:value="0.0435117470991023" calcext:value-type="float">
            <text:p>0.043511747099102</text:p>
          </table:table-cell>
          <table:table-cell table:formula="of:=[.G249]" office:value-type="float" office:value="0.003240637" calcext:value-type="float">
            <text:p>0.003240637</text:p>
          </table:table-cell>
          <table:table-cell table:formula="of:=[.H249]" office:value-type="float" office:value="-0.03619136" calcext:value-type="float">
            <text:p>-0.03619136</text:p>
          </table:table-cell>
          <table:table-cell table:formula="of:=[.G250]*[.D250]+[.H250]" office:value-type="float" office:value="0.0441764376000003" calcext:value-type="float">
            <text:p>0.044176437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0]+0.1" office:value-type="float" office:value="24.9000000000001" calcext:value-type="float">
            <text:p>24.9000000000001</text:p>
          </table:table-cell>
          <table:table-cell table:formula="of:=(([.D251]+16)/116)^3" office:value-type="float" office:value="0.0438324712216576" calcext:value-type="float">
            <text:p>0.043832471221658</text:p>
          </table:table-cell>
          <table:table-cell table:formula="of:=[.E251]" office:value-type="float" office:value="0.0438324712216576" calcext:value-type="float">
            <text:p>0.043832471221658</text:p>
          </table:table-cell>
          <table:table-cell table:formula="of:=[.G250]" office:value-type="float" office:value="0.003240637" calcext:value-type="float">
            <text:p>0.003240637</text:p>
          </table:table-cell>
          <table:table-cell table:formula="of:=[.H250]" office:value-type="float" office:value="-0.03619136" calcext:value-type="float">
            <text:p>-0.03619136</text:p>
          </table:table-cell>
          <table:table-cell table:formula="of:=[.G251]*[.D251]+[.H251]" office:value-type="float" office:value="0.0445005013000003" calcext:value-type="float">
            <text:p>0.044500501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1]+0.1" office:value-type="float" office:value="25.0000000000001" calcext:value-type="float">
            <text:p>25.0000000000001</text:p>
          </table:table-cell>
          <table:table-cell table:formula="of:=(([.D252]+16)/116)^3" office:value-type="float" office:value="0.0441547675181437" calcext:value-type="float">
            <text:p>0.044154767518144</text:p>
          </table:table-cell>
          <table:table-cell table:formula="of:=[.E252]" office:value-type="float" office:value="0.0441547675181437" calcext:value-type="float">
            <text:p>0.044154767518144</text:p>
          </table:table-cell>
          <table:table-cell table:formula="of:=[.G251]" office:value-type="float" office:value="0.003240637" calcext:value-type="float">
            <text:p>0.003240637</text:p>
          </table:table-cell>
          <table:table-cell table:formula="of:=[.H251]" office:value-type="float" office:value="-0.03619136" calcext:value-type="float">
            <text:p>-0.03619136</text:p>
          </table:table-cell>
          <table:table-cell table:formula="of:=[.G252]*[.D252]+[.H252]" office:value-type="float" office:value="0.0448245650000003" calcext:value-type="float">
            <text:p>0.04482456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2]+0.1" office:value-type="float" office:value="25.1000000000001" calcext:value-type="float">
            <text:p>25.1000000000001</text:p>
          </table:table-cell>
          <table:table-cell table:formula="of:=(([.D253]+16)/116)^3" office:value-type="float" office:value="0.0444786398325067" calcext:value-type="float">
            <text:p>0.044478639832507</text:p>
          </table:table-cell>
          <table:table-cell table:formula="of:=[.E253]" office:value-type="float" office:value="0.0444786398325067" calcext:value-type="float">
            <text:p>0.044478639832507</text:p>
          </table:table-cell>
          <table:table-cell table:formula="of:=[.G252]" office:value-type="float" office:value="0.003240637" calcext:value-type="float">
            <text:p>0.003240637</text:p>
          </table:table-cell>
          <table:table-cell table:formula="of:=[.H252]" office:value-type="float" office:value="-0.03619136" calcext:value-type="float">
            <text:p>-0.03619136</text:p>
          </table:table-cell>
          <table:table-cell table:formula="of:=[.G253]*[.D253]+[.H253]" office:value-type="float" office:value="0.0451486287000003" calcext:value-type="float">
            <text:p>0.045148628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3]+0.1" office:value-type="float" office:value="25.2000000000001" calcext:value-type="float">
            <text:p>25.2000000000001</text:p>
          </table:table-cell>
          <table:table-cell table:formula="of:=(([.D254]+16)/116)^3" office:value-type="float" office:value="0.0448040920086927" calcext:value-type="float">
            <text:p>0.044804092008693</text:p>
          </table:table-cell>
          <table:table-cell table:formula="of:=[.E254]" office:value-type="float" office:value="0.0448040920086927" calcext:value-type="float">
            <text:p>0.044804092008693</text:p>
          </table:table-cell>
          <table:table-cell table:formula="of:=[.G253]" office:value-type="float" office:value="0.003240637" calcext:value-type="float">
            <text:p>0.003240637</text:p>
          </table:table-cell>
          <table:table-cell table:formula="of:=[.H253]" office:value-type="float" office:value="-0.03619136" calcext:value-type="float">
            <text:p>-0.03619136</text:p>
          </table:table-cell>
          <table:table-cell table:formula="of:=[.G254]*[.D254]+[.H254]" office:value-type="float" office:value="0.0454726924000003" calcext:value-type="float">
            <text:p>0.045472692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4]+0.1" office:value-type="float" office:value="25.3000000000001" calcext:value-type="float">
            <text:p>25.3000000000001</text:p>
          </table:table-cell>
          <table:table-cell table:formula="of:=(([.D255]+16)/116)^3" office:value-type="float" office:value="0.0451311278906477" calcext:value-type="float">
            <text:p>0.045131127890648</text:p>
          </table:table-cell>
          <table:table-cell table:formula="of:=[.E255]" office:value-type="float" office:value="0.0451311278906477" calcext:value-type="float">
            <text:p>0.045131127890648</text:p>
          </table:table-cell>
          <table:table-cell table:formula="of:=[.G254]" office:value-type="float" office:value="0.003240637" calcext:value-type="float">
            <text:p>0.003240637</text:p>
          </table:table-cell>
          <table:table-cell table:formula="of:=[.H254]" office:value-type="float" office:value="-0.03619136" calcext:value-type="float">
            <text:p>-0.03619136</text:p>
          </table:table-cell>
          <table:table-cell table:formula="of:=[.G255]*[.D255]+[.H255]" office:value-type="float" office:value="0.0457967561000003" calcext:value-type="float">
            <text:p>0.045796756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5]+0.1" office:value-type="float" office:value="25.4000000000001" calcext:value-type="float">
            <text:p>25.4000000000001</text:p>
          </table:table-cell>
          <table:table-cell table:formula="of:=(([.D256]+16)/116)^3" office:value-type="float" office:value="0.0454597513223177" calcext:value-type="float">
            <text:p>0.045459751322318</text:p>
          </table:table-cell>
          <table:table-cell table:formula="of:=[.E256]" office:value-type="float" office:value="0.0454597513223177" calcext:value-type="float">
            <text:p>0.045459751322318</text:p>
          </table:table-cell>
          <table:table-cell table:formula="of:=[.G255]" office:value-type="float" office:value="0.003240637" calcext:value-type="float">
            <text:p>0.003240637</text:p>
          </table:table-cell>
          <table:table-cell table:formula="of:=[.H255]" office:value-type="float" office:value="-0.03619136" calcext:value-type="float">
            <text:p>-0.03619136</text:p>
          </table:table-cell>
          <table:table-cell table:formula="of:=[.G256]*[.D256]+[.H256]" office:value-type="float" office:value="0.0461208198000003" calcext:value-type="float">
            <text:p>0.046120819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6]+0.1" office:value-type="float" office:value="25.5000000000001" calcext:value-type="float">
            <text:p>25.5000000000001</text:p>
          </table:table-cell>
          <table:table-cell table:formula="of:=(([.D257]+16)/116)^3" office:value-type="float" office:value="0.0457899661476488" calcext:value-type="float">
            <text:p>0.045789966147649</text:p>
          </table:table-cell>
          <table:table-cell table:formula="of:=[.E257]" office:value-type="float" office:value="0.0457899661476488" calcext:value-type="float">
            <text:p>0.045789966147649</text:p>
          </table:table-cell>
          <table:table-cell table:formula="of:=[.G256]" office:value-type="float" office:value="0.003240637" calcext:value-type="float">
            <text:p>0.003240637</text:p>
          </table:table-cell>
          <table:table-cell table:formula="of:=[.H256]" office:value-type="float" office:value="-0.03619136" calcext:value-type="float">
            <text:p>-0.03619136</text:p>
          </table:table-cell>
          <table:table-cell table:formula="of:=[.G257]*[.D257]+[.H257]" office:value-type="float" office:value="0.0464448835000003" calcext:value-type="float">
            <text:p>0.046444883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7]+0.1" office:value-type="float" office:value="25.6000000000001" calcext:value-type="float">
            <text:p>25.6000000000001</text:p>
          </table:table-cell>
          <table:table-cell table:formula="of:=(([.D258]+16)/116)^3" office:value-type="float" office:value="0.0461217762105871" calcext:value-type="float">
            <text:p>0.046121776210587</text:p>
          </table:table-cell>
          <table:table-cell table:formula="of:=[.E258]" office:value-type="float" office:value="0.0461217762105871" calcext:value-type="float">
            <text:p>0.046121776210587</text:p>
          </table:table-cell>
          <table:table-cell table:formula="of:=[.G257]" office:value-type="float" office:value="0.003240637" calcext:value-type="float">
            <text:p>0.003240637</text:p>
          </table:table-cell>
          <table:table-cell table:formula="of:=[.H257]" office:value-type="float" office:value="-0.03619136" calcext:value-type="float">
            <text:p>-0.03619136</text:p>
          </table:table-cell>
          <table:table-cell table:formula="of:=[.G258]*[.D258]+[.H258]" office:value-type="float" office:value="0.0467689472000003" calcext:value-type="float">
            <text:p>0.046768947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8]+0.1" office:value-type="float" office:value="25.7000000000001" calcext:value-type="float">
            <text:p>25.7000000000001</text:p>
          </table:table-cell>
          <table:table-cell table:formula="of:=(([.D259]+16)/116)^3" office:value-type="float" office:value="0.0464551853550784" calcext:value-type="float">
            <text:p>0.046455185355079</text:p>
          </table:table-cell>
          <table:table-cell table:formula="of:=[.E259]" office:value-type="float" office:value="0.0464551853550784" calcext:value-type="float">
            <text:p>0.046455185355079</text:p>
          </table:table-cell>
          <table:table-cell table:formula="of:=[.G258]" office:value-type="float" office:value="0.003240637" calcext:value-type="float">
            <text:p>0.003240637</text:p>
          </table:table-cell>
          <table:table-cell table:formula="of:=[.H258]" office:value-type="float" office:value="-0.03619136" calcext:value-type="float">
            <text:p>-0.03619136</text:p>
          </table:table-cell>
          <table:table-cell table:formula="of:=[.G259]*[.D259]+[.H259]" office:value-type="float" office:value="0.0470930109000003" calcext:value-type="float">
            <text:p>0.047093010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59]+0.1" office:value-type="float" office:value="25.8000000000001" calcext:value-type="float">
            <text:p>25.8000000000001</text:p>
          </table:table-cell>
          <table:table-cell table:formula="of:=(([.D260]+16)/116)^3" office:value-type="float" office:value="0.046790197425069" calcext:value-type="float">
            <text:p>0.046790197425069</text:p>
          </table:table-cell>
          <table:table-cell table:formula="of:=[.E260]" office:value-type="float" office:value="0.046790197425069" calcext:value-type="float">
            <text:p>0.046790197425069</text:p>
          </table:table-cell>
          <table:table-cell table:formula="of:=[.G259]" office:value-type="float" office:value="0.003240637" calcext:value-type="float">
            <text:p>0.003240637</text:p>
          </table:table-cell>
          <table:table-cell table:formula="of:=[.H259]" office:value-type="float" office:value="-0.03619136" calcext:value-type="float">
            <text:p>-0.03619136</text:p>
          </table:table-cell>
          <table:table-cell table:formula="of:=[.G260]*[.D260]+[.H260]" office:value-type="float" office:value="0.0474170746000003" calcext:value-type="float">
            <text:p>0.047417074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0]+0.1" office:value-type="float" office:value="25.9000000000001" calcext:value-type="float">
            <text:p>25.9000000000001</text:p>
          </table:table-cell>
          <table:table-cell table:formula="of:=(([.D261]+16)/116)^3" office:value-type="float" office:value="0.0471268162645048" calcext:value-type="float">
            <text:p>0.047126816264505</text:p>
          </table:table-cell>
          <table:table-cell table:formula="of:=[.E261]" office:value-type="float" office:value="0.0471268162645048" calcext:value-type="float">
            <text:p>0.047126816264505</text:p>
          </table:table-cell>
          <table:table-cell table:formula="of:=[.G260]" office:value-type="float" office:value="0.003240637" calcext:value-type="float">
            <text:p>0.003240637</text:p>
          </table:table-cell>
          <table:table-cell table:formula="of:=[.H260]" office:value-type="float" office:value="-0.03619136" calcext:value-type="float">
            <text:p>-0.03619136</text:p>
          </table:table-cell>
          <table:table-cell table:formula="of:=[.G261]*[.D261]+[.H261]" office:value-type="float" office:value="0.0477411383000003" calcext:value-type="float">
            <text:p>0.047741138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1]+0.1" office:value-type="float" office:value="26.0000000000001" calcext:value-type="float">
            <text:p>26.0000000000001</text:p>
          </table:table-cell>
          <table:table-cell table:formula="of:=(([.D262]+16)/116)^3" office:value-type="float" office:value="0.0474650457173319" calcext:value-type="float">
            <text:p>0.047465045717332</text:p>
          </table:table-cell>
          <table:table-cell table:formula="of:=[.E262]" office:value-type="float" office:value="0.0474650457173319" calcext:value-type="float">
            <text:p>0.047465045717332</text:p>
          </table:table-cell>
          <table:table-cell table:formula="of:=[.G261]" office:value-type="float" office:value="0.003240637" calcext:value-type="float">
            <text:p>0.003240637</text:p>
          </table:table-cell>
          <table:table-cell table:formula="of:=[.H261]" office:value-type="float" office:value="-0.03619136" calcext:value-type="float">
            <text:p>-0.03619136</text:p>
          </table:table-cell>
          <table:table-cell table:formula="of:=[.G262]*[.D262]+[.H262]" office:value-type="float" office:value="0.0480652020000003" calcext:value-type="float">
            <text:p>0.04806520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2]+0.1" office:value-type="float" office:value="26.1000000000001" calcext:value-type="float">
            <text:p>26.1000000000001</text:p>
          </table:table-cell>
          <table:table-cell table:formula="of:=(([.D263]+16)/116)^3" office:value-type="float" office:value="0.0478048896274963" calcext:value-type="float">
            <text:p>0.047804889627496</text:p>
          </table:table-cell>
          <table:table-cell table:formula="of:=[.E263]" office:value-type="float" office:value="0.0478048896274963" calcext:value-type="float">
            <text:p>0.047804889627496</text:p>
          </table:table-cell>
          <table:table-cell table:formula="of:=[.G262]" office:value-type="float" office:value="0.003240637" calcext:value-type="float">
            <text:p>0.003240637</text:p>
          </table:table-cell>
          <table:table-cell table:formula="of:=[.H262]" office:value-type="float" office:value="-0.03619136" calcext:value-type="float">
            <text:p>-0.03619136</text:p>
          </table:table-cell>
          <table:table-cell table:formula="of:=[.G263]*[.D263]+[.H263]" office:value-type="float" office:value="0.0483892657000003" calcext:value-type="float">
            <text:p>0.048389265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3]+0.1" office:value-type="float" office:value="26.2000000000001" calcext:value-type="float">
            <text:p>26.2000000000001</text:p>
          </table:table-cell>
          <table:table-cell table:formula="of:=(([.D264]+16)/116)^3" office:value-type="float" office:value="0.0481463518389441" calcext:value-type="float">
            <text:p>0.048146351838944</text:p>
          </table:table-cell>
          <table:table-cell table:formula="of:=[.E264]" office:value-type="float" office:value="0.0481463518389441" calcext:value-type="float">
            <text:p>0.048146351838944</text:p>
          </table:table-cell>
          <table:table-cell table:formula="of:=[.G263]" office:value-type="float" office:value="0.003240637" calcext:value-type="float">
            <text:p>0.003240637</text:p>
          </table:table-cell>
          <table:table-cell table:formula="of:=[.H263]" office:value-type="float" office:value="-0.03619136" calcext:value-type="float">
            <text:p>-0.03619136</text:p>
          </table:table-cell>
          <table:table-cell table:formula="of:=[.G264]*[.D264]+[.H264]" office:value-type="float" office:value="0.0487133294000003" calcext:value-type="float">
            <text:p>0.048713329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4]+0.1" office:value-type="float" office:value="26.3000000000001" calcext:value-type="float">
            <text:p>26.3000000000001</text:p>
          </table:table-cell>
          <table:table-cell table:formula="of:=(([.D265]+16)/116)^3" office:value-type="float" office:value="0.0484894361956213" calcext:value-type="float">
            <text:p>0.048489436195621</text:p>
          </table:table-cell>
          <table:table-cell table:formula="of:=[.E265]" office:value-type="float" office:value="0.0484894361956213" calcext:value-type="float">
            <text:p>0.048489436195621</text:p>
          </table:table-cell>
          <table:table-cell table:formula="of:=[.G264]" office:value-type="float" office:value="0.003240637" calcext:value-type="float">
            <text:p>0.003240637</text:p>
          </table:table-cell>
          <table:table-cell table:formula="of:=[.H264]" office:value-type="float" office:value="-0.03619136" calcext:value-type="float">
            <text:p>-0.03619136</text:p>
          </table:table-cell>
          <table:table-cell table:formula="of:=[.G265]*[.D265]+[.H265]" office:value-type="float" office:value="0.0490373931000003" calcext:value-type="float">
            <text:p>0.049037393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5]+0.1" office:value-type="float" office:value="26.4000000000001" calcext:value-type="float">
            <text:p>26.4000000000001</text:p>
          </table:table-cell>
          <table:table-cell table:formula="of:=(([.D266]+16)/116)^3" office:value-type="float" office:value="0.048834146541474" calcext:value-type="float">
            <text:p>0.048834146541474</text:p>
          </table:table-cell>
          <table:table-cell table:formula="of:=[.E266]" office:value-type="float" office:value="0.048834146541474" calcext:value-type="float">
            <text:p>0.048834146541474</text:p>
          </table:table-cell>
          <table:table-cell table:formula="of:=[.G265]" office:value-type="float" office:value="0.003240637" calcext:value-type="float">
            <text:p>0.003240637</text:p>
          </table:table-cell>
          <table:table-cell table:formula="of:=[.H265]" office:value-type="float" office:value="-0.03619136" calcext:value-type="float">
            <text:p>-0.03619136</text:p>
          </table:table-cell>
          <table:table-cell table:formula="of:=[.G266]*[.D266]+[.H266]" office:value-type="float" office:value="0.0493614568000004" calcext:value-type="float">
            <text:p>0.049361456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6]+0.1" office:value-type="float" office:value="26.5000000000001" calcext:value-type="float">
            <text:p>26.5000000000001</text:p>
          </table:table-cell>
          <table:table-cell table:formula="of:=(([.D267]+16)/116)^3" office:value-type="float" office:value="0.0491804867204481" calcext:value-type="float">
            <text:p>0.049180486720448</text:p>
          </table:table-cell>
          <table:table-cell table:formula="of:=[.E267]" office:value-type="float" office:value="0.0491804867204481" calcext:value-type="float">
            <text:p>0.049180486720448</text:p>
          </table:table-cell>
          <table:table-cell table:formula="of:=[.G266]" office:value-type="float" office:value="0.003240637" calcext:value-type="float">
            <text:p>0.003240637</text:p>
          </table:table-cell>
          <table:table-cell table:formula="of:=[.H266]" office:value-type="float" office:value="-0.03619136" calcext:value-type="float">
            <text:p>-0.03619136</text:p>
          </table:table-cell>
          <table:table-cell table:formula="of:=[.G267]*[.D267]+[.H267]" office:value-type="float" office:value="0.0496855205000004" calcext:value-type="float">
            <text:p>0.049685520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7]+0.1" office:value-type="float" office:value="26.6000000000001" calcext:value-type="float">
            <text:p>26.6000000000001</text:p>
          </table:table-cell>
          <table:table-cell table:formula="of:=(([.D268]+16)/116)^3" office:value-type="float" office:value="0.0495284605764898" calcext:value-type="float">
            <text:p>0.04952846057649</text:p>
          </table:table-cell>
          <table:table-cell table:formula="of:=[.E268]" office:value-type="float" office:value="0.0495284605764898" calcext:value-type="float">
            <text:p>0.04952846057649</text:p>
          </table:table-cell>
          <table:table-cell table:formula="of:=[.G267]" office:value-type="float" office:value="0.003240637" calcext:value-type="float">
            <text:p>0.003240637</text:p>
          </table:table-cell>
          <table:table-cell table:formula="of:=[.H267]" office:value-type="float" office:value="-0.03619136" calcext:value-type="float">
            <text:p>-0.03619136</text:p>
          </table:table-cell>
          <table:table-cell table:formula="of:=[.G268]*[.D268]+[.H268]" office:value-type="float" office:value="0.0500095842000004" calcext:value-type="float">
            <text:p>0.050009584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8]+0.1" office:value-type="float" office:value="26.7000000000001" calcext:value-type="float">
            <text:p>26.7000000000001</text:p>
          </table:table-cell>
          <table:table-cell table:formula="of:=(([.D269]+16)/116)^3" office:value-type="float" office:value="0.049878071953545" calcext:value-type="float">
            <text:p>0.049878071953545</text:p>
          </table:table-cell>
          <table:table-cell table:formula="of:=[.E269]" office:value-type="float" office:value="0.049878071953545" calcext:value-type="float">
            <text:p>0.049878071953545</text:p>
          </table:table-cell>
          <table:table-cell table:formula="of:=[.G268]" office:value-type="float" office:value="0.003240637" calcext:value-type="float">
            <text:p>0.003240637</text:p>
          </table:table-cell>
          <table:table-cell table:formula="of:=[.H268]" office:value-type="float" office:value="-0.03619136" calcext:value-type="float">
            <text:p>-0.03619136</text:p>
          </table:table-cell>
          <table:table-cell table:formula="of:=[.G269]*[.D269]+[.H269]" office:value-type="float" office:value="0.0503336479000004" calcext:value-type="float">
            <text:p>0.050333647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69]+0.1" office:value-type="float" office:value="26.8000000000001" calcext:value-type="float">
            <text:p>26.8000000000001</text:p>
          </table:table-cell>
          <table:table-cell table:formula="of:=(([.D270]+16)/116)^3" office:value-type="float" office:value="0.0502293246955599" calcext:value-type="float">
            <text:p>0.05022932469556</text:p>
          </table:table-cell>
          <table:table-cell table:formula="of:=[.E270]" office:value-type="float" office:value="0.0502293246955599" calcext:value-type="float">
            <text:p>0.05022932469556</text:p>
          </table:table-cell>
          <table:table-cell table:formula="of:=[.G269]" office:value-type="float" office:value="0.003240637" calcext:value-type="float">
            <text:p>0.003240637</text:p>
          </table:table-cell>
          <table:table-cell table:formula="of:=[.H269]" office:value-type="float" office:value="-0.03619136" calcext:value-type="float">
            <text:p>-0.03619136</text:p>
          </table:table-cell>
          <table:table-cell table:formula="of:=[.G270]*[.D270]+[.H270]" office:value-type="float" office:value="0.0506577116000004" calcext:value-type="float">
            <text:p>0.050657711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0]+0.1" office:value-type="float" office:value="26.9000000000001" calcext:value-type="float">
            <text:p>26.9000000000001</text:p>
          </table:table-cell>
          <table:table-cell table:formula="of:=(([.D271]+16)/116)^3" office:value-type="float" office:value="0.0505822226464804" calcext:value-type="float">
            <text:p>0.05058222264648</text:p>
          </table:table-cell>
          <table:table-cell table:formula="of:=[.E271]" office:value-type="float" office:value="0.0505822226464804" calcext:value-type="float">
            <text:p>0.05058222264648</text:p>
          </table:table-cell>
          <table:table-cell table:formula="of:=[.G270]" office:value-type="float" office:value="0.003240637" calcext:value-type="float">
            <text:p>0.003240637</text:p>
          </table:table-cell>
          <table:table-cell table:formula="of:=[.H270]" office:value-type="float" office:value="-0.03619136" calcext:value-type="float">
            <text:p>-0.03619136</text:p>
          </table:table-cell>
          <table:table-cell table:formula="of:=[.G271]*[.D271]+[.H271]" office:value-type="float" office:value="0.0509817753000004" calcext:value-type="float">
            <text:p>0.050981775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1]+0.1" office:value-type="float" office:value="27.0000000000001" calcext:value-type="float">
            <text:p>27.0000000000001</text:p>
          </table:table-cell>
          <table:table-cell table:formula="of:=(([.D272]+16)/116)^3" office:value-type="float" office:value="0.0509367696502526" calcext:value-type="float">
            <text:p>0.050936769650253</text:p>
          </table:table-cell>
          <table:table-cell table:formula="of:=[.E272]" office:value-type="float" office:value="0.0509367696502526" calcext:value-type="float">
            <text:p>0.050936769650253</text:p>
          </table:table-cell>
          <table:table-cell table:formula="of:=[.G271]" office:value-type="float" office:value="0.003240637" calcext:value-type="float">
            <text:p>0.003240637</text:p>
          </table:table-cell>
          <table:table-cell table:formula="of:=[.H271]" office:value-type="float" office:value="-0.03619136" calcext:value-type="float">
            <text:p>-0.03619136</text:p>
          </table:table-cell>
          <table:table-cell table:formula="of:=[.G272]*[.D272]+[.H272]" office:value-type="float" office:value="0.0513058390000004" calcext:value-type="float">
            <text:p>0.05130583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2]+0.1" office:value-type="float" office:value="27.1000000000001" calcext:value-type="float">
            <text:p>27.1000000000001</text:p>
          </table:table-cell>
          <table:table-cell table:formula="of:=(([.D273]+16)/116)^3" office:value-type="float" office:value="0.0512929695508225" calcext:value-type="float">
            <text:p>0.051292969550823</text:p>
          </table:table-cell>
          <table:table-cell table:formula="of:=[.E273]" office:value-type="float" office:value="0.0512929695508225" calcext:value-type="float">
            <text:p>0.051292969550823</text:p>
          </table:table-cell>
          <table:table-cell table:formula="of:=[.G272]" office:value-type="float" office:value="0.003240637" calcext:value-type="float">
            <text:p>0.003240637</text:p>
          </table:table-cell>
          <table:table-cell table:formula="of:=[.H272]" office:value-type="float" office:value="-0.03619136" calcext:value-type="float">
            <text:p>-0.03619136</text:p>
          </table:table-cell>
          <table:table-cell table:formula="of:=[.G273]*[.D273]+[.H273]" office:value-type="float" office:value="0.0516299027000004" calcext:value-type="float">
            <text:p>0.051629902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3]+0.1" office:value-type="float" office:value="27.2000000000001" calcext:value-type="float">
            <text:p>27.2000000000001</text:p>
          </table:table-cell>
          <table:table-cell table:formula="of:=(([.D274]+16)/116)^3" office:value-type="float" office:value="0.0516508261921362" calcext:value-type="float">
            <text:p>0.051650826192136</text:p>
          </table:table-cell>
          <table:table-cell table:formula="of:=[.E274]" office:value-type="float" office:value="0.0516508261921362" calcext:value-type="float">
            <text:p>0.051650826192136</text:p>
          </table:table-cell>
          <table:table-cell table:formula="of:=[.G273]" office:value-type="float" office:value="0.003240637" calcext:value-type="float">
            <text:p>0.003240637</text:p>
          </table:table-cell>
          <table:table-cell table:formula="of:=[.H273]" office:value-type="float" office:value="-0.03619136" calcext:value-type="float">
            <text:p>-0.03619136</text:p>
          </table:table-cell>
          <table:table-cell table:formula="of:=[.G274]*[.D274]+[.H274]" office:value-type="float" office:value="0.0519539664000004" calcext:value-type="float">
            <text:p>0.051953966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4]+0.1" office:value-type="float" office:value="27.3000000000001" calcext:value-type="float">
            <text:p>27.3000000000001</text:p>
          </table:table-cell>
          <table:table-cell table:formula="of:=(([.D275]+16)/116)^3" office:value-type="float" office:value="0.0520103434181397" calcext:value-type="float">
            <text:p>0.05201034341814</text:p>
          </table:table-cell>
          <table:table-cell table:formula="of:=[.E275]" office:value-type="float" office:value="0.0520103434181397" calcext:value-type="float">
            <text:p>0.05201034341814</text:p>
          </table:table-cell>
          <table:table-cell table:formula="of:=[.G274]" office:value-type="float" office:value="0.003240637" calcext:value-type="float">
            <text:p>0.003240637</text:p>
          </table:table-cell>
          <table:table-cell table:formula="of:=[.H274]" office:value-type="float" office:value="-0.03619136" calcext:value-type="float">
            <text:p>-0.03619136</text:p>
          </table:table-cell>
          <table:table-cell table:formula="of:=[.G275]*[.D275]+[.H275]" office:value-type="float" office:value="0.0522780301000004" calcext:value-type="float">
            <text:p>0.05227803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5]+0.1" office:value-type="float" office:value="27.4000000000001" calcext:value-type="float">
            <text:p>27.4000000000001</text:p>
          </table:table-cell>
          <table:table-cell table:formula="of:=(([.D276]+16)/116)^3" office:value-type="float" office:value="0.0523715250727791" calcext:value-type="float">
            <text:p>0.052371525072779</text:p>
          </table:table-cell>
          <table:table-cell table:formula="of:=[.E276]" office:value-type="float" office:value="0.0523715250727791" calcext:value-type="float">
            <text:p>0.052371525072779</text:p>
          </table:table-cell>
          <table:table-cell table:formula="of:=[.G275]" office:value-type="float" office:value="0.003240637" calcext:value-type="float">
            <text:p>0.003240637</text:p>
          </table:table-cell>
          <table:table-cell table:formula="of:=[.H275]" office:value-type="float" office:value="-0.03619136" calcext:value-type="float">
            <text:p>-0.03619136</text:p>
          </table:table-cell>
          <table:table-cell table:formula="of:=[.G276]*[.D276]+[.H276]" office:value-type="float" office:value="0.0526020938000004" calcext:value-type="float">
            <text:p>0.052602093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6]+0.1" office:value-type="float" office:value="27.5000000000001" calcext:value-type="float">
            <text:p>27.5000000000001</text:p>
          </table:table-cell>
          <table:table-cell table:formula="of:=(([.D277]+16)/116)^3" office:value-type="float" office:value="0.0527343750000004" calcext:value-type="float">
            <text:p>0.052734375000001</text:p>
          </table:table-cell>
          <table:table-cell table:formula="of:=[.E277]" office:value-type="float" office:value="0.0527343750000004" calcext:value-type="float">
            <text:p>0.052734375000001</text:p>
          </table:table-cell>
          <table:table-cell table:formula="of:=[.G276]" office:value-type="float" office:value="0.003240637" calcext:value-type="float">
            <text:p>0.003240637</text:p>
          </table:table-cell>
          <table:table-cell table:formula="of:=[.H276]" office:value-type="float" office:value="-0.03619136" calcext:value-type="float">
            <text:p>-0.03619136</text:p>
          </table:table-cell>
          <table:table-cell table:formula="of:=[.G277]*[.D277]+[.H277]" office:value-type="float" office:value="0.0529261575000004" calcext:value-type="float">
            <text:p>0.0529261575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7]+0.1" office:value-type="float" office:value="27.6000000000001" calcext:value-type="float">
            <text:p>27.6000000000001</text:p>
          </table:table-cell>
          <table:table-cell table:formula="of:=(([.D278]+16)/116)^3" office:value-type="float" office:value="0.0530988970437497" calcext:value-type="float">
            <text:p>0.05309889704375</text:p>
          </table:table-cell>
          <table:table-cell table:formula="of:=[.E278]" office:value-type="float" office:value="0.0530988970437497" calcext:value-type="float">
            <text:p>0.05309889704375</text:p>
          </table:table-cell>
          <table:table-cell table:formula="of:=[.G277]" office:value-type="float" office:value="0.003240637" calcext:value-type="float">
            <text:p>0.003240637</text:p>
          </table:table-cell>
          <table:table-cell table:formula="of:=[.H277]" office:value-type="float" office:value="-0.03619136" calcext:value-type="float">
            <text:p>-0.03619136</text:p>
          </table:table-cell>
          <table:table-cell table:formula="of:=[.G278]*[.D278]+[.H278]" office:value-type="float" office:value="0.0532502212000004" calcext:value-type="float">
            <text:p>0.053250221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8]+0.1" office:value-type="float" office:value="27.7000000000001" calcext:value-type="float">
            <text:p>27.7000000000001</text:p>
          </table:table-cell>
          <table:table-cell table:formula="of:=(([.D279]+16)/116)^3" office:value-type="float" office:value="0.0534650950479729" calcext:value-type="float">
            <text:p>0.053465095047973</text:p>
          </table:table-cell>
          <table:table-cell table:formula="of:=[.E279]" office:value-type="float" office:value="0.0534650950479729" calcext:value-type="float">
            <text:p>0.053465095047973</text:p>
          </table:table-cell>
          <table:table-cell table:formula="of:=[.G278]" office:value-type="float" office:value="0.003240637" calcext:value-type="float">
            <text:p>0.003240637</text:p>
          </table:table-cell>
          <table:table-cell table:formula="of:=[.H278]" office:value-type="float" office:value="-0.03619136" calcext:value-type="float">
            <text:p>-0.03619136</text:p>
          </table:table-cell>
          <table:table-cell table:formula="of:=[.G279]*[.D279]+[.H279]" office:value-type="float" office:value="0.0535742849000004" calcext:value-type="float">
            <text:p>0.0535742849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79]+0.1" office:value-type="float" office:value="27.8000000000001" calcext:value-type="float">
            <text:p>27.8000000000001</text:p>
          </table:table-cell>
          <table:table-cell table:formula="of:=(([.D280]+16)/116)^3" office:value-type="float" office:value="0.0538329728566162" calcext:value-type="float">
            <text:p>0.053832972856616</text:p>
          </table:table-cell>
          <table:table-cell table:formula="of:=[.E280]" office:value-type="float" office:value="0.0538329728566162" calcext:value-type="float">
            <text:p>0.053832972856616</text:p>
          </table:table-cell>
          <table:table-cell table:formula="of:=[.G279]" office:value-type="float" office:value="0.003240637" calcext:value-type="float">
            <text:p>0.003240637</text:p>
          </table:table-cell>
          <table:table-cell table:formula="of:=[.H279]" office:value-type="float" office:value="-0.03619136" calcext:value-type="float">
            <text:p>-0.03619136</text:p>
          </table:table-cell>
          <table:table-cell table:formula="of:=[.G280]*[.D280]+[.H280]" office:value-type="float" office:value="0.0538983486000004" calcext:value-type="float">
            <text:p>0.0538983486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0]+0.1" office:value-type="float" office:value="27.9000000000001" calcext:value-type="float">
            <text:p>27.9000000000001</text:p>
          </table:table-cell>
          <table:table-cell table:formula="of:=(([.D281]+16)/116)^3" office:value-type="float" office:value="0.0542025343136255" calcext:value-type="float">
            <text:p>0.054202534313626</text:p>
          </table:table-cell>
          <table:table-cell table:formula="of:=[.E281]" office:value-type="float" office:value="0.0542025343136255" calcext:value-type="float">
            <text:p>0.054202534313626</text:p>
          </table:table-cell>
          <table:table-cell table:formula="of:=[.G280]" office:value-type="float" office:value="0.003240637" calcext:value-type="float">
            <text:p>0.003240637</text:p>
          </table:table-cell>
          <table:table-cell table:formula="of:=[.H280]" office:value-type="float" office:value="-0.03619136" calcext:value-type="float">
            <text:p>-0.03619136</text:p>
          </table:table-cell>
          <table:table-cell table:formula="of:=[.G281]*[.D281]+[.H281]" office:value-type="float" office:value="0.0542224123000004" calcext:value-type="float">
            <text:p>0.0542224123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1]+0.1" office:value-type="float" office:value="28.0000000000001" calcext:value-type="float">
            <text:p>28.0000000000001</text:p>
          </table:table-cell>
          <table:table-cell table:formula="of:=(([.D282]+16)/116)^3" office:value-type="float" office:value="0.0545737832629469" calcext:value-type="float">
            <text:p>0.054573783262947</text:p>
          </table:table-cell>
          <table:table-cell table:formula="of:=[.E282]" office:value-type="float" office:value="0.0545737832629469" calcext:value-type="float">
            <text:p>0.054573783262947</text:p>
          </table:table-cell>
          <table:table-cell table:formula="of:=[.G281]" office:value-type="float" office:value="0.003240637" calcext:value-type="float">
            <text:p>0.003240637</text:p>
          </table:table-cell>
          <table:table-cell table:formula="of:=[.H281]" office:value-type="float" office:value="-0.03619136" calcext:value-type="float">
            <text:p>-0.03619136</text:p>
          </table:table-cell>
          <table:table-cell table:formula="of:=[.G282]*[.D282]+[.H282]" office:value-type="float" office:value="0.0545464760000004" calcext:value-type="float">
            <text:p>0.0545464760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2]+0.1" office:value-type="float" office:value="28.1000000000001" calcext:value-type="float">
            <text:p>28.1000000000001</text:p>
          </table:table-cell>
          <table:table-cell table:formula="of:=(([.D283]+16)/116)^3" office:value-type="float" office:value="0.0549467235485265" calcext:value-type="float">
            <text:p>0.054946723548527</text:p>
          </table:table-cell>
          <table:table-cell table:formula="of:=[.E283]" office:value-type="float" office:value="0.0549467235485265" calcext:value-type="float">
            <text:p>0.054946723548527</text:p>
          </table:table-cell>
          <table:table-cell table:formula="of:=[.G282]" office:value-type="float" office:value="0.003240637" calcext:value-type="float">
            <text:p>0.003240637</text:p>
          </table:table-cell>
          <table:table-cell table:formula="of:=[.H282]" office:value-type="float" office:value="-0.03619136" calcext:value-type="float">
            <text:p>-0.03619136</text:p>
          </table:table-cell>
          <table:table-cell table:formula="of:=[.G283]*[.D283]+[.H283]" office:value-type="float" office:value="0.0548705397000004" calcext:value-type="float">
            <text:p>0.0548705397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3]+0.1" office:value-type="float" office:value="28.2000000000001" calcext:value-type="float">
            <text:p>28.2000000000001</text:p>
          </table:table-cell>
          <table:table-cell table:formula="of:=(([.D284]+16)/116)^3" office:value-type="float" office:value="0.0553213590143102" calcext:value-type="float">
            <text:p>0.05532135901431</text:p>
          </table:table-cell>
          <table:table-cell table:formula="of:=[.E284]" office:value-type="float" office:value="0.0553213590143102" calcext:value-type="float">
            <text:p>0.05532135901431</text:p>
          </table:table-cell>
          <table:table-cell table:formula="of:=[.G283]" office:value-type="float" office:value="0.003240637" calcext:value-type="float">
            <text:p>0.003240637</text:p>
          </table:table-cell>
          <table:table-cell table:formula="of:=[.H283]" office:value-type="float" office:value="-0.03619136" calcext:value-type="float">
            <text:p>-0.03619136</text:p>
          </table:table-cell>
          <table:table-cell table:formula="of:=[.G284]*[.D284]+[.H284]" office:value-type="float" office:value="0.0551946034000004" calcext:value-type="float">
            <text:p>0.0551946034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4]+0.1" office:value-type="float" office:value="28.3000000000001" calcext:value-type="float">
            <text:p>28.3000000000001</text:p>
          </table:table-cell>
          <table:table-cell table:formula="of:=(([.D285]+16)/116)^3" office:value-type="float" office:value="0.0556976935042442" calcext:value-type="float">
            <text:p>0.055697693504244</text:p>
          </table:table-cell>
          <table:table-cell table:formula="of:=[.E285]" office:value-type="float" office:value="0.0556976935042442" calcext:value-type="float">
            <text:p>0.055697693504244</text:p>
          </table:table-cell>
          <table:table-cell table:formula="of:=[.G284]" office:value-type="float" office:value="0.003240637" calcext:value-type="float">
            <text:p>0.003240637</text:p>
          </table:table-cell>
          <table:table-cell table:formula="of:=[.H284]" office:value-type="float" office:value="-0.03619136" calcext:value-type="float">
            <text:p>-0.03619136</text:p>
          </table:table-cell>
          <table:table-cell table:formula="of:=[.G285]*[.D285]+[.H285]" office:value-type="float" office:value="0.0555186671000004" calcext:value-type="float">
            <text:p>0.0555186671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5]+0.1" office:value-type="float" office:value="28.4000000000001" calcext:value-type="float">
            <text:p>28.4000000000001</text:p>
          </table:table-cell>
          <table:table-cell table:formula="of:=(([.D286]+16)/116)^3" office:value-type="float" office:value="0.0560757308622745" calcext:value-type="float">
            <text:p>0.056075730862275</text:p>
          </table:table-cell>
          <table:table-cell table:formula="of:=[.E286]" office:value-type="float" office:value="0.0560757308622745" calcext:value-type="float">
            <text:p>0.056075730862275</text:p>
          </table:table-cell>
          <table:table-cell table:formula="of:=[.G285]" office:value-type="float" office:value="0.003240637" calcext:value-type="float">
            <text:p>0.003240637</text:p>
          </table:table-cell>
          <table:table-cell table:formula="of:=[.H285]" office:value-type="float" office:value="-0.03619136" calcext:value-type="float">
            <text:p>-0.03619136</text:p>
          </table:table-cell>
          <table:table-cell table:formula="of:=[.G286]*[.D286]+[.H286]" office:value-type="float" office:value="0.0558427308000004" calcext:value-type="float">
            <text:p>0.0558427308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6]+0.1" office:value-type="float" office:value="28.5000000000001" calcext:value-type="float">
            <text:p>28.5000000000001</text:p>
          </table:table-cell>
          <table:table-cell table:formula="of:=(([.D287]+16)/116)^3" office:value-type="float" office:value="0.0564554749323471" calcext:value-type="float">
            <text:p>0.056455474932347</text:p>
          </table:table-cell>
          <table:table-cell table:formula="of:=[.E287]" office:value-type="float" office:value="0.0564554749323471" calcext:value-type="float">
            <text:p>0.056455474932347</text:p>
          </table:table-cell>
          <table:table-cell table:formula="of:=[.G286]" office:value-type="float" office:value="0.003240637" calcext:value-type="float">
            <text:p>0.003240637</text:p>
          </table:table-cell>
          <table:table-cell table:formula="of:=[.H286]" office:value-type="float" office:value="-0.03619136" calcext:value-type="float">
            <text:p>-0.03619136</text:p>
          </table:table-cell>
          <table:table-cell table:formula="of:=[.G287]*[.D287]+[.H287]" office:value-type="float" office:value="0.0561667945000004" calcext:value-type="float">
            <text:p>0.0561667945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7]+0.1" office:value-type="float" office:value="28.6000000000001" calcext:value-type="float">
            <text:p>28.6000000000001</text:p>
          </table:table-cell>
          <table:table-cell table:formula="of:=(([.D288]+16)/116)^3" office:value-type="float" office:value="0.056836929558408" calcext:value-type="float">
            <text:p>0.056836929558408</text:p>
          </table:table-cell>
          <table:table-cell table:formula="of:=[.E288]" office:value-type="float" office:value="0.056836929558408" calcext:value-type="float">
            <text:p>0.056836929558408</text:p>
          </table:table-cell>
          <table:table-cell table:formula="of:=[.G287]" office:value-type="float" office:value="0.003240637" calcext:value-type="float">
            <text:p>0.003240637</text:p>
          </table:table-cell>
          <table:table-cell table:formula="of:=[.H287]" office:value-type="float" office:value="-0.03619136" calcext:value-type="float">
            <text:p>-0.03619136</text:p>
          </table:table-cell>
          <table:table-cell table:formula="of:=[.G288]*[.D288]+[.H288]" office:value-type="float" office:value="0.0564908582000004" calcext:value-type="float">
            <text:p>0.0564908582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8]+0.1" office:value-type="float" office:value="28.7000000000001" calcext:value-type="float">
            <text:p>28.7000000000001</text:p>
          </table:table-cell>
          <table:table-cell table:formula="of:=(([.D289]+16)/116)^3" office:value-type="float" office:value="0.0572200985844033" calcext:value-type="float">
            <text:p>0.057220098584403</text:p>
          </table:table-cell>
          <table:table-cell table:formula="of:=[.E289]" office:value-type="float" office:value="0.0572200985844033" calcext:value-type="float">
            <text:p>0.057220098584403</text:p>
          </table:table-cell>
          <table:table-cell table:formula="of:=[.G288]" office:value-type="float" office:value="0.003240637" calcext:value-type="float">
            <text:p>0.003240637</text:p>
          </table:table-cell>
          <table:table-cell table:formula="of:=[.H288]" office:value-type="float" office:value="-0.03619136" calcext:value-type="float">
            <text:p>-0.03619136</text:p>
          </table:table-cell>
          <table:table-cell table:formula="of:=[.G289]*[.D289]+[.H289]" office:value-type="float" office:value="0.0568149219000005" calcext:value-type="float">
            <text:p>0.0568149219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89]+0.1" office:value-type="float" office:value="28.8000000000001" calcext:value-type="float">
            <text:p>28.8000000000001</text:p>
          </table:table-cell>
          <table:table-cell table:formula="of:=(([.D290]+16)/116)^3" office:value-type="float" office:value="0.0576049858542791" calcext:value-type="float">
            <text:p>0.057604985854279</text:p>
          </table:table-cell>
          <table:table-cell table:formula="of:=[.E290]" office:value-type="float" office:value="0.0576049858542791" calcext:value-type="float">
            <text:p>0.057604985854279</text:p>
          </table:table-cell>
          <table:table-cell table:formula="of:=[.G289]" office:value-type="float" office:value="0.003240637" calcext:value-type="float">
            <text:p>0.003240637</text:p>
          </table:table-cell>
          <table:table-cell table:formula="of:=[.H289]" office:value-type="float" office:value="-0.03619136" calcext:value-type="float">
            <text:p>-0.03619136</text:p>
          </table:table-cell>
          <table:table-cell table:formula="of:=[.G290]*[.D290]+[.H290]" office:value-type="float" office:value="0.0571389856000005" calcext:value-type="float">
            <text:p>0.0571389856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+0.1" office:value-type="float" office:value="28.9000000000001" calcext:value-type="float">
            <text:p>28.9000000000001</text:p>
          </table:table-cell>
          <table:table-cell table:formula="of:=(([.D291]+16)/116)^3" office:value-type="float" office:value="0.0579915952119814" calcext:value-type="float">
            <text:p>0.057991595211981</text:p>
          </table:table-cell>
          <table:table-cell table:formula="of:=[.E291]" office:value-type="float" office:value="0.0579915952119814" calcext:value-type="float">
            <text:p>0.057991595211981</text:p>
          </table:table-cell>
          <table:table-cell table:formula="of:=[.G290]" office:value-type="float" office:value="0.003240637" calcext:value-type="float">
            <text:p>0.003240637</text:p>
          </table:table-cell>
          <table:table-cell table:formula="of:=[.H290]" office:value-type="float" office:value="-0.03619136" calcext:value-type="float">
            <text:p>-0.03619136</text:p>
          </table:table-cell>
          <table:table-cell table:formula="of:=[.G291]*[.D291]+[.H291]" office:value-type="float" office:value="0.0574630493000005" calcext:value-type="float">
            <text:p>0.0574630493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1]+0.1" office:value-type="float" office:value="29.0000000000001" calcext:value-type="float">
            <text:p>29.0000000000001</text:p>
          </table:table-cell>
          <table:table-cell table:formula="of:=(([.D292]+16)/116)^3" office:value-type="float" office:value="0.0583799305014561" calcext:value-type="float">
            <text:p>0.058379930501456</text:p>
          </table:table-cell>
          <table:table-cell table:formula="of:=[.E292]" office:value-type="float" office:value="0.0583799305014561" calcext:value-type="float">
            <text:p>0.058379930501456</text:p>
          </table:table-cell>
          <table:table-cell table:formula="of:=[.G291]" office:value-type="float" office:value="0.003240637" calcext:value-type="float">
            <text:p>0.003240637</text:p>
          </table:table-cell>
          <table:table-cell table:formula="of:=[.H291]" office:value-type="float" office:value="-0.03619136" calcext:value-type="float">
            <text:p>-0.03619136</text:p>
          </table:table-cell>
          <table:table-cell table:formula="of:=[.G292]*[.D292]+[.H292]" office:value-type="float" office:value="0.0577871130000005" calcext:value-type="float">
            <text:p>0.0577871130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2]+0.1" office:value-type="float" office:value="29.1000000000001" calcext:value-type="float">
            <text:p>29.1000000000001</text:p>
          </table:table-cell>
          <table:table-cell table:formula="of:=(([.D293]+16)/116)^3" office:value-type="float" office:value="0.0587699955666495" calcext:value-type="float">
            <text:p>0.05876999556665</text:p>
          </table:table-cell>
          <table:table-cell table:formula="of:=[.E293]" office:value-type="float" office:value="0.0587699955666495" calcext:value-type="float">
            <text:p>0.05876999556665</text:p>
          </table:table-cell>
          <table:table-cell table:formula="of:=[.G292]" office:value-type="float" office:value="0.003240637" calcext:value-type="float">
            <text:p>0.003240637</text:p>
          </table:table-cell>
          <table:table-cell table:formula="of:=[.H292]" office:value-type="float" office:value="-0.03619136" calcext:value-type="float">
            <text:p>-0.03619136</text:p>
          </table:table-cell>
          <table:table-cell table:formula="of:=[.G293]*[.D293]+[.H293]" office:value-type="float" office:value="0.0581111767000005" calcext:value-type="float">
            <text:p>0.0581111767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3]+0.1" office:value-type="float" office:value="29.2000000000001" calcext:value-type="float">
            <text:p>29.2000000000001</text:p>
          </table:table-cell>
          <table:table-cell table:formula="of:=(([.D294]+16)/116)^3" office:value-type="float" office:value="0.0591617942515074" calcext:value-type="float">
            <text:p>0.059161794251507</text:p>
          </table:table-cell>
          <table:table-cell table:formula="of:=[.E294]" office:value-type="float" office:value="0.0591617942515074" calcext:value-type="float">
            <text:p>0.059161794251507</text:p>
          </table:table-cell>
          <table:table-cell table:formula="of:=[.G293]" office:value-type="float" office:value="0.003240637" calcext:value-type="float">
            <text:p>0.003240637</text:p>
          </table:table-cell>
          <table:table-cell table:formula="of:=[.H293]" office:value-type="float" office:value="-0.03619136" calcext:value-type="float">
            <text:p>-0.03619136</text:p>
          </table:table-cell>
          <table:table-cell table:formula="of:=[.G294]*[.D294]+[.H294]" office:value-type="float" office:value="0.0584352404000005" calcext:value-type="float">
            <text:p>0.0584352404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4]+0.1" office:value-type="float" office:value="29.3000000000001" calcext:value-type="float">
            <text:p>29.3000000000001</text:p>
          </table:table-cell>
          <table:table-cell table:formula="of:=(([.D295]+16)/116)^3" office:value-type="float" office:value="0.059555330399976" calcext:value-type="float">
            <text:p>0.059555330399976</text:p>
          </table:table-cell>
          <table:table-cell table:formula="of:=[.E295]" office:value-type="float" office:value="0.059555330399976" calcext:value-type="float">
            <text:p>0.059555330399976</text:p>
          </table:table-cell>
          <table:table-cell table:formula="of:=[.G294]" office:value-type="float" office:value="0.003240637" calcext:value-type="float">
            <text:p>0.003240637</text:p>
          </table:table-cell>
          <table:table-cell table:formula="of:=[.H294]" office:value-type="float" office:value="-0.03619136" calcext:value-type="float">
            <text:p>-0.03619136</text:p>
          </table:table-cell>
          <table:table-cell table:formula="of:=[.G295]*[.D295]+[.H295]" office:value-type="float" office:value="0.0587593041000005" calcext:value-type="float">
            <text:p>0.0587593041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5]+0.1" office:value-type="float" office:value="29.4000000000001" calcext:value-type="float">
            <text:p>29.4000000000001</text:p>
          </table:table-cell>
          <table:table-cell table:formula="of:=(([.D296]+16)/116)^3" office:value-type="float" office:value="0.0599506078560012" calcext:value-type="float">
            <text:p>0.059950607856001</text:p>
          </table:table-cell>
          <table:table-cell table:formula="of:=[.E296]" office:value-type="float" office:value="0.0599506078560012" calcext:value-type="float">
            <text:p>0.059950607856001</text:p>
          </table:table-cell>
          <table:table-cell table:formula="of:=[.G295]" office:value-type="float" office:value="0.003240637" calcext:value-type="float">
            <text:p>0.003240637</text:p>
          </table:table-cell>
          <table:table-cell table:formula="of:=[.H295]" office:value-type="float" office:value="-0.03619136" calcext:value-type="float">
            <text:p>-0.03619136</text:p>
          </table:table-cell>
          <table:table-cell table:formula="of:=[.G296]*[.D296]+[.H296]" office:value-type="float" office:value="0.0590833678000005" calcext:value-type="float">
            <text:p>0.0590833678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6]+0.1" office:value-type="float" office:value="29.5000000000001" calcext:value-type="float">
            <text:p>29.5000000000001</text:p>
          </table:table-cell>
          <table:table-cell table:formula="of:=(([.D297]+16)/116)^3" office:value-type="float" office:value="0.0603476304635292" calcext:value-type="float">
            <text:p>0.060347630463529</text:p>
          </table:table-cell>
          <table:table-cell table:formula="of:=[.E297]" office:value-type="float" office:value="0.0603476304635292" calcext:value-type="float">
            <text:p>0.060347630463529</text:p>
          </table:table-cell>
          <table:table-cell table:formula="of:=[.G296]" office:value-type="float" office:value="0.003240637" calcext:value-type="float">
            <text:p>0.003240637</text:p>
          </table:table-cell>
          <table:table-cell table:formula="of:=[.H296]" office:value-type="float" office:value="-0.03619136" calcext:value-type="float">
            <text:p>-0.03619136</text:p>
          </table:table-cell>
          <table:table-cell table:formula="of:=[.G297]*[.D297]+[.H297]" office:value-type="float" office:value="0.0594074315000005" calcext:value-type="float">
            <text:p>0.0594074315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7]+0.1" office:value-type="float" office:value="29.6000000000002" calcext:value-type="float">
            <text:p>29.6000000000002</text:p>
          </table:table-cell>
          <table:table-cell table:formula="of:=(([.D298]+16)/116)^3" office:value-type="float" office:value="0.060746402066506" calcext:value-type="float">
            <text:p>0.060746402066506</text:p>
          </table:table-cell>
          <table:table-cell table:formula="of:=[.E298]" office:value-type="float" office:value="0.060746402066506" calcext:value-type="float">
            <text:p>0.060746402066506</text:p>
          </table:table-cell>
          <table:table-cell table:formula="of:=[.G297]" office:value-type="float" office:value="0.003240637" calcext:value-type="float">
            <text:p>0.003240637</text:p>
          </table:table-cell>
          <table:table-cell table:formula="of:=[.H297]" office:value-type="float" office:value="-0.03619136" calcext:value-type="float">
            <text:p>-0.03619136</text:p>
          </table:table-cell>
          <table:table-cell table:formula="of:=[.G298]*[.D298]+[.H298]" office:value-type="float" office:value="0.0597314952000005" calcext:value-type="float">
            <text:p>0.0597314952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8]+0.1" office:value-type="float" office:value="29.7000000000002" calcext:value-type="float">
            <text:p>29.7000000000002</text:p>
          </table:table-cell>
          <table:table-cell table:formula="of:=(([.D299]+16)/116)^3" office:value-type="float" office:value="0.0611469265088776" calcext:value-type="float">
            <text:p>0.061146926508878</text:p>
          </table:table-cell>
          <table:table-cell table:formula="of:=[.E299]" office:value-type="float" office:value="0.0611469265088776" calcext:value-type="float">
            <text:p>0.061146926508878</text:p>
          </table:table-cell>
          <table:table-cell table:formula="of:=[.G298]" office:value-type="float" office:value="0.003240637" calcext:value-type="float">
            <text:p>0.003240637</text:p>
          </table:table-cell>
          <table:table-cell table:formula="of:=[.H298]" office:value-type="float" office:value="-0.03619136" calcext:value-type="float">
            <text:p>-0.03619136</text:p>
          </table:table-cell>
          <table:table-cell table:formula="of:=[.G299]*[.D299]+[.H299]" office:value-type="float" office:value="0.0600555589000005" calcext:value-type="float">
            <text:p>0.0600555589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9]+0.1" office:value-type="float" office:value="29.8000000000002" calcext:value-type="float">
            <text:p>29.8000000000002</text:p>
          </table:table-cell>
          <table:table-cell table:formula="of:=(([.D300]+16)/116)^3" office:value-type="float" office:value="0.06154920763459" calcext:value-type="float">
            <text:p>0.06154920763459</text:p>
          </table:table-cell>
          <table:table-cell table:formula="of:=[.E300]" office:value-type="float" office:value="0.06154920763459" calcext:value-type="float">
            <text:p>0.06154920763459</text:p>
          </table:table-cell>
          <table:table-cell table:formula="of:=[.G299]" office:value-type="float" office:value="0.003240637" calcext:value-type="float">
            <text:p>0.003240637</text:p>
          </table:table-cell>
          <table:table-cell table:formula="of:=[.H299]" office:value-type="float" office:value="-0.03619136" calcext:value-type="float">
            <text:p>-0.03619136</text:p>
          </table:table-cell>
          <table:table-cell table:formula="of:=[.G300]*[.D300]+[.H300]" office:value-type="float" office:value="0.0603796226000005" calcext:value-type="float">
            <text:p>0.0603796226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00]+0.1" office:value-type="float" office:value="29.9000000000002" calcext:value-type="float">
            <text:p>29.9000000000002</text:p>
          </table:table-cell>
          <table:table-cell table:formula="of:=(([.D301]+16)/116)^3" office:value-type="float" office:value="0.0619532492875893" calcext:value-type="float">
            <text:p>0.061953249287589</text:p>
          </table:table-cell>
          <table:table-cell table:formula="of:=[.E301]" office:value-type="float" office:value="0.0619532492875893" calcext:value-type="float">
            <text:p>0.061953249287589</text:p>
          </table:table-cell>
          <table:table-cell table:formula="of:=[.G300]" office:value-type="float" office:value="0.003240637" calcext:value-type="float">
            <text:p>0.003240637</text:p>
          </table:table-cell>
          <table:table-cell table:formula="of:=[.H300]" office:value-type="float" office:value="-0.03619136" calcext:value-type="float">
            <text:p>-0.03619136</text:p>
          </table:table-cell>
          <table:table-cell table:formula="of:=[.G301]*[.D301]+[.H301]" office:value-type="float" office:value="0.0607036863000005" calcext:value-type="float">
            <text:p>0.0607036863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01]+0.1" office:value-type="float" office:value="30.0000000000002" calcext:value-type="float">
            <text:p>30.0000000000002</text:p>
          </table:table-cell>
          <table:table-cell table:formula="of:=(([.D302]+16)/116)^3" office:value-type="float" office:value="0.0623590553118215" calcext:value-type="float">
            <text:p>0.062359055311822</text:p>
          </table:table-cell>
          <table:table-cell table:formula="of:=[.E302]" office:value-type="float" office:value="0.0623590553118215" calcext:value-type="float">
            <text:p>0.062359055311822</text:p>
          </table:table-cell>
          <table:table-cell table:formula="of:=[.G301]" office:value-type="float" office:value="0.003240637" calcext:value-type="float">
            <text:p>0.003240637</text:p>
          </table:table-cell>
          <table:table-cell table:formula="of:=[.H301]" office:value-type="float" office:value="-0.03619136" calcext:value-type="float">
            <text:p>-0.03619136</text:p>
          </table:table-cell>
          <table:table-cell table:formula="of:=[.G302]*[.D302]+[.H302]" office:value-type="float" office:value="0.0610277500000005" calcext:value-type="float">
            <text:p>0.06102775000000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02]+0.1" office:value-type="float" office:value="30.1000000000002" calcext:value-type="float">
            <text:p>30.1000000000002</text:p>
          </table:table-cell>
          <table:table-cell table:formula="of:=(([.D303]+16)/116)^3" office:value-type="float" office:value="0.0627666295512328" calcext:value-type="float">
            <text:p>0.0627666295512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3]+0.1" office:value-type="float" office:value="30.2000000000002" calcext:value-type="float">
            <text:p>30.2000000000002</text:p>
          </table:table-cell>
          <table:table-cell table:formula="of:=(([.D304]+16)/116)^3" office:value-type="float" office:value="0.063175975849769" calcext:value-type="float">
            <text:p>0.0631759758497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4]+0.1" office:value-type="float" office:value="30.3000000000002" calcext:value-type="float">
            <text:p>30.3000000000002</text:p>
          </table:table-cell>
          <table:table-cell table:formula="of:=(([.D305]+16)/116)^3" office:value-type="float" office:value="0.0635870980513763" calcext:value-type="float">
            <text:p>0.0635870980513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5]+0.1" office:value-type="float" office:value="30.4000000000002" calcext:value-type="float">
            <text:p>30.4000000000002</text:p>
          </table:table-cell>
          <table:table-cell table:formula="of:=(([.D306]+16)/116)^3" office:value-type="float" office:value="0.0640000000000007" calcext:value-type="float">
            <text:p>0.0640000000000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6]+0.1" office:value-type="float" office:value="30.5000000000002" calcext:value-type="float">
            <text:p>30.5000000000002</text:p>
          </table:table-cell>
          <table:table-cell table:formula="of:=(([.D307]+16)/116)^3" office:value-type="float" office:value="0.0644146855395882" calcext:value-type="float">
            <text:p>0.0644146855395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7]+0.1" office:value-type="float" office:value="30.6000000000002" calcext:value-type="float">
            <text:p>30.6000000000002</text:p>
          </table:table-cell>
          <table:table-cell table:formula="of:=(([.D308]+16)/116)^3" office:value-type="float" office:value="0.0648311585140849" calcext:value-type="float">
            <text:p>0.0648311585140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8]+0.1" office:value-type="float" office:value="30.7000000000002" calcext:value-type="float">
            <text:p>30.7000000000002</text:p>
          </table:table-cell>
          <table:table-cell table:formula="of:=(([.D309]+16)/116)^3" office:value-type="float" office:value="0.0652494227674368" calcext:value-type="float">
            <text:p>0.06524942276743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09]+0.1" office:value-type="float" office:value="30.8000000000002" calcext:value-type="float">
            <text:p>30.8000000000002</text:p>
          </table:table-cell>
          <table:table-cell table:formula="of:=(([.D310]+16)/116)^3" office:value-type="float" office:value="0.06566948214359" calcext:value-type="float">
            <text:p>0.0656694821435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0]+0.1" office:value-type="float" office:value="30.9000000000002" calcext:value-type="float">
            <text:p>30.9000000000002</text:p>
          </table:table-cell>
          <table:table-cell table:formula="of:=(([.D311]+16)/116)^3" office:value-type="float" office:value="0.0660913404864905" calcext:value-type="float">
            <text:p>0.0660913404864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1]+0.1" office:value-type="float" office:value="31.0000000000002" calcext:value-type="float">
            <text:p>31.0000000000002</text:p>
          </table:table-cell>
          <table:table-cell table:formula="of:=(([.D312]+16)/116)^3" office:value-type="float" office:value="0.0665150016400844" calcext:value-type="float">
            <text:p>0.0665150016400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2]+0.1" office:value-type="float" office:value="31.1000000000002" calcext:value-type="float">
            <text:p>31.1000000000002</text:p>
          </table:table-cell>
          <table:table-cell table:formula="of:=(([.D313]+16)/116)^3" office:value-type="float" office:value="0.0669404694483176" calcext:value-type="float">
            <text:p>0.06694046944831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3]+0.1" office:value-type="float" office:value="31.2000000000002" calcext:value-type="float">
            <text:p>31.2000000000002</text:p>
          </table:table-cell>
          <table:table-cell table:formula="of:=(([.D314]+16)/116)^3" office:value-type="float" office:value="0.0673677477551363" calcext:value-type="float">
            <text:p>0.06736774775513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4]+0.1" office:value-type="float" office:value="31.3000000000002" calcext:value-type="float">
            <text:p>31.3000000000002</text:p>
          </table:table-cell>
          <table:table-cell table:formula="of:=(([.D315]+16)/116)^3" office:value-type="float" office:value="0.0677968404044864" calcext:value-type="float">
            <text:p>0.0677968404044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5]+0.1" office:value-type="float" office:value="31.4000000000002" calcext:value-type="float">
            <text:p>31.4000000000002</text:p>
          </table:table-cell>
          <table:table-cell table:formula="of:=(([.D316]+16)/116)^3" office:value-type="float" office:value="0.068227751240314" calcext:value-type="float">
            <text:p>0.0682277512403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6]+0.1" office:value-type="float" office:value="31.5000000000002" calcext:value-type="float">
            <text:p>31.5000000000002</text:p>
          </table:table-cell>
          <table:table-cell table:formula="of:=(([.D317]+16)/116)^3" office:value-type="float" office:value="0.0686604841065652" calcext:value-type="float">
            <text:p>0.0686604841065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7]+0.1" office:value-type="float" office:value="31.6000000000002" calcext:value-type="float">
            <text:p>31.6000000000002</text:p>
          </table:table-cell>
          <table:table-cell table:formula="of:=(([.D318]+16)/116)^3" office:value-type="float" office:value="0.069095042847186" calcext:value-type="float">
            <text:p>0.0690950428471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8]+0.1" office:value-type="float" office:value="31.7000000000002" calcext:value-type="float">
            <text:p>31.7000000000002</text:p>
          </table:table-cell>
          <table:table-cell table:formula="of:=(([.D319]+16)/116)^3" office:value-type="float" office:value="0.0695314313061224" calcext:value-type="float">
            <text:p>0.0695314313061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19]+0.1" office:value-type="float" office:value="31.8000000000002" calcext:value-type="float">
            <text:p>31.8000000000002</text:p>
          </table:table-cell>
          <table:table-cell table:formula="of:=(([.D320]+16)/116)^3" office:value-type="float" office:value="0.0699696533273205" calcext:value-type="float">
            <text:p>0.0699696533273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0]+0.1" office:value-type="float" office:value="31.9000000000002" calcext:value-type="float">
            <text:p>31.9000000000002</text:p>
          </table:table-cell>
          <table:table-cell table:formula="of:=(([.D321]+16)/116)^3" office:value-type="float" office:value="0.0704097127547263" calcext:value-type="float">
            <text:p>0.0704097127547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1]+0.1" office:value-type="float" office:value="32.0000000000002" calcext:value-type="float">
            <text:p>32.0000000000002</text:p>
          </table:table-cell>
          <table:table-cell table:formula="of:=(([.D322]+16)/116)^3" office:value-type="float" office:value="0.0708516134322859" calcext:value-type="float">
            <text:p>0.0708516134322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2]+0.1" office:value-type="float" office:value="32.1000000000002" calcext:value-type="float">
            <text:p>32.1000000000002</text:p>
          </table:table-cell>
          <table:table-cell table:formula="of:=(([.D323]+16)/116)^3" office:value-type="float" office:value="0.0712953592039452" calcext:value-type="float">
            <text:p>0.07129535920394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3]+0.1" office:value-type="float" office:value="32.2000000000002" calcext:value-type="float">
            <text:p>32.2000000000002</text:p>
          </table:table-cell>
          <table:table-cell table:formula="of:=(([.D324]+16)/116)^3" office:value-type="float" office:value="0.0717409539136504" calcext:value-type="float">
            <text:p>0.0717409539136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4]+0.1" office:value-type="float" office:value="32.3000000000002" calcext:value-type="float">
            <text:p>32.3000000000002</text:p>
          </table:table-cell>
          <table:table-cell table:formula="of:=(([.D325]+16)/116)^3" office:value-type="float" office:value="0.0721884014053475" calcext:value-type="float">
            <text:p>0.0721884014053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5]+0.1" office:value-type="float" office:value="32.4000000000002" calcext:value-type="float">
            <text:p>32.4000000000002</text:p>
          </table:table-cell>
          <table:table-cell table:formula="of:=(([.D326]+16)/116)^3" office:value-type="float" office:value="0.0726377055229825" calcext:value-type="float">
            <text:p>0.0726377055229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6]+0.1" office:value-type="float" office:value="32.5000000000002" calcext:value-type="float">
            <text:p>32.5000000000002</text:p>
          </table:table-cell>
          <table:table-cell table:formula="of:=(([.D327]+16)/116)^3" office:value-type="float" office:value="0.0730888701105015" calcext:value-type="float">
            <text:p>0.0730888701105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7]+0.1" office:value-type="float" office:value="32.6000000000002" calcext:value-type="float">
            <text:p>32.6000000000002</text:p>
          </table:table-cell>
          <table:table-cell table:formula="of:=(([.D328]+16)/116)^3" office:value-type="float" office:value="0.0735418990118505" calcext:value-type="float">
            <text:p>0.0735418990118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8]+0.1" office:value-type="float" office:value="32.7000000000002" calcext:value-type="float">
            <text:p>32.7000000000002</text:p>
          </table:table-cell>
          <table:table-cell table:formula="of:=(([.D329]+16)/116)^3" office:value-type="float" office:value="0.0739967960709755" calcext:value-type="float">
            <text:p>0.0739967960709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29]+0.1" office:value-type="float" office:value="32.8000000000002" calcext:value-type="float">
            <text:p>32.8000000000002</text:p>
          </table:table-cell>
          <table:table-cell table:formula="of:=(([.D330]+16)/116)^3" office:value-type="float" office:value="0.0744535651318226" calcext:value-type="float">
            <text:p>0.0744535651318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0]+0.1" office:value-type="float" office:value="32.9000000000002" calcext:value-type="float">
            <text:p>32.9000000000002</text:p>
          </table:table-cell>
          <table:table-cell table:formula="of:=(([.D331]+16)/116)^3" office:value-type="float" office:value="0.0749122100383379" calcext:value-type="float">
            <text:p>0.07491221003833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1]+0.1" office:value-type="float" office:value="33.0000000000002" calcext:value-type="float">
            <text:p>33.0000000000002</text:p>
          </table:table-cell>
          <table:table-cell table:formula="of:=(([.D332]+16)/116)^3" office:value-type="float" office:value="0.0753727346344673" calcext:value-type="float">
            <text:p>0.0753727346344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2]+0.1" office:value-type="float" office:value="33.1000000000002" calcext:value-type="float">
            <text:p>33.1000000000002</text:p>
          </table:table-cell>
          <table:table-cell table:formula="of:=(([.D333]+16)/116)^3" office:value-type="float" office:value="0.0758351427641569" calcext:value-type="float">
            <text:p>0.0758351427641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3]+0.1" office:value-type="float" office:value="33.2000000000002" calcext:value-type="float">
            <text:p>33.2000000000002</text:p>
          </table:table-cell>
          <table:table-cell table:formula="of:=(([.D334]+16)/116)^3" office:value-type="float" office:value="0.0762994382713528" calcext:value-type="float">
            <text:p>0.0762994382713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4]+0.1" office:value-type="float" office:value="33.3000000000002" calcext:value-type="float">
            <text:p>33.3000000000002</text:p>
          </table:table-cell>
          <table:table-cell table:formula="of:=(([.D335]+16)/116)^3" office:value-type="float" office:value="0.076765625000001" calcext:value-type="float">
            <text:p>0.0767656250000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5]+0.1" office:value-type="float" office:value="33.4000000000002" calcext:value-type="float">
            <text:p>33.4000000000002</text:p>
          </table:table-cell>
          <table:table-cell table:formula="of:=(([.D336]+16)/116)^3" office:value-type="float" office:value="0.0772337067940474" calcext:value-type="float">
            <text:p>0.0772337067940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6]+0.1" office:value-type="float" office:value="33.5000000000002" calcext:value-type="float">
            <text:p>33.5000000000002</text:p>
          </table:table-cell>
          <table:table-cell table:formula="of:=(([.D337]+16)/116)^3" office:value-type="float" office:value="0.0777036874974383" calcext:value-type="float">
            <text:p>0.07770368749743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7]+0.1" office:value-type="float" office:value="33.6000000000002" calcext:value-type="float">
            <text:p>33.6000000000002</text:p>
          </table:table-cell>
          <table:table-cell table:formula="of:=(([.D338]+16)/116)^3" office:value-type="float" office:value="0.0781755709541196" calcext:value-type="float">
            <text:p>0.0781755709541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8]+0.1" office:value-type="float" office:value="33.7000000000002" calcext:value-type="float">
            <text:p>33.7000000000002</text:p>
          </table:table-cell>
          <table:table-cell table:formula="of:=(([.D339]+16)/116)^3" office:value-type="float" office:value="0.0786493610080374" calcext:value-type="float">
            <text:p>0.07864936100803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39]+0.1" office:value-type="float" office:value="33.8000000000002" calcext:value-type="float">
            <text:p>33.8000000000002</text:p>
          </table:table-cell>
          <table:table-cell table:formula="of:=(([.D340]+16)/116)^3" office:value-type="float" office:value="0.0791250615031377" calcext:value-type="float">
            <text:p>0.07912506150313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0]+0.1" office:value-type="float" office:value="33.9000000000002" calcext:value-type="float">
            <text:p>33.9000000000002</text:p>
          </table:table-cell>
          <table:table-cell table:formula="of:=(([.D341]+16)/116)^3" office:value-type="float" office:value="0.0796026762833665" calcext:value-type="float">
            <text:p>0.0796026762833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1]+0.1" office:value-type="float" office:value="34.0000000000002" calcext:value-type="float">
            <text:p>34.0000000000002</text:p>
          </table:table-cell>
          <table:table-cell table:formula="of:=(([.D342]+16)/116)^3" office:value-type="float" office:value="0.0800822091926699" calcext:value-type="float">
            <text:p>0.080082209192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2]+0.1" office:value-type="float" office:value="34.1000000000002" calcext:value-type="float">
            <text:p>34.1000000000002</text:p>
          </table:table-cell>
          <table:table-cell table:formula="of:=(([.D343]+16)/116)^3" office:value-type="float" office:value="0.0805636640749938" calcext:value-type="float">
            <text:p>0.0805636640749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3]+0.1" office:value-type="float" office:value="34.2000000000002" calcext:value-type="float">
            <text:p>34.2000000000002</text:p>
          </table:table-cell>
          <table:table-cell table:formula="of:=(([.D344]+16)/116)^3" office:value-type="float" office:value="0.0810470447742845" calcext:value-type="float">
            <text:p>0.0810470447742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4]+0.1" office:value-type="float" office:value="34.3000000000002" calcext:value-type="float">
            <text:p>34.3000000000002</text:p>
          </table:table-cell>
          <table:table-cell table:formula="of:=(([.D345]+16)/116)^3" office:value-type="float" office:value="0.0815323551344879" calcext:value-type="float">
            <text:p>0.0815323551344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5]+0.1" office:value-type="float" office:value="34.4000000000002" calcext:value-type="float">
            <text:p>34.4000000000002</text:p>
          </table:table-cell>
          <table:table-cell table:formula="of:=(([.D346]+16)/116)^3" office:value-type="float" office:value="0.08201959899955" calcext:value-type="float">
            <text:p>0.082019598999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6]+0.1" office:value-type="float" office:value="34.5000000000002" calcext:value-type="float">
            <text:p>34.5000000000002</text:p>
          </table:table-cell>
          <table:table-cell table:formula="of:=(([.D347]+16)/116)^3" office:value-type="float" office:value="0.082508780213417" calcext:value-type="float">
            <text:p>0.0825087802134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7]+0.1" office:value-type="float" office:value="34.6000000000002" calcext:value-type="float">
            <text:p>34.6000000000002</text:p>
          </table:table-cell>
          <table:table-cell table:formula="of:=(([.D348]+16)/116)^3" office:value-type="float" office:value="0.0829999026200347" calcext:value-type="float">
            <text:p>0.0829999026200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8]+0.1" office:value-type="float" office:value="34.7000000000002" calcext:value-type="float">
            <text:p>34.7000000000002</text:p>
          </table:table-cell>
          <table:table-cell table:formula="of:=(([.D349]+16)/116)^3" office:value-type="float" office:value="0.0834929700633493" calcext:value-type="float">
            <text:p>0.08349297006334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49]+0.1" office:value-type="float" office:value="34.8000000000002" calcext:value-type="float">
            <text:p>34.8000000000002</text:p>
          </table:table-cell>
          <table:table-cell table:formula="of:=(([.D350]+16)/116)^3" office:value-type="float" office:value="0.0839879863873069" calcext:value-type="float">
            <text:p>0.0839879863873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0]+0.1" office:value-type="float" office:value="34.9000000000002" calcext:value-type="float">
            <text:p>34.9000000000002</text:p>
          </table:table-cell>
          <table:table-cell table:formula="of:=(([.D351]+16)/116)^3" office:value-type="float" office:value="0.0844849554358533" calcext:value-type="float">
            <text:p>0.0844849554358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1]+0.1" office:value-type="float" office:value="35.0000000000002" calcext:value-type="float">
            <text:p>35.0000000000002</text:p>
          </table:table-cell>
          <table:table-cell table:formula="of:=(([.D352]+16)/116)^3" office:value-type="float" office:value="0.0849838810529348" calcext:value-type="float">
            <text:p>0.0849838810529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2]+0.1" office:value-type="float" office:value="35.1000000000002" calcext:value-type="float">
            <text:p>35.1000000000002</text:p>
          </table:table-cell>
          <table:table-cell table:formula="of:=(([.D353]+16)/116)^3" office:value-type="float" office:value="0.0854847670824973" calcext:value-type="float">
            <text:p>0.0854847670824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3]+0.1" office:value-type="float" office:value="35.2000000000002" calcext:value-type="float">
            <text:p>35.2000000000002</text:p>
          </table:table-cell>
          <table:table-cell table:formula="of:=(([.D354]+16)/116)^3" office:value-type="float" office:value="0.085987617368487" calcext:value-type="float">
            <text:p>0.0859876173684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4]+0.1" office:value-type="float" office:value="35.3000000000002" calcext:value-type="float">
            <text:p>35.3000000000002</text:p>
          </table:table-cell>
          <table:table-cell table:formula="of:=(([.D355]+16)/116)^3" office:value-type="float" office:value="0.0864924357548497" calcext:value-type="float">
            <text:p>0.086492435754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5]+0.1" office:value-type="float" office:value="35.4000000000002" calcext:value-type="float">
            <text:p>35.4000000000002</text:p>
          </table:table-cell>
          <table:table-cell table:formula="of:=(([.D356]+16)/116)^3" office:value-type="float" office:value="0.0869992260855315" calcext:value-type="float">
            <text:p>0.08699922608553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6]+0.1" office:value-type="float" office:value="35.5000000000002" calcext:value-type="float">
            <text:p>35.5000000000002</text:p>
          </table:table-cell>
          <table:table-cell table:formula="of:=(([.D357]+16)/116)^3" office:value-type="float" office:value="0.0875079922044786" calcext:value-type="float">
            <text:p>0.0875079922044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7]+0.1" office:value-type="float" office:value="35.6000000000002" calcext:value-type="float">
            <text:p>35.6000000000002</text:p>
          </table:table-cell>
          <table:table-cell table:formula="of:=(([.D358]+16)/116)^3" office:value-type="float" office:value="0.088018737955637" calcext:value-type="float">
            <text:p>0.08801873795563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8]+0.1" office:value-type="float" office:value="35.7000000000002" calcext:value-type="float">
            <text:p>35.7000000000002</text:p>
          </table:table-cell>
          <table:table-cell table:formula="of:=(([.D359]+16)/116)^3" office:value-type="float" office:value="0.0885314671829526" calcext:value-type="float">
            <text:p>0.0885314671829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59]+0.1" office:value-type="float" office:value="35.8000000000002" calcext:value-type="float">
            <text:p>35.8000000000002</text:p>
          </table:table-cell>
          <table:table-cell table:formula="of:=(([.D360]+16)/116)^3" office:value-type="float" office:value="0.0890461837303715" calcext:value-type="float">
            <text:p>0.0890461837303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0]+0.1" office:value-type="float" office:value="35.9000000000002" calcext:value-type="float">
            <text:p>35.9000000000002</text:p>
          </table:table-cell>
          <table:table-cell table:formula="of:=(([.D361]+16)/116)^3" office:value-type="float" office:value="0.0895628914418398" calcext:value-type="float">
            <text:p>0.089562891441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1]+0.1" office:value-type="float" office:value="36.0000000000002" calcext:value-type="float">
            <text:p>36.0000000000002</text:p>
          </table:table-cell>
          <table:table-cell table:formula="of:=(([.D362]+16)/116)^3" office:value-type="float" office:value="0.0900815941613035" calcext:value-type="float">
            <text:p>0.0900815941613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2]+0.1" office:value-type="float" office:value="36.1000000000002" calcext:value-type="float">
            <text:p>36.1000000000002</text:p>
          </table:table-cell>
          <table:table-cell table:formula="of:=(([.D363]+16)/116)^3" office:value-type="float" office:value="0.0906022957327086" calcext:value-type="float">
            <text:p>0.0906022957327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3]+0.1" office:value-type="float" office:value="36.2000000000002" calcext:value-type="float">
            <text:p>36.2000000000002</text:p>
          </table:table-cell>
          <table:table-cell table:formula="of:=(([.D364]+16)/116)^3" office:value-type="float" office:value="0.0911250000000013" calcext:value-type="float">
            <text:p>0.0911250000000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4]+0.1" office:value-type="float" office:value="36.3000000000002" calcext:value-type="float">
            <text:p>36.3000000000002</text:p>
          </table:table-cell>
          <table:table-cell table:formula="of:=(([.D365]+16)/116)^3" office:value-type="float" office:value="0.0916497108071274" calcext:value-type="float">
            <text:p>0.09164971080712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5]+0.1" office:value-type="float" office:value="36.4000000000002" calcext:value-type="float">
            <text:p>36.4000000000002</text:p>
          </table:table-cell>
          <table:table-cell table:formula="of:=(([.D366]+16)/116)^3" office:value-type="float" office:value="0.0921764319980332" calcext:value-type="float">
            <text:p>0.0921764319980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6]+0.1" office:value-type="float" office:value="36.5000000000002" calcext:value-type="float">
            <text:p>36.5000000000002</text:p>
          </table:table-cell>
          <table:table-cell table:formula="of:=(([.D367]+16)/116)^3" office:value-type="float" office:value="0.0927051674166646" calcext:value-type="float">
            <text:p>0.0927051674166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7]+0.1" office:value-type="float" office:value="36.6000000000002" calcext:value-type="float">
            <text:p>36.6000000000002</text:p>
          </table:table-cell>
          <table:table-cell table:formula="of:=(([.D368]+16)/116)^3" office:value-type="float" office:value="0.0932359209069676" calcext:value-type="float">
            <text:p>0.09323592090696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8]+0.1" office:value-type="float" office:value="36.7000000000003" calcext:value-type="float">
            <text:p>36.7000000000003</text:p>
          </table:table-cell>
          <table:table-cell table:formula="of:=(([.D369]+16)/116)^3" office:value-type="float" office:value="0.0937686963128883" calcext:value-type="float">
            <text:p>0.0937686963128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69]+0.1" office:value-type="float" office:value="36.8000000000003" calcext:value-type="float">
            <text:p>36.8000000000003</text:p>
          </table:table-cell>
          <table:table-cell table:formula="of:=(([.D370]+16)/116)^3" office:value-type="float" office:value="0.0943034974783728" calcext:value-type="float">
            <text:p>0.0943034974783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0]+0.1" office:value-type="float" office:value="36.9000000000003" calcext:value-type="float">
            <text:p>36.9000000000003</text:p>
          </table:table-cell>
          <table:table-cell table:formula="of:=(([.D371]+16)/116)^3" office:value-type="float" office:value="0.094840328247367" calcext:value-type="float">
            <text:p>0.0948403282473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1]+0.1" office:value-type="float" office:value="37.0000000000003" calcext:value-type="float">
            <text:p>37.0000000000003</text:p>
          </table:table-cell>
          <table:table-cell table:formula="of:=(([.D372]+16)/116)^3" office:value-type="float" office:value="0.095379192463817" calcext:value-type="float">
            <text:p>0.0953791924638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2]+0.1" office:value-type="float" office:value="37.1000000000003" calcext:value-type="float">
            <text:p>37.1000000000003</text:p>
          </table:table-cell>
          <table:table-cell table:formula="of:=(([.D373]+16)/116)^3" office:value-type="float" office:value="0.095920093971669" calcext:value-type="float">
            <text:p>0.0959200939716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3]+0.1" office:value-type="float" office:value="37.2000000000003" calcext:value-type="float">
            <text:p>37.2000000000003</text:p>
          </table:table-cell>
          <table:table-cell table:formula="of:=(([.D374]+16)/116)^3" office:value-type="float" office:value="0.0964630366148688" calcext:value-type="float">
            <text:p>0.0964630366148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4]+0.1" office:value-type="float" office:value="37.3000000000003" calcext:value-type="float">
            <text:p>37.3000000000003</text:p>
          </table:table-cell>
          <table:table-cell table:formula="of:=(([.D375]+16)/116)^3" office:value-type="float" office:value="0.0970080242373625" calcext:value-type="float">
            <text:p>0.0970080242373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5]+0.1" office:value-type="float" office:value="37.4000000000003" calcext:value-type="float">
            <text:p>37.4000000000003</text:p>
          </table:table-cell>
          <table:table-cell table:formula="of:=(([.D376]+16)/116)^3" office:value-type="float" office:value="0.0975550606830963" calcext:value-type="float">
            <text:p>0.0975550606830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6]+0.1" office:value-type="float" office:value="37.5000000000003" calcext:value-type="float">
            <text:p>37.5000000000003</text:p>
          </table:table-cell>
          <table:table-cell table:formula="of:=(([.D377]+16)/116)^3" office:value-type="float" office:value="0.0981041497960161" calcext:value-type="float">
            <text:p>0.0981041497960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7]+0.1" office:value-type="float" office:value="37.6000000000003" calcext:value-type="float">
            <text:p>37.6000000000003</text:p>
          </table:table-cell>
          <table:table-cell table:formula="of:=(([.D378]+16)/116)^3" office:value-type="float" office:value="0.0986552954200679" calcext:value-type="float">
            <text:p>0.09865529542006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8]+0.1" office:value-type="float" office:value="37.7000000000003" calcext:value-type="float">
            <text:p>37.7000000000003</text:p>
          </table:table-cell>
          <table:table-cell table:formula="of:=(([.D379]+16)/116)^3" office:value-type="float" office:value="0.0992085013991978" calcext:value-type="float">
            <text:p>0.0992085013991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79]+0.1" office:value-type="float" office:value="37.8000000000003" calcext:value-type="float">
            <text:p>37.8000000000003</text:p>
          </table:table-cell>
          <table:table-cell table:formula="of:=(([.D380]+16)/116)^3" office:value-type="float" office:value="0.099763771577352" calcext:value-type="float">
            <text:p>0.0997637715773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0]+0.1" office:value-type="float" office:value="37.9000000000003" calcext:value-type="float">
            <text:p>37.9000000000003</text:p>
          </table:table-cell>
          <table:table-cell table:formula="of:=(([.D381]+16)/116)^3" office:value-type="float" office:value="0.100321109798476" calcext:value-type="float">
            <text:p>0.1003211097984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1]+0.1" office:value-type="float" office:value="38.0000000000003" calcext:value-type="float">
            <text:p>38.0000000000003</text:p>
          </table:table-cell>
          <table:table-cell table:formula="of:=(([.D382]+16)/116)^3" office:value-type="float" office:value="0.100880519906517" calcext:value-type="float">
            <text:p>0.1008805199065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2]+0.1" office:value-type="float" office:value="38.1000000000003" calcext:value-type="float">
            <text:p>38.1000000000003</text:p>
          </table:table-cell>
          <table:table-cell table:formula="of:=(([.D383]+16)/116)^3" office:value-type="float" office:value="0.10144200574542" calcext:value-type="float">
            <text:p>0.101442005745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3]+0.1" office:value-type="float" office:value="38.2000000000003" calcext:value-type="float">
            <text:p>38.2000000000003</text:p>
          </table:table-cell>
          <table:table-cell table:formula="of:=(([.D384]+16)/116)^3" office:value-type="float" office:value="0.102005571159131" calcext:value-type="float">
            <text:p>0.10200557115913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4]+0.1" office:value-type="float" office:value="38.3000000000003" calcext:value-type="float">
            <text:p>38.3000000000003</text:p>
          </table:table-cell>
          <table:table-cell table:formula="of:=(([.D385]+16)/116)^3" office:value-type="float" office:value="0.102571219991596" calcext:value-type="float">
            <text:p>0.1025712199915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5]+0.1" office:value-type="float" office:value="38.4000000000003" calcext:value-type="float">
            <text:p>38.4000000000003</text:p>
          </table:table-cell>
          <table:table-cell table:formula="of:=(([.D386]+16)/116)^3" office:value-type="float" office:value="0.103138956086762" calcext:value-type="float">
            <text:p>0.1031389560867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6]+0.1" office:value-type="float" office:value="38.5000000000003" calcext:value-type="float">
            <text:p>38.5000000000003</text:p>
          </table:table-cell>
          <table:table-cell table:formula="of:=(([.D387]+16)/116)^3" office:value-type="float" office:value="0.103708783288574" calcext:value-type="float">
            <text:p>0.1037087832885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7]+0.1" office:value-type="float" office:value="38.6000000000003" calcext:value-type="float">
            <text:p>38.6000000000003</text:p>
          </table:table-cell>
          <table:table-cell table:formula="of:=(([.D388]+16)/116)^3" office:value-type="float" office:value="0.104280705440979" calcext:value-type="float">
            <text:p>0.1042807054409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8]+0.1" office:value-type="float" office:value="38.7000000000003" calcext:value-type="float">
            <text:p>38.7000000000003</text:p>
          </table:table-cell>
          <table:table-cell table:formula="of:=(([.D389]+16)/116)^3" office:value-type="float" office:value="0.104854726387922" calcext:value-type="float">
            <text:p>0.1048547263879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89]+0.1" office:value-type="float" office:value="38.8000000000003" calcext:value-type="float">
            <text:p>38.8000000000003</text:p>
          </table:table-cell>
          <table:table-cell table:formula="of:=(([.D390]+16)/116)^3" office:value-type="float" office:value="0.10543084997335" calcext:value-type="float">
            <text:p>0.105430849973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0]+0.1" office:value-type="float" office:value="38.9000000000003" calcext:value-type="float">
            <text:p>38.9000000000003</text:p>
          </table:table-cell>
          <table:table-cell table:formula="of:=(([.D391]+16)/116)^3" office:value-type="float" office:value="0.106009080041209" calcext:value-type="float">
            <text:p>0.1060090800412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1]+0.1" office:value-type="float" office:value="39.0000000000003" calcext:value-type="float">
            <text:p>39.0000000000003</text:p>
          </table:table-cell>
          <table:table-cell table:formula="of:=(([.D392]+16)/116)^3" office:value-type="float" office:value="0.106589420435444" calcext:value-type="float">
            <text:p>0.10658942043544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2]+0.1" office:value-type="float" office:value="39.1000000000003" calcext:value-type="float">
            <text:p>39.1000000000003</text:p>
          </table:table-cell>
          <table:table-cell table:formula="of:=(([.D393]+16)/116)^3" office:value-type="float" office:value="0.107171875000002" calcext:value-type="float">
            <text:p>0.1071718750000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3]+0.1" office:value-type="float" office:value="39.2000000000003" calcext:value-type="float">
            <text:p>39.2000000000003</text:p>
          </table:table-cell>
          <table:table-cell table:formula="of:=(([.D394]+16)/116)^3" office:value-type="float" office:value="0.107756447578828" calcext:value-type="float">
            <text:p>0.10775644757882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4]+0.1" office:value-type="float" office:value="39.3000000000003" calcext:value-type="float">
            <text:p>39.3000000000003</text:p>
          </table:table-cell>
          <table:table-cell table:formula="of:=(([.D395]+16)/116)^3" office:value-type="float" office:value="0.10834314201587" calcext:value-type="float">
            <text:p>0.108343142015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5]+0.1" office:value-type="float" office:value="39.4000000000003" calcext:value-type="float">
            <text:p>39.4000000000003</text:p>
          </table:table-cell>
          <table:table-cell table:formula="of:=(([.D396]+16)/116)^3" office:value-type="float" office:value="0.108931962155072" calcext:value-type="float">
            <text:p>0.1089319621550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6]+0.1" office:value-type="float" office:value="39.5000000000003" calcext:value-type="float">
            <text:p>39.5000000000003</text:p>
          </table:table-cell>
          <table:table-cell table:formula="of:=(([.D397]+16)/116)^3" office:value-type="float" office:value="0.109522911840381" calcext:value-type="float">
            <text:p>0.10952291184038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7]+0.1" office:value-type="float" office:value="39.6000000000003" calcext:value-type="float">
            <text:p>39.6000000000003</text:p>
          </table:table-cell>
          <table:table-cell table:formula="of:=(([.D398]+16)/116)^3" office:value-type="float" office:value="0.110115994915742" calcext:value-type="float">
            <text:p>0.1101159949157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8]+0.1" office:value-type="float" office:value="39.7000000000003" calcext:value-type="float">
            <text:p>39.7000000000003</text:p>
          </table:table-cell>
          <table:table-cell table:formula="of:=(([.D399]+16)/116)^3" office:value-type="float" office:value="0.110711215225103" calcext:value-type="float">
            <text:p>0.1107112152251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399]+0.1" office:value-type="float" office:value="39.8000000000003" calcext:value-type="float">
            <text:p>39.8000000000003</text:p>
          </table:table-cell>
          <table:table-cell table:formula="of:=(([.D400]+16)/116)^3" office:value-type="float" office:value="0.111308576612409" calcext:value-type="float">
            <text:p>0.1113085766124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0]+0.1" office:value-type="float" office:value="39.9000000000003" calcext:value-type="float">
            <text:p>39.9000000000003</text:p>
          </table:table-cell>
          <table:table-cell table:formula="of:=(([.D401]+16)/116)^3" office:value-type="float" office:value="0.111908082921606" calcext:value-type="float">
            <text:p>0.1119080829216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1]+0.1" office:value-type="float" office:value="40.0000000000003" calcext:value-type="float">
            <text:p>40.0000000000003</text:p>
          </table:table-cell>
          <table:table-cell table:formula="of:=(([.D402]+16)/116)^3" office:value-type="float" office:value="0.11250973799664" calcext:value-type="float">
            <text:p>0.112509737996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2]+0.1" office:value-type="float" office:value="40.1000000000003" calcext:value-type="float">
            <text:p>40.1000000000003</text:p>
          </table:table-cell>
          <table:table-cell table:formula="of:=(([.D403]+16)/116)^3" office:value-type="float" office:value="0.113113545681457" calcext:value-type="float">
            <text:p>0.1131135456814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3]+0.1" office:value-type="float" office:value="40.2000000000003" calcext:value-type="float">
            <text:p>40.2000000000003</text:p>
          </table:table-cell>
          <table:table-cell table:formula="of:=(([.D404]+16)/116)^3" office:value-type="float" office:value="0.113719509820003" calcext:value-type="float">
            <text:p>0.1137195098200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4]+0.1" office:value-type="float" office:value="40.3000000000003" calcext:value-type="float">
            <text:p>40.3000000000003</text:p>
          </table:table-cell>
          <table:table-cell table:formula="of:=(([.D405]+16)/116)^3" office:value-type="float" office:value="0.114327634256224" calcext:value-type="float">
            <text:p>0.1143276342562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5]+0.1" office:value-type="float" office:value="40.4000000000003" calcext:value-type="float">
            <text:p>40.4000000000003</text:p>
          </table:table-cell>
          <table:table-cell table:formula="of:=(([.D406]+16)/116)^3" office:value-type="float" office:value="0.114937922834066" calcext:value-type="float">
            <text:p>0.1149379228340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6]+0.1" office:value-type="float" office:value="40.5000000000003" calcext:value-type="float">
            <text:p>40.5000000000003</text:p>
          </table:table-cell>
          <table:table-cell table:formula="of:=(([.D407]+16)/116)^3" office:value-type="float" office:value="0.115550379397476" calcext:value-type="float">
            <text:p>0.1155503793974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7]+0.1" office:value-type="float" office:value="40.6000000000003" calcext:value-type="float">
            <text:p>40.6000000000003</text:p>
          </table:table-cell>
          <table:table-cell table:formula="of:=(([.D408]+16)/116)^3" office:value-type="float" office:value="0.116165007790399" calcext:value-type="float">
            <text:p>0.1161650077903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8]+0.1" office:value-type="float" office:value="40.7000000000003" calcext:value-type="float">
            <text:p>40.7000000000003</text:p>
          </table:table-cell>
          <table:table-cell table:formula="of:=(([.D409]+16)/116)^3" office:value-type="float" office:value="0.116781811856782" calcext:value-type="float">
            <text:p>0.1167818118567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09]+0.1" office:value-type="float" office:value="40.8000000000003" calcext:value-type="float">
            <text:p>40.8000000000003</text:p>
          </table:table-cell>
          <table:table-cell table:formula="of:=(([.D410]+16)/116)^3" office:value-type="float" office:value="0.117400795440569" calcext:value-type="float">
            <text:p>0.1174007954405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0]+0.1" office:value-type="float" office:value="40.9000000000003" calcext:value-type="float">
            <text:p>40.9000000000003</text:p>
          </table:table-cell>
          <table:table-cell table:formula="of:=(([.D411]+16)/116)^3" office:value-type="float" office:value="0.118021962385709" calcext:value-type="float">
            <text:p>0.1180219623857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1]+0.1" office:value-type="float" office:value="41.0000000000003" calcext:value-type="float">
            <text:p>41.0000000000003</text:p>
          </table:table-cell>
          <table:table-cell table:formula="of:=(([.D412]+16)/116)^3" office:value-type="float" office:value="0.118645316536145" calcext:value-type="float">
            <text:p>0.11864531653614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2]+0.1" office:value-type="float" office:value="41.1000000000003" calcext:value-type="float">
            <text:p>41.1000000000003</text:p>
          </table:table-cell>
          <table:table-cell table:formula="of:=(([.D413]+16)/116)^3" office:value-type="float" office:value="0.119270861735826" calcext:value-type="float">
            <text:p>0.1192708617358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3]+0.1" office:value-type="float" office:value="41.2000000000003" calcext:value-type="float">
            <text:p>41.2000000000003</text:p>
          </table:table-cell>
          <table:table-cell table:formula="of:=(([.D414]+16)/116)^3" office:value-type="float" office:value="0.119898601828695" calcext:value-type="float">
            <text:p>0.11989860182869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4]+0.1" office:value-type="float" office:value="41.3000000000003" calcext:value-type="float">
            <text:p>41.3000000000003</text:p>
          </table:table-cell>
          <table:table-cell table:formula="of:=(([.D415]+16)/116)^3" office:value-type="float" office:value="0.120528540658701" calcext:value-type="float">
            <text:p>0.1205285406587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5]+0.1" office:value-type="float" office:value="41.4000000000003" calcext:value-type="float">
            <text:p>41.4000000000003</text:p>
          </table:table-cell>
          <table:table-cell table:formula="of:=(([.D416]+16)/116)^3" office:value-type="float" office:value="0.121160682069788" calcext:value-type="float">
            <text:p>0.1211606820697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6]+0.1" office:value-type="float" office:value="41.5000000000003" calcext:value-type="float">
            <text:p>41.5000000000003</text:p>
          </table:table-cell>
          <table:table-cell table:formula="of:=(([.D417]+16)/116)^3" office:value-type="float" office:value="0.121795029905902" calcext:value-type="float">
            <text:p>0.1217950299059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7]+0.1" office:value-type="float" office:value="41.6000000000003" calcext:value-type="float">
            <text:p>41.6000000000003</text:p>
          </table:table-cell>
          <table:table-cell table:formula="of:=(([.D418]+16)/116)^3" office:value-type="float" office:value="0.122431588010991" calcext:value-type="float">
            <text:p>0.1224315880109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8]+0.1" office:value-type="float" office:value="41.7000000000003" calcext:value-type="float">
            <text:p>41.7000000000003</text:p>
          </table:table-cell>
          <table:table-cell table:formula="of:=(([.D419]+16)/116)^3" office:value-type="float" office:value="0.123070360228999" calcext:value-type="float">
            <text:p>0.1230703602289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19]+0.1" office:value-type="float" office:value="41.8000000000003" calcext:value-type="float">
            <text:p>41.8000000000003</text:p>
          </table:table-cell>
          <table:table-cell table:formula="of:=(([.D420]+16)/116)^3" office:value-type="float" office:value="0.123711350403873" calcext:value-type="float">
            <text:p>0.1237113504038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0]+0.1" office:value-type="float" office:value="41.9000000000003" calcext:value-type="float">
            <text:p>41.9000000000003</text:p>
          </table:table-cell>
          <table:table-cell table:formula="of:=(([.D421]+16)/116)^3" office:value-type="float" office:value="0.124354562379558" calcext:value-type="float">
            <text:p>0.1243545623795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1]+0.1" office:value-type="float" office:value="42.0000000000003" calcext:value-type="float">
            <text:p>42.0000000000003</text:p>
          </table:table-cell>
          <table:table-cell table:formula="of:=(([.D422]+16)/116)^3" office:value-type="float" office:value="0.125000000000002" calcext:value-type="float">
            <text:p>0.1250000000000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2]+0.1" office:value-type="float" office:value="42.1000000000003" calcext:value-type="float">
            <text:p>42.1000000000003</text:p>
          </table:table-cell>
          <table:table-cell table:formula="of:=(([.D423]+16)/116)^3" office:value-type="float" office:value="0.12564766710915" calcext:value-type="float">
            <text:p>0.125647667109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3]+0.1" office:value-type="float" office:value="42.2000000000003" calcext:value-type="float">
            <text:p>42.2000000000003</text:p>
          </table:table-cell>
          <table:table-cell table:formula="of:=(([.D424]+16)/116)^3" office:value-type="float" office:value="0.126297567550947" calcext:value-type="float">
            <text:p>0.12629756755094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4]+0.1" office:value-type="float" office:value="42.3000000000003" calcext:value-type="float">
            <text:p>42.3000000000003</text:p>
          </table:table-cell>
          <table:table-cell table:formula="of:=(([.D425]+16)/116)^3" office:value-type="float" office:value="0.126949705169341" calcext:value-type="float">
            <text:p>0.12694970516934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5]+0.1" office:value-type="float" office:value="42.4000000000003" calcext:value-type="float">
            <text:p>42.4000000000003</text:p>
          </table:table-cell>
          <table:table-cell table:formula="of:=(([.D426]+16)/116)^3" office:value-type="float" office:value="0.127604083808276" calcext:value-type="float">
            <text:p>0.1276040838082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6]+0.1" office:value-type="float" office:value="42.5000000000003" calcext:value-type="float">
            <text:p>42.5000000000003</text:p>
          </table:table-cell>
          <table:table-cell table:formula="of:=(([.D427]+16)/116)^3" office:value-type="float" office:value="0.1282607073117" calcext:value-type="float">
            <text:p>0.12826070731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7]+0.1" office:value-type="float" office:value="42.6000000000003" calcext:value-type="float">
            <text:p>42.6000000000003</text:p>
          </table:table-cell>
          <table:table-cell table:formula="of:=(([.D428]+16)/116)^3" office:value-type="float" office:value="0.128919579523558" calcext:value-type="float">
            <text:p>0.1289195795235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8]+0.1" office:value-type="float" office:value="42.7000000000003" calcext:value-type="float">
            <text:p>42.7000000000003</text:p>
          </table:table-cell>
          <table:table-cell table:formula="of:=(([.D429]+16)/116)^3" office:value-type="float" office:value="0.129580704287796" calcext:value-type="float">
            <text:p>0.1295807042877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29]+0.1" office:value-type="float" office:value="42.8000000000003" calcext:value-type="float">
            <text:p>42.8000000000003</text:p>
          </table:table-cell>
          <table:table-cell table:formula="of:=(([.D430]+16)/116)^3" office:value-type="float" office:value="0.13024408544836" calcext:value-type="float">
            <text:p>0.1302440854483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0]+0.1" office:value-type="float" office:value="42.9000000000003" calcext:value-type="float">
            <text:p>42.9000000000003</text:p>
          </table:table-cell>
          <table:table-cell table:formula="of:=(([.D431]+16)/116)^3" office:value-type="float" office:value="0.130909726849197" calcext:value-type="float">
            <text:p>0.1309097268491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1]+0.1" office:value-type="float" office:value="43.0000000000003" calcext:value-type="float">
            <text:p>43.0000000000003</text:p>
          </table:table-cell>
          <table:table-cell table:formula="of:=(([.D432]+16)/116)^3" office:value-type="float" office:value="0.131577632334251" calcext:value-type="float">
            <text:p>0.1315776323342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2]+0.1" office:value-type="float" office:value="43.1000000000003" calcext:value-type="float">
            <text:p>43.1000000000003</text:p>
          </table:table-cell>
          <table:table-cell table:formula="of:=(([.D433]+16)/116)^3" office:value-type="float" office:value="0.13224780574747" calcext:value-type="float">
            <text:p>0.1322478057474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3]+0.1" office:value-type="float" office:value="43.2000000000003" calcext:value-type="float">
            <text:p>43.2000000000003</text:p>
          </table:table-cell>
          <table:table-cell table:formula="of:=(([.D434]+16)/116)^3" office:value-type="float" office:value="0.1329202509328" calcext:value-type="float">
            <text:p>0.132920250932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4]+0.1" office:value-type="float" office:value="43.3000000000004" calcext:value-type="float">
            <text:p>43.3000000000004</text:p>
          </table:table-cell>
          <table:table-cell table:formula="of:=(([.D435]+16)/116)^3" office:value-type="float" office:value="0.133594971734186" calcext:value-type="float">
            <text:p>0.1335949717341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5]+0.1" office:value-type="float" office:value="43.4000000000003" calcext:value-type="float">
            <text:p>43.4000000000003</text:p>
          </table:table-cell>
          <table:table-cell table:formula="of:=(([.D436]+16)/116)^3" office:value-type="float" office:value="0.134271971995574" calcext:value-type="float">
            <text:p>0.1342719719955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6]+0.1" office:value-type="float" office:value="43.5000000000004" calcext:value-type="float">
            <text:p>43.5000000000004</text:p>
          </table:table-cell>
          <table:table-cell table:formula="of:=(([.D437]+16)/116)^3" office:value-type="float" office:value="0.134951255560911" calcext:value-type="float">
            <text:p>0.1349512555609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7]+0.1" office:value-type="float" office:value="43.6000000000004" calcext:value-type="float">
            <text:p>43.6000000000004</text:p>
          </table:table-cell>
          <table:table-cell table:formula="of:=(([.D438]+16)/116)^3" office:value-type="float" office:value="0.135632826274142" calcext:value-type="float">
            <text:p>0.1356328262741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8]+0.1" office:value-type="float" office:value="43.7000000000004" calcext:value-type="float">
            <text:p>43.7000000000004</text:p>
          </table:table-cell>
          <table:table-cell table:formula="of:=(([.D439]+16)/116)^3" office:value-type="float" office:value="0.136316687979214" calcext:value-type="float">
            <text:p>0.1363166879792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39]+0.1" office:value-type="float" office:value="43.8000000000004" calcext:value-type="float">
            <text:p>43.8000000000004</text:p>
          </table:table-cell>
          <table:table-cell table:formula="of:=(([.D440]+16)/116)^3" office:value-type="float" office:value="0.137002844520073" calcext:value-type="float">
            <text:p>0.1370028445200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0]+0.1" office:value-type="float" office:value="43.9000000000004" calcext:value-type="float">
            <text:p>43.9000000000004</text:p>
          </table:table-cell>
          <table:table-cell table:formula="of:=(([.D441]+16)/116)^3" office:value-type="float" office:value="0.137691299740664" calcext:value-type="float">
            <text:p>0.1376912997406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1]+0.1" office:value-type="float" office:value="44.0000000000004" calcext:value-type="float">
            <text:p>44.0000000000004</text:p>
          </table:table-cell>
          <table:table-cell table:formula="of:=(([.D442]+16)/116)^3" office:value-type="float" office:value="0.138382057484934" calcext:value-type="float">
            <text:p>0.13838205748493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2]+0.1" office:value-type="float" office:value="44.1000000000004" calcext:value-type="float">
            <text:p>44.1000000000004</text:p>
          </table:table-cell>
          <table:table-cell table:formula="of:=(([.D443]+16)/116)^3" office:value-type="float" office:value="0.139075121596829" calcext:value-type="float">
            <text:p>0.1390751215968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3]+0.1" office:value-type="float" office:value="44.2000000000004" calcext:value-type="float">
            <text:p>44.2000000000004</text:p>
          </table:table-cell>
          <table:table-cell table:formula="of:=(([.D444]+16)/116)^3" office:value-type="float" office:value="0.139770495920294" calcext:value-type="float">
            <text:p>0.1397704959202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4]+0.1" office:value-type="float" office:value="44.3000000000004" calcext:value-type="float">
            <text:p>44.3000000000004</text:p>
          </table:table-cell>
          <table:table-cell table:formula="of:=(([.D445]+16)/116)^3" office:value-type="float" office:value="0.140468184299277" calcext:value-type="float">
            <text:p>0.1404681842992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5]+0.1" office:value-type="float" office:value="44.4000000000004" calcext:value-type="float">
            <text:p>44.4000000000004</text:p>
          </table:table-cell>
          <table:table-cell table:formula="of:=(([.D446]+16)/116)^3" office:value-type="float" office:value="0.141168190577722" calcext:value-type="float">
            <text:p>0.1411681905777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6]+0.1" office:value-type="float" office:value="44.5000000000004" calcext:value-type="float">
            <text:p>44.5000000000004</text:p>
          </table:table-cell>
          <table:table-cell table:formula="of:=(([.D447]+16)/116)^3" office:value-type="float" office:value="0.141870518599576" calcext:value-type="float">
            <text:p>0.1418705185995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7]+0.1" office:value-type="float" office:value="44.6000000000004" calcext:value-type="float">
            <text:p>44.6000000000004</text:p>
          </table:table-cell>
          <table:table-cell table:formula="of:=(([.D448]+16)/116)^3" office:value-type="float" office:value="0.142575172208785" calcext:value-type="float">
            <text:p>0.1425751722087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8]+0.1" office:value-type="float" office:value="44.7000000000004" calcext:value-type="float">
            <text:p>44.7000000000004</text:p>
          </table:table-cell>
          <table:table-cell table:formula="of:=(([.D449]+16)/116)^3" office:value-type="float" office:value="0.143282155249295" calcext:value-type="float">
            <text:p>0.14328215524929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49]+0.1" office:value-type="float" office:value="44.8000000000004" calcext:value-type="float">
            <text:p>44.8000000000004</text:p>
          </table:table-cell>
          <table:table-cell table:formula="of:=(([.D450]+16)/116)^3" office:value-type="float" office:value="0.143991471565052" calcext:value-type="float">
            <text:p>0.1439914715650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0]+0.1" office:value-type="float" office:value="44.9000000000004" calcext:value-type="float">
            <text:p>44.9000000000004</text:p>
          </table:table-cell>
          <table:table-cell table:formula="of:=(([.D451]+16)/116)^3" office:value-type="float" office:value="0.144703125000003" calcext:value-type="float">
            <text:p>0.1447031250000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1]+0.1" office:value-type="float" office:value="45.0000000000004" calcext:value-type="float">
            <text:p>45.0000000000004</text:p>
          </table:table-cell>
          <table:table-cell table:formula="of:=(([.D452]+16)/116)^3" office:value-type="float" office:value="0.145417119398092" calcext:value-type="float">
            <text:p>0.1454171193980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2]+0.1" office:value-type="float" office:value="45.1000000000004" calcext:value-type="float">
            <text:p>45.1000000000004</text:p>
          </table:table-cell>
          <table:table-cell table:formula="of:=(([.D453]+16)/116)^3" office:value-type="float" office:value="0.146133458603266" calcext:value-type="float">
            <text:p>0.1461334586032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3]+0.1" office:value-type="float" office:value="45.2000000000004" calcext:value-type="float">
            <text:p>45.2000000000004</text:p>
          </table:table-cell>
          <table:table-cell table:formula="of:=(([.D454]+16)/116)^3" office:value-type="float" office:value="0.146852146459472" calcext:value-type="float">
            <text:p>0.1468521464594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4]+0.1" office:value-type="float" office:value="45.3000000000004" calcext:value-type="float">
            <text:p>45.3000000000004</text:p>
          </table:table-cell>
          <table:table-cell table:formula="of:=(([.D455]+16)/116)^3" office:value-type="float" office:value="0.147573186810655" calcext:value-type="float">
            <text:p>0.1475731868106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5]+0.1" office:value-type="float" office:value="45.4000000000004" calcext:value-type="float">
            <text:p>45.4000000000004</text:p>
          </table:table-cell>
          <table:table-cell table:formula="of:=(([.D456]+16)/116)^3" office:value-type="float" office:value="0.148296583500761" calcext:value-type="float">
            <text:p>0.1482965835007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6]+0.1" office:value-type="float" office:value="45.5000000000004" calcext:value-type="float">
            <text:p>45.5000000000004</text:p>
          </table:table-cell>
          <table:table-cell table:formula="of:=(([.D457]+16)/116)^3" office:value-type="float" office:value="0.149022340373737" calcext:value-type="float">
            <text:p>0.14902234037373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7]+0.1" office:value-type="float" office:value="45.6000000000004" calcext:value-type="float">
            <text:p>45.6000000000004</text:p>
          </table:table-cell>
          <table:table-cell table:formula="of:=(([.D458]+16)/116)^3" office:value-type="float" office:value="0.149750461273528" calcext:value-type="float">
            <text:p>0.14975046127352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8]+0.1" office:value-type="float" office:value="45.7000000000004" calcext:value-type="float">
            <text:p>45.7000000000004</text:p>
          </table:table-cell>
          <table:table-cell table:formula="of:=(([.D459]+16)/116)^3" office:value-type="float" office:value="0.15048095004408" calcext:value-type="float">
            <text:p>0.150480950044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59]+0.1" office:value-type="float" office:value="45.8000000000004" calcext:value-type="float">
            <text:p>45.8000000000004</text:p>
          </table:table-cell>
          <table:table-cell table:formula="of:=(([.D460]+16)/116)^3" office:value-type="float" office:value="0.15121381052934" calcext:value-type="float">
            <text:p>0.1512138105293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0]+0.1" office:value-type="float" office:value="45.9000000000004" calcext:value-type="float">
            <text:p>45.9000000000004</text:p>
          </table:table-cell>
          <table:table-cell table:formula="of:=(([.D461]+16)/116)^3" office:value-type="float" office:value="0.151949046573253" calcext:value-type="float">
            <text:p>0.1519490465732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1]+0.1" office:value-type="float" office:value="46.0000000000004" calcext:value-type="float">
            <text:p>46.0000000000004</text:p>
          </table:table-cell>
          <table:table-cell table:formula="of:=(([.D462]+16)/116)^3" office:value-type="float" office:value="0.152686662019766" calcext:value-type="float">
            <text:p>0.1526866620197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2]+0.1" office:value-type="float" office:value="46.1000000000004" calcext:value-type="float">
            <text:p>46.1000000000004</text:p>
          </table:table-cell>
          <table:table-cell table:formula="of:=(([.D463]+16)/116)^3" office:value-type="float" office:value="0.153426660712824" calcext:value-type="float">
            <text:p>0.1534266607128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3]+0.1" office:value-type="float" office:value="46.2000000000004" calcext:value-type="float">
            <text:p>46.2000000000004</text:p>
          </table:table-cell>
          <table:table-cell table:formula="of:=(([.D464]+16)/116)^3" office:value-type="float" office:value="0.154169046496374" calcext:value-type="float">
            <text:p>0.1541690464963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4]+0.1" office:value-type="float" office:value="46.3000000000004" calcext:value-type="float">
            <text:p>46.3000000000004</text:p>
          </table:table-cell>
          <table:table-cell table:formula="of:=(([.D465]+16)/116)^3" office:value-type="float" office:value="0.154913823214362" calcext:value-type="float">
            <text:p>0.1549138232143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5]+0.1" office:value-type="float" office:value="46.4000000000004" calcext:value-type="float">
            <text:p>46.4000000000004</text:p>
          </table:table-cell>
          <table:table-cell table:formula="of:=(([.D466]+16)/116)^3" office:value-type="float" office:value="0.155660994710733" calcext:value-type="float">
            <text:p>0.1556609947107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6]+0.1" office:value-type="float" office:value="46.5000000000004" calcext:value-type="float">
            <text:p>46.5000000000004</text:p>
          </table:table-cell>
          <table:table-cell table:formula="of:=(([.D467]+16)/116)^3" office:value-type="float" office:value="0.156410564829434" calcext:value-type="float">
            <text:p>0.15641056482943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7]+0.1" office:value-type="float" office:value="46.6000000000004" calcext:value-type="float">
            <text:p>46.6000000000004</text:p>
          </table:table-cell>
          <table:table-cell table:formula="of:=(([.D468]+16)/116)^3" office:value-type="float" office:value="0.157162537414411" calcext:value-type="float">
            <text:p>0.1571625374144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8]+0.1" office:value-type="float" office:value="46.7000000000004" calcext:value-type="float">
            <text:p>46.7000000000004</text:p>
          </table:table-cell>
          <table:table-cell table:formula="of:=(([.D469]+16)/116)^3" office:value-type="float" office:value="0.15791691630961" calcext:value-type="float">
            <text:p>0.157916916309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69]+0.1" office:value-type="float" office:value="46.8000000000004" calcext:value-type="float">
            <text:p>46.8000000000004</text:p>
          </table:table-cell>
          <table:table-cell table:formula="of:=(([.D470]+16)/116)^3" office:value-type="float" office:value="0.158673705358976" calcext:value-type="float">
            <text:p>0.1586737053589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0]+0.1" office:value-type="float" office:value="46.9000000000004" calcext:value-type="float">
            <text:p>46.9000000000004</text:p>
          </table:table-cell>
          <table:table-cell table:formula="of:=(([.D471]+16)/116)^3" office:value-type="float" office:value="0.159432908406457" calcext:value-type="float">
            <text:p>0.1594329084064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1]+0.1" office:value-type="float" office:value="47.0000000000004" calcext:value-type="float">
            <text:p>47.0000000000004</text:p>
          </table:table-cell>
          <table:table-cell table:formula="of:=(([.D472]+16)/116)^3" office:value-type="float" office:value="0.160194529295997" calcext:value-type="float">
            <text:p>0.1601945292959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2]+0.1" office:value-type="float" office:value="47.1000000000004" calcext:value-type="float">
            <text:p>47.1000000000004</text:p>
          </table:table-cell>
          <table:table-cell table:formula="of:=(([.D473]+16)/116)^3" office:value-type="float" office:value="0.160958571871544" calcext:value-type="float">
            <text:p>0.16095857187154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3]+0.1" office:value-type="float" office:value="47.2000000000004" calcext:value-type="float">
            <text:p>47.2000000000004</text:p>
          </table:table-cell>
          <table:table-cell table:formula="of:=(([.D474]+16)/116)^3" office:value-type="float" office:value="0.161725039977042" calcext:value-type="float">
            <text:p>0.1617250399770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4]+0.1" office:value-type="float" office:value="47.3000000000004" calcext:value-type="float">
            <text:p>47.3000000000004</text:p>
          </table:table-cell>
          <table:table-cell table:formula="of:=(([.D475]+16)/116)^3" office:value-type="float" office:value="0.162493937456438" calcext:value-type="float">
            <text:p>0.16249393745643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5]+0.1" office:value-type="float" office:value="47.4000000000004" calcext:value-type="float">
            <text:p>47.4000000000004</text:p>
          </table:table-cell>
          <table:table-cell table:formula="of:=(([.D476]+16)/116)^3" office:value-type="float" office:value="0.163265268153679" calcext:value-type="float">
            <text:p>0.1632652681536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6]+0.1" office:value-type="float" office:value="47.5000000000004" calcext:value-type="float">
            <text:p>47.5000000000004</text:p>
          </table:table-cell>
          <table:table-cell table:formula="of:=(([.D477]+16)/116)^3" office:value-type="float" office:value="0.16403903591271" calcext:value-type="float">
            <text:p>0.1640390359127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7]+0.1" office:value-type="float" office:value="47.6000000000004" calcext:value-type="float">
            <text:p>47.6000000000004</text:p>
          </table:table-cell>
          <table:table-cell table:formula="of:=(([.D478]+16)/116)^3" office:value-type="float" office:value="0.164815244577477" calcext:value-type="float">
            <text:p>0.1648152445774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8]+0.1" office:value-type="float" office:value="47.7000000000004" calcext:value-type="float">
            <text:p>47.7000000000004</text:p>
          </table:table-cell>
          <table:table-cell table:formula="of:=(([.D479]+16)/116)^3" office:value-type="float" office:value="0.165593897991926" calcext:value-type="float">
            <text:p>0.1655938979919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79]+0.1" office:value-type="float" office:value="47.8000000000004" calcext:value-type="float">
            <text:p>47.8000000000004</text:p>
          </table:table-cell>
          <table:table-cell table:formula="of:=(([.D480]+16)/116)^3" office:value-type="float" office:value="0.166375000000003" calcext:value-type="float">
            <text:p>0.1663750000000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0]+0.1" office:value-type="float" office:value="47.9000000000004" calcext:value-type="float">
            <text:p>47.9000000000004</text:p>
          </table:table-cell>
          <table:table-cell table:formula="of:=(([.D481]+16)/116)^3" office:value-type="float" office:value="0.167158554445655" calcext:value-type="float">
            <text:p>0.1671585544456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1]+0.1" office:value-type="float" office:value="48.0000000000004" calcext:value-type="float">
            <text:p>48.0000000000004</text:p>
          </table:table-cell>
          <table:table-cell table:formula="of:=(([.D482]+16)/116)^3" office:value-type="float" office:value="0.167944565172827" calcext:value-type="float">
            <text:p>0.1679445651728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2]+0.1" office:value-type="float" office:value="48.1000000000004" calcext:value-type="float">
            <text:p>48.1000000000004</text:p>
          </table:table-cell>
          <table:table-cell table:formula="of:=(([.D483]+16)/116)^3" office:value-type="float" office:value="0.168733036025466" calcext:value-type="float">
            <text:p>0.1687330360254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3]+0.1" office:value-type="float" office:value="48.2000000000004" calcext:value-type="float">
            <text:p>48.2000000000004</text:p>
          </table:table-cell>
          <table:table-cell table:formula="of:=(([.D484]+16)/116)^3" office:value-type="float" office:value="0.169523970847517" calcext:value-type="float">
            <text:p>0.1695239708475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4]+0.1" office:value-type="float" office:value="48.3000000000004" calcext:value-type="float">
            <text:p>48.3000000000004</text:p>
          </table:table-cell>
          <table:table-cell table:formula="of:=(([.D485]+16)/116)^3" office:value-type="float" office:value="0.170317373482926" calcext:value-type="float">
            <text:p>0.1703173734829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5]+0.1" office:value-type="float" office:value="48.4000000000004" calcext:value-type="float">
            <text:p>48.4000000000004</text:p>
          </table:table-cell>
          <table:table-cell table:formula="of:=(([.D486]+16)/116)^3" office:value-type="float" office:value="0.17111324777564" calcext:value-type="float">
            <text:p>0.171113247775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6]+0.1" office:value-type="float" office:value="48.5000000000004" calcext:value-type="float">
            <text:p>48.5000000000004</text:p>
          </table:table-cell>
          <table:table-cell table:formula="of:=(([.D487]+16)/116)^3" office:value-type="float" office:value="0.171911597569604" calcext:value-type="float">
            <text:p>0.1719115975696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7]+0.1" office:value-type="float" office:value="48.6000000000004" calcext:value-type="float">
            <text:p>48.6000000000004</text:p>
          </table:table-cell>
          <table:table-cell table:formula="of:=(([.D488]+16)/116)^3" office:value-type="float" office:value="0.172712426708765" calcext:value-type="float">
            <text:p>0.1727124267087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8]+0.1" office:value-type="float" office:value="48.7000000000004" calcext:value-type="float">
            <text:p>48.7000000000004</text:p>
          </table:table-cell>
          <table:table-cell table:formula="of:=(([.D489]+16)/116)^3" office:value-type="float" office:value="0.173515739037069" calcext:value-type="float">
            <text:p>0.1735157390370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89]+0.1" office:value-type="float" office:value="48.8000000000004" calcext:value-type="float">
            <text:p>48.8000000000004</text:p>
          </table:table-cell>
          <table:table-cell table:formula="of:=(([.D490]+16)/116)^3" office:value-type="float" office:value="0.174321538398462" calcext:value-type="float">
            <text:p>0.1743215383984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0]+0.1" office:value-type="float" office:value="48.9000000000004" calcext:value-type="float">
            <text:p>48.9000000000004</text:p>
          </table:table-cell>
          <table:table-cell table:formula="of:=(([.D491]+16)/116)^3" office:value-type="float" office:value="0.175129828636889" calcext:value-type="float">
            <text:p>0.1751298286368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1]+0.1" office:value-type="float" office:value="49.0000000000004" calcext:value-type="float">
            <text:p>49.0000000000004</text:p>
          </table:table-cell>
          <table:table-cell table:formula="of:=(([.D492]+16)/116)^3" office:value-type="float" office:value="0.175940613596297" calcext:value-type="float">
            <text:p>0.1759406135962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2]+0.1" office:value-type="float" office:value="49.1000000000004" calcext:value-type="float">
            <text:p>49.1000000000004</text:p>
          </table:table-cell>
          <table:table-cell table:formula="of:=(([.D493]+16)/116)^3" office:value-type="float" office:value="0.176753897120632" calcext:value-type="float">
            <text:p>0.17675389712063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3]+0.1" office:value-type="float" office:value="49.2000000000004" calcext:value-type="float">
            <text:p>49.2000000000004</text:p>
          </table:table-cell>
          <table:table-cell table:formula="of:=(([.D494]+16)/116)^3" office:value-type="float" office:value="0.177569683053839" calcext:value-type="float">
            <text:p>0.1775696830538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4]+0.1" office:value-type="float" office:value="49.3000000000004" calcext:value-type="float">
            <text:p>49.3000000000004</text:p>
          </table:table-cell>
          <table:table-cell table:formula="of:=(([.D495]+16)/116)^3" office:value-type="float" office:value="0.178387975239866" calcext:value-type="float">
            <text:p>0.1783879752398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5]+0.1" office:value-type="float" office:value="49.4000000000004" calcext:value-type="float">
            <text:p>49.4000000000004</text:p>
          </table:table-cell>
          <table:table-cell table:formula="of:=(([.D496]+16)/116)^3" office:value-type="float" office:value="0.179208777522657" calcext:value-type="float">
            <text:p>0.1792087775226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6]+0.1" office:value-type="float" office:value="49.5000000000004" calcext:value-type="float">
            <text:p>49.5000000000004</text:p>
          </table:table-cell>
          <table:table-cell table:formula="of:=(([.D497]+16)/116)^3" office:value-type="float" office:value="0.18003209374616" calcext:value-type="float">
            <text:p>0.180032093746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7]+0.1" office:value-type="float" office:value="49.6000000000004" calcext:value-type="float">
            <text:p>49.6000000000004</text:p>
          </table:table-cell>
          <table:table-cell table:formula="of:=(([.D498]+16)/116)^3" office:value-type="float" office:value="0.180857927754319" calcext:value-type="float">
            <text:p>0.1808579277543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8]+0.1" office:value-type="float" office:value="49.7000000000004" calcext:value-type="float">
            <text:p>49.7000000000004</text:p>
          </table:table-cell>
          <table:table-cell table:formula="of:=(([.D499]+16)/116)^3" office:value-type="float" office:value="0.181686283391082" calcext:value-type="float">
            <text:p>0.1816862833910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499]+0.1" office:value-type="float" office:value="49.8000000000004" calcext:value-type="float">
            <text:p>49.8000000000004</text:p>
          </table:table-cell>
          <table:table-cell table:formula="of:=(([.D500]+16)/116)^3" office:value-type="float" office:value="0.182517164500393" calcext:value-type="float">
            <text:p>0.18251716450039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0]+0.1" office:value-type="float" office:value="49.9000000000004" calcext:value-type="float">
            <text:p>49.9000000000004</text:p>
          </table:table-cell>
          <table:table-cell table:formula="of:=(([.D501]+16)/116)^3" office:value-type="float" office:value="0.1833505749262" calcext:value-type="float">
            <text:p>0.18335057492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1]+0.1" office:value-type="float" office:value="50.0000000000004" calcext:value-type="float">
            <text:p>50.0000000000004</text:p>
          </table:table-cell>
          <table:table-cell table:formula="of:=(([.D502]+16)/116)^3" office:value-type="float" office:value="0.184186518512448" calcext:value-type="float">
            <text:p>0.1841865185124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2]+0.1" office:value-type="float" office:value="50.1000000000004" calcext:value-type="float">
            <text:p>50.1000000000004</text:p>
          </table:table-cell>
          <table:table-cell table:formula="of:=(([.D503]+16)/116)^3" office:value-type="float" office:value="0.185024999103083" calcext:value-type="float">
            <text:p>0.1850249991030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3]+0.1" office:value-type="float" office:value="50.2000000000004" calcext:value-type="float">
            <text:p>50.2000000000004</text:p>
          </table:table-cell>
          <table:table-cell table:formula="of:=(([.D504]+16)/116)^3" office:value-type="float" office:value="0.185866020542051" calcext:value-type="float">
            <text:p>0.1858660205420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4]+0.1" office:value-type="float" office:value="50.3000000000004" calcext:value-type="float">
            <text:p>50.3000000000004</text:p>
          </table:table-cell>
          <table:table-cell table:formula="of:=(([.D505]+16)/116)^3" office:value-type="float" office:value="0.186709586673299" calcext:value-type="float">
            <text:p>0.1867095866732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5]+0.1" office:value-type="float" office:value="50.4000000000004" calcext:value-type="float">
            <text:p>50.4000000000004</text:p>
          </table:table-cell>
          <table:table-cell table:formula="of:=(([.D506]+16)/116)^3" office:value-type="float" office:value="0.187555701340772" calcext:value-type="float">
            <text:p>0.1875557013407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6]+0.1" office:value-type="float" office:value="50.5000000000005" calcext:value-type="float">
            <text:p>50.5000000000005</text:p>
          </table:table-cell>
          <table:table-cell table:formula="of:=(([.D507]+16)/116)^3" office:value-type="float" office:value="0.188404368388417" calcext:value-type="float">
            <text:p>0.1884043683884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7]+0.1" office:value-type="float" office:value="50.6000000000005" calcext:value-type="float">
            <text:p>50.6000000000005</text:p>
          </table:table-cell>
          <table:table-cell table:formula="of:=(([.D508]+16)/116)^3" office:value-type="float" office:value="0.189255591660178" calcext:value-type="float">
            <text:p>0.18925559166017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8]+0.1" office:value-type="float" office:value="50.7000000000005" calcext:value-type="float">
            <text:p>50.7000000000005</text:p>
          </table:table-cell>
          <table:table-cell table:formula="of:=(([.D509]+16)/116)^3" office:value-type="float" office:value="0.190109375000004" calcext:value-type="float">
            <text:p>0.1901093750000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09]+0.1" office:value-type="float" office:value="50.8000000000005" calcext:value-type="float">
            <text:p>50.8000000000005</text:p>
          </table:table-cell>
          <table:table-cell table:formula="of:=(([.D510]+16)/116)^3" office:value-type="float" office:value="0.190965722251839" calcext:value-type="float">
            <text:p>0.1909657222518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0]+0.1" office:value-type="float" office:value="50.9000000000005" calcext:value-type="float">
            <text:p>50.9000000000005</text:p>
          </table:table-cell>
          <table:table-cell table:formula="of:=(([.D511]+16)/116)^3" office:value-type="float" office:value="0.191824637259629" calcext:value-type="float">
            <text:p>0.1918246372596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1]+0.1" office:value-type="float" office:value="51.0000000000005" calcext:value-type="float">
            <text:p>51.0000000000005</text:p>
          </table:table-cell>
          <table:table-cell table:formula="of:=(([.D512]+16)/116)^3" office:value-type="float" office:value="0.192686123867321" calcext:value-type="float">
            <text:p>0.1926861238673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2]+0.1" office:value-type="float" office:value="51.1000000000005" calcext:value-type="float">
            <text:p>51.1000000000005</text:p>
          </table:table-cell>
          <table:table-cell table:formula="of:=(([.D513]+16)/116)^3" office:value-type="float" office:value="0.193550185918861" calcext:value-type="float">
            <text:p>0.1935501859188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3]+0.1" office:value-type="float" office:value="51.2000000000005" calcext:value-type="float">
            <text:p>51.2000000000005</text:p>
          </table:table-cell>
          <table:table-cell table:formula="of:=(([.D514]+16)/116)^3" office:value-type="float" office:value="0.194416827258194" calcext:value-type="float">
            <text:p>0.1944168272581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4]+0.1" office:value-type="float" office:value="51.3000000000005" calcext:value-type="float">
            <text:p>51.3000000000005</text:p>
          </table:table-cell>
          <table:table-cell table:formula="of:=(([.D515]+16)/116)^3" office:value-type="float" office:value="0.195286051729267" calcext:value-type="float">
            <text:p>0.1952860517292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5]+0.1" office:value-type="float" office:value="51.4000000000005" calcext:value-type="float">
            <text:p>51.4000000000005</text:p>
          </table:table-cell>
          <table:table-cell table:formula="of:=(([.D516]+16)/116)^3" office:value-type="float" office:value="0.196157863176026" calcext:value-type="float">
            <text:p>0.1961578631760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6]+0.1" office:value-type="float" office:value="51.5000000000005" calcext:value-type="float">
            <text:p>51.5000000000005</text:p>
          </table:table-cell>
          <table:table-cell table:formula="of:=(([.D517]+16)/116)^3" office:value-type="float" office:value="0.197032265442417" calcext:value-type="float">
            <text:p>0.1970322654424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7]+0.1" office:value-type="float" office:value="51.6000000000005" calcext:value-type="float">
            <text:p>51.6000000000005</text:p>
          </table:table-cell>
          <table:table-cell table:formula="of:=(([.D518]+16)/116)^3" office:value-type="float" office:value="0.197909262372385" calcext:value-type="float">
            <text:p>0.1979092623723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8]+0.1" office:value-type="float" office:value="51.7000000000005" calcext:value-type="float">
            <text:p>51.7000000000005</text:p>
          </table:table-cell>
          <table:table-cell table:formula="of:=(([.D519]+16)/116)^3" office:value-type="float" office:value="0.198788857809877" calcext:value-type="float">
            <text:p>0.1987888578098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19]+0.1" office:value-type="float" office:value="51.8000000000005" calcext:value-type="float">
            <text:p>51.8000000000005</text:p>
          </table:table-cell>
          <table:table-cell table:formula="of:=(([.D520]+16)/116)^3" office:value-type="float" office:value="0.19967105559884" calcext:value-type="float">
            <text:p>0.199671055598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0]+0.1" office:value-type="float" office:value="51.9000000000005" calcext:value-type="float">
            <text:p>51.9000000000005</text:p>
          </table:table-cell>
          <table:table-cell table:formula="of:=(([.D521]+16)/116)^3" office:value-type="float" office:value="0.200555859583218" calcext:value-type="float">
            <text:p>0.20055585958321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1]+0.1" office:value-type="float" office:value="52.0000000000005" calcext:value-type="float">
            <text:p>52.0000000000005</text:p>
          </table:table-cell>
          <table:table-cell table:formula="of:=(([.D522]+16)/116)^3" office:value-type="float" office:value="0.201443273606958" calcext:value-type="float">
            <text:p>0.2014432736069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2]+0.1" office:value-type="float" office:value="52.1000000000005" calcext:value-type="float">
            <text:p>52.1000000000005</text:p>
          </table:table-cell>
          <table:table-cell table:formula="of:=(([.D523]+16)/116)^3" office:value-type="float" office:value="0.202333301514006" calcext:value-type="float">
            <text:p>0.2023333015140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3]+0.1" office:value-type="float" office:value="52.2000000000005" calcext:value-type="float">
            <text:p>52.2000000000005</text:p>
          </table:table-cell>
          <table:table-cell table:formula="of:=(([.D524]+16)/116)^3" office:value-type="float" office:value="0.203225947148309" calcext:value-type="float">
            <text:p>0.2032259471483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4]+0.1" office:value-type="float" office:value="52.3000000000005" calcext:value-type="float">
            <text:p>52.3000000000005</text:p>
          </table:table-cell>
          <table:table-cell table:formula="of:=(([.D525]+16)/116)^3" office:value-type="float" office:value="0.204121214353811" calcext:value-type="float">
            <text:p>0.2041212143538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5]+0.1" office:value-type="float" office:value="52.4000000000005" calcext:value-type="float">
            <text:p>52.4000000000005</text:p>
          </table:table-cell>
          <table:table-cell table:formula="of:=(([.D526]+16)/116)^3" office:value-type="float" office:value="0.20501910697446" calcext:value-type="float">
            <text:p>0.205019106974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6]+0.1" office:value-type="float" office:value="52.5000000000005" calcext:value-type="float">
            <text:p>52.5000000000005</text:p>
          </table:table-cell>
          <table:table-cell table:formula="of:=(([.D527]+16)/116)^3" office:value-type="float" office:value="0.205919628854201" calcext:value-type="float">
            <text:p>0.2059196288542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7]+0.1" office:value-type="float" office:value="52.6000000000005" calcext:value-type="float">
            <text:p>52.6000000000005</text:p>
          </table:table-cell>
          <table:table-cell table:formula="of:=(([.D528]+16)/116)^3" office:value-type="float" office:value="0.20682278383698" calcext:value-type="float">
            <text:p>0.206822783836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8]+0.1" office:value-type="float" office:value="52.7000000000005" calcext:value-type="float">
            <text:p>52.7000000000005</text:p>
          </table:table-cell>
          <table:table-cell table:formula="of:=(([.D529]+16)/116)^3" office:value-type="float" office:value="0.207728575766743" calcext:value-type="float">
            <text:p>0.20772857576674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29]+0.1" office:value-type="float" office:value="52.8000000000005" calcext:value-type="float">
            <text:p>52.8000000000005</text:p>
          </table:table-cell>
          <table:table-cell table:formula="of:=(([.D530]+16)/116)^3" office:value-type="float" office:value="0.208637008487437" calcext:value-type="float">
            <text:p>0.20863700848743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0]+0.1" office:value-type="float" office:value="52.9000000000005" calcext:value-type="float">
            <text:p>52.9000000000005</text:p>
          </table:table-cell>
          <table:table-cell table:formula="of:=(([.D531]+16)/116)^3" office:value-type="float" office:value="0.209548085843008" calcext:value-type="float">
            <text:p>0.2095480858430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1]+0.1" office:value-type="float" office:value="53.0000000000005" calcext:value-type="float">
            <text:p>53.0000000000005</text:p>
          </table:table-cell>
          <table:table-cell table:formula="of:=(([.D532]+16)/116)^3" office:value-type="float" office:value="0.2104618116774" calcext:value-type="float">
            <text:p>0.21046181167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2]+0.1" office:value-type="float" office:value="53.1000000000005" calcext:value-type="float">
            <text:p>53.1000000000005</text:p>
          </table:table-cell>
          <table:table-cell table:formula="of:=(([.D533]+16)/116)^3" office:value-type="float" office:value="0.211378189834561" calcext:value-type="float">
            <text:p>0.2113781898345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3]+0.1" office:value-type="float" office:value="53.2000000000005" calcext:value-type="float">
            <text:p>53.2000000000005</text:p>
          </table:table-cell>
          <table:table-cell table:formula="of:=(([.D534]+16)/116)^3" office:value-type="float" office:value="0.212297224158437" calcext:value-type="float">
            <text:p>0.21229722415843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4]+0.1" office:value-type="float" office:value="53.3000000000005" calcext:value-type="float">
            <text:p>53.3000000000005</text:p>
          </table:table-cell>
          <table:table-cell table:formula="of:=(([.D535]+16)/116)^3" office:value-type="float" office:value="0.213218918492973" calcext:value-type="float">
            <text:p>0.2132189184929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5]+0.1" office:value-type="float" office:value="53.4000000000005" calcext:value-type="float">
            <text:p>53.4000000000005</text:p>
          </table:table-cell>
          <table:table-cell table:formula="of:=(([.D536]+16)/116)^3" office:value-type="float" office:value="0.214143276682115" calcext:value-type="float">
            <text:p>0.2141432766821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6]+0.1" office:value-type="float" office:value="53.5000000000005" calcext:value-type="float">
            <text:p>53.5000000000005</text:p>
          </table:table-cell>
          <table:table-cell table:formula="of:=(([.D537]+16)/116)^3" office:value-type="float" office:value="0.21507030256981" calcext:value-type="float">
            <text:p>0.2150703025698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7]+0.1" office:value-type="float" office:value="53.6000000000005" calcext:value-type="float">
            <text:p>53.6000000000005</text:p>
          </table:table-cell>
          <table:table-cell table:formula="of:=(([.D538]+16)/116)^3" office:value-type="float" office:value="0.216000000000004" calcext:value-type="float">
            <text:p>0.2160000000000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8]+0.1" office:value-type="float" office:value="53.7000000000005" calcext:value-type="float">
            <text:p>53.7000000000005</text:p>
          </table:table-cell>
          <table:table-cell table:formula="of:=(([.D539]+16)/116)^3" office:value-type="float" office:value="0.216932372816643" calcext:value-type="float">
            <text:p>0.21693237281664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39]+0.1" office:value-type="float" office:value="53.8000000000005" calcext:value-type="float">
            <text:p>53.8000000000005</text:p>
          </table:table-cell>
          <table:table-cell table:formula="of:=(([.D540]+16)/116)^3" office:value-type="float" office:value="0.217867424863673" calcext:value-type="float">
            <text:p>0.2178674248636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0]+0.1" office:value-type="float" office:value="53.9000000000005" calcext:value-type="float">
            <text:p>53.9000000000005</text:p>
          </table:table-cell>
          <table:table-cell table:formula="of:=(([.D541]+16)/116)^3" office:value-type="float" office:value="0.218805159985039" calcext:value-type="float">
            <text:p>0.2188051599850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1]+0.1" office:value-type="float" office:value="54.0000000000005" calcext:value-type="float">
            <text:p>54.0000000000005</text:p>
          </table:table-cell>
          <table:table-cell table:formula="of:=(([.D542]+16)/116)^3" office:value-type="float" office:value="0.219745582024688" calcext:value-type="float">
            <text:p>0.2197455820246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2]+0.1" office:value-type="float" office:value="54.1000000000005" calcext:value-type="float">
            <text:p>54.1000000000005</text:p>
          </table:table-cell>
          <table:table-cell table:formula="of:=(([.D543]+16)/116)^3" office:value-type="float" office:value="0.220688694826566" calcext:value-type="float">
            <text:p>0.2206886948265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3]+0.1" office:value-type="float" office:value="54.2000000000005" calcext:value-type="float">
            <text:p>54.2000000000005</text:p>
          </table:table-cell>
          <table:table-cell table:formula="of:=(([.D544]+16)/116)^3" office:value-type="float" office:value="0.221634502234619" calcext:value-type="float">
            <text:p>0.2216345022346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4]+0.1" office:value-type="float" office:value="54.3000000000005" calcext:value-type="float">
            <text:p>54.3000000000005</text:p>
          </table:table-cell>
          <table:table-cell table:formula="of:=(([.D545]+16)/116)^3" office:value-type="float" office:value="0.222583008092792" calcext:value-type="float">
            <text:p>0.2225830080927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5]+0.1" office:value-type="float" office:value="54.4000000000005" calcext:value-type="float">
            <text:p>54.4000000000005</text:p>
          </table:table-cell>
          <table:table-cell table:formula="of:=(([.D546]+16)/116)^3" office:value-type="float" office:value="0.223534216245033" calcext:value-type="float">
            <text:p>0.2235342162450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6]+0.1" office:value-type="float" office:value="54.5000000000005" calcext:value-type="float">
            <text:p>54.5000000000005</text:p>
          </table:table-cell>
          <table:table-cell table:formula="of:=(([.D547]+16)/116)^3" office:value-type="float" office:value="0.224488130535287" calcext:value-type="float">
            <text:p>0.2244881305352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7]+0.1" office:value-type="float" office:value="54.6000000000005" calcext:value-type="float">
            <text:p>54.6000000000005</text:p>
          </table:table-cell>
          <table:table-cell table:formula="of:=(([.D548]+16)/116)^3" office:value-type="float" office:value="0.2254447548075" calcext:value-type="float">
            <text:p>0.22544475480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8]+0.1" office:value-type="float" office:value="54.7000000000005" calcext:value-type="float">
            <text:p>54.7000000000005</text:p>
          </table:table-cell>
          <table:table-cell table:formula="of:=(([.D549]+16)/116)^3" office:value-type="float" office:value="0.226404092905618" calcext:value-type="float">
            <text:p>0.22640409290561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49]+0.1" office:value-type="float" office:value="54.8000000000005" calcext:value-type="float">
            <text:p>54.8000000000005</text:p>
          </table:table-cell>
          <table:table-cell table:formula="of:=(([.D550]+16)/116)^3" office:value-type="float" office:value="0.227366148673587" calcext:value-type="float">
            <text:p>0.2273661486735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0]+0.1" office:value-type="float" office:value="54.9000000000005" calcext:value-type="float">
            <text:p>54.9000000000005</text:p>
          </table:table-cell>
          <table:table-cell table:formula="of:=(([.D551]+16)/116)^3" office:value-type="float" office:value="0.228330925955354" calcext:value-type="float">
            <text:p>0.2283309259553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1]+0.1" office:value-type="float" office:value="55.0000000000005" calcext:value-type="float">
            <text:p>55.0000000000005</text:p>
          </table:table-cell>
          <table:table-cell table:formula="of:=(([.D552]+16)/116)^3" office:value-type="float" office:value="0.229298428594863" calcext:value-type="float">
            <text:p>0.2292984285948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2]+0.1" office:value-type="float" office:value="55.1000000000005" calcext:value-type="float">
            <text:p>55.1000000000005</text:p>
          </table:table-cell>
          <table:table-cell table:formula="of:=(([.D553]+16)/116)^3" office:value-type="float" office:value="0.230268660436062" calcext:value-type="float">
            <text:p>0.2302686604360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3]+0.1" office:value-type="float" office:value="55.2000000000005" calcext:value-type="float">
            <text:p>55.2000000000005</text:p>
          </table:table-cell>
          <table:table-cell table:formula="of:=(([.D554]+16)/116)^3" office:value-type="float" office:value="0.231241625322896" calcext:value-type="float">
            <text:p>0.2312416253228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4]+0.1" office:value-type="float" office:value="55.3000000000005" calcext:value-type="float">
            <text:p>55.3000000000005</text:p>
          </table:table-cell>
          <table:table-cell table:formula="of:=(([.D555]+16)/116)^3" office:value-type="float" office:value="0.232217327099312" calcext:value-type="float">
            <text:p>0.23221732709931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5]+0.1" office:value-type="float" office:value="55.4000000000005" calcext:value-type="float">
            <text:p>55.4000000000005</text:p>
          </table:table-cell>
          <table:table-cell table:formula="of:=(([.D556]+16)/116)^3" office:value-type="float" office:value="0.233195769609255" calcext:value-type="float">
            <text:p>0.2331957696092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6]+0.1" office:value-type="float" office:value="55.5000000000005" calcext:value-type="float">
            <text:p>55.5000000000005</text:p>
          </table:table-cell>
          <table:table-cell table:formula="of:=(([.D557]+16)/116)^3" office:value-type="float" office:value="0.234176956696672" calcext:value-type="float">
            <text:p>0.2341769566966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7]+0.1" office:value-type="float" office:value="55.6000000000005" calcext:value-type="float">
            <text:p>55.6000000000005</text:p>
          </table:table-cell>
          <table:table-cell table:formula="of:=(([.D558]+16)/116)^3" office:value-type="float" office:value="0.235160892205508" calcext:value-type="float">
            <text:p>0.2351608922055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8]+0.1" office:value-type="float" office:value="55.7000000000005" calcext:value-type="float">
            <text:p>55.7000000000005</text:p>
          </table:table-cell>
          <table:table-cell table:formula="of:=(([.D559]+16)/116)^3" office:value-type="float" office:value="0.236147579979709" calcext:value-type="float">
            <text:p>0.2361475799797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59]+0.1" office:value-type="float" office:value="55.8000000000005" calcext:value-type="float">
            <text:p>55.8000000000005</text:p>
          </table:table-cell>
          <table:table-cell table:formula="of:=(([.D560]+16)/116)^3" office:value-type="float" office:value="0.237137023863222" calcext:value-type="float">
            <text:p>0.2371370238632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0]+0.1" office:value-type="float" office:value="55.9000000000005" calcext:value-type="float">
            <text:p>55.9000000000005</text:p>
          </table:table-cell>
          <table:table-cell table:formula="of:=(([.D561]+16)/116)^3" office:value-type="float" office:value="0.238129227699993" calcext:value-type="float">
            <text:p>0.23812922769999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1]+0.1" office:value-type="float" office:value="56.0000000000005" calcext:value-type="float">
            <text:p>56.0000000000005</text:p>
          </table:table-cell>
          <table:table-cell table:formula="of:=(([.D562]+16)/116)^3" office:value-type="float" office:value="0.239124195333967" calcext:value-type="float">
            <text:p>0.2391241953339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2]+0.1" office:value-type="float" office:value="56.1000000000005" calcext:value-type="float">
            <text:p>56.1000000000005</text:p>
          </table:table-cell>
          <table:table-cell table:formula="of:=(([.D563]+16)/116)^3" office:value-type="float" office:value="0.240121930609091" calcext:value-type="float">
            <text:p>0.2401219306090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3]+0.1" office:value-type="float" office:value="56.2000000000005" calcext:value-type="float">
            <text:p>56.2000000000005</text:p>
          </table:table-cell>
          <table:table-cell table:formula="of:=(([.D564]+16)/116)^3" office:value-type="float" office:value="0.241122437369311" calcext:value-type="float">
            <text:p>0.2411224373693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4]+0.1" office:value-type="float" office:value="56.3000000000005" calcext:value-type="float">
            <text:p>56.3000000000005</text:p>
          </table:table-cell>
          <table:table-cell table:formula="of:=(([.D565]+16)/116)^3" office:value-type="float" office:value="0.242125719458573" calcext:value-type="float">
            <text:p>0.2421257194585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5]+0.1" office:value-type="float" office:value="56.4000000000005" calcext:value-type="float">
            <text:p>56.4000000000005</text:p>
          </table:table-cell>
          <table:table-cell table:formula="of:=(([.D566]+16)/116)^3" office:value-type="float" office:value="0.243131780720822" calcext:value-type="float">
            <text:p>0.2431317807208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6]+0.1" office:value-type="float" office:value="56.5000000000005" calcext:value-type="float">
            <text:p>56.5000000000005</text:p>
          </table:table-cell>
          <table:table-cell table:formula="of:=(([.D567]+16)/116)^3" office:value-type="float" office:value="0.244140625000005" calcext:value-type="float">
            <text:p>0.24414062500000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7]+0.1" office:value-type="float" office:value="56.6000000000005" calcext:value-type="float">
            <text:p>56.6000000000005</text:p>
          </table:table-cell>
          <table:table-cell table:formula="of:=(([.D568]+16)/116)^3" office:value-type="float" office:value="0.245152256140069" calcext:value-type="float">
            <text:p>0.2451522561400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8]+0.1" office:value-type="float" office:value="56.7000000000005" calcext:value-type="float">
            <text:p>56.7000000000005</text:p>
          </table:table-cell>
          <table:table-cell table:formula="of:=(([.D569]+16)/116)^3" office:value-type="float" office:value="0.246166677984958" calcext:value-type="float">
            <text:p>0.2461666779849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69]+0.1" office:value-type="float" office:value="56.8000000000005" calcext:value-type="float">
            <text:p>56.8000000000005</text:p>
          </table:table-cell>
          <table:table-cell table:formula="of:=(([.D570]+16)/116)^3" office:value-type="float" office:value="0.247183894378619" calcext:value-type="float">
            <text:p>0.2471838943786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0]+0.1" office:value-type="float" office:value="56.9000000000005" calcext:value-type="float">
            <text:p>56.9000000000005</text:p>
          </table:table-cell>
          <table:table-cell table:formula="of:=(([.D571]+16)/116)^3" office:value-type="float" office:value="0.248203909164998" calcext:value-type="float">
            <text:p>0.2482039091649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1]+0.1" office:value-type="float" office:value="57.0000000000005" calcext:value-type="float">
            <text:p>57.0000000000005</text:p>
          </table:table-cell>
          <table:table-cell table:formula="of:=(([.D572]+16)/116)^3" office:value-type="float" office:value="0.249226726188041" calcext:value-type="float">
            <text:p>0.24922672618804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2]+0.1" office:value-type="float" office:value="57.1000000000005" calcext:value-type="float">
            <text:p>57.1000000000005</text:p>
          </table:table-cell>
          <table:table-cell table:formula="of:=(([.D573]+16)/116)^3" office:value-type="float" office:value="0.250252349291694" calcext:value-type="float">
            <text:p>0.2502523492916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3]+0.1" office:value-type="float" office:value="57.2000000000005" calcext:value-type="float">
            <text:p>57.2000000000005</text:p>
          </table:table-cell>
          <table:table-cell table:formula="of:=(([.D574]+16)/116)^3" office:value-type="float" office:value="0.251280782319904" calcext:value-type="float">
            <text:p>0.2512807823199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4]+0.1" office:value-type="float" office:value="57.3000000000005" calcext:value-type="float">
            <text:p>57.3000000000005</text:p>
          </table:table-cell>
          <table:table-cell table:formula="of:=(([.D575]+16)/116)^3" office:value-type="float" office:value="0.252312029116616" calcext:value-type="float">
            <text:p>0.2523120291166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5]+0.1" office:value-type="float" office:value="57.4000000000005" calcext:value-type="float">
            <text:p>57.4000000000005</text:p>
          </table:table-cell>
          <table:table-cell table:formula="of:=(([.D576]+16)/116)^3" office:value-type="float" office:value="0.253346093525775" calcext:value-type="float">
            <text:p>0.2533460935257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6]+0.1" office:value-type="float" office:value="57.5000000000006" calcext:value-type="float">
            <text:p>57.5000000000006</text:p>
          </table:table-cell>
          <table:table-cell table:formula="of:=(([.D577]+16)/116)^3" office:value-type="float" office:value="0.25438297939133" calcext:value-type="float">
            <text:p>0.254382979391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7]+0.1" office:value-type="float" office:value="57.6000000000006" calcext:value-type="float">
            <text:p>57.6000000000006</text:p>
          </table:table-cell>
          <table:table-cell table:formula="of:=(([.D578]+16)/116)^3" office:value-type="float" office:value="0.255422690557224" calcext:value-type="float">
            <text:p>0.2554226905572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8]+0.1" office:value-type="float" office:value="57.7000000000005" calcext:value-type="float">
            <text:p>57.7000000000005</text:p>
          </table:table-cell>
          <table:table-cell table:formula="of:=(([.D579]+16)/116)^3" office:value-type="float" office:value="0.256465230867405" calcext:value-type="float">
            <text:p>0.25646523086740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79]+0.1" office:value-type="float" office:value="57.8000000000006" calcext:value-type="float">
            <text:p>57.8000000000006</text:p>
          </table:table-cell>
          <table:table-cell table:formula="of:=(([.D580]+16)/116)^3" office:value-type="float" office:value="0.257510604165818" calcext:value-type="float">
            <text:p>0.25751060416581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0]+0.1" office:value-type="float" office:value="57.9000000000006" calcext:value-type="float">
            <text:p>57.9000000000006</text:p>
          </table:table-cell>
          <table:table-cell table:formula="of:=(([.D581]+16)/116)^3" office:value-type="float" office:value="0.25855881429641" calcext:value-type="float">
            <text:p>0.2585588142964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1]+0.1" office:value-type="float" office:value="58.0000000000006" calcext:value-type="float">
            <text:p>58.0000000000006</text:p>
          </table:table-cell>
          <table:table-cell table:formula="of:=(([.D582]+16)/116)^3" office:value-type="float" office:value="0.259609865103126" calcext:value-type="float">
            <text:p>0.2596098651031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2]+0.1" office:value-type="float" office:value="58.1000000000006" calcext:value-type="float">
            <text:p>58.1000000000006</text:p>
          </table:table-cell>
          <table:table-cell table:formula="of:=(([.D583]+16)/116)^3" office:value-type="float" office:value="0.260663760429913" calcext:value-type="float">
            <text:p>0.2606637604299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3]+0.1" office:value-type="float" office:value="58.2000000000006" calcext:value-type="float">
            <text:p>58.2000000000006</text:p>
          </table:table-cell>
          <table:table-cell table:formula="of:=(([.D584]+16)/116)^3" office:value-type="float" office:value="0.261720504120716" calcext:value-type="float">
            <text:p>0.2617205041207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4]+0.1" office:value-type="float" office:value="58.3000000000006" calcext:value-type="float">
            <text:p>58.3000000000006</text:p>
          </table:table-cell>
          <table:table-cell table:formula="of:=(([.D585]+16)/116)^3" office:value-type="float" office:value="0.262780100019482" calcext:value-type="float">
            <text:p>0.2627801000194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5]+0.1" office:value-type="float" office:value="58.4000000000006" calcext:value-type="float">
            <text:p>58.4000000000006</text:p>
          </table:table-cell>
          <table:table-cell table:formula="of:=(([.D586]+16)/116)^3" office:value-type="float" office:value="0.263842551970156" calcext:value-type="float">
            <text:p>0.26384255197015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6]+0.1" office:value-type="float" office:value="58.5000000000006" calcext:value-type="float">
            <text:p>58.5000000000006</text:p>
          </table:table-cell>
          <table:table-cell table:formula="of:=(([.D587]+16)/116)^3" office:value-type="float" office:value="0.264907863816686" calcext:value-type="float">
            <text:p>0.2649078638166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7]+0.1" office:value-type="float" office:value="58.6000000000006" calcext:value-type="float">
            <text:p>58.6000000000006</text:p>
          </table:table-cell>
          <table:table-cell table:formula="of:=(([.D588]+16)/116)^3" office:value-type="float" office:value="0.265976039403016" calcext:value-type="float">
            <text:p>0.2659760394030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8]+0.1" office:value-type="float" office:value="58.7000000000006" calcext:value-type="float">
            <text:p>58.7000000000006</text:p>
          </table:table-cell>
          <table:table-cell table:formula="of:=(([.D589]+16)/116)^3" office:value-type="float" office:value="0.267047082573092" calcext:value-type="float">
            <text:p>0.2670470825730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89]+0.1" office:value-type="float" office:value="58.8000000000006" calcext:value-type="float">
            <text:p>58.8000000000006</text:p>
          </table:table-cell>
          <table:table-cell table:formula="of:=(([.D590]+16)/116)^3" office:value-type="float" office:value="0.268120997170862" calcext:value-type="float">
            <text:p>0.2681209971708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0]+0.1" office:value-type="float" office:value="58.9000000000006" calcext:value-type="float">
            <text:p>58.9000000000006</text:p>
          </table:table-cell>
          <table:table-cell table:formula="of:=(([.D591]+16)/116)^3" office:value-type="float" office:value="0.26919778704027" calcext:value-type="float">
            <text:p>0.269197787040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1]+0.1" office:value-type="float" office:value="59.0000000000006" calcext:value-type="float">
            <text:p>59.0000000000006</text:p>
          </table:table-cell>
          <table:table-cell table:formula="of:=(([.D592]+16)/116)^3" office:value-type="float" office:value="0.270277456025263" calcext:value-type="float">
            <text:p>0.2702774560252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2]+0.1" office:value-type="float" office:value="59.1000000000006" calcext:value-type="float">
            <text:p>59.1000000000006</text:p>
          </table:table-cell>
          <table:table-cell table:formula="of:=(([.D593]+16)/116)^3" office:value-type="float" office:value="0.271360007969788" calcext:value-type="float">
            <text:p>0.2713600079697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3]+0.1" office:value-type="float" office:value="59.2000000000006" calcext:value-type="float">
            <text:p>59.2000000000006</text:p>
          </table:table-cell>
          <table:table-cell table:formula="of:=(([.D594]+16)/116)^3" office:value-type="float" office:value="0.272445446717789" calcext:value-type="float">
            <text:p>0.2724454467177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4]+0.1" office:value-type="float" office:value="59.3000000000006" calcext:value-type="float">
            <text:p>59.3000000000006</text:p>
          </table:table-cell>
          <table:table-cell table:formula="of:=(([.D595]+16)/116)^3" office:value-type="float" office:value="0.273533776113213" calcext:value-type="float">
            <text:p>0.2735337761132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5]+0.1" office:value-type="float" office:value="59.4000000000006" calcext:value-type="float">
            <text:p>59.4000000000006</text:p>
          </table:table-cell>
          <table:table-cell table:formula="of:=(([.D596]+16)/116)^3" office:value-type="float" office:value="0.274625000000006" calcext:value-type="float">
            <text:p>0.2746250000000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6]+0.1" office:value-type="float" office:value="59.5000000000006" calcext:value-type="float">
            <text:p>59.5000000000006</text:p>
          </table:table-cell>
          <table:table-cell table:formula="of:=(([.D597]+16)/116)^3" office:value-type="float" office:value="0.275719122222115" calcext:value-type="float">
            <text:p>0.2757191222221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7]+0.1" office:value-type="float" office:value="59.6000000000006" calcext:value-type="float">
            <text:p>59.6000000000006</text:p>
          </table:table-cell>
          <table:table-cell table:formula="of:=(([.D598]+16)/116)^3" office:value-type="float" office:value="0.276816146623484" calcext:value-type="float">
            <text:p>0.2768161466234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8]+0.1" office:value-type="float" office:value="59.7000000000006" calcext:value-type="float">
            <text:p>59.7000000000006</text:p>
          </table:table-cell>
          <table:table-cell table:formula="of:=(([.D599]+16)/116)^3" office:value-type="float" office:value="0.277916077048061" calcext:value-type="float">
            <text:p>0.2779160770480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599]+0.1" office:value-type="float" office:value="59.8000000000006" calcext:value-type="float">
            <text:p>59.8000000000006</text:p>
          </table:table-cell>
          <table:table-cell table:formula="of:=(([.D600]+16)/116)^3" office:value-type="float" office:value="0.279018917339791" calcext:value-type="float">
            <text:p>0.2790189173397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0]+0.1" office:value-type="float" office:value="59.9000000000006" calcext:value-type="float">
            <text:p>59.9000000000006</text:p>
          </table:table-cell>
          <table:table-cell table:formula="of:=(([.D601]+16)/116)^3" office:value-type="float" office:value="0.28012467134262" calcext:value-type="float">
            <text:p>0.280124671342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1]+0.1" office:value-type="float" office:value="60.0000000000006" calcext:value-type="float">
            <text:p>60.0000000000006</text:p>
          </table:table-cell>
          <table:table-cell table:formula="of:=(([.D602]+16)/116)^3" office:value-type="float" office:value="0.281233342900494" calcext:value-type="float">
            <text:p>0.2812333429004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2]+0.1" office:value-type="float" office:value="60.1000000000006" calcext:value-type="float">
            <text:p>60.1000000000006</text:p>
          </table:table-cell>
          <table:table-cell table:formula="of:=(([.D603]+16)/116)^3" office:value-type="float" office:value="0.28234493585736" calcext:value-type="float">
            <text:p>0.2823449358573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3]+0.1" office:value-type="float" office:value="60.2000000000006" calcext:value-type="float">
            <text:p>60.2000000000006</text:p>
          </table:table-cell>
          <table:table-cell table:formula="of:=(([.D604]+16)/116)^3" office:value-type="float" office:value="0.283459454057163" calcext:value-type="float">
            <text:p>0.2834594540571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4]+0.1" office:value-type="float" office:value="60.3000000000006" calcext:value-type="float">
            <text:p>60.3000000000006</text:p>
          </table:table-cell>
          <table:table-cell table:formula="of:=(([.D605]+16)/116)^3" office:value-type="float" office:value="0.28457690134385" calcext:value-type="float">
            <text:p>0.284576901343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5]+0.1" office:value-type="float" office:value="60.4000000000006" calcext:value-type="float">
            <text:p>60.4000000000006</text:p>
          </table:table-cell>
          <table:table-cell table:formula="of:=(([.D606]+16)/116)^3" office:value-type="float" office:value="0.285697281561366" calcext:value-type="float">
            <text:p>0.2856972815613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6]+0.1" office:value-type="float" office:value="60.5000000000006" calcext:value-type="float">
            <text:p>60.5000000000006</text:p>
          </table:table-cell>
          <table:table-cell table:formula="of:=(([.D607]+16)/116)^3" office:value-type="float" office:value="0.286820598553658" calcext:value-type="float">
            <text:p>0.2868205985536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7]+0.1" office:value-type="float" office:value="60.6000000000006" calcext:value-type="float">
            <text:p>60.6000000000006</text:p>
          </table:table-cell>
          <table:table-cell table:formula="of:=(([.D608]+16)/116)^3" office:value-type="float" office:value="0.287946856164671" calcext:value-type="float">
            <text:p>0.28794685616467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8]+0.1" office:value-type="float" office:value="60.7000000000006" calcext:value-type="float">
            <text:p>60.7000000000006</text:p>
          </table:table-cell>
          <table:table-cell table:formula="of:=(([.D609]+16)/116)^3" office:value-type="float" office:value="0.289076058238352" calcext:value-type="float">
            <text:p>0.2890760582383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09]+0.1" office:value-type="float" office:value="60.8000000000006" calcext:value-type="float">
            <text:p>60.8000000000006</text:p>
          </table:table-cell>
          <table:table-cell table:formula="of:=(([.D610]+16)/116)^3" office:value-type="float" office:value="0.290208208618646" calcext:value-type="float">
            <text:p>0.2902082086186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0]+0.1" office:value-type="float" office:value="60.9000000000006" calcext:value-type="float">
            <text:p>60.9000000000006</text:p>
          </table:table-cell>
          <table:table-cell table:formula="of:=(([.D611]+16)/116)^3" office:value-type="float" office:value="0.2913433111495" calcext:value-type="float">
            <text:p>0.291343311149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1]+0.1" office:value-type="float" office:value="61.0000000000006" calcext:value-type="float">
            <text:p>61.0000000000006</text:p>
          </table:table-cell>
          <table:table-cell table:formula="of:=(([.D612]+16)/116)^3" office:value-type="float" office:value="0.29248136967486" calcext:value-type="float">
            <text:p>0.292481369674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2]+0.1" office:value-type="float" office:value="61.1000000000006" calcext:value-type="float">
            <text:p>61.1000000000006</text:p>
          </table:table-cell>
          <table:table-cell table:formula="of:=(([.D613]+16)/116)^3" office:value-type="float" office:value="0.293622388038672" calcext:value-type="float">
            <text:p>0.2936223880386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3]+0.1" office:value-type="float" office:value="61.2000000000006" calcext:value-type="float">
            <text:p>61.2000000000006</text:p>
          </table:table-cell>
          <table:table-cell table:formula="of:=(([.D614]+16)/116)^3" office:value-type="float" office:value="0.294766370084881" calcext:value-type="float">
            <text:p>0.29476637008488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4]+0.1" office:value-type="float" office:value="61.3000000000006" calcext:value-type="float">
            <text:p>61.3000000000006</text:p>
          </table:table-cell>
          <table:table-cell table:formula="of:=(([.D615]+16)/116)^3" office:value-type="float" office:value="0.295913319657434" calcext:value-type="float">
            <text:p>0.29591331965743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5]+0.1" office:value-type="float" office:value="61.4000000000006" calcext:value-type="float">
            <text:p>61.4000000000006</text:p>
          </table:table-cell>
          <table:table-cell table:formula="of:=(([.D616]+16)/116)^3" office:value-type="float" office:value="0.297063240600277" calcext:value-type="float">
            <text:p>0.2970632406002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6]+0.1" office:value-type="float" office:value="61.5000000000006" calcext:value-type="float">
            <text:p>61.5000000000006</text:p>
          </table:table-cell>
          <table:table-cell table:formula="of:=(([.D617]+16)/116)^3" office:value-type="float" office:value="0.298216136757356" calcext:value-type="float">
            <text:p>0.29821613675735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7]+0.1" office:value-type="float" office:value="61.6000000000006" calcext:value-type="float">
            <text:p>61.6000000000006</text:p>
          </table:table-cell>
          <table:table-cell table:formula="of:=(([.D618]+16)/116)^3" office:value-type="float" office:value="0.299372011972618" calcext:value-type="float">
            <text:p>0.29937201197261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8]+0.1" office:value-type="float" office:value="61.7000000000006" calcext:value-type="float">
            <text:p>61.7000000000006</text:p>
          </table:table-cell>
          <table:table-cell table:formula="of:=(([.D619]+16)/116)^3" office:value-type="float" office:value="0.300530870090007" calcext:value-type="float">
            <text:p>0.3005308700900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19]+0.1" office:value-type="float" office:value="61.8000000000006" calcext:value-type="float">
            <text:p>61.8000000000006</text:p>
          </table:table-cell>
          <table:table-cell table:formula="of:=(([.D620]+16)/116)^3" office:value-type="float" office:value="0.30169271495347" calcext:value-type="float">
            <text:p>0.3016927149534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0]+0.1" office:value-type="float" office:value="61.9000000000006" calcext:value-type="float">
            <text:p>61.9000000000006</text:p>
          </table:table-cell>
          <table:table-cell table:formula="of:=(([.D621]+16)/116)^3" office:value-type="float" office:value="0.302857550406953" calcext:value-type="float">
            <text:p>0.3028575504069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1]+0.1" office:value-type="float" office:value="62.0000000000006" calcext:value-type="float">
            <text:p>62.0000000000006</text:p>
          </table:table-cell>
          <table:table-cell table:formula="of:=(([.D622]+16)/116)^3" office:value-type="float" office:value="0.304025380294402" calcext:value-type="float">
            <text:p>0.3040253802944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2]+0.1" office:value-type="float" office:value="62.1000000000006" calcext:value-type="float">
            <text:p>62.1000000000006</text:p>
          </table:table-cell>
          <table:table-cell table:formula="of:=(([.D623]+16)/116)^3" office:value-type="float" office:value="0.305196208459764" calcext:value-type="float">
            <text:p>0.3051962084597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3]+0.1" office:value-type="float" office:value="62.2000000000006" calcext:value-type="float">
            <text:p>62.2000000000006</text:p>
          </table:table-cell>
          <table:table-cell table:formula="of:=(([.D624]+16)/116)^3" office:value-type="float" office:value="0.306370038746983" calcext:value-type="float">
            <text:p>0.3063700387469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4]+0.1" office:value-type="float" office:value="62.3000000000006" calcext:value-type="float">
            <text:p>62.3000000000006</text:p>
          </table:table-cell>
          <table:table-cell table:formula="of:=(([.D625]+16)/116)^3" office:value-type="float" office:value="0.307546875000007" calcext:value-type="float">
            <text:p>0.3075468750000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5]+0.1" office:value-type="float" office:value="62.4000000000006" calcext:value-type="float">
            <text:p>62.4000000000006</text:p>
          </table:table-cell>
          <table:table-cell table:formula="of:=(([.D626]+16)/116)^3" office:value-type="float" office:value="0.308726721062782" calcext:value-type="float">
            <text:p>0.3087267210627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6]+0.1" office:value-type="float" office:value="62.5000000000006" calcext:value-type="float">
            <text:p>62.5000000000006</text:p>
          </table:table-cell>
          <table:table-cell table:formula="of:=(([.D627]+16)/116)^3" office:value-type="float" office:value="0.309909580779252" calcext:value-type="float">
            <text:p>0.3099095807792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7]+0.1" office:value-type="float" office:value="62.6000000000006" calcext:value-type="float">
            <text:p>62.6000000000006</text:p>
          </table:table-cell>
          <table:table-cell table:formula="of:=(([.D628]+16)/116)^3" office:value-type="float" office:value="0.311095457993365" calcext:value-type="float">
            <text:p>0.3110954579933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8]+0.1" office:value-type="float" office:value="62.7000000000006" calcext:value-type="float">
            <text:p>62.7000000000006</text:p>
          </table:table-cell>
          <table:table-cell table:formula="of:=(([.D629]+16)/116)^3" office:value-type="float" office:value="0.312284356549066" calcext:value-type="float">
            <text:p>0.3122843565490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29]+0.1" office:value-type="float" office:value="62.8000000000006" calcext:value-type="float">
            <text:p>62.8000000000006</text:p>
          </table:table-cell>
          <table:table-cell table:formula="of:=(([.D630]+16)/116)^3" office:value-type="float" office:value="0.313476280290302" calcext:value-type="float">
            <text:p>0.3134762802903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0]+0.1" office:value-type="float" office:value="62.9000000000006" calcext:value-type="float">
            <text:p>62.9000000000006</text:p>
          </table:table-cell>
          <table:table-cell table:formula="of:=(([.D631]+16)/116)^3" office:value-type="float" office:value="0.314671233061019" calcext:value-type="float">
            <text:p>0.3146712330610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1]+0.1" office:value-type="float" office:value="63.0000000000006" calcext:value-type="float">
            <text:p>63.0000000000006</text:p>
          </table:table-cell>
          <table:table-cell table:formula="of:=(([.D632]+16)/116)^3" office:value-type="float" office:value="0.315869218705161" calcext:value-type="float">
            <text:p>0.3158692187051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2]+0.1" office:value-type="float" office:value="63.1000000000006" calcext:value-type="float">
            <text:p>63.1000000000006</text:p>
          </table:table-cell>
          <table:table-cell table:formula="of:=(([.D633]+16)/116)^3" office:value-type="float" office:value="0.317070241066677" calcext:value-type="float">
            <text:p>0.3170702410666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3]+0.1" office:value-type="float" office:value="63.2000000000006" calcext:value-type="float">
            <text:p>63.2000000000006</text:p>
          </table:table-cell>
          <table:table-cell table:formula="of:=(([.D634]+16)/116)^3" office:value-type="float" office:value="0.318274303989511" calcext:value-type="float">
            <text:p>0.3182743039895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4]+0.1" office:value-type="float" office:value="63.3000000000006" calcext:value-type="float">
            <text:p>63.3000000000006</text:p>
          </table:table-cell>
          <table:table-cell table:formula="of:=(([.D635]+16)/116)^3" office:value-type="float" office:value="0.31948141131761" calcext:value-type="float">
            <text:p>0.319481411317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5]+0.1" office:value-type="float" office:value="63.4000000000006" calcext:value-type="float">
            <text:p>63.4000000000006</text:p>
          </table:table-cell>
          <table:table-cell table:formula="of:=(([.D636]+16)/116)^3" office:value-type="float" office:value="0.320691566894919" calcext:value-type="float">
            <text:p>0.3206915668949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6]+0.1" office:value-type="float" office:value="63.5000000000006" calcext:value-type="float">
            <text:p>63.5000000000006</text:p>
          </table:table-cell>
          <table:table-cell table:formula="of:=(([.D637]+16)/116)^3" office:value-type="float" office:value="0.321904774565385" calcext:value-type="float">
            <text:p>0.3219047745653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7]+0.1" office:value-type="float" office:value="63.6000000000006" calcext:value-type="float">
            <text:p>63.6000000000006</text:p>
          </table:table-cell>
          <table:table-cell table:formula="of:=(([.D638]+16)/116)^3" office:value-type="float" office:value="0.323121038172955" calcext:value-type="float">
            <text:p>0.3231210381729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8]+0.1" office:value-type="float" office:value="63.7000000000006" calcext:value-type="float">
            <text:p>63.7000000000006</text:p>
          </table:table-cell>
          <table:table-cell table:formula="of:=(([.D639]+16)/116)^3" office:value-type="float" office:value="0.324340361561573" calcext:value-type="float">
            <text:p>0.3243403615615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39]+0.1" office:value-type="float" office:value="63.8000000000006" calcext:value-type="float">
            <text:p>63.8000000000006</text:p>
          </table:table-cell>
          <table:table-cell table:formula="of:=(([.D640]+16)/116)^3" office:value-type="float" office:value="0.325562748575185" calcext:value-type="float">
            <text:p>0.3255627485751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0]+0.1" office:value-type="float" office:value="63.9000000000006" calcext:value-type="float">
            <text:p>63.9000000000006</text:p>
          </table:table-cell>
          <table:table-cell table:formula="of:=(([.D641]+16)/116)^3" office:value-type="float" office:value="0.326788203057739" calcext:value-type="float">
            <text:p>0.3267882030577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1]+0.1" office:value-type="float" office:value="64.0000000000006" calcext:value-type="float">
            <text:p>64.0000000000006</text:p>
          </table:table-cell>
          <table:table-cell table:formula="of:=(([.D642]+16)/116)^3" office:value-type="float" office:value="0.328016728853179" calcext:value-type="float">
            <text:p>0.3280167288531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2]+0.1" office:value-type="float" office:value="64.1000000000006" calcext:value-type="float">
            <text:p>64.1000000000006</text:p>
          </table:table-cell>
          <table:table-cell table:formula="of:=(([.D643]+16)/116)^3" office:value-type="float" office:value="0.329248329805453" calcext:value-type="float">
            <text:p>0.3292483298054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3]+0.1" office:value-type="float" office:value="64.2000000000006" calcext:value-type="float">
            <text:p>64.2000000000006</text:p>
          </table:table-cell>
          <table:table-cell table:formula="of:=(([.D644]+16)/116)^3" office:value-type="float" office:value="0.330483009758505" calcext:value-type="float">
            <text:p>0.33048300975850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4]+0.1" office:value-type="float" office:value="64.3000000000006" calcext:value-type="float">
            <text:p>64.3000000000006</text:p>
          </table:table-cell>
          <table:table-cell table:formula="of:=(([.D645]+16)/116)^3" office:value-type="float" office:value="0.331720772556283" calcext:value-type="float">
            <text:p>0.3317207725562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5]+0.1" office:value-type="float" office:value="64.4000000000006" calcext:value-type="float">
            <text:p>64.4000000000006</text:p>
          </table:table-cell>
          <table:table-cell table:formula="of:=(([.D646]+16)/116)^3" office:value-type="float" office:value="0.332961622042732" calcext:value-type="float">
            <text:p>0.33296162204273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6]+0.1" office:value-type="float" office:value="64.5000000000006" calcext:value-type="float">
            <text:p>64.5000000000006</text:p>
          </table:table-cell>
          <table:table-cell table:formula="of:=(([.D647]+16)/116)^3" office:value-type="float" office:value="0.334205562061798" calcext:value-type="float">
            <text:p>0.3342055620617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7]+0.1" office:value-type="float" office:value="64.6000000000006" calcext:value-type="float">
            <text:p>64.6000000000006</text:p>
          </table:table-cell>
          <table:table-cell table:formula="of:=(([.D648]+16)/116)^3" office:value-type="float" office:value="0.335452596457427" calcext:value-type="float">
            <text:p>0.3354525964574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8]+0.1" office:value-type="float" office:value="64.7000000000006" calcext:value-type="float">
            <text:p>64.7000000000006</text:p>
          </table:table-cell>
          <table:table-cell table:formula="of:=(([.D649]+16)/116)^3" office:value-type="float" office:value="0.336702729073565" calcext:value-type="float">
            <text:p>0.3367027290735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49]+0.1" office:value-type="float" office:value="64.8000000000006" calcext:value-type="float">
            <text:p>64.8000000000006</text:p>
          </table:table-cell>
          <table:table-cell table:formula="of:=(([.D650]+16)/116)^3" office:value-type="float" office:value="0.337955963754159" calcext:value-type="float">
            <text:p>0.33795596375415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0]+0.1" office:value-type="float" office:value="64.9000000000006" calcext:value-type="float">
            <text:p>64.9000000000006</text:p>
          </table:table-cell>
          <table:table-cell table:formula="of:=(([.D651]+16)/116)^3" office:value-type="float" office:value="0.339212304343154" calcext:value-type="float">
            <text:p>0.3392123043431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1]+0.1" office:value-type="float" office:value="65.0000000000006" calcext:value-type="float">
            <text:p>65.0000000000006</text:p>
          </table:table-cell>
          <table:table-cell table:formula="of:=(([.D652]+16)/116)^3" office:value-type="float" office:value="0.340471754684496" calcext:value-type="float">
            <text:p>0.3404717546844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2]+0.1" office:value-type="float" office:value="65.1000000000006" calcext:value-type="float">
            <text:p>65.1000000000006</text:p>
          </table:table-cell>
          <table:table-cell table:formula="of:=(([.D653]+16)/116)^3" office:value-type="float" office:value="0.341734318622132" calcext:value-type="float">
            <text:p>0.34173431862213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3]+0.1" office:value-type="float" office:value="65.2000000000006" calcext:value-type="float">
            <text:p>65.2000000000006</text:p>
          </table:table-cell>
          <table:table-cell table:formula="of:=(([.D654]+16)/116)^3" office:value-type="float" office:value="0.343000000000007" calcext:value-type="float">
            <text:p>0.3430000000000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4]+0.1" office:value-type="float" office:value="65.3000000000006" calcext:value-type="float">
            <text:p>65.3000000000006</text:p>
          </table:table-cell>
          <table:table-cell table:formula="of:=(([.D655]+16)/116)^3" office:value-type="float" office:value="0.344268802662068" calcext:value-type="float">
            <text:p>0.34426880266206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5]+0.1" office:value-type="float" office:value="65.4000000000006" calcext:value-type="float">
            <text:p>65.4000000000006</text:p>
          </table:table-cell>
          <table:table-cell table:formula="of:=(([.D656]+16)/116)^3" office:value-type="float" office:value="0.34554073045226" calcext:value-type="float">
            <text:p>0.345540730452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6]+0.1" office:value-type="float" office:value="65.5000000000006" calcext:value-type="float">
            <text:p>65.5000000000006</text:p>
          </table:table-cell>
          <table:table-cell table:formula="of:=(([.D657]+16)/116)^3" office:value-type="float" office:value="0.34681578721453" calcext:value-type="float">
            <text:p>0.346815787214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7]+0.1" office:value-type="float" office:value="65.6000000000006" calcext:value-type="float">
            <text:p>65.6000000000006</text:p>
          </table:table-cell>
          <table:table-cell table:formula="of:=(([.D658]+16)/116)^3" office:value-type="float" office:value="0.348093976792823" calcext:value-type="float">
            <text:p>0.3480939767928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8]+0.1" office:value-type="float" office:value="65.7000000000005" calcext:value-type="float">
            <text:p>65.7000000000005</text:p>
          </table:table-cell>
          <table:table-cell table:formula="of:=(([.D659]+16)/116)^3" office:value-type="float" office:value="0.349375303031087" calcext:value-type="float">
            <text:p>0.3493753030310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59]+0.1" office:value-type="float" office:value="65.8000000000005" calcext:value-type="float">
            <text:p>65.8000000000005</text:p>
          </table:table-cell>
          <table:table-cell table:formula="of:=(([.D660]+16)/116)^3" office:value-type="float" office:value="0.350659769773265" calcext:value-type="float">
            <text:p>0.3506597697732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0]+0.1" office:value-type="float" office:value="65.9000000000005" calcext:value-type="float">
            <text:p>65.9000000000005</text:p>
          </table:table-cell>
          <table:table-cell table:formula="of:=(([.D661]+16)/116)^3" office:value-type="float" office:value="0.351947380863306" calcext:value-type="float">
            <text:p>0.3519473808633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1]+0.1" office:value-type="float" office:value="66.0000000000005" calcext:value-type="float">
            <text:p>66.0000000000005</text:p>
          </table:table-cell>
          <table:table-cell table:formula="of:=(([.D662]+16)/116)^3" office:value-type="float" office:value="0.353238140145154" calcext:value-type="float">
            <text:p>0.3532381401451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2]+0.1" office:value-type="float" office:value="66.1000000000005" calcext:value-type="float">
            <text:p>66.1000000000005</text:p>
          </table:table-cell>
          <table:table-cell table:formula="of:=(([.D663]+16)/116)^3" office:value-type="float" office:value="0.354532051462756" calcext:value-type="float">
            <text:p>0.35453205146275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3]+0.1" office:value-type="float" office:value="66.2000000000005" calcext:value-type="float">
            <text:p>66.2000000000005</text:p>
          </table:table-cell>
          <table:table-cell table:formula="of:=(([.D664]+16)/116)^3" office:value-type="float" office:value="0.355829118660058" calcext:value-type="float">
            <text:p>0.3558291186600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4]+0.1" office:value-type="float" office:value="66.3000000000005" calcext:value-type="float">
            <text:p>66.3000000000005</text:p>
          </table:table-cell>
          <table:table-cell table:formula="of:=(([.D665]+16)/116)^3" office:value-type="float" office:value="0.357129345581006" calcext:value-type="float">
            <text:p>0.3571293455810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5]+0.1" office:value-type="float" office:value="66.4000000000005" calcext:value-type="float">
            <text:p>66.4000000000005</text:p>
          </table:table-cell>
          <table:table-cell table:formula="of:=(([.D666]+16)/116)^3" office:value-type="float" office:value="0.358432736069546" calcext:value-type="float">
            <text:p>0.3584327360695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6]+0.1" office:value-type="float" office:value="66.5000000000005" calcext:value-type="float">
            <text:p>66.5000000000005</text:p>
          </table:table-cell>
          <table:table-cell table:formula="of:=(([.D667]+16)/116)^3" office:value-type="float" office:value="0.359739293969624" calcext:value-type="float">
            <text:p>0.3597392939696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7]+0.1" office:value-type="float" office:value="66.6000000000005" calcext:value-type="float">
            <text:p>66.6000000000005</text:p>
          </table:table-cell>
          <table:table-cell table:formula="of:=(([.D668]+16)/116)^3" office:value-type="float" office:value="0.361049023125186" calcext:value-type="float">
            <text:p>0.3610490231251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8]+0.1" office:value-type="float" office:value="66.7000000000005" calcext:value-type="float">
            <text:p>66.7000000000005</text:p>
          </table:table-cell>
          <table:table-cell table:formula="of:=(([.D669]+16)/116)^3" office:value-type="float" office:value="0.362361927380178" calcext:value-type="float">
            <text:p>0.36236192738017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69]+0.1" office:value-type="float" office:value="66.8000000000005" calcext:value-type="float">
            <text:p>66.8000000000005</text:p>
          </table:table-cell>
          <table:table-cell table:formula="of:=(([.D670]+16)/116)^3" office:value-type="float" office:value="0.363678010578546" calcext:value-type="float">
            <text:p>0.3636780105785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0]+0.1" office:value-type="float" office:value="66.9000000000005" calcext:value-type="float">
            <text:p>66.9000000000005</text:p>
          </table:table-cell>
          <table:table-cell table:formula="of:=(([.D671]+16)/116)^3" office:value-type="float" office:value="0.364997276564236" calcext:value-type="float">
            <text:p>0.36499727656423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1]+0.1" office:value-type="float" office:value="67.0000000000005" calcext:value-type="float">
            <text:p>67.0000000000005</text:p>
          </table:table-cell>
          <table:table-cell table:formula="of:=(([.D672]+16)/116)^3" office:value-type="float" office:value="0.366319729181194" calcext:value-type="float">
            <text:p>0.3663197291811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2]+0.1" office:value-type="float" office:value="67.1000000000005" calcext:value-type="float">
            <text:p>67.1000000000005</text:p>
          </table:table-cell>
          <table:table-cell table:formula="of:=(([.D673]+16)/116)^3" office:value-type="float" office:value="0.367645372273367" calcext:value-type="float">
            <text:p>0.3676453722733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3]+0.1" office:value-type="float" office:value="67.2000000000005" calcext:value-type="float">
            <text:p>67.2000000000005</text:p>
          </table:table-cell>
          <table:table-cell table:formula="of:=(([.D674]+16)/116)^3" office:value-type="float" office:value="0.3689742096847" calcext:value-type="float">
            <text:p>0.368974209684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4]+0.1" office:value-type="float" office:value="67.3000000000005" calcext:value-type="float">
            <text:p>67.3000000000005</text:p>
          </table:table-cell>
          <table:table-cell table:formula="of:=(([.D675]+16)/116)^3" office:value-type="float" office:value="0.370306245259139" calcext:value-type="float">
            <text:p>0.3703062452591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5]+0.1" office:value-type="float" office:value="67.4000000000004" calcext:value-type="float">
            <text:p>67.4000000000004</text:p>
          </table:table-cell>
          <table:table-cell table:formula="of:=(([.D676]+16)/116)^3" office:value-type="float" office:value="0.371641482840631" calcext:value-type="float">
            <text:p>0.37164148284063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6]+0.1" office:value-type="float" office:value="67.5000000000004" calcext:value-type="float">
            <text:p>67.5000000000004</text:p>
          </table:table-cell>
          <table:table-cell table:formula="of:=(([.D677]+16)/116)^3" office:value-type="float" office:value="0.372979926273121" calcext:value-type="float">
            <text:p>0.3729799262731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7]+0.1" office:value-type="float" office:value="67.6000000000004" calcext:value-type="float">
            <text:p>67.6000000000004</text:p>
          </table:table-cell>
          <table:table-cell table:formula="of:=(([.D678]+16)/116)^3" office:value-type="float" office:value="0.374321579400555" calcext:value-type="float">
            <text:p>0.3743215794005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8]+0.1" office:value-type="float" office:value="67.7000000000004" calcext:value-type="float">
            <text:p>67.7000000000004</text:p>
          </table:table-cell>
          <table:table-cell table:formula="of:=(([.D679]+16)/116)^3" office:value-type="float" office:value="0.37566644606688" calcext:value-type="float">
            <text:p>0.375666446066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79]+0.1" office:value-type="float" office:value="67.8000000000004" calcext:value-type="float">
            <text:p>67.8000000000004</text:p>
          </table:table-cell>
          <table:table-cell table:formula="of:=(([.D680]+16)/116)^3" office:value-type="float" office:value="0.377014530116042" calcext:value-type="float">
            <text:p>0.3770145301160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0]+0.1" office:value-type="float" office:value="67.9000000000004" calcext:value-type="float">
            <text:p>67.9000000000004</text:p>
          </table:table-cell>
          <table:table-cell table:formula="of:=(([.D681]+16)/116)^3" office:value-type="float" office:value="0.378365835391986" calcext:value-type="float">
            <text:p>0.3783658353919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1]+0.1" office:value-type="float" office:value="68.0000000000004" calcext:value-type="float">
            <text:p>68.0000000000004</text:p>
          </table:table-cell>
          <table:table-cell table:formula="of:=(([.D682]+16)/116)^3" office:value-type="float" office:value="0.379720365738658" calcext:value-type="float">
            <text:p>0.3797203657386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2]+0.1" office:value-type="float" office:value="68.1000000000004" calcext:value-type="float">
            <text:p>68.1000000000004</text:p>
          </table:table-cell>
          <table:table-cell table:formula="of:=(([.D683]+16)/116)^3" office:value-type="float" office:value="0.381078125000006" calcext:value-type="float">
            <text:p>0.3810781250000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3]+0.1" office:value-type="float" office:value="68.2000000000004" calcext:value-type="float">
            <text:p>68.2000000000004</text:p>
          </table:table-cell>
          <table:table-cell table:formula="of:=(([.D684]+16)/116)^3" office:value-type="float" office:value="0.382439117019974" calcext:value-type="float">
            <text:p>0.3824391170199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4]+0.1" office:value-type="float" office:value="68.3000000000004" calcext:value-type="float">
            <text:p>68.3000000000004</text:p>
          </table:table-cell>
          <table:table-cell table:formula="of:=(([.D685]+16)/116)^3" office:value-type="float" office:value="0.383803345642508" calcext:value-type="float">
            <text:p>0.3838033456425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5]+0.1" office:value-type="float" office:value="68.4000000000004" calcext:value-type="float">
            <text:p>68.4000000000004</text:p>
          </table:table-cell>
          <table:table-cell table:formula="of:=(([.D686]+16)/116)^3" office:value-type="float" office:value="0.385170814711556" calcext:value-type="float">
            <text:p>0.38517081471155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6]+0.1" office:value-type="float" office:value="68.5000000000004" calcext:value-type="float">
            <text:p>68.5000000000004</text:p>
          </table:table-cell>
          <table:table-cell table:formula="of:=(([.D687]+16)/116)^3" office:value-type="float" office:value="0.386541528071062" calcext:value-type="float">
            <text:p>0.3865415280710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7]+0.1" office:value-type="float" office:value="68.6000000000004" calcext:value-type="float">
            <text:p>68.6000000000004</text:p>
          </table:table-cell>
          <table:table-cell table:formula="of:=(([.D688]+16)/116)^3" office:value-type="float" office:value="0.387915489564973" calcext:value-type="float">
            <text:p>0.38791548956497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8]+0.1" office:value-type="float" office:value="68.7000000000004" calcext:value-type="float">
            <text:p>68.7000000000004</text:p>
          </table:table-cell>
          <table:table-cell table:formula="of:=(([.D689]+16)/116)^3" office:value-type="float" office:value="0.389292703037235" calcext:value-type="float">
            <text:p>0.3892927030372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89]+0.1" office:value-type="float" office:value="68.8000000000004" calcext:value-type="float">
            <text:p>68.8000000000004</text:p>
          </table:table-cell>
          <table:table-cell table:formula="of:=(([.D690]+16)/116)^3" office:value-type="float" office:value="0.390673172331794" calcext:value-type="float">
            <text:p>0.3906731723317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0]+0.1" office:value-type="float" office:value="68.9000000000004" calcext:value-type="float">
            <text:p>68.9000000000004</text:p>
          </table:table-cell>
          <table:table-cell table:formula="of:=(([.D691]+16)/116)^3" office:value-type="float" office:value="0.392056901292596" calcext:value-type="float">
            <text:p>0.3920569012925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1]+0.1" office:value-type="float" office:value="69.0000000000004" calcext:value-type="float">
            <text:p>69.0000000000004</text:p>
          </table:table-cell>
          <table:table-cell table:formula="of:=(([.D692]+16)/116)^3" office:value-type="float" office:value="0.393443893763587" calcext:value-type="float">
            <text:p>0.3934438937635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2]+0.1" office:value-type="float" office:value="69.1000000000004" calcext:value-type="float">
            <text:p>69.1000000000004</text:p>
          </table:table-cell>
          <table:table-cell table:formula="of:=(([.D693]+16)/116)^3" office:value-type="float" office:value="0.394834153588713" calcext:value-type="float">
            <text:p>0.3948341535887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3]+0.1" office:value-type="float" office:value="69.2000000000003" calcext:value-type="float">
            <text:p>69.2000000000003</text:p>
          </table:table-cell>
          <table:table-cell table:formula="of:=(([.D694]+16)/116)^3" office:value-type="float" office:value="0.39622768461192" calcext:value-type="float">
            <text:p>0.396227684611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4]+0.1" office:value-type="float" office:value="69.3000000000003" calcext:value-type="float">
            <text:p>69.3000000000003</text:p>
          </table:table-cell>
          <table:table-cell table:formula="of:=(([.D695]+16)/116)^3" office:value-type="float" office:value="0.397624490677154" calcext:value-type="float">
            <text:p>0.3976244906771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5]+0.1" office:value-type="float" office:value="69.4000000000003" calcext:value-type="float">
            <text:p>69.4000000000003</text:p>
          </table:table-cell>
          <table:table-cell table:formula="of:=(([.D696]+16)/116)^3" office:value-type="float" office:value="0.399024575628362" calcext:value-type="float">
            <text:p>0.3990245756283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6]+0.1" office:value-type="float" office:value="69.5000000000003" calcext:value-type="float">
            <text:p>69.5000000000003</text:p>
          </table:table-cell>
          <table:table-cell table:formula="of:=(([.D697]+16)/116)^3" office:value-type="float" office:value="0.400427943309488" calcext:value-type="float">
            <text:p>0.4004279433094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7]+0.1" office:value-type="float" office:value="69.6000000000003" calcext:value-type="float">
            <text:p>69.6000000000003</text:p>
          </table:table-cell>
          <table:table-cell table:formula="of:=(([.D698]+16)/116)^3" office:value-type="float" office:value="0.40183459756448" calcext:value-type="float">
            <text:p>0.401834597564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8]+0.1" office:value-type="float" office:value="69.7000000000003" calcext:value-type="float">
            <text:p>69.7000000000003</text:p>
          </table:table-cell>
          <table:table-cell table:formula="of:=(([.D699]+16)/116)^3" office:value-type="float" office:value="0.403244542237283" calcext:value-type="float">
            <text:p>0.4032445422372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699]+0.1" office:value-type="float" office:value="69.8000000000003" calcext:value-type="float">
            <text:p>69.8000000000003</text:p>
          </table:table-cell>
          <table:table-cell table:formula="of:=(([.D700]+16)/116)^3" office:value-type="float" office:value="0.404657781171844" calcext:value-type="float">
            <text:p>0.40465778117184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0]+0.1" office:value-type="float" office:value="69.9000000000003" calcext:value-type="float">
            <text:p>69.9000000000003</text:p>
          </table:table-cell>
          <table:table-cell table:formula="of:=(([.D701]+16)/116)^3" office:value-type="float" office:value="0.406074318212108" calcext:value-type="float">
            <text:p>0.4060743182121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1]+0.1" office:value-type="float" office:value="70.0000000000003" calcext:value-type="float">
            <text:p>70.0000000000003</text:p>
          </table:table-cell>
          <table:table-cell table:formula="of:=(([.D702]+16)/116)^3" office:value-type="float" office:value="0.407494157202022" calcext:value-type="float">
            <text:p>0.4074941572020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2]+0.1" office:value-type="float" office:value="70.1000000000003" calcext:value-type="float">
            <text:p>70.1000000000003</text:p>
          </table:table-cell>
          <table:table-cell table:formula="of:=(([.D703]+16)/116)^3" office:value-type="float" office:value="0.408917301985531" calcext:value-type="float">
            <text:p>0.40891730198553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3]+0.1" office:value-type="float" office:value="70.2000000000003" calcext:value-type="float">
            <text:p>70.2000000000003</text:p>
          </table:table-cell>
          <table:table-cell table:formula="of:=(([.D704]+16)/116)^3" office:value-type="float" office:value="0.410343756406581" calcext:value-type="float">
            <text:p>0.41034375640658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4]+0.1" office:value-type="float" office:value="70.3000000000003" calcext:value-type="float">
            <text:p>70.3000000000003</text:p>
          </table:table-cell>
          <table:table-cell table:formula="of:=(([.D705]+16)/116)^3" office:value-type="float" office:value="0.411773524309119" calcext:value-type="float">
            <text:p>0.4117735243091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5]+0.1" office:value-type="float" office:value="70.4000000000003" calcext:value-type="float">
            <text:p>70.4000000000003</text:p>
          </table:table-cell>
          <table:table-cell table:formula="of:=(([.D706]+16)/116)^3" office:value-type="float" office:value="0.41320660953709" calcext:value-type="float">
            <text:p>0.413206609537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6]+0.1" office:value-type="float" office:value="70.5000000000003" calcext:value-type="float">
            <text:p>70.5000000000003</text:p>
          </table:table-cell>
          <table:table-cell table:formula="of:=(([.D707]+16)/116)^3" office:value-type="float" office:value="0.414643015934442" calcext:value-type="float">
            <text:p>0.4146430159344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7]+0.1" office:value-type="float" office:value="70.6000000000003" calcext:value-type="float">
            <text:p>70.6000000000003</text:p>
          </table:table-cell>
          <table:table-cell table:formula="of:=(([.D708]+16)/116)^3" office:value-type="float" office:value="0.416082747345118" calcext:value-type="float">
            <text:p>0.41608274734511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8]+0.1" office:value-type="float" office:value="70.7000000000003" calcext:value-type="float">
            <text:p>70.7000000000003</text:p>
          </table:table-cell>
          <table:table-cell table:formula="of:=(([.D709]+16)/116)^3" office:value-type="float" office:value="0.417525807613067" calcext:value-type="float">
            <text:p>0.4175258076130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09]+0.1" office:value-type="float" office:value="70.8000000000003" calcext:value-type="float">
            <text:p>70.8000000000003</text:p>
          </table:table-cell>
          <table:table-cell table:formula="of:=(([.D710]+16)/116)^3" office:value-type="float" office:value="0.418972200582233" calcext:value-type="float">
            <text:p>0.4189722005822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0]+0.1" office:value-type="float" office:value="70.9000000000003" calcext:value-type="float">
            <text:p>70.9000000000003</text:p>
          </table:table-cell>
          <table:table-cell table:formula="of:=(([.D711]+16)/116)^3" office:value-type="float" office:value="0.420421930096564" calcext:value-type="float">
            <text:p>0.4204219300965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1]+0.1" office:value-type="float" office:value="71.0000000000002" calcext:value-type="float">
            <text:p>71.0000000000002</text:p>
          </table:table-cell>
          <table:table-cell table:formula="of:=(([.D712]+16)/116)^3" office:value-type="float" office:value="0.421875000000004" calcext:value-type="float">
            <text:p>0.4218750000000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2]+0.1" office:value-type="float" office:value="71.1000000000002" calcext:value-type="float">
            <text:p>71.1000000000002</text:p>
          </table:table-cell>
          <table:table-cell table:formula="of:=(([.D713]+16)/116)^3" office:value-type="float" office:value="0.423331414136499" calcext:value-type="float">
            <text:p>0.4233314141364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3]+0.1" office:value-type="float" office:value="71.2000000000002" calcext:value-type="float">
            <text:p>71.2000000000002</text:p>
          </table:table-cell>
          <table:table-cell table:formula="of:=(([.D714]+16)/116)^3" office:value-type="float" office:value="0.424791176349997" calcext:value-type="float">
            <text:p>0.4247911763499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4]+0.1" office:value-type="float" office:value="71.3000000000002" calcext:value-type="float">
            <text:p>71.3000000000002</text:p>
          </table:table-cell>
          <table:table-cell table:formula="of:=(([.D715]+16)/116)^3" office:value-type="float" office:value="0.426254290484443" calcext:value-type="float">
            <text:p>0.42625429048444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5]+0.1" office:value-type="float" office:value="71.4000000000002" calcext:value-type="float">
            <text:p>71.4000000000002</text:p>
          </table:table-cell>
          <table:table-cell table:formula="of:=(([.D716]+16)/116)^3" office:value-type="float" office:value="0.427720760383783" calcext:value-type="float">
            <text:p>0.4277207603837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6]+0.1" office:value-type="float" office:value="71.5000000000002" calcext:value-type="float">
            <text:p>71.5000000000002</text:p>
          </table:table-cell>
          <table:table-cell table:formula="of:=(([.D717]+16)/116)^3" office:value-type="float" office:value="0.429190589891963" calcext:value-type="float">
            <text:p>0.4291905898919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7]+0.1" office:value-type="float" office:value="71.6000000000002" calcext:value-type="float">
            <text:p>71.6000000000002</text:p>
          </table:table-cell>
          <table:table-cell table:formula="of:=(([.D718]+16)/116)^3" office:value-type="float" office:value="0.430663782852929" calcext:value-type="float">
            <text:p>0.4306637828529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8]+0.1" office:value-type="float" office:value="71.7000000000002" calcext:value-type="float">
            <text:p>71.7000000000002</text:p>
          </table:table-cell>
          <table:table-cell table:formula="of:=(([.D719]+16)/116)^3" office:value-type="float" office:value="0.432140343110627" calcext:value-type="float">
            <text:p>0.4321403431106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19]+0.1" office:value-type="float" office:value="71.8000000000002" calcext:value-type="float">
            <text:p>71.8000000000002</text:p>
          </table:table-cell>
          <table:table-cell table:formula="of:=(([.D720]+16)/116)^3" office:value-type="float" office:value="0.433620274509003" calcext:value-type="float">
            <text:p>0.4336202745090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0]+0.1" office:value-type="float" office:value="71.9000000000002" calcext:value-type="float">
            <text:p>71.9000000000002</text:p>
          </table:table-cell>
          <table:table-cell table:formula="of:=(([.D721]+16)/116)^3" office:value-type="float" office:value="0.435103580892003" calcext:value-type="float">
            <text:p>0.4351035808920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1]+0.1" office:value-type="float" office:value="72.0000000000002" calcext:value-type="float">
            <text:p>72.0000000000002</text:p>
          </table:table-cell>
          <table:table-cell table:formula="of:=(([.D722]+16)/116)^3" office:value-type="float" office:value="0.436590266103574" calcext:value-type="float">
            <text:p>0.4365902661035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2]+0.1" office:value-type="float" office:value="72.1000000000002" calcext:value-type="float">
            <text:p>72.1000000000002</text:p>
          </table:table-cell>
          <table:table-cell table:formula="of:=(([.D723]+16)/116)^3" office:value-type="float" office:value="0.438080333987661" calcext:value-type="float">
            <text:p>0.4380803339876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3]+0.1" office:value-type="float" office:value="72.2000000000002" calcext:value-type="float">
            <text:p>72.2000000000002</text:p>
          </table:table-cell>
          <table:table-cell table:formula="of:=(([.D724]+16)/116)^3" office:value-type="float" office:value="0.43957378838821" calcext:value-type="float">
            <text:p>0.439573788388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4]+0.1" office:value-type="float" office:value="72.3000000000002" calcext:value-type="float">
            <text:p>72.3000000000002</text:p>
          </table:table-cell>
          <table:table-cell table:formula="of:=(([.D725]+16)/116)^3" office:value-type="float" office:value="0.441070633149168" calcext:value-type="float">
            <text:p>0.44107063314916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5]+0.1" office:value-type="float" office:value="72.4000000000002" calcext:value-type="float">
            <text:p>72.4000000000002</text:p>
          </table:table-cell>
          <table:table-cell table:formula="of:=(([.D726]+16)/116)^3" office:value-type="float" office:value="0.44257087211448" calcext:value-type="float">
            <text:p>0.442570872114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6]+0.1" office:value-type="float" office:value="72.5000000000002" calcext:value-type="float">
            <text:p>72.5000000000002</text:p>
          </table:table-cell>
          <table:table-cell table:formula="of:=(([.D727]+16)/116)^3" office:value-type="float" office:value="0.444074509128093" calcext:value-type="float">
            <text:p>0.44407450912809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7]+0.1" office:value-type="float" office:value="72.6000000000002" calcext:value-type="float">
            <text:p>72.6000000000002</text:p>
          </table:table-cell>
          <table:table-cell table:formula="of:=(([.D728]+16)/116)^3" office:value-type="float" office:value="0.445581548033952" calcext:value-type="float">
            <text:p>0.4455815480339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8]+0.1" office:value-type="float" office:value="72.7000000000002" calcext:value-type="float">
            <text:p>72.7000000000002</text:p>
          </table:table-cell>
          <table:table-cell table:formula="of:=(([.D729]+16)/116)^3" office:value-type="float" office:value="0.447091992676004" calcext:value-type="float">
            <text:p>0.4470919926760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29]+0.1" office:value-type="float" office:value="72.8000000000001" calcext:value-type="float">
            <text:p>72.8000000000001</text:p>
          </table:table-cell>
          <table:table-cell table:formula="of:=(([.D730]+16)/116)^3" office:value-type="float" office:value="0.448605846898194" calcext:value-type="float">
            <text:p>0.4486058468981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0]+0.1" office:value-type="float" office:value="72.9000000000001" calcext:value-type="float">
            <text:p>72.9000000000001</text:p>
          </table:table-cell>
          <table:table-cell table:formula="of:=(([.D731]+16)/116)^3" office:value-type="float" office:value="0.450123114544469" calcext:value-type="float">
            <text:p>0.4501231145444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1]+0.1" office:value-type="float" office:value="73.0000000000001" calcext:value-type="float">
            <text:p>73.0000000000001</text:p>
          </table:table-cell>
          <table:table-cell table:formula="of:=(([.D732]+16)/116)^3" office:value-type="float" office:value="0.451643799458774" calcext:value-type="float">
            <text:p>0.4516437994587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2]+0.1" office:value-type="float" office:value="73.1000000000001" calcext:value-type="float">
            <text:p>73.1000000000001</text:p>
          </table:table-cell>
          <table:table-cell table:formula="of:=(([.D733]+16)/116)^3" office:value-type="float" office:value="0.453167905485057" calcext:value-type="float">
            <text:p>0.4531679054850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3]+0.1" office:value-type="float" office:value="73.2000000000001" calcext:value-type="float">
            <text:p>73.2000000000001</text:p>
          </table:table-cell>
          <table:table-cell table:formula="of:=(([.D734]+16)/116)^3" office:value-type="float" office:value="0.454695436467262" calcext:value-type="float">
            <text:p>0.4546954364672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4]+0.1" office:value-type="float" office:value="73.3000000000001" calcext:value-type="float">
            <text:p>73.3000000000001</text:p>
          </table:table-cell>
          <table:table-cell table:formula="of:=(([.D735]+16)/116)^3" office:value-type="float" office:value="0.456226396249335" calcext:value-type="float">
            <text:p>0.4562263962493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5]+0.1" office:value-type="float" office:value="73.4000000000001" calcext:value-type="float">
            <text:p>73.4000000000001</text:p>
          </table:table-cell>
          <table:table-cell table:formula="of:=(([.D736]+16)/116)^3" office:value-type="float" office:value="0.457760788675224" calcext:value-type="float">
            <text:p>0.4577607886752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6]+0.1" office:value-type="float" office:value="73.5000000000001" calcext:value-type="float">
            <text:p>73.5000000000001</text:p>
          </table:table-cell>
          <table:table-cell table:formula="of:=(([.D737]+16)/116)^3" office:value-type="float" office:value="0.459298617588874" calcext:value-type="float">
            <text:p>0.4592986175888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7]+0.1" office:value-type="float" office:value="73.6000000000001" calcext:value-type="float">
            <text:p>73.6000000000001</text:p>
          </table:table-cell>
          <table:table-cell table:formula="of:=(([.D738]+16)/116)^3" office:value-type="float" office:value="0.46083988683423" calcext:value-type="float">
            <text:p>0.460839886834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8]+0.1" office:value-type="float" office:value="73.7000000000001" calcext:value-type="float">
            <text:p>73.7000000000001</text:p>
          </table:table-cell>
          <table:table-cell table:formula="of:=(([.D739]+16)/116)^3" office:value-type="float" office:value="0.462384600255239" calcext:value-type="float">
            <text:p>0.4623846002552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39]+0.1" office:value-type="float" office:value="73.8000000000001" calcext:value-type="float">
            <text:p>73.8000000000001</text:p>
          </table:table-cell>
          <table:table-cell table:formula="of:=(([.D740]+16)/116)^3" office:value-type="float" office:value="0.463932761695848" calcext:value-type="float">
            <text:p>0.4639327616958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0]+0.1" office:value-type="float" office:value="73.9000000000001" calcext:value-type="float">
            <text:p>73.9000000000001</text:p>
          </table:table-cell>
          <table:table-cell table:formula="of:=(([.D741]+16)/116)^3" office:value-type="float" office:value="0.465484375000001" calcext:value-type="float">
            <text:p>0.4654843750000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1]+0.1" office:value-type="float" office:value="74.0000000000001" calcext:value-type="float">
            <text:p>74.0000000000001</text:p>
          </table:table-cell>
          <table:table-cell table:formula="of:=(([.D742]+16)/116)^3" office:value-type="float" office:value="0.467039444011646" calcext:value-type="float">
            <text:p>0.4670394440116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2]+0.1" office:value-type="float" office:value="74.1000000000001" calcext:value-type="float">
            <text:p>74.1000000000001</text:p>
          </table:table-cell>
          <table:table-cell table:formula="of:=(([.D743]+16)/116)^3" office:value-type="float" office:value="0.468597972574727" calcext:value-type="float">
            <text:p>0.4685979725747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3]+0.1" office:value-type="float" office:value="74.2000000000001" calcext:value-type="float">
            <text:p>74.2000000000001</text:p>
          </table:table-cell>
          <table:table-cell table:formula="of:=(([.D744]+16)/116)^3" office:value-type="float" office:value="0.470159964533192" calcext:value-type="float">
            <text:p>0.4701599645331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4]+0.1" office:value-type="float" office:value="74.3000000000001" calcext:value-type="float">
            <text:p>74.3000000000001</text:p>
          </table:table-cell>
          <table:table-cell table:formula="of:=(([.D745]+16)/116)^3" office:value-type="float" office:value="0.471725423730986" calcext:value-type="float">
            <text:p>0.4717254237309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5]+0.1" office:value-type="float" office:value="74.4000000000001" calcext:value-type="float">
            <text:p>74.4000000000001</text:p>
          </table:table-cell>
          <table:table-cell table:formula="of:=(([.D746]+16)/116)^3" office:value-type="float" office:value="0.473294354012055" calcext:value-type="float">
            <text:p>0.4732943540120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6]+0.1" office:value-type="float" office:value="74.5" calcext:value-type="float">
            <text:p>74.5</text:p>
          </table:table-cell>
          <table:table-cell table:formula="of:=(([.D747]+16)/116)^3" office:value-type="float" office:value="0.474866759220346" calcext:value-type="float">
            <text:p>0.4748667592203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7]+0.1" office:value-type="float" office:value="74.6" calcext:value-type="float">
            <text:p>74.6</text:p>
          </table:table-cell>
          <table:table-cell table:formula="of:=(([.D748]+16)/116)^3" office:value-type="float" office:value="0.476442643199804" calcext:value-type="float">
            <text:p>0.4764426431998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8]+0.1" office:value-type="float" office:value="74.7" calcext:value-type="float">
            <text:p>74.7</text:p>
          </table:table-cell>
          <table:table-cell table:formula="of:=(([.D749]+16)/116)^3" office:value-type="float" office:value="0.478022009794375" calcext:value-type="float">
            <text:p>0.4780220097943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49]+0.1" office:value-type="float" office:value="74.8" calcext:value-type="float">
            <text:p>74.8</text:p>
          </table:table-cell>
          <table:table-cell table:formula="of:=(([.D750]+16)/116)^3" office:value-type="float" office:value="0.479604862848006" calcext:value-type="float">
            <text:p>0.4796048628480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0]+0.1" office:value-type="float" office:value="74.9" calcext:value-type="float">
            <text:p>74.9</text:p>
          </table:table-cell>
          <table:table-cell table:formula="of:=(([.D751]+16)/116)^3" office:value-type="float" office:value="0.481191206204642" calcext:value-type="float">
            <text:p>0.4811912062046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1]+0.1" office:value-type="float" office:value="75" calcext:value-type="float">
            <text:p>75</text:p>
          </table:table-cell>
          <table:table-cell table:formula="of:=(([.D752]+16)/116)^3" office:value-type="float" office:value="0.482781043708229" calcext:value-type="float">
            <text:p>0.4827810437082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2]+0.1" office:value-type="float" office:value="75.1" calcext:value-type="float">
            <text:p>75.1</text:p>
          </table:table-cell>
          <table:table-cell table:formula="of:=(([.D753]+16)/116)^3" office:value-type="float" office:value="0.484374379202714" calcext:value-type="float">
            <text:p>0.4843743792027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3]+0.1" office:value-type="float" office:value="75.2" calcext:value-type="float">
            <text:p>75.2</text:p>
          </table:table-cell>
          <table:table-cell table:formula="of:=(([.D754]+16)/116)^3" office:value-type="float" office:value="0.485971216532043" calcext:value-type="float">
            <text:p>0.48597121653204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4]+0.1" office:value-type="float" office:value="75.3" calcext:value-type="float">
            <text:p>75.3</text:p>
          </table:table-cell>
          <table:table-cell table:formula="of:=(([.D755]+16)/116)^3" office:value-type="float" office:value="0.487571559540162" calcext:value-type="float">
            <text:p>0.48757155954016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5]+0.1" office:value-type="float" office:value="75.4" calcext:value-type="float">
            <text:p>75.4</text:p>
          </table:table-cell>
          <table:table-cell table:formula="of:=(([.D756]+16)/116)^3" office:value-type="float" office:value="0.489175412071016" calcext:value-type="float">
            <text:p>0.4891754120710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6]+0.1" office:value-type="float" office:value="75.5" calcext:value-type="float">
            <text:p>75.5</text:p>
          </table:table-cell>
          <table:table-cell table:formula="of:=(([.D757]+16)/116)^3" office:value-type="float" office:value="0.490782777968551" calcext:value-type="float">
            <text:p>0.4907827779685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7]+0.1" office:value-type="float" office:value="75.6" calcext:value-type="float">
            <text:p>75.6</text:p>
          </table:table-cell>
          <table:table-cell table:formula="of:=(([.D758]+16)/116)^3" office:value-type="float" office:value="0.492393661076715" calcext:value-type="float">
            <text:p>0.4923936610767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8]+0.1" office:value-type="float" office:value="75.7" calcext:value-type="float">
            <text:p>75.7</text:p>
          </table:table-cell>
          <table:table-cell table:formula="of:=(([.D759]+16)/116)^3" office:value-type="float" office:value="0.494008065239452" calcext:value-type="float">
            <text:p>0.4940080652394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59]+0.1" office:value-type="float" office:value="75.8" calcext:value-type="float">
            <text:p>75.8</text:p>
          </table:table-cell>
          <table:table-cell table:formula="of:=(([.D760]+16)/116)^3" office:value-type="float" office:value="0.495625994300709" calcext:value-type="float">
            <text:p>0.4956259943007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0]+0.1" office:value-type="float" office:value="75.9" calcext:value-type="float">
            <text:p>75.9</text:p>
          </table:table-cell>
          <table:table-cell table:formula="of:=(([.D761]+16)/116)^3" office:value-type="float" office:value="0.497247452104432" calcext:value-type="float">
            <text:p>0.49724745210443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1]+0.1" office:value-type="float" office:value="76" calcext:value-type="float">
            <text:p>76</text:p>
          </table:table-cell>
          <table:table-cell table:formula="of:=(([.D762]+16)/116)^3" office:value-type="float" office:value="0.498872442494566" calcext:value-type="float">
            <text:p>0.4988724424945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2]+0.1" office:value-type="float" office:value="76.1" calcext:value-type="float">
            <text:p>76.1</text:p>
          </table:table-cell>
          <table:table-cell table:formula="of:=(([.D763]+16)/116)^3" office:value-type="float" office:value="0.500500969315059" calcext:value-type="float">
            <text:p>0.50050096931505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3]+0.1" office:value-type="float" office:value="76.2" calcext:value-type="float">
            <text:p>76.2</text:p>
          </table:table-cell>
          <table:table-cell table:formula="of:=(([.D764]+16)/116)^3" office:value-type="float" office:value="0.502133036409856" calcext:value-type="float">
            <text:p>0.50213303640985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4]+0.1" office:value-type="float" office:value="76.2999999999999" calcext:value-type="float">
            <text:p>76.2999999999999</text:p>
          </table:table-cell>
          <table:table-cell table:formula="of:=(([.D765]+16)/116)^3" office:value-type="float" office:value="0.503768647622903" calcext:value-type="float">
            <text:p>0.5037686476229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5]+0.1" office:value-type="float" office:value="76.3999999999999" calcext:value-type="float">
            <text:p>76.3999999999999</text:p>
          </table:table-cell>
          <table:table-cell table:formula="of:=(([.D766]+16)/116)^3" office:value-type="float" office:value="0.505407806798146" calcext:value-type="float">
            <text:p>0.5054078067981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6]+0.1" office:value-type="float" office:value="76.4999999999999" calcext:value-type="float">
            <text:p>76.4999999999999</text:p>
          </table:table-cell>
          <table:table-cell table:formula="of:=(([.D767]+16)/116)^3" office:value-type="float" office:value="0.50705051777953" calcext:value-type="float">
            <text:p>0.507050517779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7]+0.1" office:value-type="float" office:value="76.5999999999999" calcext:value-type="float">
            <text:p>76.5999999999999</text:p>
          </table:table-cell>
          <table:table-cell table:formula="of:=(([.D768]+16)/116)^3" office:value-type="float" office:value="0.508696784411004" calcext:value-type="float">
            <text:p>0.5086967844110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8]+0.1" office:value-type="float" office:value="76.6999999999999" calcext:value-type="float">
            <text:p>76.6999999999999</text:p>
          </table:table-cell>
          <table:table-cell table:formula="of:=(([.D769]+16)/116)^3" office:value-type="float" office:value="0.510346610536511" calcext:value-type="float">
            <text:p>0.5103466105365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69]+0.1" office:value-type="float" office:value="76.7999999999999" calcext:value-type="float">
            <text:p>76.7999999999999</text:p>
          </table:table-cell>
          <table:table-cell table:formula="of:=(([.D770]+16)/116)^3" office:value-type="float" office:value="0.511999999999999" calcext:value-type="float">
            <text:p>0.5119999999999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0]+0.1" office:value-type="float" office:value="76.8999999999999" calcext:value-type="float">
            <text:p>76.8999999999999</text:p>
          </table:table-cell>
          <table:table-cell table:formula="of:=(([.D771]+16)/116)^3" office:value-type="float" office:value="0.513656956645412" calcext:value-type="float">
            <text:p>0.51365695664541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1]+0.1" office:value-type="float" office:value="76.9999999999999" calcext:value-type="float">
            <text:p>76.9999999999999</text:p>
          </table:table-cell>
          <table:table-cell table:formula="of:=(([.D772]+16)/116)^3" office:value-type="float" office:value="0.515317484316698" calcext:value-type="float">
            <text:p>0.5153174843166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2]+0.1" office:value-type="float" office:value="77.0999999999999" calcext:value-type="float">
            <text:p>77.0999999999999</text:p>
          </table:table-cell>
          <table:table-cell table:formula="of:=(([.D773]+16)/116)^3" office:value-type="float" office:value="0.516981586857803" calcext:value-type="float">
            <text:p>0.5169815868578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3]+0.1" office:value-type="float" office:value="77.1999999999999" calcext:value-type="float">
            <text:p>77.1999999999999</text:p>
          </table:table-cell>
          <table:table-cell table:formula="of:=(([.D774]+16)/116)^3" office:value-type="float" office:value="0.518649268112672" calcext:value-type="float">
            <text:p>0.5186492681126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4]+0.1" office:value-type="float" office:value="77.2999999999999" calcext:value-type="float">
            <text:p>77.2999999999999</text:p>
          </table:table-cell>
          <table:table-cell table:formula="of:=(([.D775]+16)/116)^3" office:value-type="float" office:value="0.520320531925251" calcext:value-type="float">
            <text:p>0.5203205319252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5]+0.1" office:value-type="float" office:value="77.3999999999999" calcext:value-type="float">
            <text:p>77.3999999999999</text:p>
          </table:table-cell>
          <table:table-cell table:formula="of:=(([.D776]+16)/116)^3" office:value-type="float" office:value="0.521995382139487" calcext:value-type="float">
            <text:p>0.5219953821394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6]+0.1" office:value-type="float" office:value="77.4999999999999" calcext:value-type="float">
            <text:p>77.4999999999999</text:p>
          </table:table-cell>
          <table:table-cell table:formula="of:=(([.D777]+16)/116)^3" office:value-type="float" office:value="0.523673822599325" calcext:value-type="float">
            <text:p>0.52367382259932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7]+0.1" office:value-type="float" office:value="77.5999999999999" calcext:value-type="float">
            <text:p>77.5999999999999</text:p>
          </table:table-cell>
          <table:table-cell table:formula="of:=(([.D778]+16)/116)^3" office:value-type="float" office:value="0.525355857148712" calcext:value-type="float">
            <text:p>0.52535585714871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8]+0.1" office:value-type="float" office:value="77.6999999999999" calcext:value-type="float">
            <text:p>77.6999999999999</text:p>
          </table:table-cell>
          <table:table-cell table:formula="of:=(([.D779]+16)/116)^3" office:value-type="float" office:value="0.527041489631594" calcext:value-type="float">
            <text:p>0.52704148963159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79]+0.1" office:value-type="float" office:value="77.7999999999999" calcext:value-type="float">
            <text:p>77.7999999999999</text:p>
          </table:table-cell>
          <table:table-cell table:formula="of:=(([.D780]+16)/116)^3" office:value-type="float" office:value="0.528730723891916" calcext:value-type="float">
            <text:p>0.5287307238919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0]+0.1" office:value-type="float" office:value="77.8999999999999" calcext:value-type="float">
            <text:p>77.8999999999999</text:p>
          </table:table-cell>
          <table:table-cell table:formula="of:=(([.D781]+16)/116)^3" office:value-type="float" office:value="0.530423563773625" calcext:value-type="float">
            <text:p>0.53042356377362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1]+0.1" office:value-type="float" office:value="77.9999999999999" calcext:value-type="float">
            <text:p>77.9999999999999</text:p>
          </table:table-cell>
          <table:table-cell table:formula="of:=(([.D782]+16)/116)^3" office:value-type="float" office:value="0.532120013120666" calcext:value-type="float">
            <text:p>0.5321200131206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2]+0.1" office:value-type="float" office:value="78.0999999999998" calcext:value-type="float">
            <text:p>78.0999999999998</text:p>
          </table:table-cell>
          <table:table-cell table:formula="of:=(([.D783]+16)/116)^3" office:value-type="float" office:value="0.533820075776987" calcext:value-type="float">
            <text:p>0.5338200757769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3]+0.1" office:value-type="float" office:value="78.1999999999998" calcext:value-type="float">
            <text:p>78.1999999999998</text:p>
          </table:table-cell>
          <table:table-cell table:formula="of:=(([.D784]+16)/116)^3" office:value-type="float" office:value="0.535523755586532" calcext:value-type="float">
            <text:p>0.53552375558653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4]+0.1" office:value-type="float" office:value="78.2999999999998" calcext:value-type="float">
            <text:p>78.2999999999998</text:p>
          </table:table-cell>
          <table:table-cell table:formula="of:=(([.D785]+16)/116)^3" office:value-type="float" office:value="0.537231056393248" calcext:value-type="float">
            <text:p>0.5372310563932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5]+0.1" office:value-type="float" office:value="78.3999999999998" calcext:value-type="float">
            <text:p>78.3999999999998</text:p>
          </table:table-cell>
          <table:table-cell table:formula="of:=(([.D786]+16)/116)^3" office:value-type="float" office:value="0.538941982041081" calcext:value-type="float">
            <text:p>0.53894198204108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6]+0.1" office:value-type="float" office:value="78.4999999999998" calcext:value-type="float">
            <text:p>78.4999999999998</text:p>
          </table:table-cell>
          <table:table-cell table:formula="of:=(([.D787]+16)/116)^3" office:value-type="float" office:value="0.540656536373977" calcext:value-type="float">
            <text:p>0.5406565363739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7]+0.1" office:value-type="float" office:value="78.5999999999998" calcext:value-type="float">
            <text:p>78.5999999999998</text:p>
          </table:table-cell>
          <table:table-cell table:formula="of:=(([.D788]+16)/116)^3" office:value-type="float" office:value="0.542374723235882" calcext:value-type="float">
            <text:p>0.5423747232358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8]+0.1" office:value-type="float" office:value="78.6999999999998" calcext:value-type="float">
            <text:p>78.6999999999998</text:p>
          </table:table-cell>
          <table:table-cell table:formula="of:=(([.D789]+16)/116)^3" office:value-type="float" office:value="0.544096546470742" calcext:value-type="float">
            <text:p>0.5440965464707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89]+0.1" office:value-type="float" office:value="78.7999999999998" calcext:value-type="float">
            <text:p>78.7999999999998</text:p>
          </table:table-cell>
          <table:table-cell table:formula="of:=(([.D790]+16)/116)^3" office:value-type="float" office:value="0.545822009922503" calcext:value-type="float">
            <text:p>0.5458220099225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0]+0.1" office:value-type="float" office:value="78.8999999999998" calcext:value-type="float">
            <text:p>78.8999999999998</text:p>
          </table:table-cell>
          <table:table-cell table:formula="of:=(([.D791]+16)/116)^3" office:value-type="float" office:value="0.547551117435111" calcext:value-type="float">
            <text:p>0.5475511174351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1]+0.1" office:value-type="float" office:value="78.9999999999998" calcext:value-type="float">
            <text:p>78.9999999999998</text:p>
          </table:table-cell>
          <table:table-cell table:formula="of:=(([.D792]+16)/116)^3" office:value-type="float" office:value="0.549283872852512" calcext:value-type="float">
            <text:p>0.54928387285251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2]+0.1" office:value-type="float" office:value="79.0999999999998" calcext:value-type="float">
            <text:p>79.0999999999998</text:p>
          </table:table-cell>
          <table:table-cell table:formula="of:=(([.D793]+16)/116)^3" office:value-type="float" office:value="0.551020280018652" calcext:value-type="float">
            <text:p>0.5510202800186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3]+0.1" office:value-type="float" office:value="79.1999999999998" calcext:value-type="float">
            <text:p>79.1999999999998</text:p>
          </table:table-cell>
          <table:table-cell table:formula="of:=(([.D794]+16)/116)^3" office:value-type="float" office:value="0.552760342777478" calcext:value-type="float">
            <text:p>0.55276034277747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4]+0.1" office:value-type="float" office:value="79.2999999999998" calcext:value-type="float">
            <text:p>79.2999999999998</text:p>
          </table:table-cell>
          <table:table-cell table:formula="of:=(([.D795]+16)/116)^3" office:value-type="float" office:value="0.554504064972935" calcext:value-type="float">
            <text:p>0.5545040649729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5]+0.1" office:value-type="float" office:value="79.3999999999998" calcext:value-type="float">
            <text:p>79.3999999999998</text:p>
          </table:table-cell>
          <table:table-cell table:formula="of:=(([.D796]+16)/116)^3" office:value-type="float" office:value="0.556251450448969" calcext:value-type="float">
            <text:p>0.5562514504489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6]+0.1" office:value-type="float" office:value="79.4999999999998" calcext:value-type="float">
            <text:p>79.4999999999998</text:p>
          </table:table-cell>
          <table:table-cell table:formula="of:=(([.D797]+16)/116)^3" office:value-type="float" office:value="0.558002503049526" calcext:value-type="float">
            <text:p>0.5580025030495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7]+0.1" office:value-type="float" office:value="79.5999999999998" calcext:value-type="float">
            <text:p>79.5999999999998</text:p>
          </table:table-cell>
          <table:table-cell table:formula="of:=(([.D798]+16)/116)^3" office:value-type="float" office:value="0.559757226618553" calcext:value-type="float">
            <text:p>0.5597572266185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8]+0.1" office:value-type="float" office:value="79.6999999999998" calcext:value-type="float">
            <text:p>79.6999999999998</text:p>
          </table:table-cell>
          <table:table-cell table:formula="of:=(([.D799]+16)/116)^3" office:value-type="float" office:value="0.561515624999996" calcext:value-type="float">
            <text:p>0.5615156249999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799]+0.1" office:value-type="float" office:value="79.7999999999997" calcext:value-type="float">
            <text:p>79.7999999999997</text:p>
          </table:table-cell>
          <table:table-cell table:formula="of:=(([.D800]+16)/116)^3" office:value-type="float" office:value="0.563277702037799" calcext:value-type="float">
            <text:p>0.5632777020377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0]+0.1" office:value-type="float" office:value="79.8999999999997" calcext:value-type="float">
            <text:p>79.8999999999997</text:p>
          </table:table-cell>
          <table:table-cell table:formula="of:=(([.D801]+16)/116)^3" office:value-type="float" office:value="0.565043461575911" calcext:value-type="float">
            <text:p>0.5650434615759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1]+0.1" office:value-type="float" office:value="79.9999999999997" calcext:value-type="float">
            <text:p>79.9999999999997</text:p>
          </table:table-cell>
          <table:table-cell table:formula="of:=(([.D802]+16)/116)^3" office:value-type="float" office:value="0.566812907458275" calcext:value-type="float">
            <text:p>0.5668129074582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2]+0.1" office:value-type="float" office:value="80.0999999999997" calcext:value-type="float">
            <text:p>80.0999999999997</text:p>
          </table:table-cell>
          <table:table-cell table:formula="of:=(([.D803]+16)/116)^3" office:value-type="float" office:value="0.56858604352884" calcext:value-type="float">
            <text:p>0.568586043528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3]+0.1" office:value-type="float" office:value="80.1999999999997" calcext:value-type="float">
            <text:p>80.1999999999997</text:p>
          </table:table-cell>
          <table:table-cell table:formula="of:=(([.D804]+16)/116)^3" office:value-type="float" office:value="0.57036287363155" calcext:value-type="float">
            <text:p>0.570362873631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4]+0.1" office:value-type="float" office:value="80.2999999999997" calcext:value-type="float">
            <text:p>80.2999999999997</text:p>
          </table:table-cell>
          <table:table-cell table:formula="of:=(([.D805]+16)/116)^3" office:value-type="float" office:value="0.572143401610352" calcext:value-type="float">
            <text:p>0.5721434016103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5]+0.1" office:value-type="float" office:value="80.3999999999997" calcext:value-type="float">
            <text:p>80.3999999999997</text:p>
          </table:table-cell>
          <table:table-cell table:formula="of:=(([.D806]+16)/116)^3" office:value-type="float" office:value="0.573927631309191" calcext:value-type="float">
            <text:p>0.5739276313091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6]+0.1" office:value-type="float" office:value="80.4999999999997" calcext:value-type="float">
            <text:p>80.4999999999997</text:p>
          </table:table-cell>
          <table:table-cell table:formula="of:=(([.D807]+16)/116)^3" office:value-type="float" office:value="0.575715566572015" calcext:value-type="float">
            <text:p>0.5757155665720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7]+0.1" office:value-type="float" office:value="80.5999999999997" calcext:value-type="float">
            <text:p>80.5999999999997</text:p>
          </table:table-cell>
          <table:table-cell table:formula="of:=(([.D808]+16)/116)^3" office:value-type="float" office:value="0.577507211242768" calcext:value-type="float">
            <text:p>0.57750721124276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8]+0.1" office:value-type="float" office:value="80.6999999999997" calcext:value-type="float">
            <text:p>80.6999999999997</text:p>
          </table:table-cell>
          <table:table-cell table:formula="of:=(([.D809]+16)/116)^3" office:value-type="float" office:value="0.579302569165397" calcext:value-type="float">
            <text:p>0.5793025691653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09]+0.1" office:value-type="float" office:value="80.7999999999997" calcext:value-type="float">
            <text:p>80.7999999999997</text:p>
          </table:table-cell>
          <table:table-cell table:formula="of:=(([.D810]+16)/116)^3" office:value-type="float" office:value="0.581101644183848" calcext:value-type="float">
            <text:p>0.5811016441838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0]+0.1" office:value-type="float" office:value="80.8999999999997" calcext:value-type="float">
            <text:p>80.8999999999997</text:p>
          </table:table-cell>
          <table:table-cell table:formula="of:=(([.D811]+16)/116)^3" office:value-type="float" office:value="0.582904440142066" calcext:value-type="float">
            <text:p>0.5829044401420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1]+0.1" office:value-type="float" office:value="80.9999999999997" calcext:value-type="float">
            <text:p>80.9999999999997</text:p>
          </table:table-cell>
          <table:table-cell table:formula="of:=(([.D812]+16)/116)^3" office:value-type="float" office:value="0.584710960883999" calcext:value-type="float">
            <text:p>0.5847109608839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2]+0.1" office:value-type="float" office:value="81.0999999999997" calcext:value-type="float">
            <text:p>81.0999999999997</text:p>
          </table:table-cell>
          <table:table-cell table:formula="of:=(([.D813]+16)/116)^3" office:value-type="float" office:value="0.586521210253592" calcext:value-type="float">
            <text:p>0.5865212102535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3]+0.1" office:value-type="float" office:value="81.1999999999997" calcext:value-type="float">
            <text:p>81.1999999999997</text:p>
          </table:table-cell>
          <table:table-cell table:formula="of:=(([.D814]+16)/116)^3" office:value-type="float" office:value="0.588335192094791" calcext:value-type="float">
            <text:p>0.5883351920947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4]+0.1" office:value-type="float" office:value="81.2999999999997" calcext:value-type="float">
            <text:p>81.2999999999997</text:p>
          </table:table-cell>
          <table:table-cell table:formula="of:=(([.D815]+16)/116)^3" office:value-type="float" office:value="0.590152910251542" calcext:value-type="float">
            <text:p>0.5901529102515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5]+0.1" office:value-type="float" office:value="81.3999999999997" calcext:value-type="float">
            <text:p>81.3999999999997</text:p>
          </table:table-cell>
          <table:table-cell table:formula="of:=(([.D816]+16)/116)^3" office:value-type="float" office:value="0.591974368567791" calcext:value-type="float">
            <text:p>0.5919743685677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6]+0.1" office:value-type="float" office:value="81.4999999999997" calcext:value-type="float">
            <text:p>81.4999999999997</text:p>
          </table:table-cell>
          <table:table-cell table:formula="of:=(([.D817]+16)/116)^3" office:value-type="float" office:value="0.593799570887484" calcext:value-type="float">
            <text:p>0.5937995708874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7]+0.1" office:value-type="float" office:value="81.5999999999996" calcext:value-type="float">
            <text:p>81.5999999999996</text:p>
          </table:table-cell>
          <table:table-cell table:formula="of:=(([.D818]+16)/116)^3" office:value-type="float" office:value="0.595628521054567" calcext:value-type="float">
            <text:p>0.5956285210545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8]+0.1" office:value-type="float" office:value="81.6999999999996" calcext:value-type="float">
            <text:p>81.6999999999996</text:p>
          </table:table-cell>
          <table:table-cell table:formula="of:=(([.D819]+16)/116)^3" office:value-type="float" office:value="0.597461222912987" calcext:value-type="float">
            <text:p>0.5974612229129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19]+0.1" office:value-type="float" office:value="81.7999999999996" calcext:value-type="float">
            <text:p>81.7999999999996</text:p>
          </table:table-cell>
          <table:table-cell table:formula="of:=(([.D820]+16)/116)^3" office:value-type="float" office:value="0.599297680306689" calcext:value-type="float">
            <text:p>0.5992976803066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0]+0.1" office:value-type="float" office:value="81.8999999999996" calcext:value-type="float">
            <text:p>81.8999999999996</text:p>
          </table:table-cell>
          <table:table-cell table:formula="of:=(([.D821]+16)/116)^3" office:value-type="float" office:value="0.601137897079619" calcext:value-type="float">
            <text:p>0.6011378970796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1]+0.1" office:value-type="float" office:value="81.9999999999996" calcext:value-type="float">
            <text:p>81.9999999999996</text:p>
          </table:table-cell>
          <table:table-cell table:formula="of:=(([.D822]+16)/116)^3" office:value-type="float" office:value="0.602981877075724" calcext:value-type="float">
            <text:p>0.6029818770757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2]+0.1" office:value-type="float" office:value="82.0999999999996" calcext:value-type="float">
            <text:p>82.0999999999996</text:p>
          </table:table-cell>
          <table:table-cell table:formula="of:=(([.D823]+16)/116)^3" office:value-type="float" office:value="0.604829624138949" calcext:value-type="float">
            <text:p>0.60482962413894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3]+0.1" office:value-type="float" office:value="82.1999999999996" calcext:value-type="float">
            <text:p>82.1999999999996</text:p>
          </table:table-cell>
          <table:table-cell table:formula="of:=(([.D824]+16)/116)^3" office:value-type="float" office:value="0.606681142113241" calcext:value-type="float">
            <text:p>0.60668114211324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4]+0.1" office:value-type="float" office:value="82.2999999999996" calcext:value-type="float">
            <text:p>82.2999999999996</text:p>
          </table:table-cell>
          <table:table-cell table:formula="of:=(([.D825]+16)/116)^3" office:value-type="float" office:value="0.608536434842544" calcext:value-type="float">
            <text:p>0.60853643484254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5]+0.1" office:value-type="float" office:value="82.3999999999996" calcext:value-type="float">
            <text:p>82.3999999999996</text:p>
          </table:table-cell>
          <table:table-cell table:formula="of:=(([.D826]+16)/116)^3" office:value-type="float" office:value="0.610395506170807" calcext:value-type="float">
            <text:p>0.6103955061708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6]+0.1" office:value-type="float" office:value="82.4999999999996" calcext:value-type="float">
            <text:p>82.4999999999996</text:p>
          </table:table-cell>
          <table:table-cell table:formula="of:=(([.D827]+16)/116)^3" office:value-type="float" office:value="0.612258359941974" calcext:value-type="float">
            <text:p>0.6122583599419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7]+0.1" office:value-type="float" office:value="82.5999999999996" calcext:value-type="float">
            <text:p>82.5999999999996</text:p>
          </table:table-cell>
          <table:table-cell table:formula="of:=(([.D828]+16)/116)^3" office:value-type="float" office:value="0.614124999999992" calcext:value-type="float">
            <text:p>0.6141249999999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8]+0.1" office:value-type="float" office:value="82.6999999999996" calcext:value-type="float">
            <text:p>82.6999999999996</text:p>
          </table:table-cell>
          <table:table-cell table:formula="of:=(([.D829]+16)/116)^3" office:value-type="float" office:value="0.615995430188807" calcext:value-type="float">
            <text:p>0.6159954301888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29]+0.1" office:value-type="float" office:value="82.7999999999996" calcext:value-type="float">
            <text:p>82.7999999999996</text:p>
          </table:table-cell>
          <table:table-cell table:formula="of:=(([.D830]+16)/116)^3" office:value-type="float" office:value="0.617869654352364" calcext:value-type="float">
            <text:p>0.6178696543523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0]+0.1" office:value-type="float" office:value="82.8999999999996" calcext:value-type="float">
            <text:p>82.8999999999996</text:p>
          </table:table-cell>
          <table:table-cell table:formula="of:=(([.D831]+16)/116)^3" office:value-type="float" office:value="0.61974767633461" calcext:value-type="float">
            <text:p>0.619747676334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1]+0.1" office:value-type="float" office:value="82.9999999999996" calcext:value-type="float">
            <text:p>82.9999999999996</text:p>
          </table:table-cell>
          <table:table-cell table:formula="of:=(([.D832]+16)/116)^3" office:value-type="float" office:value="0.621629499979491" calcext:value-type="float">
            <text:p>0.6216294999794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2]+0.1" office:value-type="float" office:value="83.0999999999996" calcext:value-type="float">
            <text:p>83.0999999999996</text:p>
          </table:table-cell>
          <table:table-cell table:formula="of:=(([.D833]+16)/116)^3" office:value-type="float" office:value="0.623515129130952" calcext:value-type="float">
            <text:p>0.62351512913095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3]+0.1" office:value-type="float" office:value="83.1999999999995" calcext:value-type="float">
            <text:p>83.1999999999995</text:p>
          </table:table-cell>
          <table:table-cell table:formula="of:=(([.D834]+16)/116)^3" office:value-type="float" office:value="0.625404567632941" calcext:value-type="float">
            <text:p>0.62540456763294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4]+0.1" office:value-type="float" office:value="83.2999999999995" calcext:value-type="float">
            <text:p>83.2999999999995</text:p>
          </table:table-cell>
          <table:table-cell table:formula="of:=(([.D835]+16)/116)^3" office:value-type="float" office:value="0.627297819329402" calcext:value-type="float">
            <text:p>0.62729781932940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5]+0.1" office:value-type="float" office:value="83.3999999999995" calcext:value-type="float">
            <text:p>83.3999999999995</text:p>
          </table:table-cell>
          <table:table-cell table:formula="of:=(([.D836]+16)/116)^3" office:value-type="float" office:value="0.629194888064282" calcext:value-type="float">
            <text:p>0.6291948880642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6]+0.1" office:value-type="float" office:value="83.4999999999995" calcext:value-type="float">
            <text:p>83.4999999999995</text:p>
          </table:table-cell>
          <table:table-cell table:formula="of:=(([.D837]+16)/116)^3" office:value-type="float" office:value="0.631095777681528" calcext:value-type="float">
            <text:p>0.63109577768152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7]+0.1" office:value-type="float" office:value="83.5999999999995" calcext:value-type="float">
            <text:p>83.5999999999995</text:p>
          </table:table-cell>
          <table:table-cell table:formula="of:=(([.D838]+16)/116)^3" office:value-type="float" office:value="0.633000492025084" calcext:value-type="float">
            <text:p>0.6330004920250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8]+0.1" office:value-type="float" office:value="83.6999999999995" calcext:value-type="float">
            <text:p>83.6999999999995</text:p>
          </table:table-cell>
          <table:table-cell table:formula="of:=(([.D839]+16)/116)^3" office:value-type="float" office:value="0.634909034938898" calcext:value-type="float">
            <text:p>0.6349090349388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39]+0.1" office:value-type="float" office:value="83.7999999999995" calcext:value-type="float">
            <text:p>83.7999999999995</text:p>
          </table:table-cell>
          <table:table-cell table:formula="of:=(([.D840]+16)/116)^3" office:value-type="float" office:value="0.636821410266914" calcext:value-type="float">
            <text:p>0.6368214102669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0]+0.1" office:value-type="float" office:value="83.8999999999995" calcext:value-type="float">
            <text:p>83.8999999999995</text:p>
          </table:table-cell>
          <table:table-cell table:formula="of:=(([.D841]+16)/116)^3" office:value-type="float" office:value="0.63873762185308" calcext:value-type="float">
            <text:p>0.638737621853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1]+0.1" office:value-type="float" office:value="83.9999999999995" calcext:value-type="float">
            <text:p>83.9999999999995</text:p>
          </table:table-cell>
          <table:table-cell table:formula="of:=(([.D842]+16)/116)^3" office:value-type="float" office:value="0.640657673541341" calcext:value-type="float">
            <text:p>0.64065767354134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2]+0.1" office:value-type="float" office:value="84.0999999999995" calcext:value-type="float">
            <text:p>84.0999999999995</text:p>
          </table:table-cell>
          <table:table-cell table:formula="of:=(([.D843]+16)/116)^3" office:value-type="float" office:value="0.642581569175643" calcext:value-type="float">
            <text:p>0.64258156917564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3]+0.1" office:value-type="float" office:value="84.1999999999995" calcext:value-type="float">
            <text:p>84.1999999999995</text:p>
          </table:table-cell>
          <table:table-cell table:formula="of:=(([.D844]+16)/116)^3" office:value-type="float" office:value="0.644509312599933" calcext:value-type="float">
            <text:p>0.6445093125999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4]+0.1" office:value-type="float" office:value="84.2999999999995" calcext:value-type="float">
            <text:p>84.2999999999995</text:p>
          </table:table-cell>
          <table:table-cell table:formula="of:=(([.D845]+16)/116)^3" office:value-type="float" office:value="0.646440907658156" calcext:value-type="float">
            <text:p>0.64644090765815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5]+0.1" office:value-type="float" office:value="84.3999999999995" calcext:value-type="float">
            <text:p>84.3999999999995</text:p>
          </table:table-cell>
          <table:table-cell table:formula="of:=(([.D846]+16)/116)^3" office:value-type="float" office:value="0.648376358194258" calcext:value-type="float">
            <text:p>0.6483763581942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6]+0.1" office:value-type="float" office:value="84.4999999999995" calcext:value-type="float">
            <text:p>84.4999999999995</text:p>
          </table:table-cell>
          <table:table-cell table:formula="of:=(([.D847]+16)/116)^3" office:value-type="float" office:value="0.650315668052186" calcext:value-type="float">
            <text:p>0.6503156680521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7]+0.1" office:value-type="float" office:value="84.5999999999995" calcext:value-type="float">
            <text:p>84.5999999999995</text:p>
          </table:table-cell>
          <table:table-cell table:formula="of:=(([.D848]+16)/116)^3" office:value-type="float" office:value="0.652258841075885" calcext:value-type="float">
            <text:p>0.6522588410758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8]+0.1" office:value-type="float" office:value="84.6999999999995" calcext:value-type="float">
            <text:p>84.6999999999995</text:p>
          </table:table-cell>
          <table:table-cell table:formula="of:=(([.D849]+16)/116)^3" office:value-type="float" office:value="0.654205881109301" calcext:value-type="float">
            <text:p>0.65420588110930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49]+0.1" office:value-type="float" office:value="84.7999999999995" calcext:value-type="float">
            <text:p>84.7999999999995</text:p>
          </table:table-cell>
          <table:table-cell table:formula="of:=(([.D850]+16)/116)^3" office:value-type="float" office:value="0.656156791996381" calcext:value-type="float">
            <text:p>0.65615679199638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0]+0.1" office:value-type="float" office:value="84.8999999999995" calcext:value-type="float">
            <text:p>84.8999999999995</text:p>
          </table:table-cell>
          <table:table-cell table:formula="of:=(([.D851]+16)/116)^3" office:value-type="float" office:value="0.658111577581071" calcext:value-type="float">
            <text:p>0.65811157758107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1]+0.1" office:value-type="float" office:value="84.9999999999995" calcext:value-type="float">
            <text:p>84.9999999999995</text:p>
          </table:table-cell>
          <table:table-cell table:formula="of:=(([.D852]+16)/116)^3" office:value-type="float" office:value="0.660070241707316" calcext:value-type="float">
            <text:p>0.6600702417073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2]+0.1" office:value-type="float" office:value="85.0999999999995" calcext:value-type="float">
            <text:p>85.0999999999995</text:p>
          </table:table-cell>
          <table:table-cell table:formula="of:=(([.D853]+16)/116)^3" office:value-type="float" office:value="0.662032788219063" calcext:value-type="float">
            <text:p>0.6620327882190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3]+0.1" office:value-type="float" office:value="85.1999999999994" calcext:value-type="float">
            <text:p>85.1999999999994</text:p>
          </table:table-cell>
          <table:table-cell table:formula="of:=(([.D854]+16)/116)^3" office:value-type="float" office:value="0.663999220960258" calcext:value-type="float">
            <text:p>0.6639992209602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4]+0.1" office:value-type="float" office:value="85.2999999999994" calcext:value-type="float">
            <text:p>85.2999999999994</text:p>
          </table:table-cell>
          <table:table-cell table:formula="of:=(([.D855]+16)/116)^3" office:value-type="float" office:value="0.665969543774846" calcext:value-type="float">
            <text:p>0.66596954377484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5]+0.1" office:value-type="float" office:value="85.3999999999994" calcext:value-type="float">
            <text:p>85.3999999999994</text:p>
          </table:table-cell>
          <table:table-cell table:formula="of:=(([.D856]+16)/116)^3" office:value-type="float" office:value="0.667943760506774" calcext:value-type="float">
            <text:p>0.6679437605067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6]+0.1" office:value-type="float" office:value="85.4999999999994" calcext:value-type="float">
            <text:p>85.4999999999994</text:p>
          </table:table-cell>
          <table:table-cell table:formula="of:=(([.D857]+16)/116)^3" office:value-type="float" office:value="0.669921874999989" calcext:value-type="float">
            <text:p>0.6699218749999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7]+0.1" office:value-type="float" office:value="85.5999999999994" calcext:value-type="float">
            <text:p>85.5999999999994</text:p>
          </table:table-cell>
          <table:table-cell table:formula="of:=(([.D858]+16)/116)^3" office:value-type="float" office:value="0.671903891098435" calcext:value-type="float">
            <text:p>0.67190389109843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8]+0.1" office:value-type="float" office:value="85.6999999999994" calcext:value-type="float">
            <text:p>85.6999999999994</text:p>
          </table:table-cell>
          <table:table-cell table:formula="of:=(([.D859]+16)/116)^3" office:value-type="float" office:value="0.673889812646058" calcext:value-type="float">
            <text:p>0.6738898126460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59]+0.1" office:value-type="float" office:value="85.7999999999994" calcext:value-type="float">
            <text:p>85.7999999999994</text:p>
          </table:table-cell>
          <table:table-cell table:formula="of:=(([.D860]+16)/116)^3" office:value-type="float" office:value="0.675879643486806" calcext:value-type="float">
            <text:p>0.6758796434868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0]+0.1" office:value-type="float" office:value="85.8999999999994" calcext:value-type="float">
            <text:p>85.8999999999994</text:p>
          </table:table-cell>
          <table:table-cell table:formula="of:=(([.D861]+16)/116)^3" office:value-type="float" office:value="0.677873387464624" calcext:value-type="float">
            <text:p>0.6778733874646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1]+0.1" office:value-type="float" office:value="85.9999999999994" calcext:value-type="float">
            <text:p>85.9999999999994</text:p>
          </table:table-cell>
          <table:table-cell table:formula="of:=(([.D862]+16)/116)^3" office:value-type="float" office:value="0.679871048423457" calcext:value-type="float">
            <text:p>0.6798710484234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2]+0.1" office:value-type="float" office:value="86.0999999999994" calcext:value-type="float">
            <text:p>86.0999999999994</text:p>
          </table:table-cell>
          <table:table-cell table:formula="of:=(([.D863]+16)/116)^3" office:value-type="float" office:value="0.681872630207253" calcext:value-type="float">
            <text:p>0.6818726302072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3]+0.1" office:value-type="float" office:value="86.1999999999994" calcext:value-type="float">
            <text:p>86.1999999999994</text:p>
          </table:table-cell>
          <table:table-cell table:formula="of:=(([.D864]+16)/116)^3" office:value-type="float" office:value="0.683878136659957" calcext:value-type="float">
            <text:p>0.6838781366599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4]+0.1" office:value-type="float" office:value="86.2999999999994" calcext:value-type="float">
            <text:p>86.2999999999994</text:p>
          </table:table-cell>
          <table:table-cell table:formula="of:=(([.D865]+16)/116)^3" office:value-type="float" office:value="0.685887571625515" calcext:value-type="float">
            <text:p>0.6858875716255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5]+0.1" office:value-type="float" office:value="86.3999999999994" calcext:value-type="float">
            <text:p>86.3999999999994</text:p>
          </table:table-cell>
          <table:table-cell table:formula="of:=(([.D866]+16)/116)^3" office:value-type="float" office:value="0.687900938947874" calcext:value-type="float">
            <text:p>0.6879009389478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6]+0.1" office:value-type="float" office:value="86.4999999999994" calcext:value-type="float">
            <text:p>86.4999999999994</text:p>
          </table:table-cell>
          <table:table-cell table:formula="of:=(([.D867]+16)/116)^3" office:value-type="float" office:value="0.689918242470978" calcext:value-type="float">
            <text:p>0.68991824247097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7]+0.1" office:value-type="float" office:value="86.5999999999994" calcext:value-type="float">
            <text:p>86.5999999999994</text:p>
          </table:table-cell>
          <table:table-cell table:formula="of:=(([.D868]+16)/116)^3" office:value-type="float" office:value="0.691939486038775" calcext:value-type="float">
            <text:p>0.6919394860387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8]+0.1" office:value-type="float" office:value="86.6999999999993" calcext:value-type="float">
            <text:p>86.6999999999993</text:p>
          </table:table-cell>
          <table:table-cell table:formula="of:=(([.D869]+16)/116)^3" office:value-type="float" office:value="0.69396467349521" calcext:value-type="float">
            <text:p>0.693964673495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69]+0.1" office:value-type="float" office:value="86.7999999999993" calcext:value-type="float">
            <text:p>86.7999999999993</text:p>
          </table:table-cell>
          <table:table-cell table:formula="of:=(([.D870]+16)/116)^3" office:value-type="float" office:value="0.69599380868423" calcext:value-type="float">
            <text:p>0.695993808684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0]+0.1" office:value-type="float" office:value="86.8999999999993" calcext:value-type="float">
            <text:p>86.8999999999993</text:p>
          </table:table-cell>
          <table:table-cell table:formula="of:=(([.D871]+16)/116)^3" office:value-type="float" office:value="0.698026895449779" calcext:value-type="float">
            <text:p>0.6980268954497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1]+0.1" office:value-type="float" office:value="86.9999999999993" calcext:value-type="float">
            <text:p>86.9999999999993</text:p>
          </table:table-cell>
          <table:table-cell table:formula="of:=(([.D872]+16)/116)^3" office:value-type="float" office:value="0.700063937635806" calcext:value-type="float">
            <text:p>0.7000639376358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2]+0.1" office:value-type="float" office:value="87.0999999999993" calcext:value-type="float">
            <text:p>87.0999999999993</text:p>
          </table:table-cell>
          <table:table-cell table:formula="of:=(([.D873]+16)/116)^3" office:value-type="float" office:value="0.702104939086254" calcext:value-type="float">
            <text:p>0.7021049390862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3]+0.1" office:value-type="float" office:value="87.1999999999993" calcext:value-type="float">
            <text:p>87.1999999999993</text:p>
          </table:table-cell>
          <table:table-cell table:formula="of:=(([.D874]+16)/116)^3" office:value-type="float" office:value="0.704149903645072" calcext:value-type="float">
            <text:p>0.7041499036450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4]+0.1" office:value-type="float" office:value="87.2999999999993" calcext:value-type="float">
            <text:p>87.2999999999993</text:p>
          </table:table-cell>
          <table:table-cell table:formula="of:=(([.D875]+16)/116)^3" office:value-type="float" office:value="0.706198835156204" calcext:value-type="float">
            <text:p>0.7061988351562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5]+0.1" office:value-type="float" office:value="87.3999999999993" calcext:value-type="float">
            <text:p>87.3999999999993</text:p>
          </table:table-cell>
          <table:table-cell table:formula="of:=(([.D876]+16)/116)^3" office:value-type="float" office:value="0.708251737463596" calcext:value-type="float">
            <text:p>0.7082517374635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6]+0.1" office:value-type="float" office:value="87.4999999999993" calcext:value-type="float">
            <text:p>87.4999999999993</text:p>
          </table:table-cell>
          <table:table-cell table:formula="of:=(([.D877]+16)/116)^3" office:value-type="float" office:value="0.710308614411196" calcext:value-type="float">
            <text:p>0.7103086144111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7]+0.1" office:value-type="float" office:value="87.5999999999993" calcext:value-type="float">
            <text:p>87.5999999999993</text:p>
          </table:table-cell>
          <table:table-cell table:formula="of:=(([.D878]+16)/116)^3" office:value-type="float" office:value="0.712369469842947" calcext:value-type="float">
            <text:p>0.71236946984294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8]+0.1" office:value-type="float" office:value="87.6999999999993" calcext:value-type="float">
            <text:p>87.6999999999993</text:p>
          </table:table-cell>
          <table:table-cell table:formula="of:=(([.D879]+16)/116)^3" office:value-type="float" office:value="0.714434307602798" calcext:value-type="float">
            <text:p>0.7144343076027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79]+0.1" office:value-type="float" office:value="87.7999999999993" calcext:value-type="float">
            <text:p>87.7999999999993</text:p>
          </table:table-cell>
          <table:table-cell table:formula="of:=(([.D880]+16)/116)^3" office:value-type="float" office:value="0.716503131534693" calcext:value-type="float">
            <text:p>0.71650313153469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0]+0.1" office:value-type="float" office:value="87.8999999999993" calcext:value-type="float">
            <text:p>87.8999999999993</text:p>
          </table:table-cell>
          <table:table-cell table:formula="of:=(([.D881]+16)/116)^3" office:value-type="float" office:value="0.71857594548258" calcext:value-type="float">
            <text:p>0.718575945482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1]+0.1" office:value-type="float" office:value="87.9999999999993" calcext:value-type="float">
            <text:p>87.9999999999993</text:p>
          </table:table-cell>
          <table:table-cell table:formula="of:=(([.D882]+16)/116)^3" office:value-type="float" office:value="0.720652753290403" calcext:value-type="float">
            <text:p>0.7206527532904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2]+0.1" office:value-type="float" office:value="88.0999999999993" calcext:value-type="float">
            <text:p>88.0999999999993</text:p>
          </table:table-cell>
          <table:table-cell table:formula="of:=(([.D883]+16)/116)^3" office:value-type="float" office:value="0.722733558802109" calcext:value-type="float">
            <text:p>0.7227335588021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3]+0.1" office:value-type="float" office:value="88.1999999999993" calcext:value-type="float">
            <text:p>88.1999999999993</text:p>
          </table:table-cell>
          <table:table-cell table:formula="of:=(([.D884]+16)/116)^3" office:value-type="float" office:value="0.724818365861643" calcext:value-type="float">
            <text:p>0.72481836586164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4]+0.1" office:value-type="float" office:value="88.2999999999993" calcext:value-type="float">
            <text:p>88.2999999999993</text:p>
          </table:table-cell>
          <table:table-cell table:formula="of:=(([.D885]+16)/116)^3" office:value-type="float" office:value="0.726907178312954" calcext:value-type="float">
            <text:p>0.7269071783129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5]+0.1" office:value-type="float" office:value="88.3999999999993" calcext:value-type="float">
            <text:p>88.3999999999993</text:p>
          </table:table-cell>
          <table:table-cell table:formula="of:=(([.D886]+16)/116)^3" office:value-type="float" office:value="0.728999999999984" calcext:value-type="float">
            <text:p>0.7289999999999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6]+0.1" office:value-type="float" office:value="88.4999999999993" calcext:value-type="float">
            <text:p>88.4999999999993</text:p>
          </table:table-cell>
          <table:table-cell table:formula="of:=(([.D887]+16)/116)^3" office:value-type="float" office:value="0.731096834766682" calcext:value-type="float">
            <text:p>0.7310968347666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7]+0.1" office:value-type="float" office:value="88.5999999999993" calcext:value-type="float">
            <text:p>88.5999999999993</text:p>
          </table:table-cell>
          <table:table-cell table:formula="of:=(([.D888]+16)/116)^3" office:value-type="float" office:value="0.733197686456993" calcext:value-type="float">
            <text:p>0.73319768645699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8]+0.1" office:value-type="float" office:value="88.6999999999992" calcext:value-type="float">
            <text:p>88.6999999999992</text:p>
          </table:table-cell>
          <table:table-cell table:formula="of:=(([.D889]+16)/116)^3" office:value-type="float" office:value="0.735302558914863" calcext:value-type="float">
            <text:p>0.7353025589148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89]+0.1" office:value-type="float" office:value="88.7999999999992" calcext:value-type="float">
            <text:p>88.7999999999992</text:p>
          </table:table-cell>
          <table:table-cell table:formula="of:=(([.D890]+16)/116)^3" office:value-type="float" office:value="0.737411455984239" calcext:value-type="float">
            <text:p>0.7374114559842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0]+0.1" office:value-type="float" office:value="88.8999999999992" calcext:value-type="float">
            <text:p>88.8999999999992</text:p>
          </table:table-cell>
          <table:table-cell table:formula="of:=(([.D891]+16)/116)^3" office:value-type="float" office:value="0.739524381509066" calcext:value-type="float">
            <text:p>0.7395243815090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1]+0.1" office:value-type="float" office:value="88.9999999999992" calcext:value-type="float">
            <text:p>88.9999999999992</text:p>
          </table:table-cell>
          <table:table-cell table:formula="of:=(([.D892]+16)/116)^3" office:value-type="float" office:value="0.74164133933329" calcext:value-type="float">
            <text:p>0.741641339333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2]+0.1" office:value-type="float" office:value="89.0999999999992" calcext:value-type="float">
            <text:p>89.0999999999992</text:p>
          </table:table-cell>
          <table:table-cell table:formula="of:=(([.D893]+16)/116)^3" office:value-type="float" office:value="0.743762333300857" calcext:value-type="float">
            <text:p>0.74376233330085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3]+0.1" office:value-type="float" office:value="89.1999999999992" calcext:value-type="float">
            <text:p>89.1999999999992</text:p>
          </table:table-cell>
          <table:table-cell table:formula="of:=(([.D894]+16)/116)^3" office:value-type="float" office:value="0.745887367255713" calcext:value-type="float">
            <text:p>0.7458873672557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4]+0.1" office:value-type="float" office:value="89.2999999999992" calcext:value-type="float">
            <text:p>89.2999999999992</text:p>
          </table:table-cell>
          <table:table-cell table:formula="of:=(([.D895]+16)/116)^3" office:value-type="float" office:value="0.748016445041805" calcext:value-type="float">
            <text:p>0.74801644504180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5]+0.1" office:value-type="float" office:value="89.3999999999992" calcext:value-type="float">
            <text:p>89.3999999999992</text:p>
          </table:table-cell>
          <table:table-cell table:formula="of:=(([.D896]+16)/116)^3" office:value-type="float" office:value="0.750149570503079" calcext:value-type="float">
            <text:p>0.7501495705030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6]+0.1" office:value-type="float" office:value="89.4999999999992" calcext:value-type="float">
            <text:p>89.4999999999992</text:p>
          </table:table-cell>
          <table:table-cell table:formula="of:=(([.D897]+16)/116)^3" office:value-type="float" office:value="0.752286747483479" calcext:value-type="float">
            <text:p>0.7522867474834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7]+0.1" office:value-type="float" office:value="89.5999999999992" calcext:value-type="float">
            <text:p>89.5999999999992</text:p>
          </table:table-cell>
          <table:table-cell table:formula="of:=(([.D898]+16)/116)^3" office:value-type="float" office:value="0.754427979826954" calcext:value-type="float">
            <text:p>0.7544279798269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8]+0.1" office:value-type="float" office:value="89.6999999999992" calcext:value-type="float">
            <text:p>89.6999999999992</text:p>
          </table:table-cell>
          <table:table-cell table:formula="of:=(([.D899]+16)/116)^3" office:value-type="float" office:value="0.756573271377448" calcext:value-type="float">
            <text:p>0.7565732713774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899]+0.1" office:value-type="float" office:value="89.7999999999992" calcext:value-type="float">
            <text:p>89.7999999999992</text:p>
          </table:table-cell>
          <table:table-cell table:formula="of:=(([.D900]+16)/116)^3" office:value-type="float" office:value="0.758722625978907" calcext:value-type="float">
            <text:p>0.7587226259789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0]+0.1" office:value-type="float" office:value="89.8999999999992" calcext:value-type="float">
            <text:p>89.8999999999992</text:p>
          </table:table-cell>
          <table:table-cell table:formula="of:=(([.D901]+16)/116)^3" office:value-type="float" office:value="0.760876047475278" calcext:value-type="float">
            <text:p>0.76087604747527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1]+0.1" office:value-type="float" office:value="89.9999999999992" calcext:value-type="float">
            <text:p>89.9999999999992</text:p>
          </table:table-cell>
          <table:table-cell table:formula="of:=(([.D902]+16)/116)^3" office:value-type="float" office:value="0.763033539710507" calcext:value-type="float">
            <text:p>0.76303353971050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2]+0.1" office:value-type="float" office:value="90.0999999999992" calcext:value-type="float">
            <text:p>90.0999999999992</text:p>
          </table:table-cell>
          <table:table-cell table:formula="of:=(([.D903]+16)/116)^3" office:value-type="float" office:value="0.76519510652854" calcext:value-type="float">
            <text:p>0.7651951065285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3]+0.1" office:value-type="float" office:value="90.1999999999991" calcext:value-type="float">
            <text:p>90.1999999999991</text:p>
          </table:table-cell>
          <table:table-cell table:formula="of:=(([.D904]+16)/116)^3" office:value-type="float" office:value="0.767360751773322" calcext:value-type="float">
            <text:p>0.76736075177332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4]+0.1" office:value-type="float" office:value="90.2999999999991" calcext:value-type="float">
            <text:p>90.2999999999991</text:p>
          </table:table-cell>
          <table:table-cell table:formula="of:=(([.D905]+16)/116)^3" office:value-type="float" office:value="0.7695304792888" calcext:value-type="float">
            <text:p>0.769530479288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5]+0.1" office:value-type="float" office:value="90.3999999999991" calcext:value-type="float">
            <text:p>90.3999999999991</text:p>
          </table:table-cell>
          <table:table-cell table:formula="of:=(([.D906]+16)/116)^3" office:value-type="float" office:value="0.77170429291892" calcext:value-type="float">
            <text:p>0.771704292918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6]+0.1" office:value-type="float" office:value="90.4999999999991" calcext:value-type="float">
            <text:p>90.4999999999991</text:p>
          </table:table-cell>
          <table:table-cell table:formula="of:=(([.D907]+16)/116)^3" office:value-type="float" office:value="0.773882196507628" calcext:value-type="float">
            <text:p>0.77388219650762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7]+0.1" office:value-type="float" office:value="90.5999999999991" calcext:value-type="float">
            <text:p>90.5999999999991</text:p>
          </table:table-cell>
          <table:table-cell table:formula="of:=(([.D908]+16)/116)^3" office:value-type="float" office:value="0.77606419389887" calcext:value-type="float">
            <text:p>0.776064193898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8]+0.1" office:value-type="float" office:value="90.6999999999991" calcext:value-type="float">
            <text:p>90.6999999999991</text:p>
          </table:table-cell>
          <table:table-cell table:formula="of:=(([.D909]+16)/116)^3" office:value-type="float" office:value="0.778250288936592" calcext:value-type="float">
            <text:p>0.7782502889365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09]+0.1" office:value-type="float" office:value="90.7999999999991" calcext:value-type="float">
            <text:p>90.7999999999991</text:p>
          </table:table-cell>
          <table:table-cell table:formula="of:=(([.D910]+16)/116)^3" office:value-type="float" office:value="0.780440485464739" calcext:value-type="float">
            <text:p>0.7804404854647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0]+0.1" office:value-type="float" office:value="90.8999999999991" calcext:value-type="float">
            <text:p>90.8999999999991</text:p>
          </table:table-cell>
          <table:table-cell table:formula="of:=(([.D911]+16)/116)^3" office:value-type="float" office:value="0.782634787327259" calcext:value-type="float">
            <text:p>0.78263478732725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1]+0.1" office:value-type="float" office:value="90.9999999999991" calcext:value-type="float">
            <text:p>90.9999999999991</text:p>
          </table:table-cell>
          <table:table-cell table:formula="of:=(([.D912]+16)/116)^3" office:value-type="float" office:value="0.784833198368097" calcext:value-type="float">
            <text:p>0.7848331983680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2]+0.1" office:value-type="float" office:value="91.0999999999991" calcext:value-type="float">
            <text:p>91.0999999999991</text:p>
          </table:table-cell>
          <table:table-cell table:formula="of:=(([.D913]+16)/116)^3" office:value-type="float" office:value="0.787035722431199" calcext:value-type="float">
            <text:p>0.7870357224311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3]+0.1" office:value-type="float" office:value="91.1999999999991" calcext:value-type="float">
            <text:p>91.1999999999991</text:p>
          </table:table-cell>
          <table:table-cell table:formula="of:=(([.D914]+16)/116)^3" office:value-type="float" office:value="0.789242363360511" calcext:value-type="float">
            <text:p>0.7892423633605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4]+0.1" office:value-type="float" office:value="91.2999999999991" calcext:value-type="float">
            <text:p>91.2999999999991</text:p>
          </table:table-cell>
          <table:table-cell table:formula="of:=(([.D915]+16)/116)^3" office:value-type="float" office:value="0.79145312499998" calcext:value-type="float">
            <text:p>0.7914531249999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5]+0.1" office:value-type="float" office:value="91.3999999999991" calcext:value-type="float">
            <text:p>91.3999999999991</text:p>
          </table:table-cell>
          <table:table-cell table:formula="of:=(([.D916]+16)/116)^3" office:value-type="float" office:value="0.793668011193551" calcext:value-type="float">
            <text:p>0.79366801119355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6]+0.1" office:value-type="float" office:value="91.4999999999991" calcext:value-type="float">
            <text:p>91.4999999999991</text:p>
          </table:table-cell>
          <table:table-cell table:formula="of:=(([.D917]+16)/116)^3" office:value-type="float" office:value="0.795887025785169" calcext:value-type="float">
            <text:p>0.7958870257851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7]+0.1" office:value-type="float" office:value="91.5999999999991" calcext:value-type="float">
            <text:p>91.5999999999991</text:p>
          </table:table-cell>
          <table:table-cell table:formula="of:=(([.D918]+16)/116)^3" office:value-type="float" office:value="0.798110172618783" calcext:value-type="float">
            <text:p>0.79811017261878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8]+0.1" office:value-type="float" office:value="91.6999999999991" calcext:value-type="float">
            <text:p>91.6999999999991</text:p>
          </table:table-cell>
          <table:table-cell table:formula="of:=(([.D919]+16)/116)^3" office:value-type="float" office:value="0.800337455538337" calcext:value-type="float">
            <text:p>0.80033745553833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19]+0.1" office:value-type="float" office:value="91.7999999999991" calcext:value-type="float">
            <text:p>91.7999999999991</text:p>
          </table:table-cell>
          <table:table-cell table:formula="of:=(([.D920]+16)/116)^3" office:value-type="float" office:value="0.802568878387777" calcext:value-type="float">
            <text:p>0.8025688783877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0]+0.1" office:value-type="float" office:value="91.8999999999991" calcext:value-type="float">
            <text:p>91.8999999999991</text:p>
          </table:table-cell>
          <table:table-cell table:formula="of:=(([.D921]+16)/116)^3" office:value-type="float" office:value="0.80480444501105" calcext:value-type="float">
            <text:p>0.8048044450110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1]+0.1" office:value-type="float" office:value="91.9999999999991" calcext:value-type="float">
            <text:p>91.9999999999991</text:p>
          </table:table-cell>
          <table:table-cell table:formula="of:=(([.D922]+16)/116)^3" office:value-type="float" office:value="0.8070441592521" calcext:value-type="float">
            <text:p>0.80704415925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2]+0.1" office:value-type="float" office:value="92.0999999999991" calcext:value-type="float">
            <text:p>92.0999999999991</text:p>
          </table:table-cell>
          <table:table-cell table:formula="of:=(([.D923]+16)/116)^3" office:value-type="float" office:value="0.809288024954876" calcext:value-type="float">
            <text:p>0.8092880249548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3]+0.1" office:value-type="float" office:value="92.199999999999" calcext:value-type="float">
            <text:p>92.199999999999</text:p>
          </table:table-cell>
          <table:table-cell table:formula="of:=(([.D924]+16)/116)^3" office:value-type="float" office:value="0.811536045963323" calcext:value-type="float">
            <text:p>0.8115360459633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4]+0.1" office:value-type="float" office:value="92.299999999999" calcext:value-type="float">
            <text:p>92.299999999999</text:p>
          </table:table-cell>
          <table:table-cell table:formula="of:=(([.D925]+16)/116)^3" office:value-type="float" office:value="0.813788226121385" calcext:value-type="float">
            <text:p>0.8137882261213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5]+0.1" office:value-type="float" office:value="92.399999999999" calcext:value-type="float">
            <text:p>92.399999999999</text:p>
          </table:table-cell>
          <table:table-cell table:formula="of:=(([.D926]+16)/116)^3" office:value-type="float" office:value="0.816044569273011" calcext:value-type="float">
            <text:p>0.81604456927301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6]+0.1" office:value-type="float" office:value="92.499999999999" calcext:value-type="float">
            <text:p>92.499999999999</text:p>
          </table:table-cell>
          <table:table-cell table:formula="of:=(([.D927]+16)/116)^3" office:value-type="float" office:value="0.818305079262145" calcext:value-type="float">
            <text:p>0.81830507926214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7]+0.1" office:value-type="float" office:value="92.599999999999" calcext:value-type="float">
            <text:p>92.599999999999</text:p>
          </table:table-cell>
          <table:table-cell table:formula="of:=(([.D928]+16)/116)^3" office:value-type="float" office:value="0.820569759932734" calcext:value-type="float">
            <text:p>0.82056975993273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8]+0.1" office:value-type="float" office:value="92.699999999999" calcext:value-type="float">
            <text:p>92.699999999999</text:p>
          </table:table-cell>
          <table:table-cell table:formula="of:=(([.D929]+16)/116)^3" office:value-type="float" office:value="0.822838615128724" calcext:value-type="float">
            <text:p>0.82283861512872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29]+0.1" office:value-type="float" office:value="92.799999999999" calcext:value-type="float">
            <text:p>92.799999999999</text:p>
          </table:table-cell>
          <table:table-cell table:formula="of:=(([.D930]+16)/116)^3" office:value-type="float" office:value="0.825111648694061" calcext:value-type="float">
            <text:p>0.82511164869406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0]+0.1" office:value-type="float" office:value="92.899999999999" calcext:value-type="float">
            <text:p>92.899999999999</text:p>
          </table:table-cell>
          <table:table-cell table:formula="of:=(([.D931]+16)/116)^3" office:value-type="float" office:value="0.82738886447269" calcext:value-type="float">
            <text:p>0.827388864472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1]+0.1" office:value-type="float" office:value="92.999999999999" calcext:value-type="float">
            <text:p>92.999999999999</text:p>
          </table:table-cell>
          <table:table-cell table:formula="of:=(([.D932]+16)/116)^3" office:value-type="float" office:value="0.829670266308559" calcext:value-type="float">
            <text:p>0.82967026630855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2]+0.1" office:value-type="float" office:value="93.099999999999" calcext:value-type="float">
            <text:p>93.099999999999</text:p>
          </table:table-cell>
          <table:table-cell table:formula="of:=(([.D933]+16)/116)^3" office:value-type="float" office:value="0.831955858045612" calcext:value-type="float">
            <text:p>0.83195585804561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3]+0.1" office:value-type="float" office:value="93.199999999999" calcext:value-type="float">
            <text:p>93.199999999999</text:p>
          </table:table-cell>
          <table:table-cell table:formula="of:=(([.D934]+16)/116)^3" office:value-type="float" office:value="0.834245643527797" calcext:value-type="float">
            <text:p>0.8342456435277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4]+0.1" office:value-type="float" office:value="93.299999999999" calcext:value-type="float">
            <text:p>93.299999999999</text:p>
          </table:table-cell>
          <table:table-cell table:formula="of:=(([.D935]+16)/116)^3" office:value-type="float" office:value="0.836539626599058" calcext:value-type="float">
            <text:p>0.8365396265990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5]+0.1" office:value-type="float" office:value="93.399999999999" calcext:value-type="float">
            <text:p>93.399999999999</text:p>
          </table:table-cell>
          <table:table-cell table:formula="of:=(([.D936]+16)/116)^3" office:value-type="float" office:value="0.838837811103342" calcext:value-type="float">
            <text:p>0.83883781110334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6]+0.1" office:value-type="float" office:value="93.499999999999" calcext:value-type="float">
            <text:p>93.499999999999</text:p>
          </table:table-cell>
          <table:table-cell table:formula="of:=(([.D937]+16)/116)^3" office:value-type="float" office:value="0.841140200884596" calcext:value-type="float">
            <text:p>0.84114020088459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7]+0.1" office:value-type="float" office:value="93.599999999999" calcext:value-type="float">
            <text:p>93.599999999999</text:p>
          </table:table-cell>
          <table:table-cell table:formula="of:=(([.D938]+16)/116)^3" office:value-type="float" office:value="0.843446799786765" calcext:value-type="float">
            <text:p>0.8434467997867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8]+0.1" office:value-type="float" office:value="93.6999999999989" calcext:value-type="float">
            <text:p>93.6999999999989</text:p>
          </table:table-cell>
          <table:table-cell table:formula="of:=(([.D939]+16)/116)^3" office:value-type="float" office:value="0.845757611653795" calcext:value-type="float">
            <text:p>0.84575761165379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39]+0.1" office:value-type="float" office:value="93.7999999999989" calcext:value-type="float">
            <text:p>93.7999999999989</text:p>
          </table:table-cell>
          <table:table-cell table:formula="of:=(([.D940]+16)/116)^3" office:value-type="float" office:value="0.848072640329633" calcext:value-type="float">
            <text:p>0.8480726403296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0]+0.1" office:value-type="float" office:value="93.8999999999989" calcext:value-type="float">
            <text:p>93.8999999999989</text:p>
          </table:table-cell>
          <table:table-cell table:formula="of:=(([.D941]+16)/116)^3" office:value-type="float" office:value="0.850391889658223" calcext:value-type="float">
            <text:p>0.8503918896582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1]+0.1" office:value-type="float" office:value="93.9999999999989" calcext:value-type="float">
            <text:p>93.9999999999989</text:p>
          </table:table-cell>
          <table:table-cell table:formula="of:=(([.D942]+16)/116)^3" office:value-type="float" office:value="0.852715363483513" calcext:value-type="float">
            <text:p>0.8527153634835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2]+0.1" office:value-type="float" office:value="94.0999999999989" calcext:value-type="float">
            <text:p>94.0999999999989</text:p>
          </table:table-cell>
          <table:table-cell table:formula="of:=(([.D943]+16)/116)^3" office:value-type="float" office:value="0.855043065649448" calcext:value-type="float">
            <text:p>0.8550430656494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3]+0.1" office:value-type="float" office:value="94.1999999999989" calcext:value-type="float">
            <text:p>94.1999999999989</text:p>
          </table:table-cell>
          <table:table-cell table:formula="of:=(([.D944]+16)/116)^3" office:value-type="float" office:value="0.857374999999975" calcext:value-type="float">
            <text:p>0.8573749999999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4]+0.1" office:value-type="float" office:value="94.2999999999989" calcext:value-type="float">
            <text:p>94.2999999999989</text:p>
          </table:table-cell>
          <table:table-cell table:formula="of:=(([.D945]+16)/116)^3" office:value-type="float" office:value="0.859711170379039" calcext:value-type="float">
            <text:p>0.85971117037903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5]+0.1" office:value-type="float" office:value="94.3999999999989" calcext:value-type="float">
            <text:p>94.3999999999989</text:p>
          </table:table-cell>
          <table:table-cell table:formula="of:=(([.D946]+16)/116)^3" office:value-type="float" office:value="0.862051580630586" calcext:value-type="float">
            <text:p>0.8620515806305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6]+0.1" office:value-type="float" office:value="94.4999999999989" calcext:value-type="float">
            <text:p>94.4999999999989</text:p>
          </table:table-cell>
          <table:table-cell table:formula="of:=(([.D947]+16)/116)^3" office:value-type="float" office:value="0.864396234598564" calcext:value-type="float">
            <text:p>0.8643962345985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7]+0.1" office:value-type="float" office:value="94.5999999999989" calcext:value-type="float">
            <text:p>94.5999999999989</text:p>
          </table:table-cell>
          <table:table-cell table:formula="of:=(([.D948]+16)/116)^3" office:value-type="float" office:value="0.866745136126917" calcext:value-type="float">
            <text:p>0.86674513612691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8]+0.1" office:value-type="float" office:value="94.6999999999989" calcext:value-type="float">
            <text:p>94.6999999999989</text:p>
          </table:table-cell>
          <table:table-cell table:formula="of:=(([.D949]+16)/116)^3" office:value-type="float" office:value="0.869098289059591" calcext:value-type="float">
            <text:p>0.8690982890595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49]+0.1" office:value-type="float" office:value="94.7999999999989" calcext:value-type="float">
            <text:p>94.7999999999989</text:p>
          </table:table-cell>
          <table:table-cell table:formula="of:=(([.D950]+16)/116)^3" office:value-type="float" office:value="0.871455697240533" calcext:value-type="float">
            <text:p>0.8714556972405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0]+0.1" office:value-type="float" office:value="94.8999999999989" calcext:value-type="float">
            <text:p>94.8999999999989</text:p>
          </table:table-cell>
          <table:table-cell table:formula="of:=(([.D951]+16)/116)^3" office:value-type="float" office:value="0.873817364513689" calcext:value-type="float">
            <text:p>0.8738173645136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1]+0.1" office:value-type="float" office:value="94.9999999999989" calcext:value-type="float">
            <text:p>94.9999999999989</text:p>
          </table:table-cell>
          <table:table-cell table:formula="of:=(([.D952]+16)/116)^3" office:value-type="float" office:value="0.876183294723004" calcext:value-type="float">
            <text:p>0.8761832947230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2]+0.1" office:value-type="float" office:value="95.0999999999989" calcext:value-type="float">
            <text:p>95.0999999999989</text:p>
          </table:table-cell>
          <table:table-cell table:formula="of:=(([.D953]+16)/116)^3" office:value-type="float" office:value="0.878553491712426" calcext:value-type="float">
            <text:p>0.8785534917124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3]+0.1" office:value-type="float" office:value="95.1999999999989" calcext:value-type="float">
            <text:p>95.1999999999989</text:p>
          </table:table-cell>
          <table:table-cell table:formula="of:=(([.D954]+16)/116)^3" office:value-type="float" office:value="0.880927959325899" calcext:value-type="float">
            <text:p>0.88092795932589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4]+0.1" office:value-type="float" office:value="95.2999999999989" calcext:value-type="float">
            <text:p>95.2999999999989</text:p>
          </table:table-cell>
          <table:table-cell table:formula="of:=(([.D955]+16)/116)^3" office:value-type="float" office:value="0.883306701407369" calcext:value-type="float">
            <text:p>0.88330670140736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5]+0.1" office:value-type="float" office:value="95.3999999999989" calcext:value-type="float">
            <text:p>95.3999999999989</text:p>
          </table:table-cell>
          <table:table-cell table:formula="of:=(([.D956]+16)/116)^3" office:value-type="float" office:value="0.885689721800784" calcext:value-type="float">
            <text:p>0.8856897218007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6]+0.1" office:value-type="float" office:value="95.4999999999989" calcext:value-type="float">
            <text:p>95.4999999999989</text:p>
          </table:table-cell>
          <table:table-cell table:formula="of:=(([.D957]+16)/116)^3" office:value-type="float" office:value="0.888077024350089" calcext:value-type="float">
            <text:p>0.8880770243500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7]+0.1" office:value-type="float" office:value="95.5999999999989" calcext:value-type="float">
            <text:p>95.5999999999989</text:p>
          </table:table-cell>
          <table:table-cell table:formula="of:=(([.D958]+16)/116)^3" office:value-type="float" office:value="0.89046861289923" calcext:value-type="float">
            <text:p>0.890468612899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8]+0.1" office:value-type="float" office:value="95.6999999999988" calcext:value-type="float">
            <text:p>95.6999999999988</text:p>
          </table:table-cell>
          <table:table-cell table:formula="of:=(([.D959]+16)/116)^3" office:value-type="float" office:value="0.892864491292153" calcext:value-type="float">
            <text:p>0.89286449129215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59]+0.1" office:value-type="float" office:value="95.7999999999988" calcext:value-type="float">
            <text:p>95.7999999999988</text:p>
          </table:table-cell>
          <table:table-cell table:formula="of:=(([.D960]+16)/116)^3" office:value-type="float" office:value="0.895264663372804" calcext:value-type="float">
            <text:p>0.89526466337280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0]+0.1" office:value-type="float" office:value="95.8999999999988" calcext:value-type="float">
            <text:p>95.8999999999988</text:p>
          </table:table-cell>
          <table:table-cell table:formula="of:=(([.D961]+16)/116)^3" office:value-type="float" office:value="0.897669132985129" calcext:value-type="float">
            <text:p>0.8976691329851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1]+0.1" office:value-type="float" office:value="95.9999999999988" calcext:value-type="float">
            <text:p>95.9999999999988</text:p>
          </table:table-cell>
          <table:table-cell table:formula="of:=(([.D962]+16)/116)^3" office:value-type="float" office:value="0.900077903973074" calcext:value-type="float">
            <text:p>0.9000779039730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2]+0.1" office:value-type="float" office:value="96.0999999999988" calcext:value-type="float">
            <text:p>96.0999999999988</text:p>
          </table:table-cell>
          <table:table-cell table:formula="of:=(([.D963]+16)/116)^3" office:value-type="float" office:value="0.902490980180585" calcext:value-type="float">
            <text:p>0.9024909801805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3]+0.1" office:value-type="float" office:value="96.1999999999988" calcext:value-type="float">
            <text:p>96.1999999999988</text:p>
          </table:table-cell>
          <table:table-cell table:formula="of:=(([.D964]+16)/116)^3" office:value-type="float" office:value="0.904908365451609" calcext:value-type="float">
            <text:p>0.90490836545160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4]+0.1" office:value-type="float" office:value="96.2999999999988" calcext:value-type="float">
            <text:p>96.2999999999988</text:p>
          </table:table-cell>
          <table:table-cell table:formula="of:=(([.D965]+16)/116)^3" office:value-type="float" office:value="0.907330063630091" calcext:value-type="float">
            <text:p>0.90733006363009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5]+0.1" office:value-type="float" office:value="96.3999999999988" calcext:value-type="float">
            <text:p>96.3999999999988</text:p>
          </table:table-cell>
          <table:table-cell table:formula="of:=(([.D966]+16)/116)^3" office:value-type="float" office:value="0.909756078559977" calcext:value-type="float">
            <text:p>0.90975607855997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6]+0.1" office:value-type="float" office:value="96.4999999999988" calcext:value-type="float">
            <text:p>96.4999999999988</text:p>
          </table:table-cell>
          <table:table-cell table:formula="of:=(([.D967]+16)/116)^3" office:value-type="float" office:value="0.912186414085214" calcext:value-type="float">
            <text:p>0.9121864140852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7]+0.1" office:value-type="float" office:value="96.5999999999988" calcext:value-type="float">
            <text:p>96.5999999999988</text:p>
          </table:table-cell>
          <table:table-cell table:formula="of:=(([.D968]+16)/116)^3" office:value-type="float" office:value="0.914621074049747" calcext:value-type="float">
            <text:p>0.91462107404974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8]+0.1" office:value-type="float" office:value="96.6999999999988" calcext:value-type="float">
            <text:p>96.6999999999988</text:p>
          </table:table-cell>
          <table:table-cell table:formula="of:=(([.D969]+16)/116)^3" office:value-type="float" office:value="0.917060062297523" calcext:value-type="float">
            <text:p>0.9170600622975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69]+0.1" office:value-type="float" office:value="96.7999999999988" calcext:value-type="float">
            <text:p>96.7999999999988</text:p>
          </table:table-cell>
          <table:table-cell table:formula="of:=(([.D970]+16)/116)^3" office:value-type="float" office:value="0.919503382672486" calcext:value-type="float">
            <text:p>0.91950338267248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0]+0.1" office:value-type="float" office:value="96.8999999999988" calcext:value-type="float">
            <text:p>96.8999999999988</text:p>
          </table:table-cell>
          <table:table-cell table:formula="of:=(([.D971]+16)/116)^3" office:value-type="float" office:value="0.921951039018585" calcext:value-type="float">
            <text:p>0.9219510390185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1]+0.1" office:value-type="float" office:value="96.9999999999988" calcext:value-type="float">
            <text:p>96.9999999999988</text:p>
          </table:table-cell>
          <table:table-cell table:formula="of:=(([.D972]+16)/116)^3" office:value-type="float" office:value="0.924403035179764" calcext:value-type="float">
            <text:p>0.92440303517976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2]+0.1" office:value-type="float" office:value="97.0999999999988" calcext:value-type="float">
            <text:p>97.0999999999988</text:p>
          </table:table-cell>
          <table:table-cell table:formula="of:=(([.D973]+16)/116)^3" office:value-type="float" office:value="0.92685937499997" calcext:value-type="float">
            <text:p>0.926859374999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3]+0.1" office:value-type="float" office:value="97.1999999999987" calcext:value-type="float">
            <text:p>97.1999999999987</text:p>
          </table:table-cell>
          <table:table-cell table:formula="of:=(([.D974]+16)/116)^3" office:value-type="float" office:value="0.929320062323148" calcext:value-type="float">
            <text:p>0.9293200623231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4]+0.1" office:value-type="float" office:value="97.2999999999987" calcext:value-type="float">
            <text:p>97.2999999999987</text:p>
          </table:table-cell>
          <table:table-cell table:formula="of:=(([.D975]+16)/116)^3" office:value-type="float" office:value="0.931785100993245" calcext:value-type="float">
            <text:p>0.93178510099324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5]+0.1" office:value-type="float" office:value="97.3999999999987" calcext:value-type="float">
            <text:p>97.3999999999987</text:p>
          </table:table-cell>
          <table:table-cell table:formula="of:=(([.D976]+16)/116)^3" office:value-type="float" office:value="0.934254494854206" calcext:value-type="float">
            <text:p>0.93425449485420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6]+0.1" office:value-type="float" office:value="97.4999999999987" calcext:value-type="float">
            <text:p>97.4999999999987</text:p>
          </table:table-cell>
          <table:table-cell table:formula="of:=(([.D977]+16)/116)^3" office:value-type="float" office:value="0.936728247749979" calcext:value-type="float">
            <text:p>0.93672824774997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7]+0.1" office:value-type="float" office:value="97.5999999999987" calcext:value-type="float">
            <text:p>97.5999999999987</text:p>
          </table:table-cell>
          <table:table-cell table:formula="of:=(([.D978]+16)/116)^3" office:value-type="float" office:value="0.939206363524508" calcext:value-type="float">
            <text:p>0.9392063635245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8]+0.1" office:value-type="float" office:value="97.6999999999987" calcext:value-type="float">
            <text:p>97.6999999999987</text:p>
          </table:table-cell>
          <table:table-cell table:formula="of:=(([.D979]+16)/116)^3" office:value-type="float" office:value="0.94168884602174" calcext:value-type="float">
            <text:p>0.941688846021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79]+0.1" office:value-type="float" office:value="97.7999999999987" calcext:value-type="float">
            <text:p>97.7999999999987</text:p>
          </table:table-cell>
          <table:table-cell table:formula="of:=(([.D980]+16)/116)^3" office:value-type="float" office:value="0.944175699085621" calcext:value-type="float">
            <text:p>0.944175699085621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0]+0.1" office:value-type="float" office:value="97.8999999999987" calcext:value-type="float">
            <text:p>97.8999999999987</text:p>
          </table:table-cell>
          <table:table-cell table:formula="of:=(([.D981]+16)/116)^3" office:value-type="float" office:value="0.946666926560097" calcext:value-type="float">
            <text:p>0.94666692656009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1]+0.1" office:value-type="float" office:value="97.9999999999987" calcext:value-type="float">
            <text:p>97.9999999999987</text:p>
          </table:table-cell>
          <table:table-cell table:formula="of:=(([.D982]+16)/116)^3" office:value-type="float" office:value="0.949162532289114" calcext:value-type="float">
            <text:p>0.9491625322891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2]+0.1" office:value-type="float" office:value="98.0999999999987" calcext:value-type="float">
            <text:p>98.0999999999987</text:p>
          </table:table-cell>
          <table:table-cell table:formula="of:=(([.D983]+16)/116)^3" office:value-type="float" office:value="0.951662520116619" calcext:value-type="float">
            <text:p>0.95166252011661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3]+0.1" office:value-type="float" office:value="98.1999999999987" calcext:value-type="float">
            <text:p>98.1999999999987</text:p>
          </table:table-cell>
          <table:table-cell table:formula="of:=(([.D984]+16)/116)^3" office:value-type="float" office:value="0.954166893886555" calcext:value-type="float">
            <text:p>0.9541668938865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4]+0.1" office:value-type="float" office:value="98.2999999999987" calcext:value-type="float">
            <text:p>98.2999999999987</text:p>
          </table:table-cell>
          <table:table-cell table:formula="of:=(([.D985]+16)/116)^3" office:value-type="float" office:value="0.956675657442872" calcext:value-type="float">
            <text:p>0.95667565744287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5]+0.1" office:value-type="float" office:value="98.3999999999987" calcext:value-type="float">
            <text:p>98.3999999999987</text:p>
          </table:table-cell>
          <table:table-cell table:formula="of:=(([.D986]+16)/116)^3" office:value-type="float" office:value="0.959188814629513" calcext:value-type="float">
            <text:p>0.9591888146295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6]+0.1" office:value-type="float" office:value="98.4999999999987" calcext:value-type="float">
            <text:p>98.4999999999987</text:p>
          </table:table-cell>
          <table:table-cell table:formula="of:=(([.D987]+16)/116)^3" office:value-type="float" office:value="0.961706369290426" calcext:value-type="float">
            <text:p>0.96170636929042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7]+0.1" office:value-type="float" office:value="98.5999999999987" calcext:value-type="float">
            <text:p>98.5999999999987</text:p>
          </table:table-cell>
          <table:table-cell table:formula="of:=(([.D988]+16)/116)^3" office:value-type="float" office:value="0.964228325269555" calcext:value-type="float">
            <text:p>0.96422832526955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8]+0.1" office:value-type="float" office:value="98.6999999999987" calcext:value-type="float">
            <text:p>98.6999999999987</text:p>
          </table:table-cell>
          <table:table-cell table:formula="of:=(([.D989]+16)/116)^3" office:value-type="float" office:value="0.966754686410848" calcext:value-type="float">
            <text:p>0.96675468641084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89]+0.1" office:value-type="float" office:value="98.7999999999987" calcext:value-type="float">
            <text:p>98.7999999999987</text:p>
          </table:table-cell>
          <table:table-cell table:formula="of:=(([.D990]+16)/116)^3" office:value-type="float" office:value="0.96928545655825" calcext:value-type="float">
            <text:p>0.9692854565582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0]+0.1" office:value-type="float" office:value="98.8999999999987" calcext:value-type="float">
            <text:p>98.8999999999987</text:p>
          </table:table-cell>
          <table:table-cell table:formula="of:=(([.D991]+16)/116)^3" office:value-type="float" office:value="0.971820639555708" calcext:value-type="float">
            <text:p>0.97182063955570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1]+0.1" office:value-type="float" office:value="98.9999999999987" calcext:value-type="float">
            <text:p>98.9999999999987</text:p>
          </table:table-cell>
          <table:table-cell table:formula="of:=(([.D992]+16)/116)^3" office:value-type="float" office:value="0.974360239247167" calcext:value-type="float">
            <text:p>0.9743602392471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2]+0.1" office:value-type="float" office:value="99.0999999999987" calcext:value-type="float">
            <text:p>99.0999999999987</text:p>
          </table:table-cell>
          <table:table-cell table:formula="of:=(([.D993]+16)/116)^3" office:value-type="float" office:value="0.976904259476574" calcext:value-type="float">
            <text:p>0.9769042594765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3]+0.1" office:value-type="float" office:value="99.1999999999986" calcext:value-type="float">
            <text:p>99.1999999999986</text:p>
          </table:table-cell>
          <table:table-cell table:formula="of:=(([.D994]+16)/116)^3" office:value-type="float" office:value="0.979452704087874" calcext:value-type="float">
            <text:p>0.97945270408787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4]+0.1" office:value-type="float" office:value="99.2999999999986" calcext:value-type="float">
            <text:p>99.2999999999986</text:p>
          </table:table-cell>
          <table:table-cell table:formula="of:=(([.D995]+16)/116)^3" office:value-type="float" office:value="0.982005576925013" calcext:value-type="float">
            <text:p>0.98200557692501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5]+0.1" office:value-type="float" office:value="99.3999999999986" calcext:value-type="float">
            <text:p>99.3999999999986</text:p>
          </table:table-cell>
          <table:table-cell table:formula="of:=(([.D996]+16)/116)^3" office:value-type="float" office:value="0.984562881831938" calcext:value-type="float">
            <text:p>0.98456288183193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6]+0.1" office:value-type="float" office:value="99.4999999999986" calcext:value-type="float">
            <text:p>99.4999999999986</text:p>
          </table:table-cell>
          <table:table-cell table:formula="of:=(([.D997]+16)/116)^3" office:value-type="float" office:value="0.987124622652595" calcext:value-type="float">
            <text:p>0.98712462265259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7]+0.1" office:value-type="float" office:value="99.5999999999986" calcext:value-type="float">
            <text:p>99.5999999999986</text:p>
          </table:table-cell>
          <table:table-cell table:formula="of:=(([.D998]+16)/116)^3" office:value-type="float" office:value="0.989690803230929" calcext:value-type="float">
            <text:p>0.9896908032309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8]+0.1" office:value-type="float" office:value="99.6999999999986" calcext:value-type="float">
            <text:p>99.6999999999986</text:p>
          </table:table-cell>
          <table:table-cell table:formula="of:=(([.D999]+16)/116)^3" office:value-type="float" office:value="0.992261427410887" calcext:value-type="float">
            <text:p>0.9922614274108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999]+0.1" office:value-type="float" office:value="99.7999999999986" calcext:value-type="float">
            <text:p>99.7999999999986</text:p>
          </table:table-cell>
          <table:table-cell table:formula="of:=(([.D1000]+16)/116)^3" office:value-type="float" office:value="0.994836499036415" calcext:value-type="float">
            <text:p>0.99483649903641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1000]+0.1" office:value-type="float" office:value="99.8999999999986" calcext:value-type="float">
            <text:p>99.8999999999986</text:p>
          </table:table-cell>
          <table:table-cell table:formula="of:=(([.D1001]+16)/116)^3" office:value-type="float" office:value="0.997416021951458" calcext:value-type="float">
            <text:p>0.997416021951458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D1001]+0.1" office:value-type="float" office:value="99.9999999999986" calcext:value-type="float">
            <text:p>99.9999999999986</text:p>
          </table:table-cell>
          <table:table-cell table:formula="of:=(([.D1002]+16)/116)^3" office:value-type="float" office:value="0.999999999999964" calcext:value-type="float">
            <text:p>0.99999999999996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6T15:08:10.825000000</meta:creation-date>
    <dc:date>2019-11-16T21:53:43.149000000</dc:date>
    <meta:editing-duration>PT36M37S</meta:editing-duration>
    <meta:editing-cycles>1</meta:editing-cycles>
    <meta:document-statistic meta:table-count="3" meta:cell-count="3300" meta:object-count="3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52cm" svg:height="15.594cm" xlink:href=".." xlink:type="simple" chart:class="chart:scatter" chart:style-name="ch1">
        <chart:legend chart:legend-position="end" svg:x="16.442cm" svg:y="7.498cm" style:legend-expansion="high" chart:style-name="ch2"/>
        <chart:plot-area chart:style-name="ch3" table:cell-range-address="Sheet2.F5:Sheet2.F23 Sheet2.J5:Sheet2.J23" svg:x="0.247cm" svg:y="0.548cm" svg:width="15.03cm" svg:height="14.348cm">
          <chartooo:coordinate-region svg:x="1.424cm" svg:y="0.747cm" svg:width="13.388cm" svg:height="13.5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5:Sheet2.J23" chart:class="chart:scatter">
            <chart:domain table:cell-range-address="Sheet2.F5:Sheet2.F23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5:Sheet2.F23</svg:desc>
                </draw:g>
              </table:table-cell>
              <table:table-cell office:value-type="float" office:value="0">
                <text:p>0</text:p>
                <draw:g>
                  <svg:desc>Sheet2.J5:Sheet2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1655768591378">
                <text:p>0.221655768591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3311537182755">
                <text:p>0.443311537182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662307436551">
                <text:p>0.886623074365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7324614873102">
                <text:p>1.773246148731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4649229746204">
                <text:p>3.54649229746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9298459492408">
                <text:p>7.09298459492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859691898482">
                <text:p>14.18596918984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719383796963">
                <text:p>28.37193837969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7438767593927">
                <text:p>56.74387675939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.487753518785">
                <text:p>113.4877535187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.975507037571">
                <text:p>226.97550703757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5.975900161004">
                <text:p>485.97590016100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6.90003968626">
                <text:p>1446.9000396862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5.65826749942">
                <text:p>6035.6582674994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55.5474812703">
                <text:p>10155.5474812703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20.480178606">
                <text:p>15820.480178606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276.483922248">
                <text:p>23276.483922248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67">
                <text:p>32767</text:p>
              </table:table-cell>
              <table:table-cell office:value-type="float" office:value="32767">
                <text:p>32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8.753cm" svg:height="34.187cm" xlink:href=".." xlink:type="simple" chart:class="chart:scatter" chart:column-mapping="0 2 1" chart:style-name="ch1">
        <chart:legend chart:legend-position="end" svg:x="65.557cm" svg:y="16.296cm" style:legend-expansion="high" chart:style-name="ch2"/>
        <chart:plot-area chart:style-name="ch3" table:cell-range-address="Sheet3.D1:Sheet3.F1002" chart:data-source-has-labels="row" svg:x="1.375cm" svg:y="0.683cm" svg:width="62.807cm" svg:height="32.821cm">
          <chartooo:coordinate-region svg:x="2.102cm" svg:y="0.882cm" svg:width="61.8cm" svg:height="31.9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002" chart:label-cell-address="Sheet3.F1:Sheet3.F1" chart:class="chart:scatter">
            <chart:domain table:cell-range-address="Sheet3.D2:Sheet3.D1002"/>
            <chart:regression-curve chart:style-name="ch8">
              <chart:equation chart:display-equation="true" chart:display-r-square="false"/>
            </chart:regression-curve>
            <chart:data-point chart:repeated="1001"/>
          </chart:series>
          <chart:series chart:style-name="ch9" chart:values-cell-range-address="Sheet3.E2:Sheet3.E1002" chart:label-cell-address="Sheet3.E1:Sheet3.E1" chart:class="chart:scatter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alt</text:p>
                <draw:g>
                  <svg:desc>Sheet3.F1:Sheet3.F1</svg:desc>
                </draw:g>
              </table:table-cell>
              <table:table-cell office:value-type="string">
                <text:p>Y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2:Sheet3.D1002</svg:desc>
                </draw:g>
              </table:table-cell>
              <table:table-cell office:value-type="float" office:value="NaN">
                <text:p>NaN</text:p>
                <draw:g>
                  <svg:desc>Sheet3.F2:Sheet3.F1002</svg:desc>
                </draw:g>
              </table:table-cell>
              <table:table-cell office:value-type="float" office:value="0">
                <text:p>0</text:p>
                <draw:g>
                  <svg:desc>Sheet3.E2:Sheet3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00110705192073508">
                <text:p>0.000110705192073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000221410384147016">
                <text:p>0.000221410384147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000332115576220525">
                <text:p>0.000332115576220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000442820768294033">
                <text:p>0.000442820768294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000553525960367541">
                <text:p>0.00055352596036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00066423115244105">
                <text:p>0.00066423115244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000774936344514558">
                <text:p>0.000774936344514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000885641536588066">
                <text:p>0.000885641536588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000996346728661574">
                <text:p>0.00099634672866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00110705192073508">
                <text:p>0.00110705192073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.00121775711280859">
                <text:p>0.00121775711280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0.0013284623048821">
                <text:p>0.0013284623048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.00143916749695561">
                <text:p>0.00143916749695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.00154987268902912">
                <text:p>0.00154987268902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.00166057788110262">
                <text:p>0.00166057788110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.00177128307317613">
                <text:p>0.00177128307317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.00188198826524964">
                <text:p>0.00188198826524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.00199269345732315">
                <text:p>0.00199269345732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0.00210339864939666">
                <text:p>0.00210339864939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221410384147017">
                <text:p>0.00221410384147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0.00232480903354367">
                <text:p>0.00232480903354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0.00243551422561718">
                <text:p>0.00243551422561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0.00254621941769069">
                <text:p>0.00254621941769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0.0026569246097642">
                <text:p>0.0026569246097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.00276762980183771">
                <text:p>0.00276762980183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0.00287833499391122">
                <text:p>0.00287833499391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0.00298904018598472">
                <text:p>0.00298904018598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0.00309974537805823">
                <text:p>0.00309974537805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0.00321045057013174">
                <text:p>0.00321045057013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0332115576220525">
                <text:p>0.00332115576220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0.00343186095427876">
                <text:p>0.00343186095427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0.00354256614635227">
                <text:p>0.00354256614635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0.00365327133842577">
                <text:p>0.00365327133842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0.00376397653049928">
                <text:p>0.003763976530499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00387468172257279">
                <text:p>0.00387468172257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0.0039853869146463">
                <text:p>0.0039853869146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0.00409609210671981">
                <text:p>0.00409609210671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0.00420679729879332">
                <text:p>0.00420679729879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0.00431750249086683">
                <text:p>0.00431750249086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0442820768294033">
                <text:p>0.00442820768294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0.00453891287501384">
                <text:p>0.00453891287501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0.00464961806708735">
                <text:p>0.00464961806708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0.00476032325916086">
                <text:p>0.00476032325916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0.00487102845123436">
                <text:p>0.004871028451234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0.00498173364330787">
                <text:p>0.004981733643307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0.00509243883538138">
                <text:p>0.00509243883538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0.00520314402745489">
                <text:p>0.00520314402745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0.0053138492195284">
                <text:p>0.0053138492195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0.0054245544116019">
                <text:p>0.0054245544116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0553525960367541">
                <text:p>0.00553525960367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0.00564596479574892">
                <text:p>0.005645964795748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0.00575666998782243">
                <text:p>0.00575666998782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0.00586737517989593">
                <text:p>0.00586737517989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0.00597808037196944">
                <text:p>0.00597808037196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0.00608878556404295">
                <text:p>0.0060887855640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0.00619949075611646">
                <text:p>0.006199490756116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0.00631019594818997">
                <text:p>0.00631019594818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0.00642090114026347">
                <text:p>0.00642090114026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0.00653160633233698">
                <text:p>0.00653160633233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0664231152441049">
                <text:p>0.00664231152441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6753016716484">
                <text:p>0.006753016716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686372190855751">
                <text:p>0.006863721908557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697442710063101">
                <text:p>0.00697442710063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08513229270452">
                <text:p>0.00708513229270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19583748477803">
                <text:p>0.007195837484778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30654267685154">
                <text:p>0.00730654267685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41724786892504">
                <text:p>0.00741724786892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52795306099855">
                <text:p>0.0075279530609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63865825307206">
                <text:p>0.007638658253072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74936344514557">
                <text:p>0.00774936344514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86006863721908">
                <text:p>0.00786006863721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797077382929258">
                <text:p>0.00797077382929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08147902136609">
                <text:p>0.00808147902136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1921842134396">
                <text:p>0.0081921842134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30288940551311">
                <text:p>0.00830288940551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41359459758661">
                <text:p>0.00841359459758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52429978966012">
                <text:p>0.00852429978966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63500498173363">
                <text:p>0.008635004981733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74571017380714">
                <text:p>0.00874571017380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85641536588065">
                <text:p>0.008856415365880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896761923920618">
                <text:p>0.00896761923920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0797131903727">
                <text:p>0.0090797131903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19273737648119">
                <text:p>0.00919273737648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3066956414777">
                <text:p>0.0093066956414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42159182930828">
                <text:p>0.00942159182930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53742978391897">
                <text:p>0.0095374297839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65421334925579">
                <text:p>0.009654213349255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00977194636926481">
                <text:p>0.00977194636926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0989063268789206">
                <text:p>0.00989063268789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0102761490836">
                <text:p>0.0100102761490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1308805967854">
                <text:p>0.0101308805967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2524498749436">
                <text:p>0.01025244987494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3749878275042">
                <text:p>0.0103749878275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4984982984132">
                <text:p>0.0104984982984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6229851316167">
                <text:p>0.0106229851316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7484521710607">
                <text:p>0.0107484521710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08749032606913">
                <text:p>0.0108749032606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10023422444544">
                <text:p>0.01100234224445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11307729662963">
                <text:p>0.0111307729662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0112601992701628">
                <text:p>0.01126019927016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0.011390625">
                <text:p>0.0113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0.011522053999754">
                <text:p>0.011522053999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0.0116544901133708">
                <text:p>0.0116544901133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0.0117879371847964">
                <text:p>0.0117879371847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.0119223990579769">
                <text:p>0.01192239905797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0.0120578795768584">
                <text:p>0.0120578795768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.0121943825853868">
                <text:p>0.01219438258538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0.0123319119275083">
                <text:p>0.0123319119275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0.0124704714471688">
                <text:p>0.0124704714471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126100649883144">
                <text:p>0.0126100649883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0.0127506963948911">
                <text:p>0.0127506963948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0.012892369510845">
                <text:p>0.0128923695108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0.0130350881801222">
                <text:p>0.0130350881801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.0131788562466685">
                <text:p>0.0131788562466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.0133236775544302">
                <text:p>0.0133236775544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0.0134695559473533">
                <text:p>0.01346955594735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0136164952693837">
                <text:p>0.01361649526938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0.0137644993644676">
                <text:p>0.01376449936446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0.0139135720765509">
                <text:p>0.0139135720765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140637172495797">
                <text:p>0.0140637172495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0.0142149387275001">
                <text:p>0.0142149387275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0.014367240354258">
                <text:p>0.014367240354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0.0145206259737996">
                <text:p>0.01452062597379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0.0146750994300709">
                <text:p>0.01467509943007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.0148306645670179">
                <text:p>0.01483066456701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0.0149873252285866">
                <text:p>0.01498732522858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0.0151450852587231">
                <text:p>0.0151450852587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0.0153039485013735">
                <text:p>0.01530394850137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0.0154639188004838">
                <text:p>0.01546391880048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0157871959438681">
                <text:p>0.01578719594386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.0159505104760342">
                <text:p>0.01595051047603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0.0161149474404444">
                <text:p>0.0161149474404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0.0162805106810447">
                <text:p>0.01628051068104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0.0164472040417811">
                <text:p>0.0164472040417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0.0166150313665996">
                <text:p>0.0166150313665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0.0167839964994464">
                <text:p>0.0167839964994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0.0169541032842674">
                <text:p>0.01695410328426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0171253555650088">
                <text:p>0.0171253555650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172977571856164">
                <text:p>0.0172977571856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0.0174713119900364">
                <text:p>0.01747131199003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.0176460238222149">
                <text:p>0.01764602382221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0.0178218965260978">
                <text:p>0.01782189652609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0.0179989339456312">
                <text:p>0.01799893394563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0.0181771399247611">
                <text:p>0.01817713992476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0183565183074336">
                <text:p>0.0183565183074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0.0185370729375947">
                <text:p>0.01853707293759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0.0187188076591905">
                <text:p>0.01871880765919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0.0189017263161671">
                <text:p>0.01890172631616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190858327524703">
                <text:p>0.01908583275247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.0192711308120463">
                <text:p>0.0192711308120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0194576243388412">
                <text:p>0.01945762433884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NaN">
                <text:p>NaN</text:p>
              </table:table-cell>
              <table:table-cell office:value-type="float" office:value="0.0196453171768009">
                <text:p>0.01964531717680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0.0198342131698716">
                <text:p>0.01983421316987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0.0200243161619992">
                <text:p>0.0200243161619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0.0202156299971298">
                <text:p>0.02021562999712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0.0204081585192094">
                <text:p>0.02040815851920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0.0206019055721841">
                <text:p>0.02060190557218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0.0207968749999999">
                <text:p>0.020796874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209930706466029">
                <text:p>0.02099307064660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0.0211904963559391">
                <text:p>0.0211904963559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0213891559719545">
                <text:p>0.02138915597195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NaN">
                <text:p>NaN</text:p>
              </table:table-cell>
              <table:table-cell office:value-type="float" office:value="0.0215890533385952">
                <text:p>0.02158905333859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0.0217901922998072">
                <text:p>0.0217901922998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0.0219925766995366">
                <text:p>0.02199257669953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0.0221962103817294">
                <text:p>0.02219621038172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NaN">
                <text:p>NaN</text:p>
              </table:table-cell>
              <table:table-cell office:value-type="float" office:value="0.0224010971903316">
                <text:p>0.02240109719033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0.0226072409692894">
                <text:p>0.02260724096928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0.0228146455625486">
                <text:p>0.02281464556254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230233148140554">
                <text:p>0.02302331481405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0.0232332525677559">
                <text:p>0.02323325256775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0.023444462667596">
                <text:p>0.023444462667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NaN">
                <text:p>NaN</text:p>
              </table:table-cell>
              <table:table-cell office:value-type="float" office:value="0.0236569489575218">
                <text:p>0.02365694895752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0.0238707152814793">
                <text:p>0.02387071528147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0.0240857654834146">
                <text:p>0.0240857654834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0.0243021034072737">
                <text:p>0.02430210340727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0.0245197328970027">
                <text:p>0.0245197328970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0.0247386577965476">
                <text:p>0.02473865779654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0.0249588819498544">
                <text:p>0.0249588819498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0251804092008692">
                <text:p>0.02518040920086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0.025403243393538">
                <text:p>0.0254032433935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0.0256273883718069">
                <text:p>0.02562738837180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0.0258528479796219">
                <text:p>0.0258528479796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0.0260796260609291">
                <text:p>0.0260796260609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0.0263077264596744">
                <text:p>0.02630772645967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0.026537153019804">
                <text:p>0.0265371530198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0.0267679095852638">
                <text:p>0.0267679095852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0.0272334281079585">
                <text:p>0.02723342810795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274681977530854">
                <text:p>0.02746819775308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0.0277043127793267">
                <text:p>0.02770431277932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0.0279417770306286">
                <text:p>0.0279417770306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0.0281805943509369">
                <text:p>0.02818059435093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0.0284207685841978">
                <text:p>0.02842076858419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0.0286623035743573">
                <text:p>0.02866230357435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0.0289052031653614">
                <text:p>0.02890520316536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0.0291494712011563">
                <text:p>0.02914947120115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0.0293951115256878">
                <text:p>0.02939511152568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0.0296421279829021">
                <text:p>0.0296421279829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0298905244167453">
                <text:p>0.0298905244167453</text:p>
              </table:table-cell>
              <table:table-cell office:value-type="float" office:value="0.0298905244167453">
                <text:p>0.0298905244167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0301403046711633">
                <text:p>0.0301403046711633</text:p>
              </table:table-cell>
              <table:table-cell office:value-type="float" office:value="0.0301403046711633">
                <text:p>0.03014030467116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0303914725901021">
                <text:p>0.0303914725901021</text:p>
              </table:table-cell>
              <table:table-cell office:value-type="float" office:value="0.0303914725901021">
                <text:p>0.0303914725901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306440320175079">
                <text:p>0.0306440320175079</text:p>
              </table:table-cell>
              <table:table-cell office:value-type="float" office:value="0.0306440320175079">
                <text:p>0.03064403201750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0308979867973267">
                <text:p>0.0308979867973267</text:p>
              </table:table-cell>
              <table:table-cell office:value-type="float" office:value="0.0308979867973267">
                <text:p>0.03089798679732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0311533407735045">
                <text:p>0.0311533407735045</text:p>
              </table:table-cell>
              <table:table-cell office:value-type="float" office:value="0.0311533407735045">
                <text:p>0.03115334077350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0314100977899873">
                <text:p>0.0314100977899873</text:p>
              </table:table-cell>
              <table:table-cell office:value-type="float" office:value="0.0314100977899873">
                <text:p>0.03141009778998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0316682616907213">
                <text:p>0.0316682616907213</text:p>
              </table:table-cell>
              <table:table-cell office:value-type="float" office:value="0.0316682616907213">
                <text:p>0.03166826169072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0319278363196524">
                <text:p>0.0319278363196524</text:p>
              </table:table-cell>
              <table:table-cell office:value-type="float" office:value="0.0319278363196524">
                <text:p>0.03192783631965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0321888255207266">
                <text:p>0.0321888255207266</text:p>
              </table:table-cell>
              <table:table-cell office:value-type="float" office:value="0.0321888255207266">
                <text:p>0.0321888255207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0324512331378901">
                <text:p>0.0324512331378901</text:p>
              </table:table-cell>
              <table:table-cell office:value-type="float" office:value="0.0324512331378901">
                <text:p>0.03245123313789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0327150630150889">
                <text:p>0.0327150630150889</text:p>
              </table:table-cell>
              <table:table-cell office:value-type="float" office:value="0.0327150630150889">
                <text:p>0.0327150630150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0329803189962689">
                <text:p>0.0329803189962689</text:p>
              </table:table-cell>
              <table:table-cell office:value-type="float" office:value="0.0329803189962689">
                <text:p>0.03298031899626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0332470049253763">
                <text:p>0.0332470049253763</text:p>
              </table:table-cell>
              <table:table-cell office:value-type="float" office:value="0.0332470049253763">
                <text:p>0.03324700492537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335151246463571">
                <text:p>0.0335151246463571</text:p>
              </table:table-cell>
              <table:table-cell office:value-type="float" office:value="0.0335151246463571">
                <text:p>0.03351512464635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0337846820031572">
                <text:p>0.0337846820031572</text:p>
              </table:table-cell>
              <table:table-cell office:value-type="float" office:value="0.0337846820031572">
                <text:p>0.03378468200315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0340556808397229">
                <text:p>0.0340556808397229</text:p>
              </table:table-cell>
              <table:table-cell office:value-type="float" office:value="0.0340556808397229">
                <text:p>0.03405568083972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0343281250000001">
                <text:p>0.0343281250000001</text:p>
              </table:table-cell>
              <table:table-cell office:value-type="float" office:value="0.0343281250000001">
                <text:p>0.03432812500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0346020183279348">
                <text:p>0.0346020183279348</text:p>
              </table:table-cell>
              <table:table-cell office:value-type="float" office:value="0.0346020183279348">
                <text:p>0.0346020183279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0348773646674732">
                <text:p>0.0348773646674732</text:p>
              </table:table-cell>
              <table:table-cell office:value-type="float" office:value="0.0348773646674732">
                <text:p>0.03487736466747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0351541678625611">
                <text:p>0.0351541678625611</text:p>
              </table:table-cell>
              <table:table-cell office:value-type="float" office:value="0.0351541678625611">
                <text:p>0.03515416786256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0354324317571447">
                <text:p>0.0354324317571447</text:p>
              </table:table-cell>
              <table:table-cell office:value-type="float" office:value="0.0354324317571447">
                <text:p>0.03543243175714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0357121601951701">
                <text:p>0.0357121601951701</text:p>
              </table:table-cell>
              <table:table-cell office:value-type="float" office:value="0.0357121601951701">
                <text:p>0.03571216019517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0359933570205832">
                <text:p>0.0359933570205832</text:p>
              </table:table-cell>
              <table:table-cell office:value-type="float" office:value="0.0359933570205832">
                <text:p>0.03599335702058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0362760260773301">
                <text:p>0.0362760260773301</text:p>
              </table:table-cell>
              <table:table-cell office:value-type="float" office:value="0.0362760260773301">
                <text:p>0.03627602607733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0365601712093568">
                <text:p>0.0365601712093568</text:p>
              </table:table-cell>
              <table:table-cell office:value-type="float" office:value="0.0365601712093568">
                <text:p>0.03656017120935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.0368457962606094">
                <text:p>0.0368457962606094</text:p>
              </table:table-cell>
              <table:table-cell office:value-type="float" office:value="0.0368457962606094">
                <text:p>0.03684579626060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.037132905075034">
                <text:p>0.037132905075034</text:p>
              </table:table-cell>
              <table:table-cell office:value-type="float" office:value="0.037132905075034">
                <text:p>0.0371329050750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.0374215014965765">
                <text:p>0.0374215014965765</text:p>
              </table:table-cell>
              <table:table-cell office:value-type="float" office:value="0.0374215014965765">
                <text:p>0.0374215014965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.037711589369183">
                <text:p>0.037711589369183</text:p>
              </table:table-cell>
              <table:table-cell office:value-type="float" office:value="0.037711589369183">
                <text:p>0.0377115893691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.0380031725367995">
                <text:p>0.0380031725367995</text:p>
              </table:table-cell>
              <table:table-cell office:value-type="float" office:value="0.0380031725367995">
                <text:p>0.03800317253679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.0382962548433722">
                <text:p>0.0382962548433722</text:p>
              </table:table-cell>
              <table:table-cell office:value-type="float" office:value="0.0382962548433722">
                <text:p>0.03829625484337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.0385908401328469">
                <text:p>0.0385908401328469</text:p>
              </table:table-cell>
              <table:table-cell office:value-type="float" office:value="0.0385908401328469">
                <text:p>0.0385908401328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.0388869322491699">
                <text:p>0.0388869322491699</text:p>
              </table:table-cell>
              <table:table-cell office:value-type="float" office:value="0.0388869322491699">
                <text:p>0.03888693224916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.039184535036287">
                <text:p>0.039184535036287</text:p>
              </table:table-cell>
              <table:table-cell office:value-type="float" office:value="0.039184535036287">
                <text:p>0.0391845350362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.0394836523381444">
                <text:p>0.0394836523381444</text:p>
              </table:table-cell>
              <table:table-cell office:value-type="float" office:value="0.0394836523381444">
                <text:p>0.03948365233814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.0397842879986881">
                <text:p>0.0397842879986881</text:p>
              </table:table-cell>
              <table:table-cell office:value-type="float" office:value="0.0397842879986881">
                <text:p>0.03978428799868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.0400864458618642">
                <text:p>0.0400864458618642</text:p>
              </table:table-cell>
              <table:table-cell office:value-type="float" office:value="0.0400864458618642">
                <text:p>0.04008644586186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.0403901297716186">
                <text:p>0.0403901297716186</text:p>
              </table:table-cell>
              <table:table-cell office:value-type="float" office:value="0.0403901297716186">
                <text:p>0.0403901297716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.0406953435718974">
                <text:p>0.0406953435718974</text:p>
              </table:table-cell>
              <table:table-cell office:value-type="float" office:value="0.0406953435718974">
                <text:p>0.04069534357189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.0410020911066467">
                <text:p>0.0410020911066467</text:p>
              </table:table-cell>
              <table:table-cell office:value-type="float" office:value="0.0410020911066467">
                <text:p>0.04100209110664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.0413103762198124">
                <text:p>0.0413103762198124</text:p>
              </table:table-cell>
              <table:table-cell office:value-type="float" office:value="0.0413103762198124">
                <text:p>0.0413103762198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.0416202027553408">
                <text:p>0.0416202027553408</text:p>
              </table:table-cell>
              <table:table-cell office:value-type="float" office:value="0.0416202027553408">
                <text:p>0.04162020275534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.0419315745571777">
                <text:p>0.0419315745571777</text:p>
              </table:table-cell>
              <table:table-cell office:value-type="float" office:value="0.0419315745571777">
                <text:p>0.04193157455717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.0422444954692692">
                <text:p>0.0422444954692692</text:p>
              </table:table-cell>
              <table:table-cell office:value-type="float" office:value="0.0422444954692692">
                <text:p>0.0422444954692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.0425589693355614">
                <text:p>0.0425589693355614</text:p>
              </table:table-cell>
              <table:table-cell office:value-type="float" office:value="0.0425589693355614">
                <text:p>0.0425589693355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.0428750000000003">
                <text:p>0.0428750000000003</text:p>
              </table:table-cell>
              <table:table-cell office:value-type="float" office:value="0.0428750000000003">
                <text:p>0.04287500000000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.0431925913065319">
                <text:p>0.0431925913065319</text:p>
              </table:table-cell>
              <table:table-cell office:value-type="float" office:value="0.0431925913065319">
                <text:p>0.04319259130653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.0435117470991023">
                <text:p>0.0435117470991023</text:p>
              </table:table-cell>
              <table:table-cell office:value-type="float" office:value="0.0435117470991023">
                <text:p>0.0435117470991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.0438324712216576">
                <text:p>0.0438324712216576</text:p>
              </table:table-cell>
              <table:table-cell office:value-type="float" office:value="0.0438324712216576">
                <text:p>0.04383247122165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.0441547675181437">
                <text:p>0.0441547675181437</text:p>
              </table:table-cell>
              <table:table-cell office:value-type="float" office:value="0.0441547675181437">
                <text:p>0.04415476751814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.0444786398325067">
                <text:p>0.0444786398325067</text:p>
              </table:table-cell>
              <table:table-cell office:value-type="float" office:value="0.0444786398325067">
                <text:p>0.04447863983250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0.0448040920086927">
                <text:p>0.0448040920086927</text:p>
              </table:table-cell>
              <table:table-cell office:value-type="float" office:value="0.0448040920086927">
                <text:p>0.04480409200869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0.0451311278906477">
                <text:p>0.0451311278906477</text:p>
              </table:table-cell>
              <table:table-cell office:value-type="float" office:value="0.0451311278906477">
                <text:p>0.04513112789064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0.0454597513223177">
                <text:p>0.0454597513223177</text:p>
              </table:table-cell>
              <table:table-cell office:value-type="float" office:value="0.0454597513223177">
                <text:p>0.04545975132231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0.0457899661476488">
                <text:p>0.0457899661476488</text:p>
              </table:table-cell>
              <table:table-cell office:value-type="float" office:value="0.0457899661476488">
                <text:p>0.0457899661476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0.0461217762105871">
                <text:p>0.0461217762105871</text:p>
              </table:table-cell>
              <table:table-cell office:value-type="float" office:value="0.0461217762105871">
                <text:p>0.04612177621058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0.0464551853550784">
                <text:p>0.0464551853550784</text:p>
              </table:table-cell>
              <table:table-cell office:value-type="float" office:value="0.0464551853550784">
                <text:p>0.04645518535507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0.046790197425069">
                <text:p>0.046790197425069</text:p>
              </table:table-cell>
              <table:table-cell office:value-type="float" office:value="0.046790197425069">
                <text:p>0.0467901974250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0.0471268162645048">
                <text:p>0.0471268162645048</text:p>
              </table:table-cell>
              <table:table-cell office:value-type="float" office:value="0.0471268162645048">
                <text:p>0.04712681626450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0.0474650457173319">
                <text:p>0.0474650457173319</text:p>
              </table:table-cell>
              <table:table-cell office:value-type="float" office:value="0.0474650457173319">
                <text:p>0.04746504571733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0.0478048896274963">
                <text:p>0.0478048896274963</text:p>
              </table:table-cell>
              <table:table-cell office:value-type="float" office:value="0.0478048896274963">
                <text:p>0.0478048896274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0.0481463518389441">
                <text:p>0.0481463518389441</text:p>
              </table:table-cell>
              <table:table-cell office:value-type="float" office:value="0.0481463518389441">
                <text:p>0.04814635183894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0.0484894361956213">
                <text:p>0.0484894361956213</text:p>
              </table:table-cell>
              <table:table-cell office:value-type="float" office:value="0.0484894361956213">
                <text:p>0.04848943619562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0.048834146541474">
                <text:p>0.048834146541474</text:p>
              </table:table-cell>
              <table:table-cell office:value-type="float" office:value="0.048834146541474">
                <text:p>0.0488341465414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0.0491804867204481">
                <text:p>0.0491804867204481</text:p>
              </table:table-cell>
              <table:table-cell office:value-type="float" office:value="0.0491804867204481">
                <text:p>0.04918048672044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0.0495284605764898">
                <text:p>0.0495284605764898</text:p>
              </table:table-cell>
              <table:table-cell office:value-type="float" office:value="0.0495284605764898">
                <text:p>0.04952846057648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0.049878071953545">
                <text:p>0.049878071953545</text:p>
              </table:table-cell>
              <table:table-cell office:value-type="float" office:value="0.049878071953545">
                <text:p>0.0498780719535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0.0502293246955599">
                <text:p>0.0502293246955599</text:p>
              </table:table-cell>
              <table:table-cell office:value-type="float" office:value="0.0502293246955599">
                <text:p>0.05022932469555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0.0505822226464804">
                <text:p>0.0505822226464804</text:p>
              </table:table-cell>
              <table:table-cell office:value-type="float" office:value="0.0505822226464804">
                <text:p>0.05058222264648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0.0509367696502526">
                <text:p>0.0509367696502526</text:p>
              </table:table-cell>
              <table:table-cell office:value-type="float" office:value="0.0509367696502526">
                <text:p>0.05093676965025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0.0512929695508225">
                <text:p>0.0512929695508225</text:p>
              </table:table-cell>
              <table:table-cell office:value-type="float" office:value="0.0512929695508225">
                <text:p>0.05129296955082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0.0516508261921362">
                <text:p>0.0516508261921362</text:p>
              </table:table-cell>
              <table:table-cell office:value-type="float" office:value="0.0516508261921362">
                <text:p>0.05165082619213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0.0520103434181397">
                <text:p>0.0520103434181397</text:p>
              </table:table-cell>
              <table:table-cell office:value-type="float" office:value="0.0520103434181397">
                <text:p>0.05201034341813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0.0523715250727791">
                <text:p>0.0523715250727791</text:p>
              </table:table-cell>
              <table:table-cell office:value-type="float" office:value="0.0523715250727791">
                <text:p>0.05237152507277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0.0527343750000004">
                <text:p>0.0527343750000004</text:p>
              </table:table-cell>
              <table:table-cell office:value-type="float" office:value="0.0527343750000004">
                <text:p>0.0527343750000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0.0530988970437497">
                <text:p>0.0530988970437497</text:p>
              </table:table-cell>
              <table:table-cell office:value-type="float" office:value="0.0530988970437497">
                <text:p>0.05309889704374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0.0534650950479729">
                <text:p>0.0534650950479729</text:p>
              </table:table-cell>
              <table:table-cell office:value-type="float" office:value="0.0534650950479729">
                <text:p>0.0534650950479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0.0538329728566162">
                <text:p>0.0538329728566162</text:p>
              </table:table-cell>
              <table:table-cell office:value-type="float" office:value="0.0538329728566162">
                <text:p>0.05383297285661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0.0542025343136255">
                <text:p>0.0542025343136255</text:p>
              </table:table-cell>
              <table:table-cell office:value-type="float" office:value="0.0542025343136255">
                <text:p>0.0542025343136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0.0545737832629469">
                <text:p>0.0545737832629469</text:p>
              </table:table-cell>
              <table:table-cell office:value-type="float" office:value="0.0545737832629469">
                <text:p>0.05457378326294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0.0549467235485265">
                <text:p>0.0549467235485265</text:p>
              </table:table-cell>
              <table:table-cell office:value-type="float" office:value="0.0549467235485265">
                <text:p>0.05494672354852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0.0553213590143102">
                <text:p>0.0553213590143102</text:p>
              </table:table-cell>
              <table:table-cell office:value-type="float" office:value="0.0553213590143102">
                <text:p>0.05532135901431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0.0556976935042442">
                <text:p>0.0556976935042442</text:p>
              </table:table-cell>
              <table:table-cell office:value-type="float" office:value="0.0556976935042442">
                <text:p>0.05569769350424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0.0560757308622745">
                <text:p>0.0560757308622745</text:p>
              </table:table-cell>
              <table:table-cell office:value-type="float" office:value="0.0560757308622745">
                <text:p>0.05607573086227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0.0564554749323471">
                <text:p>0.0564554749323471</text:p>
              </table:table-cell>
              <table:table-cell office:value-type="float" office:value="0.0564554749323471">
                <text:p>0.05645547493234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0.056836929558408">
                <text:p>0.056836929558408</text:p>
              </table:table-cell>
              <table:table-cell office:value-type="float" office:value="0.056836929558408">
                <text:p>0.0568369295584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0.0572200985844033">
                <text:p>0.0572200985844033</text:p>
              </table:table-cell>
              <table:table-cell office:value-type="float" office:value="0.0572200985844033">
                <text:p>0.05722009858440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0.0576049858542791">
                <text:p>0.0576049858542791</text:p>
              </table:table-cell>
              <table:table-cell office:value-type="float" office:value="0.0576049858542791">
                <text:p>0.05760498585427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0.0579915952119814">
                <text:p>0.0579915952119814</text:p>
              </table:table-cell>
              <table:table-cell office:value-type="float" office:value="0.0579915952119814">
                <text:p>0.05799159521198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0.0583799305014561">
                <text:p>0.0583799305014561</text:p>
              </table:table-cell>
              <table:table-cell office:value-type="float" office:value="0.0583799305014561">
                <text:p>0.05837993050145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0.0587699955666495">
                <text:p>0.0587699955666495</text:p>
              </table:table-cell>
              <table:table-cell office:value-type="float" office:value="0.0587699955666495">
                <text:p>0.05876999556664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0.0591617942515074">
                <text:p>0.0591617942515074</text:p>
              </table:table-cell>
              <table:table-cell office:value-type="float" office:value="0.0591617942515074">
                <text:p>0.05916179425150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0.059555330399976">
                <text:p>0.059555330399976</text:p>
              </table:table-cell>
              <table:table-cell office:value-type="float" office:value="0.059555330399976">
                <text:p>0.0595553303999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0.0599506078560012">
                <text:p>0.0599506078560012</text:p>
              </table:table-cell>
              <table:table-cell office:value-type="float" office:value="0.0599506078560012">
                <text:p>0.05995060785600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0.0603476304635292">
                <text:p>0.0603476304635292</text:p>
              </table:table-cell>
              <table:table-cell office:value-type="float" office:value="0.0603476304635292">
                <text:p>0.06034763046352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0.060746402066506">
                <text:p>0.060746402066506</text:p>
              </table:table-cell>
              <table:table-cell office:value-type="float" office:value="0.060746402066506">
                <text:p>0.0607464020665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0.0611469265088776">
                <text:p>0.0611469265088776</text:p>
              </table:table-cell>
              <table:table-cell office:value-type="float" office:value="0.0611469265088776">
                <text:p>0.06114692650887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0.06154920763459">
                <text:p>0.06154920763459</text:p>
              </table:table-cell>
              <table:table-cell office:value-type="float" office:value="0.06154920763459">
                <text:p>0.061549207634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0.0619532492875893">
                <text:p>0.0619532492875893</text:p>
              </table:table-cell>
              <table:table-cell office:value-type="float" office:value="0.0619532492875893">
                <text:p>0.06195324928758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0.0623590553118215">
                <text:p>0.0623590553118215</text:p>
              </table:table-cell>
              <table:table-cell office:value-type="float" office:value="0.0623590553118215">
                <text:p>0.06235905531182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27666295512328">
                <text:p>0.06276662955123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3175975849769">
                <text:p>0.0631759758497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35870980513763">
                <text:p>0.06358709805137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40000000000007">
                <text:p>0.06400000000000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44146855395882">
                <text:p>0.06441468553958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48311585140849">
                <text:p>0.06483115851408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52494227674368">
                <text:p>0.06524942276743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566948214359">
                <text:p>0.065669482143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60913404864905">
                <text:p>0.06609134048649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65150016400844">
                <text:p>0.06651500164008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69404694483176">
                <text:p>0.0669404694483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73677477551363">
                <text:p>0.0673677477551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77968404044864">
                <text:p>0.06779684040448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8227751240314">
                <text:p>0.0682277512403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86604841065652">
                <text:p>0.06866048410656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9095042847186">
                <text:p>0.0690950428471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95314313061224">
                <text:p>0.06953143130612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699696533273205">
                <text:p>0.06996965332732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04097127547263">
                <text:p>0.07040971275472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08516134322859">
                <text:p>0.07085161343228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12953592039452">
                <text:p>0.07129535920394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17409539136504">
                <text:p>0.07174095391365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21884014053475">
                <text:p>0.07218840140534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26377055229825">
                <text:p>0.07263770552298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30888701105015">
                <text:p>0.07308887011050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35418990118505">
                <text:p>0.07354189901185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39967960709755">
                <text:p>0.07399679607097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44535651318226">
                <text:p>0.0744535651318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49122100383379">
                <text:p>0.07491221003833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53727346344673">
                <text:p>0.07537273463446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58351427641569">
                <text:p>0.07583514276415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62994382713528">
                <text:p>0.07629943827135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6765625000001">
                <text:p>0.0767656250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72337067940474">
                <text:p>0.07723370679404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77036874974383">
                <text:p>0.07770368749743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81755709541196">
                <text:p>0.07817557095411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86493610080374">
                <text:p>0.07864936100803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91250615031377">
                <text:p>0.07912506150313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796026762833665">
                <text:p>0.0796026762833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00822091926699">
                <text:p>0.08008220919266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05636640749938">
                <text:p>0.08056366407499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10470447742845">
                <text:p>0.0810470447742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15323551344879">
                <text:p>0.0815323551344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201959899955">
                <text:p>0.082019598999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2508780213417">
                <text:p>0.0825087802134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29999026200347">
                <text:p>0.0829999026200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34929700633493">
                <text:p>0.08349297006334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39879863873069">
                <text:p>0.08398798638730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44849554358533">
                <text:p>0.08448495543585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49838810529348">
                <text:p>0.0849838810529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54847670824973">
                <text:p>0.08548476708249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5987617368487">
                <text:p>0.0859876173684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64924357548497">
                <text:p>0.08649243575484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69992260855315">
                <text:p>0.08699922608553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75079922044786">
                <text:p>0.08750799220447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8018737955637">
                <text:p>0.0880187379556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85314671829526">
                <text:p>0.08853146718295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90461837303715">
                <text:p>0.08904618373037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895628914418398">
                <text:p>0.08956289144183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00815941613035">
                <text:p>0.09008159416130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06022957327086">
                <text:p>0.09060229573270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11250000000013">
                <text:p>0.09112500000000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16497108071274">
                <text:p>0.09164971080712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21764319980332">
                <text:p>0.09217643199803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27051674166646">
                <text:p>0.09270516741666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0932359209069676">
                <text:p>0.09323592090696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3">
                <text:p>36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37686963128883">
                <text:p>0.09376869631288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3">
                <text:p>36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43034974783728">
                <text:p>0.09430349747837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3">
                <text:p>36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4840328247367">
                <text:p>0.0948403282473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3">
                <text:p>37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5379192463817">
                <text:p>0.0953791924638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3">
                <text:p>37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5920093971669">
                <text:p>0.0959200939716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3">
                <text:p>37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64630366148688">
                <text:p>0.09646303661486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3">
                <text:p>37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70080242373625">
                <text:p>0.0970080242373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3">
                <text:p>37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75550606830963">
                <text:p>0.0975550606830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3">
                <text:p>37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81041497960161">
                <text:p>0.09810414979601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3">
                <text:p>37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86552954200679">
                <text:p>0.09865529542006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3">
                <text:p>37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92085013991978">
                <text:p>0.09920850139919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3">
                <text:p>37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099763771577352">
                <text:p>0.0997637715773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3">
                <text:p>37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0321109798476">
                <text:p>0.1003211097984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3">
                <text:p>38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0880519906517">
                <text:p>0.1008805199065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3">
                <text:p>38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144200574542">
                <text:p>0.101442005745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3">
                <text:p>38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2005571159131">
                <text:p>0.1020055711591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3">
                <text:p>38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2571219991596">
                <text:p>0.1025712199915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3">
                <text:p>38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3138956086762">
                <text:p>0.1031389560867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3">
                <text:p>38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3708783288574">
                <text:p>0.1037087832885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3">
                <text:p>38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4280705440979">
                <text:p>0.1042807054409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3">
                <text:p>38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4854726387922">
                <text:p>0.104854726387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3">
                <text:p>38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543084997335">
                <text:p>0.105430849973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3">
                <text:p>38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6009080041209">
                <text:p>0.1060090800412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3">
                <text:p>39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6589420435444">
                <text:p>0.1065894204354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3">
                <text:p>39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7171875000002">
                <text:p>0.1071718750000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3">
                <text:p>39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7756447578828">
                <text:p>0.1077564475788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834314201587">
                <text:p>0.108343142015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3">
                <text:p>39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8931962155072">
                <text:p>0.1089319621550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09522911840381">
                <text:p>0.1095229118403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3">
                <text:p>39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0115994915742">
                <text:p>0.1101159949157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3">
                <text:p>39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0711215225103">
                <text:p>0.1107112152251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1308576612409">
                <text:p>0.1113085766124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1908082921606">
                <text:p>0.1119080829216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250973799664">
                <text:p>0.112509737996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3113545681457">
                <text:p>0.1131135456814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3719509820003">
                <text:p>0.1137195098200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4327634256224">
                <text:p>0.1143276342562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4937922834066">
                <text:p>0.1149379228340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5550379397476">
                <text:p>0.1155503793974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6165007790399">
                <text:p>0.1161650077903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6781811856782">
                <text:p>0.1167818118567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7400795440569">
                <text:p>0.1174007954405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8021962385709">
                <text:p>0.1180219623857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8645316536145">
                <text:p>0.1186453165361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9270861735826">
                <text:p>0.1192708617358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19898601828695">
                <text:p>0.119898601828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0528540658701">
                <text:p>0.1205285406587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1160682069788">
                <text:p>0.1211606820697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1795029905902">
                <text:p>0.1217950299059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2431588010991">
                <text:p>0.1224315880109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3070360228999">
                <text:p>0.123070360228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3711350403873">
                <text:p>0.1237113504038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4354562379558">
                <text:p>0.1243545623795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5000000000002">
                <text:p>0.1250000000000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564766710915">
                <text:p>0.125647667109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6297567550947">
                <text:p>0.1262975675509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6949705169341">
                <text:p>0.1269497051693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7604083808276">
                <text:p>0.1276040838082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82607073117">
                <text:p>0.12826070731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8919579523558">
                <text:p>0.1289195795235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29580704287796">
                <text:p>0.1295807042877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3024408544836">
                <text:p>0.130244085448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30909726849197">
                <text:p>0.1309097268491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31577632334251">
                <text:p>0.1315776323342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3224780574747">
                <text:p>0.132247805747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329202509328">
                <text:p>0.13292025093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4">
                <text:p>43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3594971734186">
                <text:p>0.1335949717341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134271971995574">
                <text:p>0.1342719719955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4">
                <text:p>43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4951255560911">
                <text:p>0.1349512555609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4">
                <text:p>43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5632826274142">
                <text:p>0.1356328262741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4">
                <text:p>43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6316687979214">
                <text:p>0.1363166879792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4">
                <text:p>43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7002844520073">
                <text:p>0.1370028445200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4">
                <text:p>43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7691299740664">
                <text:p>0.1376912997406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4">
                <text:p>44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8382057484934">
                <text:p>0.1383820574849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4">
                <text:p>44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9075121596829">
                <text:p>0.1390751215968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4">
                <text:p>44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39770495920294">
                <text:p>0.1397704959202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4">
                <text:p>44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0468184299277">
                <text:p>0.1404681842992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4">
                <text:p>44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1168190577722">
                <text:p>0.1411681905777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4">
                <text:p>44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1870518599576">
                <text:p>0.1418705185995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4">
                <text:p>44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2575172208785">
                <text:p>0.1425751722087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4">
                <text:p>44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3282155249295">
                <text:p>0.1432821552492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4">
                <text:p>44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3991471565052">
                <text:p>0.1439914715650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4">
                <text:p>44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4703125000003">
                <text:p>0.144703125000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4">
                <text:p>45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5417119398092">
                <text:p>0.1454171193980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4">
                <text:p>45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6133458603266">
                <text:p>0.1461334586032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4">
                <text:p>45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6852146459472">
                <text:p>0.1468521464594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4">
                <text:p>45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7573186810655">
                <text:p>0.1475731868106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4">
                <text:p>45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8296583500761">
                <text:p>0.1482965835007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4">
                <text:p>45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9022340373737">
                <text:p>0.1490223403737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4">
                <text:p>45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49750461273528">
                <text:p>0.1497504612735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4">
                <text:p>45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048095004408">
                <text:p>0.150480950044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4">
                <text:p>45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121381052934">
                <text:p>0.151213810529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4">
                <text:p>45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1949046573253">
                <text:p>0.1519490465732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4">
                <text:p>46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2686662019766">
                <text:p>0.1526866620197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4">
                <text:p>46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3426660712824">
                <text:p>0.153426660712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4">
                <text:p>46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4169046496374">
                <text:p>0.1541690464963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4">
                <text:p>46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4913823214362">
                <text:p>0.1549138232143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4">
                <text:p>46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5660994710733">
                <text:p>0.155660994710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4">
                <text:p>46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6410564829434">
                <text:p>0.1564105648294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4">
                <text:p>46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7162537414411">
                <text:p>0.1571625374144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4">
                <text:p>46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791691630961">
                <text:p>0.157916916309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4">
                <text:p>46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8673705358976">
                <text:p>0.1586737053589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4">
                <text:p>46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59432908406457">
                <text:p>0.1594329084064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4">
                <text:p>47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0194529295997">
                <text:p>0.1601945292959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4">
                <text:p>47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0958571871544">
                <text:p>0.1609585718715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4">
                <text:p>47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1725039977042">
                <text:p>0.1617250399770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4">
                <text:p>47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2493937456438">
                <text:p>0.162493937456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4">
                <text:p>47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3265268153679">
                <text:p>0.1632652681536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4">
                <text:p>47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403903591271">
                <text:p>0.164039035912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4">
                <text:p>47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4815244577477">
                <text:p>0.1648152445774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4">
                <text:p>47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5593897991926">
                <text:p>0.1655938979919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4">
                <text:p>47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6375000000003">
                <text:p>0.1663750000000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4">
                <text:p>47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7158554445655">
                <text:p>0.1671585544456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4">
                <text:p>48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7944565172827">
                <text:p>0.1679445651728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4">
                <text:p>48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8733036025466">
                <text:p>0.1687330360254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4">
                <text:p>48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69523970847517">
                <text:p>0.1695239708475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4">
                <text:p>48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0317373482926">
                <text:p>0.1703173734829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4">
                <text:p>48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111324777564">
                <text:p>0.171113247775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4">
                <text:p>48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1911597569604">
                <text:p>0.1719115975696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4">
                <text:p>48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2712426708765">
                <text:p>0.1727124267087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3515739037069">
                <text:p>0.1735157390370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4">
                <text:p>48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4321538398462">
                <text:p>0.1743215383984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4">
                <text:p>48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5129828636889">
                <text:p>0.1751298286368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5940613596297">
                <text:p>0.1759406135962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6753897120632">
                <text:p>0.1767538971206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7569683053839">
                <text:p>0.1775696830538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8387975239866">
                <text:p>0.1783879752398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79208777522657">
                <text:p>0.1792087775226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003209374616">
                <text:p>0.180032093746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4">
                <text:p>49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0857927754319">
                <text:p>0.1808579277543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1686283391082">
                <text:p>0.1816862833910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2517164500393">
                <text:p>0.1825171645003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33505749262">
                <text:p>0.18335057492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4186518512448">
                <text:p>0.1841865185124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5024999103083">
                <text:p>0.1850249991030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5866020542051">
                <text:p>0.1858660205420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6709586673299">
                <text:p>0.1867095866732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187555701340772">
                <text:p>0.1875557013407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5">
                <text:p>50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88404368388417">
                <text:p>0.1884043683884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5">
                <text:p>50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89255591660178">
                <text:p>0.1892555916601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5">
                <text:p>50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0109375000004">
                <text:p>0.1901093750000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5">
                <text:p>50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0965722251839">
                <text:p>0.1909657222518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5">
                <text:p>50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1824637259629">
                <text:p>0.1918246372596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5">
                <text:p>51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2686123867321">
                <text:p>0.1926861238673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5">
                <text:p>51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3550185918861">
                <text:p>0.1935501859188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5">
                <text:p>51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4416827258194">
                <text:p>0.1944168272581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5">
                <text:p>51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5286051729267">
                <text:p>0.1952860517292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5">
                <text:p>51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6157863176026">
                <text:p>0.1961578631760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5">
                <text:p>51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7032265442417">
                <text:p>0.1970322654424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5">
                <text:p>51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7909262372385">
                <text:p>0.1979092623723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5">
                <text:p>51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8788857809877">
                <text:p>0.1987888578098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5">
                <text:p>51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19967105559884">
                <text:p>0.199671055598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5">
                <text:p>51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0555859583218">
                <text:p>0.2005558595832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5">
                <text:p>52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1443273606958">
                <text:p>0.2014432736069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5">
                <text:p>52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2333301514006">
                <text:p>0.202333301514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5">
                <text:p>52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3225947148309">
                <text:p>0.2032259471483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5">
                <text:p>52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4121214353811">
                <text:p>0.2041212143538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5">
                <text:p>52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501910697446">
                <text:p>0.205019106974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5">
                <text:p>52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5919628854201">
                <text:p>0.2059196288542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5">
                <text:p>52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682278383698">
                <text:p>0.206822783836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5">
                <text:p>52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7728575766743">
                <text:p>0.2077285757667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5">
                <text:p>52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8637008487437">
                <text:p>0.2086370084874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5">
                <text:p>52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09548085843008">
                <text:p>0.2095480858430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5">
                <text:p>53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04618116774">
                <text:p>0.21046181167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5">
                <text:p>53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1378189834561">
                <text:p>0.2113781898345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5">
                <text:p>53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2297224158437">
                <text:p>0.2122972241584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5">
                <text:p>53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3218918492973">
                <text:p>0.2132189184929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5">
                <text:p>53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4143276682115">
                <text:p>0.2141432766821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5">
                <text:p>53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507030256981">
                <text:p>0.215070302569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5">
                <text:p>53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6000000000004">
                <text:p>0.2160000000000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5">
                <text:p>53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6932372816643">
                <text:p>0.2169323728166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5">
                <text:p>53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7867424863673">
                <text:p>0.2178674248636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5">
                <text:p>53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8805159985039">
                <text:p>0.2188051599850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5">
                <text:p>54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19745582024688">
                <text:p>0.2197455820246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5">
                <text:p>54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0688694826566">
                <text:p>0.2206886948265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5">
                <text:p>54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1634502234619">
                <text:p>0.2216345022346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5">
                <text:p>54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2583008092792">
                <text:p>0.2225830080927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5">
                <text:p>54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3534216245033">
                <text:p>0.2235342162450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5">
                <text:p>54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4488130535287">
                <text:p>0.2244881305352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5">
                <text:p>54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54447548075">
                <text:p>0.22544475480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5">
                <text:p>54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6404092905618">
                <text:p>0.2264040929056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5">
                <text:p>54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7366148673587">
                <text:p>0.2273661486735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5">
                <text:p>54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8330925955354">
                <text:p>0.2283309259553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5">
                <text:p>55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29298428594863">
                <text:p>0.2292984285948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5">
                <text:p>55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0268660436062">
                <text:p>0.2302686604360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5">
                <text:p>55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1241625322896">
                <text:p>0.2312416253228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5">
                <text:p>55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2217327099312">
                <text:p>0.2322173270993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5">
                <text:p>55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3195769609255">
                <text:p>0.2331957696092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5">
                <text:p>55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4176956696672">
                <text:p>0.2341769566966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5">
                <text:p>55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5160892205508">
                <text:p>0.2351608922055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5">
                <text:p>55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6147579979709">
                <text:p>0.2361475799797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5">
                <text:p>55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7137023863222">
                <text:p>0.2371370238632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5">
                <text:p>55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8129227699993">
                <text:p>0.2381292276999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5">
                <text:p>56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39124195333967">
                <text:p>0.2391241953339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5">
                <text:p>56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0121930609091">
                <text:p>0.2401219306090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5">
                <text:p>56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1122437369311">
                <text:p>0.2411224373693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5">
                <text:p>56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2125719458573">
                <text:p>0.2421257194585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5">
                <text:p>56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3131780720822">
                <text:p>0.2431317807208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5">
                <text:p>56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4140625000005">
                <text:p>0.2441406250000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5">
                <text:p>56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5152256140069">
                <text:p>0.2451522561400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5">
                <text:p>56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6166677984958">
                <text:p>0.2461666779849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5">
                <text:p>56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7183894378619">
                <text:p>0.2471838943786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5">
                <text:p>56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8203909164998">
                <text:p>0.2482039091649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5">
                <text:p>57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49226726188041">
                <text:p>0.2492267261880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5">
                <text:p>57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50252349291694">
                <text:p>0.2502523492916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5">
                <text:p>57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51280782319904">
                <text:p>0.2512807823199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5">
                <text:p>57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52312029116616">
                <text:p>0.2523120291166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5">
                <text:p>57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53346093525775">
                <text:p>0.2533460935257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6">
                <text:p>57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5438297939133">
                <text:p>0.254382979391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6">
                <text:p>57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55422690557224">
                <text:p>0.2554226905572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5">
                <text:p>57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256465230867405">
                <text:p>0.2564652308674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6">
                <text:p>57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57510604165818">
                <text:p>0.2575106041658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6">
                <text:p>57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5855881429641">
                <text:p>0.258558814296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6">
                <text:p>58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59609865103126">
                <text:p>0.2596098651031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6">
                <text:p>58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0663760429913">
                <text:p>0.2606637604299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6">
                <text:p>58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1720504120716">
                <text:p>0.2617205041207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6">
                <text:p>58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2780100019482">
                <text:p>0.2627801000194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6">
                <text:p>58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3842551970156">
                <text:p>0.2638425519701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6">
                <text:p>58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4907863816686">
                <text:p>0.2649078638166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6">
                <text:p>58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5976039403016">
                <text:p>0.2659760394030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6">
                <text:p>58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7047082573092">
                <text:p>0.2670470825730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6">
                <text:p>58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8120997170862">
                <text:p>0.2681209971708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6">
                <text:p>58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6919778704027">
                <text:p>0.269197787040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6">
                <text:p>59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0277456025263">
                <text:p>0.2702774560252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6">
                <text:p>59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1360007969788">
                <text:p>0.2713600079697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6">
                <text:p>59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2445446717789">
                <text:p>0.2724454467177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6">
                <text:p>59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3533776113213">
                <text:p>0.2735337761132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6">
                <text:p>59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4625000000006">
                <text:p>0.2746250000000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6">
                <text:p>59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5719122222115">
                <text:p>0.2757191222221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6">
                <text:p>59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6816146623484">
                <text:p>0.2768161466234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6">
                <text:p>59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7916077048061">
                <text:p>0.2779160770480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6">
                <text:p>59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79018917339791">
                <text:p>0.2790189173397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6">
                <text:p>59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012467134262">
                <text:p>0.280124671342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6">
                <text:p>60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1233342900494">
                <text:p>0.2812333429004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6">
                <text:p>60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234493585736">
                <text:p>0.282344935857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6">
                <text:p>60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3459454057163">
                <text:p>0.2834594540571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6">
                <text:p>60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457690134385">
                <text:p>0.284576901343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6">
                <text:p>60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5697281561366">
                <text:p>0.2856972815613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6">
                <text:p>60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6820598553658">
                <text:p>0.2868205985536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6">
                <text:p>60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7946856164671">
                <text:p>0.2879468561646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6">
                <text:p>60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89076058238352">
                <text:p>0.2890760582383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6">
                <text:p>60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0208208618646">
                <text:p>0.2902082086186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6">
                <text:p>60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13433111495">
                <text:p>0.29134331114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6">
                <text:p>61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248136967486">
                <text:p>0.292481369674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6">
                <text:p>61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3622388038672">
                <text:p>0.2936223880386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6">
                <text:p>61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4766370084881">
                <text:p>0.2947663700848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6">
                <text:p>61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5913319657434">
                <text:p>0.2959133196574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6">
                <text:p>61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7063240600277">
                <text:p>0.297063240600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6">
                <text:p>61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8216136757356">
                <text:p>0.2982161367573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6">
                <text:p>61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299372011972618">
                <text:p>0.2993720119726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6">
                <text:p>61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0530870090007">
                <text:p>0.3005308700900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6">
                <text:p>61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169271495347">
                <text:p>0.301692714953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6">
                <text:p>61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2857550406953">
                <text:p>0.3028575504069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6">
                <text:p>62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4025380294402">
                <text:p>0.3040253802944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6">
                <text:p>62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5196208459764">
                <text:p>0.3051962084597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6">
                <text:p>62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6370038746983">
                <text:p>0.3063700387469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6">
                <text:p>62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7546875000007">
                <text:p>0.3075468750000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6">
                <text:p>62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8726721062782">
                <text:p>0.3087267210627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6">
                <text:p>62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09909580779252">
                <text:p>0.3099095807792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6">
                <text:p>62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1095457993365">
                <text:p>0.3110954579933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6">
                <text:p>62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2284356549066">
                <text:p>0.3122843565490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6">
                <text:p>62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3476280290302">
                <text:p>0.3134762802903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6">
                <text:p>62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4671233061019">
                <text:p>0.314671233061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6">
                <text:p>63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5869218705161">
                <text:p>0.3158692187051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6">
                <text:p>63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7070241066677">
                <text:p>0.3170702410666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6">
                <text:p>63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8274303989511">
                <text:p>0.3182743039895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6">
                <text:p>63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1948141131761">
                <text:p>0.319481411317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6">
                <text:p>63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0691566894919">
                <text:p>0.3206915668949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6">
                <text:p>63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1904774565385">
                <text:p>0.3219047745653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6">
                <text:p>63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3121038172955">
                <text:p>0.3231210381729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6">
                <text:p>63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4340361561573">
                <text:p>0.3243403615615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6">
                <text:p>63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5562748575185">
                <text:p>0.3255627485751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6">
                <text:p>63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6788203057739">
                <text:p>0.3267882030577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6">
                <text:p>64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8016728853179">
                <text:p>0.3280167288531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6">
                <text:p>64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29248329805453">
                <text:p>0.3292483298054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6">
                <text:p>64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0483009758505">
                <text:p>0.3304830097585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6">
                <text:p>64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1720772556283">
                <text:p>0.3317207725562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6">
                <text:p>64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2961622042732">
                <text:p>0.3329616220427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6">
                <text:p>64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4205562061798">
                <text:p>0.3342055620617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6">
                <text:p>64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5452596457427">
                <text:p>0.3354525964574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6">
                <text:p>64.7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6702729073565">
                <text:p>0.3367027290735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6">
                <text:p>64.8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7955963754159">
                <text:p>0.3379559637541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6">
                <text:p>64.9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39212304343154">
                <text:p>0.3392123043431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6">
                <text:p>65.0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0471754684496">
                <text:p>0.3404717546844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6">
                <text:p>65.1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1734318622132">
                <text:p>0.3417343186221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6">
                <text:p>65.2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3000000000007">
                <text:p>0.3430000000000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6">
                <text:p>65.3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4268802662068">
                <text:p>0.3442688026620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6">
                <text:p>65.4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554073045226">
                <text:p>0.345540730452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6">
                <text:p>65.5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681578721453">
                <text:p>0.346815787214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6">
                <text:p>65.6000000000006</text:p>
              </table:table-cell>
              <table:table-cell office:value-type="float" office:value="NaN">
                <text:p>NaN</text:p>
              </table:table-cell>
              <table:table-cell office:value-type="float" office:value="0.348093976792823">
                <text:p>0.3480939767928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49375303031087">
                <text:p>0.3493753030310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0659769773265">
                <text:p>0.3506597697732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1947380863306">
                <text:p>0.3519473808633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3238140145154">
                <text:p>0.3532381401451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4532051462756">
                <text:p>0.3545320514627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5829118660058">
                <text:p>0.3558291186600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7129345581006">
                <text:p>0.3571293455810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8432736069546">
                <text:p>0.3584327360695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59739293969624">
                <text:p>0.3597392939696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1049023125186">
                <text:p>0.3610490231251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2361927380178">
                <text:p>0.3623619273801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3678010578546">
                <text:p>0.3636780105785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4997276564236">
                <text:p>0.3649972765642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6319729181194">
                <text:p>0.3663197291811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7645372273367">
                <text:p>0.3676453722733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689742096847">
                <text:p>0.36897420968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NaN">
                <text:p>NaN</text:p>
              </table:table-cell>
              <table:table-cell office:value-type="float" office:value="0.370306245259139">
                <text:p>0.3703062452591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4">
                <text:p>67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1641482840631">
                <text:p>0.3716414828406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4">
                <text:p>67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2979926273121">
                <text:p>0.3729799262731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4">
                <text:p>67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4321579400555">
                <text:p>0.3743215794005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4">
                <text:p>67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566644606688">
                <text:p>0.375666446066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4">
                <text:p>67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7014530116042">
                <text:p>0.3770145301160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4">
                <text:p>67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8365835391986">
                <text:p>0.3783658353919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4">
                <text:p>68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79720365738658">
                <text:p>0.3797203657386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4">
                <text:p>68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1078125000006">
                <text:p>0.3810781250000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4">
                <text:p>68.2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2439117019974">
                <text:p>0.3824391170199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4">
                <text:p>68.3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3803345642508">
                <text:p>0.3838033456425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4">
                <text:p>68.4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5170814711556">
                <text:p>0.3851708147115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4">
                <text:p>68.5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6541528071062">
                <text:p>0.3865415280710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4">
                <text:p>68.6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7915489564973">
                <text:p>0.3879154895649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4">
                <text:p>68.7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89292703037235">
                <text:p>0.3892927030372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4">
                <text:p>68.8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90673172331794">
                <text:p>0.3906731723317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4">
                <text:p>68.9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92056901292596">
                <text:p>0.3920569012925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4">
                <text:p>69.0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93443893763587">
                <text:p>0.3934438937635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4">
                <text:p>69.1000000000004</text:p>
              </table:table-cell>
              <table:table-cell office:value-type="float" office:value="NaN">
                <text:p>NaN</text:p>
              </table:table-cell>
              <table:table-cell office:value-type="float" office:value="0.394834153588713">
                <text:p>0.3948341535887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3">
                <text:p>69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39622768461192">
                <text:p>0.396227684611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3">
                <text:p>69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397624490677154">
                <text:p>0.3976244906771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3">
                <text:p>69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399024575628362">
                <text:p>0.3990245756283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3">
                <text:p>69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0427943309488">
                <text:p>0.4004279433094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3">
                <text:p>69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183459756448">
                <text:p>0.401834597564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3">
                <text:p>69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3244542237283">
                <text:p>0.4032445422372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3">
                <text:p>69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4657781171844">
                <text:p>0.4046577811718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3">
                <text:p>69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6074318212108">
                <text:p>0.4060743182121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3">
                <text:p>70.0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7494157202022">
                <text:p>0.4074941572020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3">
                <text:p>70.1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08917301985531">
                <text:p>0.4089173019855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3">
                <text:p>70.2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0343756406581">
                <text:p>0.4103437564065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3">
                <text:p>70.3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1773524309119">
                <text:p>0.4117735243091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3">
                <text:p>70.4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320660953709">
                <text:p>0.413206609537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3">
                <text:p>70.5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4643015934442">
                <text:p>0.4146430159344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3">
                <text:p>70.6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6082747345118">
                <text:p>0.4160827473451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3">
                <text:p>70.7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7525807613067">
                <text:p>0.4175258076130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3">
                <text:p>70.8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18972200582233">
                <text:p>0.4189722005822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3">
                <text:p>70.9000000000003</text:p>
              </table:table-cell>
              <table:table-cell office:value-type="float" office:value="NaN">
                <text:p>NaN</text:p>
              </table:table-cell>
              <table:table-cell office:value-type="float" office:value="0.420421930096564">
                <text:p>0.4204219300965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2">
                <text:p>71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21875000000004">
                <text:p>0.4218750000000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2">
                <text:p>71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23331414136499">
                <text:p>0.4233314141364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2">
                <text:p>71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24791176349997">
                <text:p>0.4247911763499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2">
                <text:p>71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26254290484443">
                <text:p>0.4262542904844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2">
                <text:p>71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27720760383783">
                <text:p>0.4277207603837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2">
                <text:p>71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29190589891963">
                <text:p>0.4291905898919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2">
                <text:p>71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0663782852929">
                <text:p>0.4306637828529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2">
                <text:p>71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2140343110627">
                <text:p>0.4321403431106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2">
                <text:p>71.8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3620274509003">
                <text:p>0.4336202745090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2">
                <text:p>71.9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5103580892003">
                <text:p>0.435103580892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2">
                <text:p>72.0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6590266103574">
                <text:p>0.4365902661035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2">
                <text:p>72.1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8080333987661">
                <text:p>0.4380803339876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2">
                <text:p>72.2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3957378838821">
                <text:p>0.439573788388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2">
                <text:p>72.3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41070633149168">
                <text:p>0.4410706331491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2">
                <text:p>72.4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4257087211448">
                <text:p>0.442570872114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2">
                <text:p>72.5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44074509128093">
                <text:p>0.4440745091280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2">
                <text:p>72.6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45581548033952">
                <text:p>0.4455815480339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2">
                <text:p>72.7000000000002</text:p>
              </table:table-cell>
              <table:table-cell office:value-type="float" office:value="NaN">
                <text:p>NaN</text:p>
              </table:table-cell>
              <table:table-cell office:value-type="float" office:value="0.447091992676004">
                <text:p>0.4470919926760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1">
                <text:p>72.8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48605846898194">
                <text:p>0.4486058468981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1">
                <text:p>72.9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0123114544469">
                <text:p>0.4501231145444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1">
                <text:p>73.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1643799458774">
                <text:p>0.4516437994587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1">
                <text:p>73.1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3167905485057">
                <text:p>0.4531679054850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1">
                <text:p>73.2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4695436467262">
                <text:p>0.4546954364672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1">
                <text:p>73.3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6226396249335">
                <text:p>0.4562263962493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1">
                <text:p>73.4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7760788675224">
                <text:p>0.4577607886752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1">
                <text:p>73.5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59298617588874">
                <text:p>0.4592986175888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1">
                <text:p>73.6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6083988683423">
                <text:p>0.460839886834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1">
                <text:p>73.7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62384600255239">
                <text:p>0.4623846002552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1">
                <text:p>73.8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63932761695848">
                <text:p>0.4639327616958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1">
                <text:p>7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65484375000001">
                <text:p>0.4654843750000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1">
                <text:p>74.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67039444011646">
                <text:p>0.4670394440116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1">
                <text:p>74.1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68597972574727">
                <text:p>0.4685979725747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1">
                <text:p>74.2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70159964533192">
                <text:p>0.4701599645331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1">
                <text:p>74.3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71725423730986">
                <text:p>0.4717254237309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1">
                <text:p>7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0.473294354012055">
                <text:p>0.4732943540120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NaN">
                <text:p>NaN</text:p>
              </table:table-cell>
              <table:table-cell office:value-type="float" office:value="0.474866759220346">
                <text:p>0.4748667592203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NaN">
                <text:p>NaN</text:p>
              </table:table-cell>
              <table:table-cell office:value-type="float" office:value="0.476442643199804">
                <text:p>0.4764426431998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NaN">
                <text:p>NaN</text:p>
              </table:table-cell>
              <table:table-cell office:value-type="float" office:value="0.478022009794375">
                <text:p>0.4780220097943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NaN">
                <text:p>NaN</text:p>
              </table:table-cell>
              <table:table-cell office:value-type="float" office:value="0.479604862848006">
                <text:p>0.4796048628480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NaN">
                <text:p>NaN</text:p>
              </table:table-cell>
              <table:table-cell office:value-type="float" office:value="0.481191206204642">
                <text:p>0.4811912062046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.482781043708229">
                <text:p>0.4827810437082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NaN">
                <text:p>NaN</text:p>
              </table:table-cell>
              <table:table-cell office:value-type="float" office:value="0.484374379202714">
                <text:p>0.4843743792027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NaN">
                <text:p>NaN</text:p>
              </table:table-cell>
              <table:table-cell office:value-type="float" office:value="0.485971216532043">
                <text:p>0.4859712165320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NaN">
                <text:p>NaN</text:p>
              </table:table-cell>
              <table:table-cell office:value-type="float" office:value="0.487571559540162">
                <text:p>0.4875715595401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NaN">
                <text:p>NaN</text:p>
              </table:table-cell>
              <table:table-cell office:value-type="float" office:value="0.489175412071016">
                <text:p>0.4891754120710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NaN">
                <text:p>NaN</text:p>
              </table:table-cell>
              <table:table-cell office:value-type="float" office:value="0.490782777968551">
                <text:p>0.4907827779685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NaN">
                <text:p>NaN</text:p>
              </table:table-cell>
              <table:table-cell office:value-type="float" office:value="0.492393661076715">
                <text:p>0.4923936610767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NaN">
                <text:p>NaN</text:p>
              </table:table-cell>
              <table:table-cell office:value-type="float" office:value="0.494008065239452">
                <text:p>0.4940080652394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NaN">
                <text:p>NaN</text:p>
              </table:table-cell>
              <table:table-cell office:value-type="float" office:value="0.495625994300709">
                <text:p>0.4956259943007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NaN">
                <text:p>NaN</text:p>
              </table:table-cell>
              <table:table-cell office:value-type="float" office:value="0.497247452104432">
                <text:p>0.4972474521044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.498872442494566">
                <text:p>0.4988724424945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NaN">
                <text:p>NaN</text:p>
              </table:table-cell>
              <table:table-cell office:value-type="float" office:value="0.500500969315059">
                <text:p>0.5005009693150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NaN">
                <text:p>NaN</text:p>
              </table:table-cell>
              <table:table-cell office:value-type="float" office:value="0.502133036409856">
                <text:p>0.5021330364098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2999999999999">
                <text:p>76.2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03768647622903">
                <text:p>0.5037686476229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3999999999999">
                <text:p>76.3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05407806798146">
                <text:p>0.5054078067981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4999999999999">
                <text:p>76.4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0705051777953">
                <text:p>0.507050517779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5999999999999">
                <text:p>76.5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08696784411004">
                <text:p>0.5086967844110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6999999999999">
                <text:p>76.6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10346610536511">
                <text:p>0.5103466105365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7999999999999">
                <text:p>76.7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11999999999999">
                <text:p>0.5119999999999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8999999999999">
                <text:p>76.8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13656956645412">
                <text:p>0.5136569566454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.9999999999999">
                <text:p>76.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15317484316698">
                <text:p>0.5153174843166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0999999999999">
                <text:p>77.0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16981586857803">
                <text:p>0.5169815868578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1999999999999">
                <text:p>77.1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18649268112672">
                <text:p>0.5186492681126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2999999999999">
                <text:p>77.2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20320531925251">
                <text:p>0.5203205319252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3999999999999">
                <text:p>77.3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21995382139487">
                <text:p>0.52199538213948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4999999999999">
                <text:p>77.4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23673822599325">
                <text:p>0.523673822599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5999999999999">
                <text:p>77.5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25355857148712">
                <text:p>0.5253558571487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6999999999999">
                <text:p>77.6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27041489631594">
                <text:p>0.5270414896315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7999999999999">
                <text:p>77.7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28730723891916">
                <text:p>0.5287307238919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8999999999999">
                <text:p>77.8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30423563773625">
                <text:p>0.5304235637736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.9999999999999">
                <text:p>77.9999999999999</text:p>
              </table:table-cell>
              <table:table-cell office:value-type="float" office:value="NaN">
                <text:p>NaN</text:p>
              </table:table-cell>
              <table:table-cell office:value-type="float" office:value="0.532120013120666">
                <text:p>0.5321200131206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0999999999998">
                <text:p>78.0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33820075776987">
                <text:p>0.5338200757769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1999999999998">
                <text:p>78.1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35523755586532">
                <text:p>0.5355237555865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2999999999998">
                <text:p>78.2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37231056393248">
                <text:p>0.5372310563932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3999999999998">
                <text:p>78.3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38941982041081">
                <text:p>0.5389419820410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4999999999998">
                <text:p>78.4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40656536373977">
                <text:p>0.5406565363739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5999999999998">
                <text:p>78.5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42374723235882">
                <text:p>0.54237472323588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6999999999998">
                <text:p>78.6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44096546470742">
                <text:p>0.5440965464707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7999999999998">
                <text:p>78.7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45822009922503">
                <text:p>0.5458220099225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8999999999998">
                <text:p>78.8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47551117435111">
                <text:p>0.5475511174351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.9999999999998">
                <text:p>78.9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49283872852512">
                <text:p>0.5492838728525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0999999999998">
                <text:p>79.0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51020280018652">
                <text:p>0.5510202800186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1999999999998">
                <text:p>79.1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52760342777478">
                <text:p>0.5527603427774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2999999999998">
                <text:p>79.2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54504064972935">
                <text:p>0.5545040649729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3999999999998">
                <text:p>79.3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56251450448969">
                <text:p>0.5562514504489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4999999999998">
                <text:p>79.4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58002503049526">
                <text:p>0.5580025030495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5999999999998">
                <text:p>79.5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59757226618553">
                <text:p>0.5597572266185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6999999999998">
                <text:p>79.6999999999998</text:p>
              </table:table-cell>
              <table:table-cell office:value-type="float" office:value="NaN">
                <text:p>NaN</text:p>
              </table:table-cell>
              <table:table-cell office:value-type="float" office:value="0.561515624999996">
                <text:p>0.5615156249999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7999999999997">
                <text:p>79.7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63277702037799">
                <text:p>0.5632777020377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8999999999997">
                <text:p>79.8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65043461575911">
                <text:p>0.5650434615759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.9999999999997">
                <text:p>79.9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66812907458275">
                <text:p>0.5668129074582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0999999999997">
                <text:p>80.0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6858604352884">
                <text:p>0.568586043528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1999999999997">
                <text:p>80.1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7036287363155">
                <text:p>0.570362873631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2999999999997">
                <text:p>80.2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72143401610352">
                <text:p>0.5721434016103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3999999999997">
                <text:p>80.3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73927631309191">
                <text:p>0.5739276313091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4999999999997">
                <text:p>80.4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75715566572015">
                <text:p>0.5757155665720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5999999999997">
                <text:p>80.5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77507211242768">
                <text:p>0.5775072112427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6999999999997">
                <text:p>80.6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79302569165397">
                <text:p>0.5793025691653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7999999999997">
                <text:p>80.7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81101644183848">
                <text:p>0.5811016441838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8999999999997">
                <text:p>80.8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82904440142066">
                <text:p>0.5829044401420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.9999999999997">
                <text:p>80.9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84710960883999">
                <text:p>0.5847109608839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0999999999997">
                <text:p>81.0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86521210253592">
                <text:p>0.5865212102535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1999999999997">
                <text:p>81.1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88335192094791">
                <text:p>0.5883351920947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2999999999997">
                <text:p>81.2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90152910251542">
                <text:p>0.5901529102515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3999999999997">
                <text:p>81.3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91974368567791">
                <text:p>0.5919743685677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4999999999997">
                <text:p>81.4999999999997</text:p>
              </table:table-cell>
              <table:table-cell office:value-type="float" office:value="NaN">
                <text:p>NaN</text:p>
              </table:table-cell>
              <table:table-cell office:value-type="float" office:value="0.593799570887484">
                <text:p>0.5937995708874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5999999999996">
                <text:p>81.5999999999996</text:p>
              </table:table-cell>
              <table:table-cell office:value-type="float" office:value="NaN">
                <text:p>NaN</text:p>
              </table:table-cell>
              <table:table-cell office:value-type="float" office:value="0.595628521054567">
                <text:p>0.5956285210545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6999999999996">
                <text:p>81.6999999999996</text:p>
              </table:table-cell>
              <table:table-cell office:value-type="float" office:value="NaN">
                <text:p>NaN</text:p>
              </table:table-cell>
              <table:table-cell office:value-type="float" office:value="0.597461222912987">
                <text:p>0.5974612229129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7999999999996">
                <text:p>81.7999999999996</text:p>
              </table:table-cell>
              <table:table-cell office:value-type="float" office:value="NaN">
                <text:p>NaN</text:p>
              </table:table-cell>
              <table:table-cell office:value-type="float" office:value="0.599297680306689">
                <text:p>0.5992976803066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8999999999996">
                <text:p>81.8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01137897079619">
                <text:p>0.6011378970796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.9999999999996">
                <text:p>81.9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02981877075724">
                <text:p>0.6029818770757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0999999999996">
                <text:p>82.0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04829624138949">
                <text:p>0.6048296241389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1999999999996">
                <text:p>82.1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06681142113241">
                <text:p>0.6066811421132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2999999999996">
                <text:p>82.2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08536434842544">
                <text:p>0.6085364348425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3999999999996">
                <text:p>82.3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10395506170807">
                <text:p>0.6103955061708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4999999999996">
                <text:p>82.4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12258359941974">
                <text:p>0.6122583599419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5999999999996">
                <text:p>82.5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14124999999992">
                <text:p>0.6141249999999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6999999999996">
                <text:p>82.6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15995430188807">
                <text:p>0.6159954301888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7999999999996">
                <text:p>82.7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17869654352364">
                <text:p>0.61786965435236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8999999999996">
                <text:p>82.8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1974767633461">
                <text:p>0.619747676334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.9999999999996">
                <text:p>82.9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21629499979491">
                <text:p>0.6216294999794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0999999999996">
                <text:p>83.0999999999996</text:p>
              </table:table-cell>
              <table:table-cell office:value-type="float" office:value="NaN">
                <text:p>NaN</text:p>
              </table:table-cell>
              <table:table-cell office:value-type="float" office:value="0.623515129130952">
                <text:p>0.6235151291309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1999999999995">
                <text:p>83.1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25404567632941">
                <text:p>0.6254045676329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2999999999995">
                <text:p>83.2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27297819329402">
                <text:p>0.6272978193294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3999999999995">
                <text:p>83.3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29194888064282">
                <text:p>0.6291948880642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4999999999995">
                <text:p>83.4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31095777681528">
                <text:p>0.6310957776815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5999999999995">
                <text:p>83.5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33000492025084">
                <text:p>0.6330004920250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6999999999995">
                <text:p>83.6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34909034938898">
                <text:p>0.6349090349388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7999999999995">
                <text:p>83.7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36821410266914">
                <text:p>0.6368214102669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8999999999995">
                <text:p>83.8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3873762185308">
                <text:p>0.638737621853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.9999999999995">
                <text:p>83.9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40657673541341">
                <text:p>0.6406576735413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0999999999995">
                <text:p>84.0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42581569175643">
                <text:p>0.6425815691756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1999999999995">
                <text:p>84.1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44509312599933">
                <text:p>0.6445093125999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2999999999995">
                <text:p>84.2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46440907658156">
                <text:p>0.6464409076581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3999999999995">
                <text:p>84.3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48376358194258">
                <text:p>0.6483763581942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4999999999995">
                <text:p>84.4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50315668052186">
                <text:p>0.6503156680521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5999999999995">
                <text:p>84.5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52258841075885">
                <text:p>0.6522588410758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6999999999995">
                <text:p>84.6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54205881109301">
                <text:p>0.6542058811093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7999999999995">
                <text:p>84.7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56156791996381">
                <text:p>0.6561567919963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8999999999995">
                <text:p>84.8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58111577581071">
                <text:p>0.6581115775810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.9999999999995">
                <text:p>84.9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60070241707316">
                <text:p>0.660070241707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0999999999995">
                <text:p>85.0999999999995</text:p>
              </table:table-cell>
              <table:table-cell office:value-type="float" office:value="NaN">
                <text:p>NaN</text:p>
              </table:table-cell>
              <table:table-cell office:value-type="float" office:value="0.662032788219063">
                <text:p>0.66203278821906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1999999999994">
                <text:p>85.1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63999220960258">
                <text:p>0.6639992209602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2999999999994">
                <text:p>85.2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65969543774846">
                <text:p>0.6659695437748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3999999999994">
                <text:p>85.3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67943760506774">
                <text:p>0.6679437605067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4999999999994">
                <text:p>85.4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69921874999989">
                <text:p>0.6699218749999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5999999999994">
                <text:p>85.5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71903891098435">
                <text:p>0.6719038910984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6999999999994">
                <text:p>85.6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73889812646058">
                <text:p>0.6738898126460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7999999999994">
                <text:p>85.7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75879643486806">
                <text:p>0.6758796434868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8999999999994">
                <text:p>85.8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77873387464624">
                <text:p>0.6778733874646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.9999999999994">
                <text:p>85.9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79871048423457">
                <text:p>0.6798710484234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0999999999994">
                <text:p>86.0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81872630207253">
                <text:p>0.6818726302072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1999999999994">
                <text:p>86.1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83878136659957">
                <text:p>0.6838781366599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2999999999994">
                <text:p>86.2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85887571625515">
                <text:p>0.6858875716255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3999999999994">
                <text:p>86.3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87900938947874">
                <text:p>0.6879009389478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4999999999994">
                <text:p>86.4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89918242470978">
                <text:p>0.6899182424709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5999999999994">
                <text:p>86.5999999999994</text:p>
              </table:table-cell>
              <table:table-cell office:value-type="float" office:value="NaN">
                <text:p>NaN</text:p>
              </table:table-cell>
              <table:table-cell office:value-type="float" office:value="0.691939486038775">
                <text:p>0.6919394860387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6999999999993">
                <text:p>86.6999999999993</text:p>
              </table:table-cell>
              <table:table-cell office:value-type="float" office:value="NaN">
                <text:p>NaN</text:p>
              </table:table-cell>
              <table:table-cell office:value-type="float" office:value="0.69396467349521">
                <text:p>0.693964673495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7999999999993">
                <text:p>86.7999999999993</text:p>
              </table:table-cell>
              <table:table-cell office:value-type="float" office:value="NaN">
                <text:p>NaN</text:p>
              </table:table-cell>
              <table:table-cell office:value-type="float" office:value="0.69599380868423">
                <text:p>0.695993808684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8999999999993">
                <text:p>86.8999999999993</text:p>
              </table:table-cell>
              <table:table-cell office:value-type="float" office:value="NaN">
                <text:p>NaN</text:p>
              </table:table-cell>
              <table:table-cell office:value-type="float" office:value="0.698026895449779">
                <text:p>0.6980268954497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.9999999999993">
                <text:p>86.9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00063937635806">
                <text:p>0.7000639376358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0999999999993">
                <text:p>87.0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02104939086254">
                <text:p>0.7021049390862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1999999999993">
                <text:p>87.1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04149903645072">
                <text:p>0.7041499036450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2999999999993">
                <text:p>87.2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06198835156204">
                <text:p>0.7061988351562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3999999999993">
                <text:p>87.3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08251737463596">
                <text:p>0.7082517374635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4999999999993">
                <text:p>87.4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10308614411196">
                <text:p>0.7103086144111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5999999999993">
                <text:p>87.5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12369469842947">
                <text:p>0.7123694698429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6999999999993">
                <text:p>87.6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14434307602798">
                <text:p>0.7144343076027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7999999999993">
                <text:p>87.7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16503131534693">
                <text:p>0.7165031315346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8999999999993">
                <text:p>87.8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1857594548258">
                <text:p>0.718575945482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.9999999999993">
                <text:p>87.9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20652753290403">
                <text:p>0.7206527532904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0999999999993">
                <text:p>88.0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22733558802109">
                <text:p>0.722733558802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1999999999993">
                <text:p>88.1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24818365861643">
                <text:p>0.7248183658616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2999999999993">
                <text:p>88.2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26907178312954">
                <text:p>0.7269071783129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3999999999993">
                <text:p>88.3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28999999999984">
                <text:p>0.7289999999999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4999999999993">
                <text:p>88.4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31096834766682">
                <text:p>0.7310968347666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5999999999993">
                <text:p>88.5999999999993</text:p>
              </table:table-cell>
              <table:table-cell office:value-type="float" office:value="NaN">
                <text:p>NaN</text:p>
              </table:table-cell>
              <table:table-cell office:value-type="float" office:value="0.733197686456993">
                <text:p>0.7331976864569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6999999999992">
                <text:p>88.6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35302558914863">
                <text:p>0.7353025589148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7999999999992">
                <text:p>88.7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37411455984239">
                <text:p>0.7374114559842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8999999999992">
                <text:p>88.8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39524381509066">
                <text:p>0.7395243815090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.9999999999992">
                <text:p>88.9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4164133933329">
                <text:p>0.741641339333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0999999999992">
                <text:p>89.0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43762333300857">
                <text:p>0.7437623333008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1999999999992">
                <text:p>89.1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45887367255713">
                <text:p>0.7458873672557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2999999999992">
                <text:p>89.2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48016445041805">
                <text:p>0.7480164450418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3999999999992">
                <text:p>89.3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50149570503079">
                <text:p>0.7501495705030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4999999999992">
                <text:p>89.4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52286747483479">
                <text:p>0.7522867474834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5999999999992">
                <text:p>89.5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54427979826954">
                <text:p>0.7544279798269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6999999999992">
                <text:p>89.6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56573271377448">
                <text:p>0.7565732713774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7999999999992">
                <text:p>89.7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58722625978907">
                <text:p>0.7587226259789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8999999999992">
                <text:p>89.8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60876047475278">
                <text:p>0.7608760474752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.9999999999992">
                <text:p>89.9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63033539710507">
                <text:p>0.763033539710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0999999999992">
                <text:p>90.0999999999992</text:p>
              </table:table-cell>
              <table:table-cell office:value-type="float" office:value="NaN">
                <text:p>NaN</text:p>
              </table:table-cell>
              <table:table-cell office:value-type="float" office:value="0.76519510652854">
                <text:p>0.765195106528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1999999999991">
                <text:p>90.1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67360751773322">
                <text:p>0.7673607517733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2999999999991">
                <text:p>90.2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695304792888">
                <text:p>0.76953047928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3999999999991">
                <text:p>90.3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7170429291892">
                <text:p>0.771704292918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4999999999991">
                <text:p>90.4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73882196507628">
                <text:p>0.7738821965076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5999999999991">
                <text:p>90.5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7606419389887">
                <text:p>0.776064193898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6999999999991">
                <text:p>90.6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78250288936592">
                <text:p>0.7782502889365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7999999999991">
                <text:p>90.7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80440485464739">
                <text:p>0.7804404854647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8999999999991">
                <text:p>90.8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82634787327259">
                <text:p>0.7826347873272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.9999999999991">
                <text:p>90.9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84833198368097">
                <text:p>0.7848331983680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0999999999991">
                <text:p>91.0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87035722431199">
                <text:p>0.7870357224311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1999999999991">
                <text:p>91.1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89242363360511">
                <text:p>0.7892423633605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2999999999991">
                <text:p>91.2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9145312499998">
                <text:p>0.791453124999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3999999999991">
                <text:p>91.3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93668011193551">
                <text:p>0.7936680111935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4999999999991">
                <text:p>91.4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95887025785169">
                <text:p>0.7958870257851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5999999999991">
                <text:p>91.5999999999991</text:p>
              </table:table-cell>
              <table:table-cell office:value-type="float" office:value="NaN">
                <text:p>NaN</text:p>
              </table:table-cell>
              <table:table-cell office:value-type="float" office:value="0.798110172618783">
                <text:p>0.7981101726187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6999999999991">
                <text:p>91.6999999999991</text:p>
              </table:table-cell>
              <table:table-cell office:value-type="float" office:value="NaN">
                <text:p>NaN</text:p>
              </table:table-cell>
              <table:table-cell office:value-type="float" office:value="0.800337455538337">
                <text:p>0.8003374555383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7999999999991">
                <text:p>91.7999999999991</text:p>
              </table:table-cell>
              <table:table-cell office:value-type="float" office:value="NaN">
                <text:p>NaN</text:p>
              </table:table-cell>
              <table:table-cell office:value-type="float" office:value="0.802568878387777">
                <text:p>0.8025688783877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8999999999991">
                <text:p>91.8999999999991</text:p>
              </table:table-cell>
              <table:table-cell office:value-type="float" office:value="NaN">
                <text:p>NaN</text:p>
              </table:table-cell>
              <table:table-cell office:value-type="float" office:value="0.80480444501105">
                <text:p>0.804804445011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.9999999999991">
                <text:p>91.9999999999991</text:p>
              </table:table-cell>
              <table:table-cell office:value-type="float" office:value="NaN">
                <text:p>NaN</text:p>
              </table:table-cell>
              <table:table-cell office:value-type="float" office:value="0.8070441592521">
                <text:p>0.80704415925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0999999999991">
                <text:p>92.0999999999991</text:p>
              </table:table-cell>
              <table:table-cell office:value-type="float" office:value="NaN">
                <text:p>NaN</text:p>
              </table:table-cell>
              <table:table-cell office:value-type="float" office:value="0.809288024954876">
                <text:p>0.8092880249548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199999999999">
                <text:p>92.199999999999</text:p>
              </table:table-cell>
              <table:table-cell office:value-type="float" office:value="NaN">
                <text:p>NaN</text:p>
              </table:table-cell>
              <table:table-cell office:value-type="float" office:value="0.811536045963323">
                <text:p>0.8115360459633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299999999999">
                <text:p>92.299999999999</text:p>
              </table:table-cell>
              <table:table-cell office:value-type="float" office:value="NaN">
                <text:p>NaN</text:p>
              </table:table-cell>
              <table:table-cell office:value-type="float" office:value="0.813788226121385">
                <text:p>0.81378822612138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399999999999">
                <text:p>92.399999999999</text:p>
              </table:table-cell>
              <table:table-cell office:value-type="float" office:value="NaN">
                <text:p>NaN</text:p>
              </table:table-cell>
              <table:table-cell office:value-type="float" office:value="0.816044569273011">
                <text:p>0.8160445692730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499999999999">
                <text:p>92.499999999999</text:p>
              </table:table-cell>
              <table:table-cell office:value-type="float" office:value="NaN">
                <text:p>NaN</text:p>
              </table:table-cell>
              <table:table-cell office:value-type="float" office:value="0.818305079262145">
                <text:p>0.8183050792621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599999999999">
                <text:p>92.599999999999</text:p>
              </table:table-cell>
              <table:table-cell office:value-type="float" office:value="NaN">
                <text:p>NaN</text:p>
              </table:table-cell>
              <table:table-cell office:value-type="float" office:value="0.820569759932734">
                <text:p>0.8205697599327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699999999999">
                <text:p>92.699999999999</text:p>
              </table:table-cell>
              <table:table-cell office:value-type="float" office:value="NaN">
                <text:p>NaN</text:p>
              </table:table-cell>
              <table:table-cell office:value-type="float" office:value="0.822838615128724">
                <text:p>0.8228386151287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799999999999">
                <text:p>92.799999999999</text:p>
              </table:table-cell>
              <table:table-cell office:value-type="float" office:value="NaN">
                <text:p>NaN</text:p>
              </table:table-cell>
              <table:table-cell office:value-type="float" office:value="0.825111648694061">
                <text:p>0.8251116486940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899999999999">
                <text:p>92.899999999999</text:p>
              </table:table-cell>
              <table:table-cell office:value-type="float" office:value="NaN">
                <text:p>NaN</text:p>
              </table:table-cell>
              <table:table-cell office:value-type="float" office:value="0.82738886447269">
                <text:p>0.827388864472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.999999999999">
                <text:p>92.999999999999</text:p>
              </table:table-cell>
              <table:table-cell office:value-type="float" office:value="NaN">
                <text:p>NaN</text:p>
              </table:table-cell>
              <table:table-cell office:value-type="float" office:value="0.829670266308559">
                <text:p>0.8296702663085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099999999999">
                <text:p>93.099999999999</text:p>
              </table:table-cell>
              <table:table-cell office:value-type="float" office:value="NaN">
                <text:p>NaN</text:p>
              </table:table-cell>
              <table:table-cell office:value-type="float" office:value="0.831955858045612">
                <text:p>0.8319558580456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199999999999">
                <text:p>93.199999999999</text:p>
              </table:table-cell>
              <table:table-cell office:value-type="float" office:value="NaN">
                <text:p>NaN</text:p>
              </table:table-cell>
              <table:table-cell office:value-type="float" office:value="0.834245643527797">
                <text:p>0.83424564352779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299999999999">
                <text:p>93.299999999999</text:p>
              </table:table-cell>
              <table:table-cell office:value-type="float" office:value="NaN">
                <text:p>NaN</text:p>
              </table:table-cell>
              <table:table-cell office:value-type="float" office:value="0.836539626599058">
                <text:p>0.8365396265990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399999999999">
                <text:p>93.399999999999</text:p>
              </table:table-cell>
              <table:table-cell office:value-type="float" office:value="NaN">
                <text:p>NaN</text:p>
              </table:table-cell>
              <table:table-cell office:value-type="float" office:value="0.838837811103342">
                <text:p>0.8388378111033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499999999999">
                <text:p>93.499999999999</text:p>
              </table:table-cell>
              <table:table-cell office:value-type="float" office:value="NaN">
                <text:p>NaN</text:p>
              </table:table-cell>
              <table:table-cell office:value-type="float" office:value="0.841140200884596">
                <text:p>0.8411402008845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599999999999">
                <text:p>93.599999999999</text:p>
              </table:table-cell>
              <table:table-cell office:value-type="float" office:value="NaN">
                <text:p>NaN</text:p>
              </table:table-cell>
              <table:table-cell office:value-type="float" office:value="0.843446799786765">
                <text:p>0.8434467997867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6999999999989">
                <text:p>93.6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45757611653795">
                <text:p>0.8457576116537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7999999999989">
                <text:p>93.7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48072640329633">
                <text:p>0.8480726403296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8999999999989">
                <text:p>93.8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50391889658223">
                <text:p>0.8503918896582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3.9999999999989">
                <text:p>93.9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52715363483513">
                <text:p>0.8527153634835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0999999999989">
                <text:p>94.0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55043065649448">
                <text:p>0.8550430656494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1999999999989">
                <text:p>94.1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57374999999975">
                <text:p>0.8573749999999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2999999999989">
                <text:p>94.2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59711170379039">
                <text:p>0.8597111703790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3999999999989">
                <text:p>94.3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62051580630586">
                <text:p>0.86205158063058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4999999999989">
                <text:p>94.4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64396234598564">
                <text:p>0.8643962345985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5999999999989">
                <text:p>94.5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66745136126917">
                <text:p>0.8667451361269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6999999999989">
                <text:p>94.6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69098289059591">
                <text:p>0.8690982890595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7999999999989">
                <text:p>94.7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71455697240533">
                <text:p>0.8714556972405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8999999999989">
                <text:p>94.8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73817364513689">
                <text:p>0.8738173645136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4.9999999999989">
                <text:p>94.9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76183294723004">
                <text:p>0.8761832947230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0999999999989">
                <text:p>95.0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78553491712426">
                <text:p>0.8785534917124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1999999999989">
                <text:p>95.1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80927959325899">
                <text:p>0.8809279593258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2999999999989">
                <text:p>95.2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83306701407369">
                <text:p>0.8833067014073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3999999999989">
                <text:p>95.3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85689721800784">
                <text:p>0.8856897218007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4999999999989">
                <text:p>95.4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88077024350089">
                <text:p>0.8880770243500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5999999999989">
                <text:p>95.5999999999989</text:p>
              </table:table-cell>
              <table:table-cell office:value-type="float" office:value="NaN">
                <text:p>NaN</text:p>
              </table:table-cell>
              <table:table-cell office:value-type="float" office:value="0.89046861289923">
                <text:p>0.890468612899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6999999999988">
                <text:p>95.6999999999988</text:p>
              </table:table-cell>
              <table:table-cell office:value-type="float" office:value="NaN">
                <text:p>NaN</text:p>
              </table:table-cell>
              <table:table-cell office:value-type="float" office:value="0.892864491292153">
                <text:p>0.8928644912921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7999999999988">
                <text:p>95.7999999999988</text:p>
              </table:table-cell>
              <table:table-cell office:value-type="float" office:value="NaN">
                <text:p>NaN</text:p>
              </table:table-cell>
              <table:table-cell office:value-type="float" office:value="0.895264663372804">
                <text:p>0.8952646633728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8999999999988">
                <text:p>95.8999999999988</text:p>
              </table:table-cell>
              <table:table-cell office:value-type="float" office:value="NaN">
                <text:p>NaN</text:p>
              </table:table-cell>
              <table:table-cell office:value-type="float" office:value="0.897669132985129">
                <text:p>0.8976691329851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.9999999999988">
                <text:p>95.9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00077903973074">
                <text:p>0.9000779039730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0999999999988">
                <text:p>96.0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02490980180585">
                <text:p>0.9024909801805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1999999999988">
                <text:p>96.1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04908365451609">
                <text:p>0.9049083654516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2999999999988">
                <text:p>96.2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07330063630091">
                <text:p>0.9073300636300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3999999999988">
                <text:p>96.3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09756078559977">
                <text:p>0.9097560785599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4999999999988">
                <text:p>96.4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12186414085214">
                <text:p>0.9121864140852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5999999999988">
                <text:p>96.5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14621074049747">
                <text:p>0.9146210740497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6999999999988">
                <text:p>96.6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17060062297523">
                <text:p>0.9170600622975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7999999999988">
                <text:p>96.7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19503382672486">
                <text:p>0.9195033826724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8999999999988">
                <text:p>96.8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21951039018585">
                <text:p>0.9219510390185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6.9999999999988">
                <text:p>96.9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24403035179764">
                <text:p>0.9244030351797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0999999999988">
                <text:p>97.0999999999988</text:p>
              </table:table-cell>
              <table:table-cell office:value-type="float" office:value="NaN">
                <text:p>NaN</text:p>
              </table:table-cell>
              <table:table-cell office:value-type="float" office:value="0.92685937499997">
                <text:p>0.926859374999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1999999999987">
                <text:p>97.1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29320062323148">
                <text:p>0.92932006232314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2999999999987">
                <text:p>97.2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31785100993245">
                <text:p>0.9317851009932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3999999999987">
                <text:p>97.3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34254494854206">
                <text:p>0.9342544948542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4999999999987">
                <text:p>97.4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36728247749979">
                <text:p>0.9367282477499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5999999999987">
                <text:p>97.5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39206363524508">
                <text:p>0.9392063635245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6999999999987">
                <text:p>97.6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4168884602174">
                <text:p>0.941688846021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7999999999987">
                <text:p>97.7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44175699085621">
                <text:p>0.9441756990856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8999999999987">
                <text:p>97.8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46666926560097">
                <text:p>0.9466669265600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7.9999999999987">
                <text:p>97.9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49162532289114">
                <text:p>0.9491625322891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0999999999987">
                <text:p>98.0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51662520116619">
                <text:p>0.9516625201166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1999999999987">
                <text:p>98.1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54166893886555">
                <text:p>0.9541668938865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2999999999987">
                <text:p>98.2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56675657442872">
                <text:p>0.9566756574428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3999999999987">
                <text:p>98.3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59188814629513">
                <text:p>0.9591888146295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4999999999987">
                <text:p>98.4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61706369290426">
                <text:p>0.9617063692904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5999999999987">
                <text:p>98.5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64228325269555">
                <text:p>0.9642283252695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6999999999987">
                <text:p>98.6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66754686410848">
                <text:p>0.9667546864108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7999999999987">
                <text:p>98.7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6928545655825">
                <text:p>0.969285456558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8999999999987">
                <text:p>98.8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71820639555708">
                <text:p>0.9718206395557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.9999999999987">
                <text:p>98.9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74360239247167">
                <text:p>0.9743602392471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0999999999987">
                <text:p>99.0999999999987</text:p>
              </table:table-cell>
              <table:table-cell office:value-type="float" office:value="NaN">
                <text:p>NaN</text:p>
              </table:table-cell>
              <table:table-cell office:value-type="float" office:value="0.976904259476574">
                <text:p>0.9769042594765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1999999999986">
                <text:p>99.1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79452704087874">
                <text:p>0.97945270408787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2999999999986">
                <text:p>99.2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82005576925013">
                <text:p>0.9820055769250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3999999999986">
                <text:p>99.3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84562881831938">
                <text:p>0.9845628818319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4999999999986">
                <text:p>99.4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87124622652595">
                <text:p>0.9871246226525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5999999999986">
                <text:p>99.5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89690803230929">
                <text:p>0.9896908032309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6999999999986">
                <text:p>99.6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92261427410887">
                <text:p>0.9922614274108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7999999999986">
                <text:p>99.7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94836499036415">
                <text:p>0.9948364990364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8999999999986">
                <text:p>99.8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97416021951458">
                <text:p>0.99741602195145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9.9999999999986">
                <text:p>99.9999999999986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64">
                <text:p>0.999999999999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31cm" svg:y="4.201cm" style:legend-expansion="high" chart:style-name="ch2"/>
        <chart:plot-area chart:style-name="ch3" table:cell-range-address="Sheet3.T1:Sheet3.U15" chart:data-source-has-labels="row" svg:x="0.512cm" svg:y="-0.059cm" svg:width="13.89cm" svg:height="8.639cm">
          <chartooo:coordinate-region svg:x="1.689cm" svg:y="0.14cm" svg:width="12.24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U2:Sheet3.U15" chart:label-cell-address="Sheet3.U1:Sheet3.U1" chart:class="chart:scatter">
            <chart:domain table:cell-range-address="Sheet3.T2:Sheet3.T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wm</text:p>
                <draw:g>
                  <svg:desc>Sheet3.U1:Sheet3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T2:Sheet3.T15</svg:desc>
                </draw:g>
              </table:table-cell>
              <table:table-cell office:value-type="float" office:value="0">
                <text:p>0</text:p>
                <draw:g>
                  <svg:desc>Sheet3.U2:Sheet3.U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767">
                <text:p>32.767</text:p>
              </table:table-cell>
              <table:table-cell office:value-type="float" office:value="3.62747702867264">
                <text:p>3.62747702867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.36">
                <text:p>2621.36</text:p>
              </table:table-cell>
              <table:table-cell office:value-type="float" office:value="290.198162293812">
                <text:p>290.198162293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1.36">
                <text:p>2621.36</text:p>
              </table:table-cell>
              <table:table-cell office:value-type="float" office:value="290.198162293812">
                <text:p>290.198162293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2.72">
                <text:p>5242.72</text:p>
              </table:table-cell>
              <table:table-cell office:value-type="float" office:value="687.87994587724">
                <text:p>687.87994587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4.08">
                <text:p>7864.08</text:p>
              </table:table-cell>
              <table:table-cell office:value-type="float" office:value="1343.51551929148">
                <text:p>1343.51551929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.44">
                <text:p>10485.44</text:p>
              </table:table-cell>
              <table:table-cell office:value-type="float" office:value="2321.59481733568">
                <text:p>2321.59481733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6.8">
                <text:p>13106.8</text:p>
              </table:table-cell>
              <table:table-cell office:value-type="float" office:value="3686.60658493583">
                <text:p>3686.60658493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3.5">
                <text:p>16383.5</text:p>
              </table:table-cell>
              <table:table-cell office:value-type="float" office:value="6035.23965209726">
                <text:p>6035.23965209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60.2">
                <text:p>19660.2</text:p>
              </table:table-cell>
              <table:table-cell office:value-type="float" office:value="9215.17294682029">
                <text:p>9215.17294682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36.9">
                <text:p>22936.9</text:p>
              </table:table-cell>
              <table:table-cell office:value-type="float" office:value="13352.3610490385">
                <text:p>13352.3610490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3.6">
                <text:p>26213.6</text:p>
              </table:table-cell>
              <table:table-cell office:value-type="float" office:value="18572.7585386855">
                <text:p>18572.7585386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90.3">
                <text:p>29490.3</text:p>
              </table:table-cell>
              <table:table-cell office:value-type="float" office:value="25002.3199956948">
                <text:p>25002.3199956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7">
                <text:p>32767</text:p>
              </table:table-cell>
              <table:table-cell office:value-type="float" office:value="32767">
                <text:p>32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